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ahoma" svg:font-family="Tahoma"/>
    <style:font-face style:name="Dialog" svg:font-family="Dialog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FBFB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Dialog" style:font-name-asian="Dialog" style:font-name-complex="Dialog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style:font-name="Cambria" style:font-name-asian="Cambria" style:font-name-complex="Cambria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style:font-name="Cambria" style:font-name-asian="Cambria" style:font-name-complex="Cambria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ambria" style:font-name-asian="Cambria" style:font-name-complex="Cambria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58270833333333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2.5664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1" style:family="table-cell" style:parent-style-name="Default" style:data-style-name="N0">
      <style:table-cell-properties fo:border="thin solid #000000"/>
      <style:map style:condition="of:is-true-formula(NOT(ISBLANK(OFFSET(INDIRECT(ADDRESS(ROW();COLUMN()));0;1))))" style:apply-style-name="cf1" style:base-cell-address="FOSS.A2"/>
      <style:map style:condition="of:is-true-formula(AND(COUNTIF([.$A$2:.$A$2164]; [.A2])&gt;1;NOT(ISBLANK([.A2]))))" style:apply-style-name="cf2" style:base-cell-address="FOSS.A2"/>
    </style:style>
    <style:style style:name="ce12" style:family="table-cell">
      <style:map style:condition="of:is-true-formula(NOT(ISBLANK(OFFSET(INDIRECT(ADDRESS(ROW();COLUMN()));0;1))))" style:apply-style-name="cf1" style:base-cell-address="FOSS.A216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S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6381" table:default-cell-style-name="ce1"/>
        <table:table-row table:style-name="ro1">
          <table:table-cell office:value-type="string" table:style-name="ce2">
            <text:p>Software</text:p>
          </table:table-cell>
          <table:table-cell office:value-type="string" table:style-name="ce2">
            <office:annotation office:display="true" draw:style-name="" svg:x="4.76041666666667in" svg:y="1.01041666666667in" svg:width="7.60416666666667in" svg:height="4.01041666666667in">
              <dc:creator>Author</dc:creator>
              <text:p><text:span text:style-name="T2">Top 132+20=152 FOSSA software delivered in 2016; indicated in light blue.</text:span><text:span text:style-name="T2"/></text:p>
              <text:p><text:span text:style-name="T2"/></text:p>
              <text:p><text:span text:style-name="T2">Below the list of 20 with their number of instances in 2016 and the reason why they do not appear in 2018:</text:span><text:span text:style-name="T2"/></text:p>
              <text:p><text:span text:style-name="T2">1/ rpm-libs / 4103 / Included in category 'rpm'</text:span><text:span text:style-name="T2"/></text:p>
              <text:p><text:span text:style-name="T2">2/ bzip2-libs / 4103 / Included in category 'bzip2'</text:span><text:span text:style-name="T2"/></text:p>
              <text:p><text:span text:style-name="T2">3/ gpgme / 3134 / Included in category 'GnuPG'</text:span><text:span text:style-name="T2"/></text:p>
              <text:p><text:span text:style-name="T2">4/ SVN server / 193 / Included in category 'SVN'</text:span><text:span text:style-name="T2"/></text:p>
              <text:p><text:span text:style-name="T2">5/ PDFill / 191 / NOT_OPEN_SOURCE</text:span><text:span text:style-name="T2"/></text:p>
              <text:p><text:span text:style-name="T2">6/ Free Commander / 169 / NOT_OPEN_SOURCE</text:span><text:span text:style-name="T2"/></text:p>
              <text:p><text:span text:style-name="T2">7/ GPG / 165 / Included in category 'GnuPG'</text:span><text:span text:style-name="T2"/></text:p>
              <text:p><text:span text:style-name="T2">8/ Filezilla Server / 114 / Included in category 'Filezilla'</text:span><text:span text:style-name="T2"/></text:p>
              <text:p><text:span text:style-name="T2">9/ VirtualDub / 67 / Less than 20 instances in 2018</text:span><text:span text:style-name="T2"/></text:p>
              <text:p><text:span text:style-name="T2">10/ UNetbootin / 55 / Less than 20 instances in 2018</text:span><text:span text:style-name="T2"/></text:p>
              <text:p><text:span text:style-name="T2">11/ Explorer++ / 51 / Less than 20 instances in 2018</text:span><text:span text:style-name="T2"/></text:p>
              <text:p><text:span text:style-name="T2">12/ SuperPutty / 50 / Less than 20 instances in 2018</text:span><text:span text:style-name="T2"/></text:p>
              <text:p><text:span text:style-name="T2">13/ WiX / 45 / Less than 20 instances in 2018</text:span><text:span text:style-name="T2"/></text:p>
              <text:p><text:span text:style-name="T2">14/ puppet / 41 / Less than 20 instances in 2018</text:span><text:span text:style-name="T2"/></text:p>
              <text:p><text:span text:style-name="T2">15/ GSView / 32 / Less than 20 instances in 2018</text:span><text:span text:style-name="T2"/></text:p>
              <text:p><text:span text:style-name="T2">16/ Dual Monitor / 32 / Less than 20 instances in 2018</text:span><text:span text:style-name="T2"/></text:p>
              <text:p><text:span text:style-name="T2">17/ LAME / 29 / Less than 20 instances in 2018 (+72 instances included in category 'Linux and its standard components')</text:span><text:span text:style-name="T2"/></text:p>
              <text:p><text:span text:style-name="T2">18/ SQLTools / 26 / Less than 20 instances in 2018</text:span><text:span text:style-name="T2"/></text:p>
              <text:p><text:span text:style-name="T2">19/ TightVNC / 22 / Less than 20 instances in 2018</text:span><text:span text:style-name="T2"/></text:p>
              <text:p><text:span text:style-name="T2">20/ KompoZer / 20 / Less than 20 instances in 2018</text:span><text:span text:style-name="T2"/></text:p>
              <text:p/>
            </office:annotation>
            <text:p>#2016#</text:p>
          </table:table-cell>
          <table:table-cell office:value-type="string" table:style-name="ce2">
            <office:annotation office:display="true" draw:style-name="" svg:x="4.76041666666667in" svg:y="0.229166666666667in" svg:width="2.59375in" svg:height="0.65625in">
              <dc:creator>Author</dc:creator>
              <text:p><text:span text:style-name="T2">All FOSSA software (with number of instances &gt; 20) delivered in November 2018.</text:span></text:p>
            </office:annotation>
            <text:p>#2018#</text:p>
          </table:table-cell>
          <table:table-cell table:number-columns-repeated="16381"/>
        </table:table-row>
        <table:table-row table:style-name="ro2">
          <table:table-cell office:value-type="string" table:style-name="ce11">
            <office:annotation office:display="true" draw:style-name="" svg:x="4.75in" svg:y="5.15625in" svg:width="3.25in" svg:height="0.760416666666667in">
              <dc:creator>Author</dc:creator>
              <text:p><text:span text:style-name="T2">Entries without a color indicate software names appearing for the first time (in 2018 list), along with their number of instances.</text:span></text:p>
            </office:annotation>
            <text:p>Java{TM} Platform SE binary</text:p>
          </table:table-cell>
          <table:table-cell table:style-name="ce4"/>
          <table:table-cell office:value-type="float" office:value="42877" table:style-name="ce4">
            <text:p>4287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irefox</text:p>
          </table:table-cell>
          <table:table-cell office:value-type="float" office:value="43324" table:style-name="ce4">
            <text:p>43324</text:p>
          </table:table-cell>
          <table:table-cell office:value-type="float" office:value="42449" table:style-name="ce4">
            <text:p>424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LC</text:p>
          </table:table-cell>
          <table:table-cell office:value-type="float" office:value="40586" table:style-name="ce4">
            <text:p>40586</text:p>
          </table:table-cell>
          <table:table-cell office:value-type="float" office:value="39711" table:style-name="ce4">
            <text:p>3971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7-zip</text:p>
          </table:table-cell>
          <table:table-cell office:value-type="float" office:value="40766" table:style-name="ce4">
            <text:p>40766</text:p>
          </table:table-cell>
          <table:table-cell office:value-type="float" office:value="37444" table:style-name="ce4">
            <text:p>374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erl</text:p>
          </table:table-cell>
          <table:table-cell office:value-type="float" office:value="4169" table:style-name="ce4">
            <text:p>4169</text:p>
          </table:table-cell>
          <table:table-cell office:value-type="float" office:value="34192" table:style-name="ce4">
            <text:p>3419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fo-ZIP</text:p>
          </table:table-cell>
          <table:table-cell office:value-type="float" office:value="42890" table:style-name="ce4">
            <text:p>42890</text:p>
          </table:table-cell>
          <table:table-cell office:value-type="float" office:value="23956" table:style-name="ce4">
            <text:p>239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t</text:p>
          </table:table-cell>
          <table:table-cell office:value-type="float" office:value="2639" table:style-name="ce4">
            <text:p>2639</text:p>
          </table:table-cell>
          <table:table-cell office:value-type="float" office:value="22090" table:style-name="ce4">
            <text:p>2209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alibre</text:p>
          </table:table-cell>
          <table:table-cell office:value-type="float" office:value="25506" table:style-name="ce4">
            <text:p>25506</text:p>
          </table:table-cell>
          <table:table-cell office:value-type="float" office:value="20153" table:style-name="ce4">
            <text:p>2015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spr &amp; nss</text:p>
          </table:table-cell>
          <table:table-cell office:value-type="float" office:value="4103" table:style-name="ce4">
            <text:p>4103</text:p>
          </table:table-cell>
          <table:table-cell office:value-type="float" office:value="18722" table:style-name="ce4">
            <text:p>187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SSL &amp; pyOpenSSL</text:p>
          </table:table-cell>
          <table:table-cell office:value-type="float" office:value="4918" table:style-name="ce4">
            <text:p>4918</text:p>
          </table:table-cell>
          <table:table-cell office:value-type="float" office:value="18032" table:style-name="ce4">
            <text:p>180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libc</text:p>
          </table:table-cell>
          <table:table-cell office:value-type="float" office:value="4103" table:style-name="ce4">
            <text:p>4103</text:p>
          </table:table-cell>
          <table:table-cell office:value-type="float" office:value="17329" table:style-name="ce4">
            <text:p>173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ULRUNNER</text:p>
          </table:table-cell>
          <table:table-cell table:style-name="ce4"/>
          <table:table-cell office:value-type="float" office:value="16529" table:style-name="ce4">
            <text:p>165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cko SDK</text:p>
          </table:table-cell>
          <table:table-cell table:style-name="ce4"/>
          <table:table-cell office:value-type="float" office:value="16523" table:style-name="ce4">
            <text:p>165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tdc++</text:p>
          </table:table-cell>
          <table:table-cell office:value-type="float" office:value="4103" table:style-name="ce4">
            <text:p>4103</text:p>
          </table:table-cell>
          <table:table-cell office:value-type="float" office:value="16073" table:style-name="ce4">
            <text:p>1607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otepad++</text:p>
          </table:table-cell>
          <table:table-cell office:value-type="float" office:value="4953" table:style-name="ce4">
            <text:p>4953</text:p>
          </table:table-cell>
          <table:table-cell office:value-type="float" office:value="14263" table:style-name="ce4">
            <text:p>1426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thon</text:p>
          </table:table-cell>
          <table:table-cell office:value-type="float" office:value="4584" table:style-name="ce4">
            <text:p>4584</text:p>
          </table:table-cell>
          <table:table-cell office:value-type="float" office:value="14206" table:style-name="ce4">
            <text:p>1420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1">
            <text:p>libXau</text:p>
          </table:table-cell>
          <table:table-cell office:value-type="float" office:value="4099" table:style-name="ce4">
            <text:p>4099</text:p>
          </table:table-cell>
          <table:table-cell office:value-type="float" office:value="14171" table:style-name="ce4">
            <text:p>1417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1">
            <text:p>bzip2</text:p>
          </table:table-cell>
          <table:table-cell office:value-type="float" office:value="6087" table:style-name="ce4">
            <text:p>6087</text:p>
          </table:table-cell>
          <table:table-cell office:value-type="float" office:value="12115" table:style-name="ce4">
            <text:p>1211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1">
            <text:p>Linux kernel</text:p>
          </table:table-cell>
          <table:table-cell office:value-type="float" office:value="4087" table:style-name="ce4">
            <text:p>4087</text:p>
          </table:table-cell>
          <table:table-cell office:value-type="float" office:value="11791" table:style-name="ce4">
            <text:p>1179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1">
            <text:p>rpm</text:p>
          </table:table-cell>
          <table:table-cell office:value-type="float" office:value="4103" table:style-name="ce4">
            <text:p>4103</text:p>
          </table:table-cell>
          <table:table-cell office:value-type="float" office:value="9795" table:style-name="ce4">
            <text:p>979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1">
            <text:p>gawk</text:p>
          </table:table-cell>
          <table:table-cell office:value-type="float" office:value="4175" table:style-name="ce4">
            <text:p>4175</text:p>
          </table:table-cell>
          <table:table-cell office:value-type="float" office:value="9476" table:style-name="ce4">
            <text:p>947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1">
            <text:p>sqlite</text:p>
          </table:table-cell>
          <table:table-cell office:value-type="float" office:value="4103" table:style-name="ce4">
            <text:p>4103</text:p>
          </table:table-cell>
          <table:table-cell office:value-type="float" office:value="9274" table:style-name="ce4">
            <text:p>927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1">
            <text:p>curl</text:p>
          </table:table-cell>
          <table:table-cell office:value-type="float" office:value="4208" table:style-name="ce4">
            <text:p>4208</text:p>
          </table:table-cell>
          <table:table-cell office:value-type="float" office:value="9210" table:style-name="ce4">
            <text:p>9210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1">
            <text:p>passwd</text:p>
          </table:table-cell>
          <table:table-cell office:value-type="float" office:value="4171" table:style-name="ce4">
            <text:p>4171</text:p>
          </table:table-cell>
          <table:table-cell office:value-type="float" office:value="9128" table:style-name="ce4">
            <text:p>912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1">
            <text:p>selinux-policy</text:p>
          </table:table-cell>
          <table:table-cell office:value-type="float" office:value="4103" table:style-name="ce4">
            <text:p>4103</text:p>
          </table:table-cell>
          <table:table-cell office:value-type="float" office:value="8786" table:style-name="ce4">
            <text:p>878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1">
            <text:p>SVN</text:p>
          </table:table-cell>
          <table:table-cell office:value-type="float" office:value="3585" table:style-name="ce4">
            <text:p>3585</text:p>
          </table:table-cell>
          <table:table-cell office:value-type="float" office:value="8747" table:style-name="ce4">
            <text:p>874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1">
            <text:p>bash</text:p>
          </table:table-cell>
          <table:table-cell office:value-type="float" office:value="4624" table:style-name="ce4">
            <text:p>4624</text:p>
          </table:table-cell>
          <table:table-cell office:value-type="float" office:value="8659" table:style-name="ce4">
            <text:p>865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1">
            <text:p>openldap</text:p>
          </table:table-cell>
          <table:table-cell office:value-type="float" office:value="4103" table:style-name="ce4">
            <text:p>4103</text:p>
          </table:table-cell>
          <table:table-cell office:value-type="float" office:value="8646" table:style-name="ce4">
            <text:p>864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1">
            <text:p>openssh</text:p>
          </table:table-cell>
          <table:table-cell office:value-type="float" office:value="4103" table:style-name="ce4">
            <text:p>4103</text:p>
          </table:table-cell>
          <table:table-cell office:value-type="float" office:value="8569" table:style-name="ce4">
            <text:p>856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1">
            <text:p>setup</text:p>
          </table:table-cell>
          <table:table-cell table:style-name="ce4"/>
          <table:table-cell office:value-type="float" office:value="8513" table:style-name="ce4">
            <text:p>8513</text:p>
          </table:table-cell>
          <table:table-cell table:number-columns-repeated="2" table:style-name="ce1"/>
          <table:table-cell office:value-type="float" office:value="2016" table:number-columns-spanned="8" table:number-rows-spanned="1" table:style-name="ce6">
            <text:p>2016</text:p>
          </table:table-cell>
          <table:covered-table-cell table:number-columns-repeated="7"/>
          <table:table-cell table:style-name="ce1"/>
          <table:table-cell office:value-type="float" office:value="2018" table:number-columns-spanned="20" table:number-rows-spanned="1" table:style-name="ce6">
            <text:p>2018</text:p>
          </table:table-cell>
          <table:covered-table-cell table:number-columns-repeated="19"/>
          <table:table-cell table:number-columns-repeated="16350"/>
        </table:table-row>
        <table:table-row table:style-name="ro2">
          <table:table-cell office:value-type="string" table:style-name="ce11">
            <text:p>libxml2</text:p>
          </table:table-cell>
          <table:table-cell office:value-type="float" office:value="4103" table:style-name="ce4">
            <text:p>4103</text:p>
          </table:table-cell>
          <table:table-cell office:value-type="float" office:value="8428" table:style-name="ce4">
            <text:p>8428</text:p>
          </table:table-cell>
          <table:table-cell table:number-columns-repeated="2" table:style-name="ce1"/>
          <table:table-cell table:style-name="ce1">
            <draw:frame draw:z-index="1" draw:id="id0" draw:style-name="a0" draw:name="Picture 2" svg:x="0.06944in" svg:y="0.13889in" svg:width="5.4299in" svg:height="4.26534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2">
          <table:table-cell office:value-type="string" table:style-name="ce11">
            <text:p>libselinux</text:p>
          </table:table-cell>
          <table:table-cell office:value-type="float" office:value="4103" table:style-name="ce4">
            <text:p>4103</text:p>
          </table:table-cell>
          <table:table-cell office:value-type="float" office:value="8339" table:style-name="ce4">
            <text:p>83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ptables</text:p>
          </table:table-cell>
          <table:table-cell office:value-type="float" office:value="4103" table:style-name="ce4">
            <text:p>4103</text:p>
          </table:table-cell>
          <table:table-cell office:value-type="float" office:value="8323" table:style-name="ce4">
            <text:p>83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yrus-sasl</text:p>
          </table:table-cell>
          <table:table-cell office:value-type="float" office:value="4103" table:style-name="ce4">
            <text:p>4103</text:p>
          </table:table-cell>
          <table:table-cell office:value-type="float" office:value="8316" table:style-name="ce4">
            <text:p>831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udo</text:p>
          </table:table-cell>
          <table:table-cell office:value-type="float" office:value="4098" table:style-name="ce4">
            <text:p>4098</text:p>
          </table:table-cell>
          <table:table-cell office:value-type="float" office:value="8295" table:style-name="ce4">
            <text:p>829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lib2</text:p>
          </table:table-cell>
          <table:table-cell office:value-type="float" office:value="4103" table:style-name="ce4">
            <text:p>4103</text:p>
          </table:table-cell>
          <table:table-cell office:value-type="float" office:value="8295" table:style-name="ce4">
            <text:p>829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m</text:p>
          </table:table-cell>
          <table:table-cell office:value-type="float" office:value="4103" table:style-name="ce4">
            <text:p>4103</text:p>
          </table:table-cell>
          <table:table-cell office:value-type="float" office:value="8291" table:style-name="ce4">
            <text:p>82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cre</text:p>
          </table:table-cell>
          <table:table-cell table:style-name="ce4"/>
          <table:table-cell office:value-type="float" office:value="8270" table:style-name="ce4">
            <text:p>82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zlib</text:p>
          </table:table-cell>
          <table:table-cell table:style-name="ce4"/>
          <table:table-cell office:value-type="float" office:value="8269" table:style-name="ce4">
            <text:p>82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emanage</text:p>
          </table:table-cell>
          <table:table-cell office:value-type="float" office:value="4103" table:style-name="ce4">
            <text:p>4103</text:p>
          </table:table-cell>
          <table:table-cell office:value-type="float" office:value="8262" table:style-name="ce4">
            <text:p>826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gcrypt</text:p>
          </table:table-cell>
          <table:table-cell office:value-type="float" office:value="4103" table:style-name="ce4">
            <text:p>4103</text:p>
          </table:table-cell>
          <table:table-cell office:value-type="float" office:value="8259" table:style-name="ce4">
            <text:p>82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 HTTP Server</text:p>
          </table:table-cell>
          <table:table-cell office:value-type="float" office:value="2859" table:style-name="ce4">
            <text:p>2859</text:p>
          </table:table-cell>
          <table:table-cell office:value-type="float" office:value="8252" table:style-name="ce4">
            <text:p>825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user</text:p>
          </table:table-cell>
          <table:table-cell office:value-type="float" office:value="4103" table:style-name="ce4">
            <text:p>4103</text:p>
          </table:table-cell>
          <table:table-cell office:value-type="float" office:value="8247" table:style-name="ce4">
            <text:p>82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reutils</text:p>
          </table:table-cell>
          <table:table-cell table:style-name="ce4"/>
          <table:table-cell office:value-type="float" office:value="8239" table:style-name="ce4">
            <text:p>82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curses</text:p>
          </table:table-cell>
          <table:table-cell office:value-type="float" office:value="4103" table:style-name="ce4">
            <text:p>4103</text:p>
          </table:table-cell>
          <table:table-cell office:value-type="float" office:value="8238" table:style-name="ce4">
            <text:p>82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yum</text:p>
          </table:table-cell>
          <table:table-cell office:value-type="float" office:value="4103" table:style-name="ce4">
            <text:p>4103</text:p>
          </table:table-cell>
          <table:table-cell office:value-type="float" office:value="8233" table:style-name="ce4">
            <text:p>82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hkconfig</text:p>
          </table:table-cell>
          <table:table-cell office:value-type="float" office:value="4103" table:style-name="ce4">
            <text:p>4103</text:p>
          </table:table-cell>
          <table:table-cell office:value-type="float" office:value="8221" table:style-name="ce4">
            <text:p>82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hadow-utils</text:p>
          </table:table-cell>
          <table:table-cell office:value-type="float" office:value="4103" table:style-name="ce4">
            <text:p>4103</text:p>
          </table:table-cell>
          <table:table-cell office:value-type="float" office:value="8209" table:style-name="ce4">
            <text:p>820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2crypto</text:p>
          </table:table-cell>
          <table:table-cell office:value-type="float" office:value="4103" table:style-name="ce4">
            <text:p>4103</text:p>
          </table:table-cell>
          <table:table-cell office:value-type="float" office:value="8203" table:style-name="ce4">
            <text:p>820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utempter</text:p>
          </table:table-cell>
          <table:table-cell office:value-type="float" office:value="4103" table:style-name="ce4">
            <text:p>4103</text:p>
          </table:table-cell>
          <table:table-cell office:value-type="float" office:value="8199" table:style-name="ce4">
            <text:p>819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thon-urlgrabber</text:p>
          </table:table-cell>
          <table:table-cell office:value-type="float" office:value="4103" table:style-name="ce4">
            <text:p>4103</text:p>
          </table:table-cell>
          <table:table-cell office:value-type="float" office:value="8192" table:style-name="ce4">
            <text:p>819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zip</text:p>
          </table:table-cell>
          <table:table-cell office:value-type="float" office:value="4522" table:style-name="ce4">
            <text:p>4522</text:p>
          </table:table-cell>
          <table:table-cell office:value-type="float" office:value="8188" table:style-name="ce4">
            <text:p>818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dhat-logos</text:p>
          </table:table-cell>
          <table:table-cell office:value-type="float" office:value="4103" table:style-name="ce4">
            <text:p>4103</text:p>
          </table:table-cell>
          <table:table-cell office:value-type="float" office:value="8185" table:style-name="ce4">
            <text:p>818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thon-iniparse</text:p>
          </table:table-cell>
          <table:table-cell office:value-type="float" office:value="4103" table:style-name="ce4">
            <text:p>4103</text:p>
          </table:table-cell>
          <table:table-cell office:value-type="float" office:value="8185" table:style-name="ce4">
            <text:p>818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asesystem</text:p>
          </table:table-cell>
          <table:table-cell office:value-type="float" office:value="4103" table:style-name="ce4">
            <text:p>4103</text:p>
          </table:table-cell>
          <table:table-cell office:value-type="float" office:value="8184" table:style-name="ce4">
            <text:p>818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attr</text:p>
          </table:table-cell>
          <table:table-cell office:value-type="float" office:value="4103" table:style-name="ce4">
            <text:p>4103</text:p>
          </table:table-cell>
          <table:table-cell office:value-type="float" office:value="8179" table:style-name="ce4">
            <text:p>817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xml2-python</text:p>
          </table:table-cell>
          <table:table-cell office:value-type="float" office:value="4103" table:style-name="ce4">
            <text:p>4103</text:p>
          </table:table-cell>
          <table:table-cell office:value-type="float" office:value="8179" table:style-name="ce4">
            <text:p>817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rb5-libs</text:p>
          </table:table-cell>
          <table:table-cell office:value-type="float" office:value="4103" table:style-name="ce4">
            <text:p>4103</text:p>
          </table:table-cell>
          <table:table-cell office:value-type="float" office:value="8179" table:style-name="ce4">
            <text:p>817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lfutils-libelf</text:p>
          </table:table-cell>
          <table:table-cell office:value-type="float" office:value="4103" table:style-name="ce4">
            <text:p>4103</text:p>
          </table:table-cell>
          <table:table-cell office:value-type="float" office:value="8179" table:style-name="ce4">
            <text:p>817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gcc</text:p>
          </table:table-cell>
          <table:table-cell office:value-type="float" office:value="4103" table:style-name="ce4">
            <text:p>4103</text:p>
          </table:table-cell>
          <table:table-cell office:value-type="float" office:value="8179" table:style-name="ce4">
            <text:p>817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eyutils-libs</text:p>
          </table:table-cell>
          <table:table-cell office:value-type="float" office:value="4103" table:style-name="ce4">
            <text:p>4103</text:p>
          </table:table-cell>
          <table:table-cell office:value-type="float" office:value="8179" table:style-name="ce4">
            <text:p>817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2fsprogs-libs</text:p>
          </table:table-cell>
          <table:table-cell office:value-type="float" office:value="4103" table:style-name="ce4">
            <text:p>4103</text:p>
          </table:table-cell>
          <table:table-cell office:value-type="float" office:value="8179" table:style-name="ce4">
            <text:p>817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acl</text:p>
          </table:table-cell>
          <table:table-cell office:value-type="float" office:value="4103" table:style-name="ce4">
            <text:p>4103</text:p>
          </table:table-cell>
          <table:table-cell office:value-type="float" office:value="8179" table:style-name="ce4">
            <text:p>817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sync</text:p>
          </table:table-cell>
          <table:table-cell office:value-type="float" office:value="4085" table:style-name="ce4">
            <text:p>4085</text:p>
          </table:table-cell>
          <table:table-cell office:value-type="float" office:value="8154" table:style-name="ce4">
            <text:p>81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ysfs</text:p>
          </table:table-cell>
          <table:table-cell office:value-type="float" office:value="3604" table:style-name="ce4">
            <text:p>3604</text:p>
          </table:table-cell>
          <table:table-cell office:value-type="float" office:value="8020" table:style-name="ce4">
            <text:p>80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hostscript</text:p>
          </table:table-cell>
          <table:table-cell office:value-type="float" office:value="2730" table:style-name="ce4">
            <text:p>2730</text:p>
          </table:table-cell>
          <table:table-cell office:value-type="float" office:value="7954" table:style-name="ce4">
            <text:p>79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dhat-lsb</text:p>
          </table:table-cell>
          <table:table-cell office:value-type="float" office:value="3573" table:style-name="ce4">
            <text:p>3573</text:p>
          </table:table-cell>
          <table:table-cell office:value-type="float" office:value="7924" table:style-name="ce4">
            <text:p>79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FEngine Community</text:p>
          </table:table-cell>
          <table:table-cell table:style-name="ce4"/>
          <table:table-cell office:value-type="float" office:value="7800" table:style-name="ce4">
            <text:p>78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uPG</text:p>
          </table:table-cell>
          <table:table-cell table:style-name="ce4"/>
          <table:table-cell office:value-type="float" office:value="7695" table:style-name="ce4">
            <text:p>769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sh2</text:p>
          </table:table-cell>
          <table:table-cell office:value-type="float" office:value="3134" table:style-name="ce4">
            <text:p>3134</text:p>
          </table:table-cell>
          <table:table-cell office:value-type="float" office:value="7578" table:style-name="ce4">
            <text:p>75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ffi</text:p>
          </table:table-cell>
          <table:table-cell office:value-type="float" office:value="3134" table:style-name="ce4">
            <text:p>3134</text:p>
          </table:table-cell>
          <table:table-cell office:value-type="float" office:value="7546" table:style-name="ce4">
            <text:p>75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upg2</text:p>
          </table:table-cell>
          <table:table-cell office:value-type="float" office:value="3134" table:style-name="ce4">
            <text:p>3134</text:p>
          </table:table-cell>
          <table:table-cell office:value-type="float" office:value="7546" table:style-name="ce4">
            <text:p>75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nux and its standard components</text:p>
          </table:table-cell>
          <table:table-cell office:value-type="float" office:value="4305" table:style-name="ce4">
            <text:p>4305</text:p>
          </table:table-cell>
          <table:table-cell office:value-type="float" office:value="7524" table:style-name="ce4">
            <text:p>75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uuid</text:p>
          </table:table-cell>
          <table:table-cell office:value-type="float" office:value="3134" table:style-name="ce4">
            <text:p>3134</text:p>
          </table:table-cell>
          <table:table-cell office:value-type="float" office:value="7524" table:style-name="ce4">
            <text:p>75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pup</text:p>
          </table:table-cell>
          <table:table-cell table:style-name="ce4"/>
          <table:table-cell office:value-type="float" office:value="7402" table:style-name="ce4">
            <text:p>740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kchois</text:p>
          </table:table-cell>
          <table:table-cell table:style-name="ce4"/>
          <table:table-cell office:value-type="float" office:value="7279" table:style-name="ce4">
            <text:p>727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umatraPDF</text:p>
          </table:table-cell>
          <table:table-cell table:style-name="ce4"/>
          <table:table-cell office:value-type="float" office:value="6537" table:style-name="ce4">
            <text:p>65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treamer</text:p>
          </table:table-cell>
          <table:table-cell office:value-type="float" office:value="2910" table:style-name="ce4">
            <text:p>2910</text:p>
          </table:table-cell>
          <table:table-cell office:value-type="float" office:value="6009" table:style-name="ce4">
            <text:p>600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dparanoia-libs</text:p>
          </table:table-cell>
          <table:table-cell table:style-name="ce4"/>
          <table:table-cell office:value-type="float" office:value="5924" table:style-name="ce4">
            <text:p>59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vs</text:p>
          </table:table-cell>
          <table:table-cell office:value-type="float" office:value="2765" table:style-name="ce4">
            <text:p>2765</text:p>
          </table:table-cell>
          <table:table-cell office:value-type="float" office:value="5833" table:style-name="ce4">
            <text:p>58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API</text:p>
          </table:table-cell>
          <table:table-cell table:style-name="ce4"/>
          <table:table-cell office:value-type="float" office:value="5815" table:style-name="ce4">
            <text:p>58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reOffice</text:p>
          </table:table-cell>
          <table:table-cell office:value-type="float" office:value="157" table:style-name="ce4">
            <text:p>157</text:p>
          </table:table-cell>
          <table:table-cell office:value-type="float" office:value="4918" table:style-name="ce4">
            <text:p>491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inSCP</text:p>
          </table:table-cell>
          <table:table-cell office:value-type="float" office:value="1636" table:style-name="ce4">
            <text:p>1636</text:p>
          </table:table-cell>
          <table:table-cell office:value-type="float" office:value="4836" table:style-name="ce4">
            <text:p>48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uTTY</text:p>
          </table:table-cell>
          <table:table-cell office:value-type="float" office:value="2065" table:style-name="ce4">
            <text:p>2065</text:p>
          </table:table-cell>
          <table:table-cell office:value-type="float" office:value="4285" table:style-name="ce4">
            <text:p>428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ilezilla</text:p>
          </table:table-cell>
          <table:table-cell office:value-type="float" office:value="2749" table:style-name="ce4">
            <text:p>2749</text:p>
          </table:table-cell>
          <table:table-cell office:value-type="float" office:value="3849" table:style-name="ce4">
            <text:p>38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it</text:p>
          </table:table-cell>
          <table:table-cell office:value-type="float" office:value="521" table:style-name="ce4">
            <text:p>521</text:p>
          </table:table-cell>
          <table:table-cell office:value-type="float" office:value="3336" table:style-name="ce4">
            <text:p>33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IMP</text:p>
          </table:table-cell>
          <table:table-cell office:value-type="float" office:value="1034" table:style-name="ce4">
            <text:p>1034</text:p>
          </table:table-cell>
          <table:table-cell office:value-type="float" office:value="3050" table:style-name="ce4">
            <text:p>30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GIS</text:p>
          </table:table-cell>
          <table:table-cell table:style-name="ce4"/>
          <table:table-cell office:value-type="float" office:value="2900" table:style-name="ce4">
            <text:p>29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ostname</text:p>
          </table:table-cell>
          <table:table-cell table:style-name="ce4"/>
          <table:table-cell office:value-type="float" office:value="2599" table:style-name="ce4">
            <text:p>259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Beans</text:p>
          </table:table-cell>
          <table:table-cell office:value-type="float" office:value="1787" table:style-name="ce4">
            <text:p>1787</text:p>
          </table:table-cell>
          <table:table-cell office:value-type="float" office:value="2376" table:style-name="ce4">
            <text:p>23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sd</text:p>
          </table:table-cell>
          <table:table-cell table:style-name="ce4"/>
          <table:table-cell office:value-type="float" office:value="2139" table:style-name="ce4">
            <text:p>21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ystemd</text:p>
          </table:table-cell>
          <table:table-cell table:style-name="ce4"/>
          <table:table-cell office:value-type="float" office:value="2077" table:style-name="ce4">
            <text:p>207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Office</text:p>
          </table:table-cell>
          <table:table-cell office:value-type="float" office:value="200" table:style-name="ce4">
            <text:p>200</text:p>
          </table:table-cell>
          <table:table-cell office:value-type="float" office:value="1916" table:style-name="ce4">
            <text:p>191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oapUI</text:p>
          </table:table-cell>
          <table:table-cell office:value-type="float" office:value="265" table:style-name="ce4">
            <text:p>265</text:p>
          </table:table-cell>
          <table:table-cell office:value-type="float" office:value="1895" table:style-name="ce4">
            <text:p>189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11-kit</text:p>
          </table:table-cell>
          <table:table-cell table:style-name="ce4"/>
          <table:table-cell office:value-type="float" office:value="1864" table:style-name="ce4">
            <text:p>18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nux-firmware</text:p>
          </table:table-cell>
          <table:table-cell table:style-name="ce4"/>
          <table:table-cell office:value-type="float" office:value="1846" table:style-name="ce4">
            <text:p>18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db</text:p>
          </table:table-cell>
          <table:table-cell table:style-name="ce4"/>
          <table:table-cell office:value-type="float" office:value="1761" table:style-name="ce4">
            <text:p>17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ttext-libs</text:p>
          </table:table-cell>
          <table:table-cell table:style-name="ce4"/>
          <table:table-cell office:value-type="float" office:value="1715" table:style-name="ce4">
            <text:p>17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rub2</text:p>
          </table:table-cell>
          <table:table-cell table:style-name="ce4"/>
          <table:table-cell office:value-type="float" office:value="1688" table:style-name="ce4">
            <text:p>168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ldb</text:p>
          </table:table-cell>
          <table:table-cell table:style-name="ce4"/>
          <table:table-cell office:value-type="float" office:value="1686" table:style-name="ce4">
            <text:p>168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CP</text:p>
          </table:table-cell>
          <table:table-cell table:style-name="ce4"/>
          <table:table-cell office:value-type="float" office:value="1680" table:style-name="ce4">
            <text:p>168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mod</text:p>
          </table:table-cell>
          <table:table-cell table:style-name="ce4"/>
          <table:table-cell office:value-type="float" office:value="1667" table:style-name="ce4">
            <text:p>166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xshmfence</text:p>
          </table:table-cell>
          <table:table-cell table:style-name="ce4"/>
          <table:table-cell office:value-type="float" office:value="1652" table:style-name="ce4">
            <text:p>165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fsprogs</text:p>
          </table:table-cell>
          <table:table-cell table:style-name="ce4"/>
          <table:table-cell office:value-type="float" office:value="1648" table:style-name="ce4">
            <text:p>16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rocps-ng</text:p>
          </table:table-cell>
          <table:table-cell table:style-name="ce4"/>
          <table:table-cell office:value-type="float" office:value="1643" table:style-name="ce4">
            <text:p>16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rousers</text:p>
          </table:table-cell>
          <table:table-cell table:style-name="ce4"/>
          <table:table-cell office:value-type="float" office:value="1643" table:style-name="ce4">
            <text:p>16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trfs-progs</text:p>
          </table:table-cell>
          <table:table-cell table:style-name="ce4"/>
          <table:table-cell office:value-type="float" office:value="1643" table:style-name="ce4">
            <text:p>16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verto</text:p>
          </table:table-cell>
          <table:table-cell table:style-name="ce4"/>
          <table:table-cell office:value-type="float" office:value="1629" table:style-name="ce4">
            <text:p>16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pwquality</text:p>
          </table:table-cell>
          <table:table-cell table:style-name="ce4"/>
          <table:table-cell office:value-type="float" office:value="1626" table:style-name="ce4">
            <text:p>16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unistring</text:p>
          </table:table-cell>
          <table:table-cell table:style-name="ce4"/>
          <table:table-cell office:value-type="float" office:value="1626" table:style-name="ce4">
            <text:p>16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oIP</text:p>
          </table:table-cell>
          <table:table-cell table:style-name="ce4"/>
          <table:table-cell office:value-type="float" office:value="1624" table:style-name="ce4">
            <text:p>16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netfilter_conntrack</text:p>
          </table:table-cell>
          <table:table-cell table:style-name="ce4"/>
          <table:table-cell office:value-type="float" office:value="1620" table:style-name="ce4">
            <text:p>16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tle</text:p>
          </table:table-cell>
          <table:table-cell table:style-name="ce4"/>
          <table:table-cell office:value-type="float" office:value="1619" table:style-name="ce4">
            <text:p>161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estr</text:p>
          </table:table-cell>
          <table:table-cell table:style-name="ce4"/>
          <table:table-cell office:value-type="float" office:value="1619" table:style-name="ce4">
            <text:p>161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mnl</text:p>
          </table:table-cell>
          <table:table-cell table:style-name="ce4"/>
          <table:table-cell office:value-type="float" office:value="1619" table:style-name="ce4">
            <text:p>161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object-introspection</text:p>
          </table:table-cell>
          <table:table-cell table:style-name="ce4"/>
          <table:table-cell office:value-type="float" office:value="1617" table:style-name="ce4">
            <text:p>161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nfnetlink</text:p>
          </table:table-cell>
          <table:table-cell table:style-name="ce4"/>
          <table:table-cell office:value-type="float" office:value="1617" table:style-name="ce4">
            <text:p>161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assuan</text:p>
          </table:table-cell>
          <table:table-cell table:style-name="ce4"/>
          <table:table-cell office:value-type="float" office:value="1615" table:style-name="ce4">
            <text:p>16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ardlink</text:p>
          </table:table-cell>
          <table:table-cell table:style-name="ce4"/>
          <table:table-cell office:value-type="float" office:value="1613" table:style-name="ce4">
            <text:p>161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prutils</text:p>
          </table:table-cell>
          <table:table-cell table:style-name="ce4"/>
          <table:table-cell office:value-type="float" office:value="1613" table:style-name="ce4">
            <text:p>161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modman</text:p>
          </table:table-cell>
          <table:table-cell table:style-name="ce4"/>
          <table:table-cell office:value-type="float" office:value="1611" table:style-name="ce4">
            <text:p>161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pipeline</text:p>
          </table:table-cell>
          <table:table-cell table:style-name="ce4"/>
          <table:table-cell office:value-type="float" office:value="1611" table:style-name="ce4">
            <text:p>161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s-prober</text:p>
          </table:table-cell>
          <table:table-cell table:style-name="ce4"/>
          <table:table-cell office:value-type="float" office:value="1608" table:style-name="ce4">
            <text:p>160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liblzma</text:p>
          </table:table-cell>
          <table:table-cell table:style-name="ce4"/>
          <table:table-cell office:value-type="float" office:value="1608" table:style-name="ce4">
            <text:p>160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lsa-firmware</text:p>
          </table:table-cell>
          <table:table-cell table:style-name="ce4"/>
          <table:table-cell office:value-type="float" office:value="1608" table:style-name="ce4">
            <text:p>160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xattr</text:p>
          </table:table-cell>
          <table:table-cell table:style-name="ce4"/>
          <table:table-cell office:value-type="float" office:value="1608" table:style-name="ce4">
            <text:p>160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n-db</text:p>
          </table:table-cell>
          <table:table-cell table:style-name="ce4"/>
          <table:table-cell office:value-type="float" office:value="1607" table:style-name="ce4">
            <text:p>16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xload</text:p>
          </table:table-cell>
          <table:table-cell table:style-name="ce4"/>
          <table:table-cell office:value-type="float" office:value="1607" table:style-name="ce4">
            <text:p>16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racut-network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mod-libs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roff-base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ystemd-libs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ind-libs-lite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ystemd-sysv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ryptsetup-libs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umactl-libs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lsa-tools-firmware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ind-license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bd-legacy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mount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racut-config-rescue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hcp-libs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ernel-tools-libs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rencode-libs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rub2-tools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db-utils</text:p>
          </table:table-cell>
          <table:table-cell table:style-name="ce4"/>
          <table:table-cell office:value-type="float" office:value="1605" table:style-name="ce4">
            <text:p>16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ernel-tools</text:p>
          </table:table-cell>
          <table:table-cell table:style-name="ce4"/>
          <table:table-cell office:value-type="float" office:value="1604" table:style-name="ce4">
            <text:p>160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workManager-config-server</text:p>
          </table:table-cell>
          <table:table-cell table:style-name="ce4"/>
          <table:table-cell office:value-type="float" office:value="1604" table:style-name="ce4">
            <text:p>160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wl6000g2b-firmware</text:p>
          </table:table-cell>
          <table:table-cell table:style-name="ce4"/>
          <table:table-cell office:value-type="float" office:value="1603" table:style-name="ce4">
            <text:p>160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wl3160-firmware</text:p>
          </table:table-cell>
          <table:table-cell table:style-name="ce4"/>
          <table:table-cell office:value-type="float" office:value="1600" table:style-name="ce4">
            <text:p>16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wl2030-firmware</text:p>
          </table:table-cell>
          <table:table-cell table:style-name="ce4"/>
          <table:table-cell office:value-type="float" office:value="1600" table:style-name="ce4">
            <text:p>16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wl7260-firmware</text:p>
          </table:table-cell>
          <table:table-cell table:style-name="ce4"/>
          <table:table-cell office:value-type="float" office:value="1600" table:style-name="ce4">
            <text:p>16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wl2000-firmware</text:p>
          </table:table-cell>
          <table:table-cell table:style-name="ce4"/>
          <table:table-cell office:value-type="float" office:value="1600" table:style-name="ce4">
            <text:p>16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wl105-firmware</text:p>
          </table:table-cell>
          <table:table-cell table:style-name="ce4"/>
          <table:table-cell office:value-type="float" office:value="1600" table:style-name="ce4">
            <text:p>16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wl135-firmware</text:p>
          </table:table-cell>
          <table:table-cell table:style-name="ce4"/>
          <table:table-cell office:value-type="float" office:value="1600" table:style-name="ce4">
            <text:p>16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wl7265-firmware</text:p>
          </table:table-cell>
          <table:table-cell table:style-name="ce4"/>
          <table:table-cell office:value-type="float" office:value="1598" table:style-name="ce4">
            <text:p>159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utogen-libopts</text:p>
          </table:table-cell>
          <table:table-cell table:style-name="ce4"/>
          <table:table-cell office:value-type="float" office:value="1595" table:style-name="ce4">
            <text:p>159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collection</text:p>
          </table:table-cell>
          <table:table-cell table:style-name="ce4"/>
          <table:table-cell office:value-type="float" office:value="1591" table:style-name="ce4">
            <text:p>15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path_utils</text:p>
          </table:table-cell>
          <table:table-cell table:style-name="ce4"/>
          <table:table-cell office:value-type="float" office:value="1591" table:style-name="ce4">
            <text:p>15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ini_config</text:p>
          </table:table-cell>
          <table:table-cell table:style-name="ce4"/>
          <table:table-cell office:value-type="float" office:value="1591" table:style-name="ce4">
            <text:p>15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ref_array</text:p>
          </table:table-cell>
          <table:table-cell table:style-name="ce4"/>
          <table:table-cell office:value-type="float" office:value="1591" table:style-name="ce4">
            <text:p>15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basicobjects</text:p>
          </table:table-cell>
          <table:table-cell table:style-name="ce4"/>
          <table:table-cell office:value-type="float" office:value="1591" table:style-name="ce4">
            <text:p>15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wloc</text:p>
          </table:table-cell>
          <table:table-cell table:style-name="ce4"/>
          <table:table-cell office:value-type="float" office:value="1569" table:style-name="ce4">
            <text:p>15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talloc</text:p>
          </table:table-cell>
          <table:table-cell table:style-name="ce4"/>
          <table:table-cell office:value-type="float" office:value="1567" table:style-name="ce4">
            <text:p>156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mlsec1</text:p>
          </table:table-cell>
          <table:table-cell table:style-name="ce4"/>
          <table:table-cell office:value-type="float" office:value="1563" table:style-name="ce4">
            <text:p>156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fastjson</text:p>
          </table:table-cell>
          <table:table-cell table:style-name="ce4"/>
          <table:table-cell office:value-type="float" office:value="1540" table:style-name="ce4">
            <text:p>15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yninst</text:p>
          </table:table-cell>
          <table:table-cell table:style-name="ce4"/>
          <table:table-cell office:value-type="float" office:value="1531" table:style-name="ce4">
            <text:p>15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clipse</text:p>
          </table:table-cell>
          <table:table-cell office:value-type="float" office:value="442" table:style-name="ce4">
            <text:p>442</text:p>
          </table:table-cell>
          <table:table-cell office:value-type="float" office:value="1528" table:style-name="ce4">
            <text:p>15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dwarf</text:p>
          </table:table-cell>
          <table:table-cell table:style-name="ce4"/>
          <table:table-cell office:value-type="float" office:value="1519" table:style-name="ce4">
            <text:p>151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mspack</text:p>
          </table:table-cell>
          <table:table-cell table:style-name="ce4"/>
          <table:table-cell office:value-type="float" office:value="1519" table:style-name="ce4">
            <text:p>151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oost C++ Libraries</text:p>
          </table:table-cell>
          <table:table-cell table:style-name="ce4"/>
          <table:table-cell office:value-type="float" office:value="1502" table:style-name="ce4">
            <text:p>150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arfbuzz</text:p>
          </table:table-cell>
          <table:table-cell table:style-name="ce4"/>
          <table:table-cell office:value-type="float" office:value="1502" table:style-name="ce4">
            <text:p>150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nfsidmap</text:p>
          </table:table-cell>
          <table:table-cell table:style-name="ce4"/>
          <table:table-cell office:value-type="float" office:value="1501" table:style-name="ce4">
            <text:p>150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usbx</text:p>
          </table:table-cell>
          <table:table-cell table:style-name="ce4"/>
          <table:table-cell office:value-type="float" office:value="1498" table:style-name="ce4">
            <text:p>149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uota-nls</text:p>
          </table:table-cell>
          <table:table-cell table:style-name="ce4"/>
          <table:table-cell office:value-type="float" office:value="1497" table:style-name="ce4">
            <text:p>149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mpc</text:p>
          </table:table-cell>
          <table:table-cell table:style-name="ce4"/>
          <table:table-cell office:value-type="float" office:value="1494" table:style-name="ce4">
            <text:p>149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elta RPM</text:p>
          </table:table-cell>
          <table:table-cell table:style-name="ce4"/>
          <table:table-cell office:value-type="float" office:value="1492" table:style-name="ce4">
            <text:p>149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raphite2</text:p>
          </table:table-cell>
          <table:table-cell table:style-name="ce4"/>
          <table:table-cell office:value-type="float" office:value="1492" table:style-name="ce4">
            <text:p>149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gnome-keyring</text:p>
          </table:table-cell>
          <table:table-cell table:style-name="ce4"/>
          <table:table-cell office:value-type="float" office:value="1486" table:style-name="ce4">
            <text:p>148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sproxy</text:p>
          </table:table-cell>
          <table:table-cell table:style-name="ce4"/>
          <table:table-cell office:value-type="float" office:value="1482" table:style-name="ce4">
            <text:p>148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igkit-libs</text:p>
          </table:table-cell>
          <table:table-cell table:style-name="ce4"/>
          <table:table-cell office:value-type="float" office:value="1479" table:style-name="ce4">
            <text:p>147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parsing</text:p>
          </table:table-cell>
          <table:table-cell table:style-name="ce4"/>
          <table:table-cell office:value-type="float" office:value="1479" table:style-name="ce4">
            <text:p>147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sa-libglapi</text:p>
          </table:table-cell>
          <table:table-cell table:style-name="ce4"/>
          <table:table-cell office:value-type="float" office:value="1478" table:style-name="ce4">
            <text:p>14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cre-devel</text:p>
          </table:table-cell>
          <table:table-cell table:style-name="ce4"/>
          <table:table-cell office:value-type="float" office:value="1476" table:style-name="ce4">
            <text:p>14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tk-update-icon-cache</text:p>
          </table:table-cell>
          <table:table-cell table:style-name="ce4"/>
          <table:table-cell office:value-type="float" office:value="1476" table:style-name="ce4">
            <text:p>14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ystemtap-sdt-devel</text:p>
          </table:table-cell>
          <table:table-cell table:style-name="ce4"/>
          <table:table-cell office:value-type="float" office:value="1475" table:style-name="ce4">
            <text:p>147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db-devel</text:p>
          </table:table-cell>
          <table:table-cell table:style-name="ce4"/>
          <table:table-cell office:value-type="float" office:value="1474" table:style-name="ce4">
            <text:p>147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cms2</text:p>
          </table:table-cell>
          <table:table-cell table:style-name="ce4"/>
          <table:table-cell office:value-type="float" office:value="1474" table:style-name="ce4">
            <text:p>147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verto-tevent</text:p>
          </table:table-cell>
          <table:table-cell table:style-name="ce4"/>
          <table:table-cell office:value-type="float" office:value="1471" table:style-name="ce4">
            <text:p>147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ash-completion</text:p>
          </table:table-cell>
          <table:table-cell table:style-name="ce4"/>
          <table:table-cell office:value-type="float" office:value="1469" table:style-name="ce4">
            <text:p>14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otif</text:p>
          </table:table-cell>
          <table:table-cell table:style-name="ce4"/>
          <table:table-cell office:value-type="float" office:value="1453" table:style-name="ce4">
            <text:p>145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wbclient</text:p>
          </table:table-cell>
          <table:table-cell table:style-name="ce4"/>
          <table:table-cell office:value-type="float" office:value="1452" table:style-name="ce4">
            <text:p>145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ode.js</text:p>
          </table:table-cell>
          <table:table-cell office:value-type="float" office:value="285" table:style-name="ce4">
            <text:p>285</text:p>
          </table:table-cell>
          <table:table-cell office:value-type="float" office:value="1450" table:style-name="ce4">
            <text:p>14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ockdev</text:p>
          </table:table-cell>
          <table:table-cell table:style-name="ce4"/>
          <table:table-cell office:value-type="float" office:value="1450" table:style-name="ce4">
            <text:p>14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okutil</text:p>
          </table:table-cell>
          <table:table-cell table:style-name="ce4"/>
          <table:table-cell office:value-type="float" office:value="1449" table:style-name="ce4">
            <text:p>14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map-ncat</text:p>
          </table:table-cell>
          <table:table-cell table:style-name="ce4"/>
          <table:table-cell office:value-type="float" office:value="1446" table:style-name="ce4">
            <text:p>14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virt</text:p>
          </table:table-cell>
          <table:table-cell table:style-name="ce4"/>
          <table:table-cell office:value-type="float" office:value="1442" table:style-name="ce4">
            <text:p>14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 Tomcat</text:p>
          </table:table-cell>
          <table:table-cell office:value-type="float" office:value="603" table:style-name="ce4">
            <text:p>603</text:p>
          </table:table-cell>
          <table:table-cell office:value-type="float" office:value="1437" table:style-name="ce4">
            <text:p>14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ups-client</text:p>
          </table:table-cell>
          <table:table-cell table:style-name="ce4"/>
          <table:table-cell office:value-type="float" office:value="1436" table:style-name="ce4">
            <text:p>14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ups-filters</text:p>
          </table:table-cell>
          <table:table-cell table:style-name="ce4"/>
          <table:table-cell office:value-type="float" office:value="1434" table:style-name="ce4">
            <text:p>14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unwind</text:p>
          </table:table-cell>
          <table:table-cell table:style-name="ce4"/>
          <table:table-cell office:value-type="float" office:value="1433" table:style-name="ce4">
            <text:p>14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shw</text:p>
          </table:table-cell>
          <table:table-cell table:style-name="ce4"/>
          <table:table-cell office:value-type="float" office:value="1429" table:style-name="ce4">
            <text:p>14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pax</text:p>
          </table:table-cell>
          <table:table-cell table:style-name="ce4"/>
          <table:table-cell office:value-type="float" office:value="1427" table:style-name="ce4">
            <text:p>14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dhat-lsb-submod-security</text:p>
          </table:table-cell>
          <table:table-cell table:style-name="ce4"/>
          <table:table-cell office:value-type="float" office:value="1427" table:style-name="ce4">
            <text:p>14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ginx</text:p>
          </table:table-cell>
          <table:table-cell table:style-name="ce4"/>
          <table:table-cell office:value-type="float" office:value="1425" table:style-name="ce4">
            <text:p>14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scsi-initiator-utils-iscsiuio</text:p>
          </table:table-cell>
          <table:table-cell table:style-name="ce4"/>
          <table:table-cell office:value-type="float" office:value="1419" table:style-name="ce4">
            <text:p>141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perftools-libs</text:p>
          </table:table-cell>
          <table:table-cell table:style-name="ce4"/>
          <table:table-cell office:value-type="float" office:value="1418" table:style-name="ce4">
            <text:p>141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dhat-lsb-desktop</text:p>
          </table:table-cell>
          <table:table-cell table:style-name="ce4"/>
          <table:table-cell office:value-type="float" office:value="1414" table:style-name="ce4">
            <text:p>14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dhat-lsb-cxx</text:p>
          </table:table-cell>
          <table:table-cell table:style-name="ce4"/>
          <table:table-cell office:value-type="float" office:value="1414" table:style-name="ce4">
            <text:p>14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make</text:p>
          </table:table-cell>
          <table:table-cell table:style-name="ce4"/>
          <table:table-cell office:value-type="float" office:value="1414" table:style-name="ce4">
            <text:p>14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dhat-lsb-languages</text:p>
          </table:table-cell>
          <table:table-cell table:style-name="ce4"/>
          <table:table-cell office:value-type="float" office:value="1414" table:style-name="ce4">
            <text:p>14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org-x11-xbitmaps</text:p>
          </table:table-cell>
          <table:table-cell table:style-name="ce4"/>
          <table:table-cell office:value-type="float" office:value="1414" table:style-name="ce4">
            <text:p>14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oomatic-filters</text:p>
          </table:table-cell>
          <table:table-cell table:style-name="ce4"/>
          <table:table-cell office:value-type="float" office:value="1414" table:style-name="ce4">
            <text:p>14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rpe</text:p>
          </table:table-cell>
          <table:table-cell table:style-name="ce4"/>
          <table:table-cell office:value-type="float" office:value="1414" table:style-name="ce4">
            <text:p>14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dhat-lsb-submod-multimedia</text:p>
          </table:table-cell>
          <table:table-cell table:style-name="ce4"/>
          <table:table-cell office:value-type="float" office:value="1414" table:style-name="ce4">
            <text:p>14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ups-filesystem</text:p>
          </table:table-cell>
          <table:table-cell table:style-name="ce4"/>
          <table:table-cell office:value-type="float" office:value="1411" table:style-name="ce4">
            <text:p>141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ups-filters-libs</text:p>
          </table:table-cell>
          <table:table-cell table:style-name="ce4"/>
          <table:table-cell office:value-type="float" office:value="1411" table:style-name="ce4">
            <text:p>141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pdf-libs</text:p>
          </table:table-cell>
          <table:table-cell table:style-name="ce4"/>
          <table:table-cell office:value-type="float" office:value="1411" table:style-name="ce4">
            <text:p>141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ind</text:p>
          </table:table-cell>
          <table:table-cell table:style-name="ce4"/>
          <table:table-cell office:value-type="float" office:value="1406" table:style-name="ce4">
            <text:p>140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agios-common</text:p>
          </table:table-cell>
          <table:table-cell table:style-name="ce4"/>
          <table:table-cell office:value-type="float" office:value="1404" table:style-name="ce4">
            <text:p>140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IPMI-modalias</text:p>
          </table:table-cell>
          <table:table-cell table:style-name="ce4"/>
          <table:table-cell office:value-type="float" office:value="1403" table:style-name="ce4">
            <text:p>140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unin-node</text:p>
          </table:table-cell>
          <table:table-cell table:style-name="ce4"/>
          <table:table-cell office:value-type="float" office:value="1402" table:style-name="ce4">
            <text:p>140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sca-client</text:p>
          </table:table-cell>
          <table:table-cell table:style-name="ce4"/>
          <table:table-cell office:value-type="float" office:value="1402" table:style-name="ce4">
            <text:p>140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unin-common</text:p>
          </table:table-cell>
          <table:table-cell table:style-name="ce4"/>
          <table:table-cell office:value-type="float" office:value="1402" table:style-name="ce4">
            <text:p>140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wloc-libs</text:p>
          </table:table-cell>
          <table:table-cell table:style-name="ce4"/>
          <table:table-cell office:value-type="float" office:value="1401" table:style-name="ce4">
            <text:p>140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trol</text:p>
          </table:table-cell>
          <table:table-cell table:style-name="ce4"/>
          <table:table-cell office:value-type="float" office:value="1401" table:style-name="ce4">
            <text:p>140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orkrave</text:p>
          </table:table-cell>
          <table:table-cell table:style-name="ce4"/>
          <table:table-cell office:value-type="float" office:value="1367" table:style-name="ce4">
            <text:p>136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xlive</text:p>
          </table:table-cell>
          <table:table-cell table:style-name="ce4"/>
          <table:table-cell office:value-type="float" office:value="1364" table:style-name="ce4">
            <text:p>13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ish Application</text:p>
          </table:table-cell>
          <table:table-cell table:style-name="ce4"/>
          <table:table-cell office:value-type="float" office:value="1298" table:style-name="ce4">
            <text:p>129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PLed iconv for Windows NT/2000/XP/Vista/7</text:p>
          </table:table-cell>
          <table:table-cell table:style-name="ce4"/>
          <table:table-cell office:value-type="float" office:value="1289" table:style-name="ce4">
            <text:p>128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uby</text:p>
          </table:table-cell>
          <table:table-cell office:value-type="float" office:value="62" table:style-name="ce4">
            <text:p>62</text:p>
          </table:table-cell>
          <table:table-cell office:value-type="float" office:value="1261" table:style-name="ce4">
            <text:p>12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esskey</text:p>
          </table:table-cell>
          <table:table-cell table:style-name="ce4"/>
          <table:table-cell office:value-type="float" office:value="1250" table:style-name="ce4">
            <text:p>12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reeMind</text:p>
          </table:table-cell>
          <table:table-cell office:value-type="float" office:value="248" table:style-name="ce4">
            <text:p>248</text:p>
          </table:table-cell>
          <table:table-cell office:value-type="float" office:value="1244" table:style-name="ce4">
            <text:p>12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ySQL</text:p>
          </table:table-cell>
          <table:table-cell office:value-type="float" office:value="347" table:style-name="ce4">
            <text:p>347</text:p>
          </table:table-cell>
          <table:table-cell office:value-type="float" office:value="1225" table:style-name="ce4">
            <text:p>12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thchk</text:p>
          </table:table-cell>
          <table:table-cell table:style-name="ce4"/>
          <table:table-cell office:value-type="float" office:value="1208" table:style-name="ce4">
            <text:p>120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inpty</text:p>
          </table:table-cell>
          <table:table-cell table:style-name="ce4"/>
          <table:table-cell office:value-type="float" office:value="1183" table:style-name="ce4">
            <text:p>118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wcat</text:p>
          </table:table-cell>
          <table:table-cell table:style-name="ce4"/>
          <table:table-cell office:value-type="float" office:value="1180" table:style-name="ce4">
            <text:p>118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ind</text:p>
          </table:table-cell>
          <table:table-cell table:style-name="ce4"/>
          <table:table-cell office:value-type="float" office:value="1178" table:style-name="ce4">
            <text:p>11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tmetamode</text:p>
          </table:table-cell>
          <table:table-cell table:style-name="ce4"/>
          <table:table-cell office:value-type="float" office:value="1171" table:style-name="ce4">
            <text:p>117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split</text:p>
          </table:table-cell>
          <table:table-cell table:style-name="ce4"/>
          <table:table-cell office:value-type="float" office:value="1168" table:style-name="ce4">
            <text:p>116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tx</text:p>
          </table:table-cell>
          <table:table-cell table:style-name="ce4"/>
          <table:table-cell office:value-type="float" office:value="1162" table:style-name="ce4">
            <text:p>116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sort</text:p>
          </table:table-cell>
          <table:table-cell table:style-name="ce4"/>
          <table:table-cell office:value-type="float" office:value="1161" table:style-name="ce4">
            <text:p>11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p</text:p>
          </table:table-cell>
          <table:table-cell table:style-name="ce4"/>
          <table:table-cell office:value-type="float" office:value="1160" table:style-name="ce4">
            <text:p>11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hred</text:p>
          </table:table-cell>
          <table:table-cell table:style-name="ce4"/>
          <table:table-cell office:value-type="float" office:value="1160" table:style-name="ce4">
            <text:p>11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nexpand</text:p>
          </table:table-cell>
          <table:table-cell table:style-name="ce4"/>
          <table:table-cell office:value-type="float" office:value="1157" table:style-name="ce4">
            <text:p>115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ldd</text:p>
          </table:table-cell>
          <table:table-cell table:style-name="ce4"/>
          <table:table-cell office:value-type="float" office:value="1154" table:style-name="ce4">
            <text:p>11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zcat</text:p>
          </table:table-cell>
          <table:table-cell table:style-name="ce4"/>
          <table:table-cell office:value-type="float" office:value="1150" table:style-name="ce4">
            <text:p>11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ha224sum</text:p>
          </table:table-cell>
          <table:table-cell table:style-name="ce4"/>
          <table:table-cell office:value-type="float" office:value="1149" table:style-name="ce4">
            <text:p>11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huf</text:p>
          </table:table-cell>
          <table:table-cell table:style-name="ce4"/>
          <table:table-cell office:value-type="float" office:value="1149" table:style-name="ce4">
            <text:p>11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ha384sum</text:p>
          </table:table-cell>
          <table:table-cell table:style-name="ce4"/>
          <table:table-cell office:value-type="float" office:value="1149" table:style-name="ce4">
            <text:p>11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igram</text:p>
          </table:table-cell>
          <table:table-cell table:style-name="ce4"/>
          <table:table-cell office:value-type="float" office:value="1145" table:style-name="ce4">
            <text:p>11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rcode</text:p>
          </table:table-cell>
          <table:table-cell table:style-name="ce4"/>
          <table:table-cell office:value-type="float" office:value="1145" table:style-name="ce4">
            <text:p>11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ostid</text:p>
          </table:table-cell>
          <table:table-cell table:style-name="ce4"/>
          <table:table-cell office:value-type="float" office:value="1144" table:style-name="ce4">
            <text:p>11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df995</text:p>
          </table:table-cell>
          <table:table-cell table:style-name="ce4"/>
          <table:table-cell office:value-type="float" office:value="1142" table:style-name="ce4">
            <text:p>11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hcon</text:p>
          </table:table-cell>
          <table:table-cell table:style-name="ce4"/>
          <table:table-cell office:value-type="float" office:value="1141" table:style-name="ce4">
            <text:p>11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inidumper</text:p>
          </table:table-cell>
          <table:table-cell table:style-name="ce4"/>
          <table:table-cell office:value-type="float" office:value="1138" table:style-name="ce4">
            <text:p>11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hroot</text:p>
          </table:table-cell>
          <table:table-cell table:style-name="ce4"/>
          <table:table-cell office:value-type="float" office:value="1134" table:style-name="ce4">
            <text:p>11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inGW</text:p>
          </table:table-cell>
          <table:table-cell table:style-name="ce4"/>
          <table:table-cell office:value-type="float" office:value="1132" table:style-name="ce4">
            <text:p>11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umfmt</text:p>
          </table:table-cell>
          <table:table-cell table:style-name="ce4"/>
          <table:table-cell office:value-type="float" office:value="1129" table:style-name="ce4">
            <text:p>11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dir</text:p>
          </table:table-cell>
          <table:table-cell table:style-name="ce4"/>
          <table:table-cell office:value-type="float" office:value="1125" table:style-name="ce4">
            <text:p>11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oe</text:p>
          </table:table-cell>
          <table:table-cell table:style-name="ce4"/>
          <table:table-cell office:value-type="float" office:value="1124" table:style-name="ce4">
            <text:p>11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uncon</text:p>
          </table:table-cell>
          <table:table-cell table:style-name="ce4"/>
          <table:table-cell office:value-type="float" office:value="1123" table:style-name="ce4">
            <text:p>11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kill</text:p>
          </table:table-cell>
          <table:table-cell table:style-name="ce4"/>
          <table:table-cell office:value-type="float" office:value="1123" table:style-name="ce4">
            <text:p>11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ic</text:p>
          </table:table-cell>
          <table:table-cell table:style-name="ce4"/>
          <table:table-cell office:value-type="float" office:value="1122" table:style-name="ce4">
            <text:p>11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</text:p>
          </table:table-cell>
          <table:table-cell office:value-type="float" office:value="137" table:style-name="ce4">
            <text:p>137</text:p>
          </table:table-cell>
          <table:table-cell office:value-type="float" office:value="1115" table:style-name="ce4">
            <text:p>11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ortoiseSVN</text:p>
          </table:table-cell>
          <table:table-cell office:value-type="float" office:value="1193" table:style-name="ce4">
            <text:p>1193</text:p>
          </table:table-cell>
          <table:table-cell office:value-type="float" office:value="1104" table:style-name="ce4">
            <text:p>110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PLed program for Windows NT/2000/XP/Vista/7 and Windows 95/98/ME</text:p>
          </table:table-cell>
          <table:table-cell table:style-name="ce4"/>
          <table:table-cell office:value-type="float" office:value="1104" table:style-name="ce4">
            <text:p>110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eePass</text:p>
          </table:table-cell>
          <table:table-cell office:value-type="float" office:value="487" table:style-name="ce4">
            <text:p>487</text:p>
          </table:table-cell>
          <table:table-cell office:value-type="float" office:value="1084" table:style-name="ce4">
            <text:p>108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tdbuf</text:p>
          </table:table-cell>
          <table:table-cell table:style-name="ce4"/>
          <table:table-cell office:value-type="float" office:value="1076" table:style-name="ce4">
            <text:p>10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h-pkcs11-helper</text:p>
          </table:table-cell>
          <table:table-cell table:style-name="ce4"/>
          <table:table-cell office:value-type="float" office:value="1072" table:style-name="ce4">
            <text:p>107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abs</text:p>
          </table:table-cell>
          <table:table-cell table:style-name="ce4"/>
          <table:table-cell office:value-type="float" office:value="1066" table:style-name="ce4">
            <text:p>10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ostgreSQL</text:p>
          </table:table-cell>
          <table:table-cell office:value-type="float" office:value="148" table:style-name="ce4">
            <text:p>148</text:p>
          </table:table-cell>
          <table:table-cell office:value-type="float" office:value="1064" table:style-name="ce4">
            <text:p>10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asldblistusers2</text:p>
          </table:table-cell>
          <table:table-cell table:style-name="ce4"/>
          <table:table-cell office:value-type="float" office:value="1047" table:style-name="ce4">
            <text:p>10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aslpasswd2</text:p>
          </table:table-cell>
          <table:table-cell table:style-name="ce4"/>
          <table:table-cell office:value-type="float" office:value="1047" table:style-name="ce4">
            <text:p>10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reenshot</text:p>
          </table:table-cell>
          <table:table-cell office:value-type="float" office:value="490" table:style-name="ce4">
            <text:p>490</text:p>
          </table:table-cell>
          <table:table-cell office:value-type="float" office:value="1041" table:style-name="ce4">
            <text:p>10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args</text:p>
          </table:table-cell>
          <table:table-cell table:style-name="ce4"/>
          <table:table-cell office:value-type="float" office:value="1025" table:style-name="ce4">
            <text:p>10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ase32</text:p>
          </table:table-cell>
          <table:table-cell table:style-name="ce4"/>
          <table:table-cell office:value-type="float" office:value="1025" table:style-name="ce4">
            <text:p>10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unzip2</text:p>
          </table:table-cell>
          <table:table-cell table:style-name="ce4"/>
          <table:table-cell office:value-type="float" office:value="1014" table:style-name="ce4">
            <text:p>10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drci,40448</text:p>
          </table:table-cell>
          <table:table-cell table:style-name="ce4"/>
          <table:table-cell office:value-type="float" office:value="1012" table:style-name="ce4">
            <text:p>101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luginviewer</text:p>
          </table:table-cell>
          <table:table-cell table:style-name="ce4"/>
          <table:table-cell office:value-type="float" office:value="1003" table:style-name="ce4">
            <text:p>100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fotocap</text:p>
          </table:table-cell>
          <table:table-cell table:style-name="ce4"/>
          <table:table-cell office:value-type="float" office:value="986" table:style-name="ce4">
            <text:p>98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aptoinfo</text:p>
          </table:table-cell>
          <table:table-cell table:style-name="ce4"/>
          <table:table-cell office:value-type="float" office:value="985" table:style-name="ce4">
            <text:p>98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[</text:p>
          </table:table-cell>
          <table:table-cell table:style-name="ce4"/>
          <table:table-cell office:value-type="float" office:value="966" table:style-name="ce4">
            <text:p>9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ocate</text:p>
          </table:table-cell>
          <table:table-cell table:style-name="ce4"/>
          <table:table-cell office:value-type="float" office:value="953" table:style-name="ce4">
            <text:p>95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CCUSTOMHOOK</text:p>
          </table:table-cell>
          <table:table-cell table:style-name="ce4"/>
          <table:table-cell office:value-type="float" office:value="940" table:style-name="ce4">
            <text:p>9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xp</text:p>
          </table:table-cell>
          <table:table-cell table:style-name="ce4"/>
          <table:table-cell office:value-type="float" office:value="939" table:style-name="ce4">
            <text:p>9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RBit2</text:p>
          </table:table-cell>
          <table:table-cell office:value-type="float" office:value="1300" table:style-name="ce4">
            <text:p>1300</text:p>
          </table:table-cell>
          <table:table-cell office:value-type="float" office:value="922" table:style-name="ce4">
            <text:p>9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ort</text:p>
          </table:table-cell>
          <table:table-cell table:style-name="ce4"/>
          <table:table-cell office:value-type="float" office:value="918" table:style-name="ce4">
            <text:p>91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uidd</text:p>
          </table:table-cell>
          <table:table-cell table:style-name="ce4"/>
          <table:table-cell office:value-type="float" office:value="868" table:style-name="ce4">
            <text:p>86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dapcompare</text:p>
          </table:table-cell>
          <table:table-cell table:style-name="ce4"/>
          <table:table-cell office:value-type="float" office:value="866" table:style-name="ce4">
            <text:p>8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dapdelete</text:p>
          </table:table-cell>
          <table:table-cell table:style-name="ce4"/>
          <table:table-cell office:value-type="float" office:value="866" table:style-name="ce4">
            <text:p>8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h-keysign</text:p>
          </table:table-cell>
          <table:table-cell table:style-name="ce4"/>
          <table:table-cell office:value-type="float" office:value="862" table:style-name="ce4">
            <text:p>86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2sum</text:p>
          </table:table-cell>
          <table:table-cell table:style-name="ce4"/>
          <table:table-cell office:value-type="float" office:value="861" table:style-name="ce4">
            <text:p>8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eveloper Toolset</text:p>
          </table:table-cell>
          <table:table-cell table:style-name="ce4"/>
          <table:table-cell office:value-type="float" office:value="841" table:style-name="ce4">
            <text:p>8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imeout</text:p>
          </table:table-cell>
          <table:table-cell table:style-name="ce4"/>
          <table:table-cell office:value-type="float" office:value="831" table:style-name="ce4">
            <text:p>8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code-sr-latin</text:p>
          </table:table-cell>
          <table:table-cell table:style-name="ce4"/>
          <table:table-cell office:value-type="float" office:value="829" table:style-name="ce4">
            <text:p>8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d5sum</text:p>
          </table:table-cell>
          <table:table-cell table:style-name="ce4"/>
          <table:table-cell office:value-type="float" office:value="827" table:style-name="ce4">
            <text:p>8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itHub.Authentication</text:p>
          </table:table-cell>
          <table:table-cell table:style-name="ce4"/>
          <table:table-cell office:value-type="float" office:value="819" table:style-name="ce4">
            <text:p>81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asename</text:p>
          </table:table-cell>
          <table:table-cell table:style-name="ce4"/>
          <table:table-cell office:value-type="float" office:value="818" table:style-name="ce4">
            <text:p>81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name</text:p>
          </table:table-cell>
          <table:table-cell table:style-name="ce4"/>
          <table:table-cell office:value-type="float" office:value="816" table:style-name="ce4">
            <text:p>81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inMerge</text:p>
          </table:table-cell>
          <table:table-cell office:value-type="float" office:value="371" table:style-name="ce4">
            <text:p>371</text:p>
          </table:table-cell>
          <table:table-cell office:value-type="float" office:value="813" table:style-name="ce4">
            <text:p>81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ouch</text:p>
          </table:table-cell>
          <table:table-cell table:style-name="ce4"/>
          <table:table-cell office:value-type="float" office:value="809" table:style-name="ce4">
            <text:p>80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xpr</text:p>
          </table:table-cell>
          <table:table-cell table:style-name="ce4"/>
          <table:table-cell office:value-type="float" office:value="806" table:style-name="ce4">
            <text:p>80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 Server</text:p>
          </table:table-cell>
          <table:table-cell table:style-name="ce4"/>
          <table:table-cell office:value-type="float" office:value="796" table:style-name="ce4">
            <text:p>79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d</text:p>
          </table:table-cell>
          <table:table-cell table:style-name="ce4"/>
          <table:table-cell office:value-type="float" office:value="794" table:style-name="ce4">
            <text:p>79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-ares</text:p>
          </table:table-cell>
          <table:table-cell table:style-name="ce4"/>
          <table:table-cell office:value-type="float" office:value="789" table:style-name="ce4">
            <text:p>78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l</text:p>
          </table:table-cell>
          <table:table-cell table:style-name="ce4"/>
          <table:table-cell office:value-type="float" office:value="770" table:style-name="ce4">
            <text:p>7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iff3</text:p>
          </table:table-cell>
          <table:table-cell table:style-name="ce4"/>
          <table:table-cell office:value-type="float" office:value="768" table:style-name="ce4">
            <text:p>76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mp</text:p>
          </table:table-cell>
          <table:table-cell table:style-name="ce4"/>
          <table:table-cell office:value-type="float" office:value="768" table:style-name="ce4">
            <text:p>76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m</text:p>
          </table:table-cell>
          <table:table-cell table:style-name="ce4"/>
          <table:table-cell office:value-type="float" office:value="767" table:style-name="ce4">
            <text:p>76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alse</text:p>
          </table:table-cell>
          <table:table-cell table:style-name="ce4"/>
          <table:table-cell office:value-type="float" office:value="767" table:style-name="ce4">
            <text:p>76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diff</text:p>
          </table:table-cell>
          <table:table-cell table:style-name="ce4"/>
          <table:table-cell office:value-type="float" office:value="765" table:style-name="ce4">
            <text:p>76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rue</text:p>
          </table:table-cell>
          <table:table-cell table:style-name="ce4"/>
          <table:table-cell office:value-type="float" office:value="763" table:style-name="ce4">
            <text:p>76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c</text:p>
          </table:table-cell>
          <table:table-cell table:style-name="ce4"/>
          <table:table-cell office:value-type="float" office:value="763" table:style-name="ce4">
            <text:p>76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ence-agents</text:p>
          </table:table-cell>
          <table:table-cell table:style-name="ce4"/>
          <table:table-cell office:value-type="float" office:value="759" table:style-name="ce4">
            <text:p>7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sers</text:p>
          </table:table-cell>
          <table:table-cell table:style-name="ce4"/>
          <table:table-cell office:value-type="float" office:value="758" table:style-name="ce4">
            <text:p>75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xpand</text:p>
          </table:table-cell>
          <table:table-cell table:style-name="ce4"/>
          <table:table-cell office:value-type="float" office:value="758" table:style-name="ce4">
            <text:p>75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ha1sum</text:p>
          </table:table-cell>
          <table:table-cell table:style-name="ce4"/>
          <table:table-cell office:value-type="float" office:value="757" table:style-name="ce4">
            <text:p>75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iff</text:p>
          </table:table-cell>
          <table:table-cell table:style-name="ce4"/>
          <table:table-cell office:value-type="float" office:value="756" table:style-name="ce4">
            <text:p>7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s</text:p>
          </table:table-cell>
          <table:table-cell table:style-name="ce4"/>
          <table:table-cell office:value-type="float" office:value="754" table:style-name="ce4">
            <text:p>7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v</text:p>
          </table:table-cell>
          <table:table-cell table:style-name="ce4"/>
          <table:table-cell office:value-type="float" office:value="753" table:style-name="ce4">
            <text:p>75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oin</text:p>
          </table:table-cell>
          <table:table-cell table:style-name="ce4"/>
          <table:table-cell office:value-type="float" office:value="745" table:style-name="ce4">
            <text:p>7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cho</text:p>
          </table:table-cell>
          <table:table-cell table:style-name="ce4"/>
          <table:table-cell office:value-type="float" office:value="745" table:style-name="ce4">
            <text:p>7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old</text:p>
          </table:table-cell>
          <table:table-cell table:style-name="ce4"/>
          <table:table-cell office:value-type="float" office:value="744" table:style-name="ce4">
            <text:p>7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nv</text:p>
          </table:table-cell>
          <table:table-cell table:style-name="ce4"/>
          <table:table-cell office:value-type="float" office:value="744" table:style-name="ce4">
            <text:p>7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sktool</text:p>
          </table:table-cell>
          <table:table-cell table:style-name="ce4"/>
          <table:table-cell office:value-type="float" office:value="743" table:style-name="ce4">
            <text:p>7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iflib</text:p>
          </table:table-cell>
          <table:table-cell table:style-name="ce4"/>
          <table:table-cell office:value-type="float" office:value="742" table:style-name="ce4">
            <text:p>7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plit</text:p>
          </table:table-cell>
          <table:table-cell table:style-name="ce4"/>
          <table:table-cell office:value-type="float" office:value="742" table:style-name="ce4">
            <text:p>7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n</text:p>
          </table:table-cell>
          <table:table-cell table:style-name="ce4"/>
          <table:table-cell office:value-type="float" office:value="741" table:style-name="ce4">
            <text:p>7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ut</text:p>
          </table:table-cell>
          <table:table-cell table:style-name="ce4"/>
          <table:table-cell office:value-type="float" office:value="738" table:style-name="ce4">
            <text:p>7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at</text:p>
          </table:table-cell>
          <table:table-cell table:style-name="ce4"/>
          <table:table-cell office:value-type="float" office:value="737" table:style-name="ce4">
            <text:p>7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mm</text:p>
          </table:table-cell>
          <table:table-cell table:style-name="ce4"/>
          <table:table-cell office:value-type="float" office:value="737" table:style-name="ce4">
            <text:p>7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cp</text:p>
          </table:table-cell>
          <table:table-cell table:style-name="ce4"/>
          <table:table-cell office:value-type="float" office:value="736" table:style-name="ce4">
            <text:p>7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r</text:p>
          </table:table-cell>
          <table:table-cell table:style-name="ce4"/>
          <table:table-cell office:value-type="float" office:value="735" table:style-name="ce4">
            <text:p>7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ail</text:p>
          </table:table-cell>
          <table:table-cell table:style-name="ce4"/>
          <table:table-cell office:value-type="float" office:value="734" table:style-name="ce4">
            <text:p>7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mdir</text:p>
          </table:table-cell>
          <table:table-cell table:style-name="ce4"/>
          <table:table-cell office:value-type="float" office:value="734" table:style-name="ce4">
            <text:p>7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ead</text:p>
          </table:table-cell>
          <table:table-cell table:style-name="ce4"/>
          <table:table-cell office:value-type="float" office:value="734" table:style-name="ce4">
            <text:p>7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d</text:p>
          </table:table-cell>
          <table:table-cell table:style-name="ce4"/>
          <table:table-cell office:value-type="float" office:value="733" table:style-name="ce4">
            <text:p>7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bus</text:p>
          </table:table-cell>
          <table:table-cell table:style-name="ce4"/>
          <table:table-cell office:value-type="float" office:value="733" table:style-name="ce4">
            <text:p>7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niq</text:p>
          </table:table-cell>
          <table:table-cell table:style-name="ce4"/>
          <table:table-cell office:value-type="float" office:value="733" table:style-name="ce4">
            <text:p>7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wd</text:p>
          </table:table-cell>
          <table:table-cell table:style-name="ce4"/>
          <table:table-cell office:value-type="float" office:value="732" table:style-name="ce4">
            <text:p>7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rch</text:p>
          </table:table-cell>
          <table:table-cell table:style-name="ce4"/>
          <table:table-cell office:value-type="float" office:value="730" table:style-name="ce4">
            <text:p>7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ate</text:p>
          </table:table-cell>
          <table:table-cell table:style-name="ce4"/>
          <table:table-cell office:value-type="float" office:value="729" table:style-name="ce4">
            <text:p>7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p</text:p>
          </table:table-cell>
          <table:table-cell table:style-name="ce4"/>
          <table:table-cell office:value-type="float" office:value="727" table:style-name="ce4">
            <text:p>7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adlink</text:p>
          </table:table-cell>
          <table:table-cell table:style-name="ce4"/>
          <table:table-cell office:value-type="float" office:value="726" table:style-name="ce4">
            <text:p>7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rintf</text:p>
          </table:table-cell>
          <table:table-cell table:style-name="ce4"/>
          <table:table-cell office:value-type="float" office:value="724" table:style-name="ce4">
            <text:p>7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kdir</text:p>
          </table:table-cell>
          <table:table-cell table:style-name="ce4"/>
          <table:table-cell office:value-type="float" office:value="724" table:style-name="ce4">
            <text:p>7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ksctp-tools</text:p>
          </table:table-cell>
          <table:table-cell table:style-name="ce4"/>
          <table:table-cell office:value-type="float" office:value="719" table:style-name="ce4">
            <text:p>71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hmod</text:p>
          </table:table-cell>
          <table:table-cell table:style-name="ce4"/>
          <table:table-cell office:value-type="float" office:value="719" table:style-name="ce4">
            <text:p>71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stall</text:p>
          </table:table-cell>
          <table:table-cell table:style-name="ce4"/>
          <table:table-cell office:value-type="float" office:value="718" table:style-name="ce4">
            <text:p>71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sgattrib</text:p>
          </table:table-cell>
          <table:table-cell table:style-name="ce4"/>
          <table:table-cell office:value-type="float" office:value="715" table:style-name="ce4">
            <text:p>7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sgexec</text:p>
          </table:table-cell>
          <table:table-cell table:style-name="ce4"/>
          <table:table-cell office:value-type="float" office:value="715" table:style-name="ce4">
            <text:p>7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leep</text:p>
          </table:table-cell>
          <table:table-cell table:style-name="ce4"/>
          <table:table-cell office:value-type="float" office:value="715" table:style-name="ce4">
            <text:p>7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sgcomm</text:p>
          </table:table-cell>
          <table:table-cell table:style-name="ce4"/>
          <table:table-cell office:value-type="float" office:value="715" table:style-name="ce4">
            <text:p>7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sgconv</text:p>
          </table:table-cell>
          <table:table-cell table:style-name="ce4"/>
          <table:table-cell office:value-type="float" office:value="715" table:style-name="ce4">
            <text:p>7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sgen</text:p>
          </table:table-cell>
          <table:table-cell table:style-name="ce4"/>
          <table:table-cell office:value-type="float" office:value="715" table:style-name="ce4">
            <text:p>7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sgfilter</text:p>
          </table:table-cell>
          <table:table-cell table:style-name="ce4"/>
          <table:table-cell office:value-type="float" office:value="715" table:style-name="ce4">
            <text:p>7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sginit</text:p>
          </table:table-cell>
          <table:table-cell table:style-name="ce4"/>
          <table:table-cell office:value-type="float" office:value="715" table:style-name="ce4">
            <text:p>7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sgcmp</text:p>
          </table:table-cell>
          <table:table-cell table:style-name="ce4"/>
          <table:table-cell office:value-type="float" office:value="715" table:style-name="ce4">
            <text:p>7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rlget</text:p>
          </table:table-cell>
          <table:table-cell table:style-name="ce4"/>
          <table:table-cell office:value-type="float" office:value="714" table:style-name="ce4">
            <text:p>7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ste</text:p>
          </table:table-cell>
          <table:table-cell table:style-name="ce4"/>
          <table:table-cell office:value-type="float" office:value="714" table:style-name="ce4">
            <text:p>7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list</text:p>
          </table:table-cell>
          <table:table-cell table:style-name="ce4"/>
          <table:table-cell office:value-type="float" office:value="714" table:style-name="ce4">
            <text:p>7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e</text:p>
          </table:table-cell>
          <table:table-cell table:style-name="ce4"/>
          <table:table-cell office:value-type="float" office:value="714" table:style-name="ce4">
            <text:p>7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nk</text:p>
          </table:table-cell>
          <table:table-cell table:style-name="ce4"/>
          <table:table-cell office:value-type="float" office:value="713" table:style-name="ce4">
            <text:p>71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dHat 7.5</text:p>
          </table:table-cell>
          <table:table-cell table:style-name="ce4"/>
          <table:table-cell office:value-type="float" office:value="712" table:style-name="ce4">
            <text:p>71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ldr-plurals</text:p>
          </table:table-cell>
          <table:table-cell table:style-name="ce4"/>
          <table:table-cell office:value-type="float" office:value="711" table:style-name="ce4">
            <text:p>71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kcs1-conv</text:p>
          </table:table-cell>
          <table:table-cell table:style-name="ce4"/>
          <table:table-cell office:value-type="float" office:value="709" table:style-name="ce4">
            <text:p>70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xp-conv</text:p>
          </table:table-cell>
          <table:table-cell table:style-name="ce4"/>
          <table:table-cell office:value-type="float" office:value="708" table:style-name="ce4">
            <text:p>70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blim</text:p>
          </table:table-cell>
          <table:table-cell table:style-name="ce4"/>
          <table:table-cell office:value-type="float" office:value="706" table:style-name="ce4">
            <text:p>70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lo for Excel</text:p>
          </table:table-cell>
          <table:table-cell table:style-name="ce4"/>
          <table:table-cell office:value-type="float" office:value="706" table:style-name="ce4">
            <text:p>70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sggrep</text:p>
          </table:table-cell>
          <table:table-cell table:style-name="ce4"/>
          <table:table-cell office:value-type="float" office:value="706" table:style-name="ce4">
            <text:p>70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yes</text:p>
          </table:table-cell>
          <table:table-cell table:style-name="ce4"/>
          <table:table-cell office:value-type="float" office:value="705" table:style-name="ce4">
            <text:p>7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rintenv</text:p>
          </table:table-cell>
          <table:table-cell table:style-name="ce4"/>
          <table:table-cell office:value-type="float" office:value="705" table:style-name="ce4">
            <text:p>7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tty</text:p>
          </table:table-cell>
          <table:table-cell table:style-name="ce4"/>
          <table:table-cell office:value-type="float" office:value="705" table:style-name="ce4">
            <text:p>7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hown</text:p>
          </table:table-cell>
          <table:table-cell table:style-name="ce4"/>
          <table:table-cell office:value-type="float" office:value="705" table:style-name="ce4">
            <text:p>7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q</text:p>
          </table:table-cell>
          <table:table-cell table:style-name="ce4"/>
          <table:table-cell office:value-type="float" office:value="704" table:style-name="ce4">
            <text:p>70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st</text:p>
          </table:table-cell>
          <table:table-cell table:style-name="ce4"/>
          <table:table-cell office:value-type="float" office:value="701" table:style-name="ce4">
            <text:p>70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r</text:p>
          </table:table-cell>
          <table:table-cell table:style-name="ce4"/>
          <table:table-cell office:value-type="float" office:value="696" table:style-name="ce4">
            <text:p>69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11tool</text:p>
          </table:table-cell>
          <table:table-cell table:style-name="ce4"/>
          <table:table-cell office:value-type="float" office:value="695" table:style-name="ce4">
            <text:p>69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py-jdk-configs</text:p>
          </table:table-cell>
          <table:table-cell table:style-name="ce4"/>
          <table:table-cell office:value-type="float" office:value="694" table:style-name="ce4">
            <text:p>69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mt</text:p>
          </table:table-cell>
          <table:table-cell table:style-name="ce4"/>
          <table:table-cell office:value-type="float" office:value="688" table:style-name="ce4">
            <text:p>68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UP : a free {LGPL} Generic Updater</text:p>
          </table:table-cell>
          <table:table-cell table:style-name="ce4"/>
          <table:table-cell office:value-type="float" office:value="683" table:style-name="ce4">
            <text:p>68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ty</text:p>
          </table:table-cell>
          <table:table-cell table:style-name="ce4"/>
          <table:table-cell office:value-type="float" office:value="678" table:style-name="ce4">
            <text:p>6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kfifo</text:p>
          </table:table-cell>
          <table:table-cell table:style-name="ce4"/>
          <table:table-cell office:value-type="float" office:value="678" table:style-name="ce4">
            <text:p>6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ohup</text:p>
          </table:table-cell>
          <table:table-cell table:style-name="ce4"/>
          <table:table-cell office:value-type="float" office:value="678" table:style-name="ce4">
            <text:p>6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hgrp</text:p>
          </table:table-cell>
          <table:table-cell table:style-name="ce4"/>
          <table:table-cell office:value-type="float" office:value="678" table:style-name="ce4">
            <text:p>6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ice</text:p>
          </table:table-cell>
          <table:table-cell table:style-name="ce4"/>
          <table:table-cell office:value-type="float" office:value="678" table:style-name="ce4">
            <text:p>6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knod</text:p>
          </table:table-cell>
          <table:table-cell table:style-name="ce4"/>
          <table:table-cell office:value-type="float" office:value="678" table:style-name="ce4">
            <text:p>6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ksum</text:p>
          </table:table-cell>
          <table:table-cell table:style-name="ce4"/>
          <table:table-cell office:value-type="float" office:value="678" table:style-name="ce4">
            <text:p>6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nlink</text:p>
          </table:table-cell>
          <table:table-cell table:style-name="ce4"/>
          <table:table-cell office:value-type="float" office:value="678" table:style-name="ce4">
            <text:p>6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ogname</text:p>
          </table:table-cell>
          <table:table-cell table:style-name="ce4"/>
          <table:table-cell office:value-type="float" office:value="678" table:style-name="ce4">
            <text:p>6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ync</text:p>
          </table:table-cell>
          <table:table-cell table:style-name="ce4"/>
          <table:table-cell office:value-type="float" office:value="678" table:style-name="ce4">
            <text:p>6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inky</text:p>
          </table:table-cell>
          <table:table-cell table:style-name="ce4"/>
          <table:table-cell office:value-type="float" office:value="678" table:style-name="ce4">
            <text:p>6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hoami</text:p>
          </table:table-cell>
          <table:table-cell table:style-name="ce4"/>
          <table:table-cell office:value-type="float" office:value="678" table:style-name="ce4">
            <text:p>6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ho</text:p>
          </table:table-cell>
          <table:table-cell table:style-name="ce4"/>
          <table:table-cell office:value-type="float" office:value="677" table:style-name="ce4">
            <text:p>67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isual Studio Code</text:p>
          </table:table-cell>
          <table:table-cell table:style-name="ce4"/>
          <table:table-cell office:value-type="float" office:value="677" table:style-name="ce4">
            <text:p>67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ircolors</text:p>
          </table:table-cell>
          <table:table-cell table:style-name="ce4"/>
          <table:table-cell office:value-type="float" office:value="677" table:style-name="ce4">
            <text:p>67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um</text:p>
          </table:table-cell>
          <table:table-cell table:style-name="ce4"/>
          <table:table-cell office:value-type="float" office:value="677" table:style-name="ce4">
            <text:p>67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gettext</text:p>
          </table:table-cell>
          <table:table-cell table:style-name="ce4"/>
          <table:table-cell office:value-type="float" office:value="676" table:style-name="ce4">
            <text:p>6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alpath</text:p>
          </table:table-cell>
          <table:table-cell table:style-name="ce4"/>
          <table:table-cell office:value-type="float" office:value="671" table:style-name="ce4">
            <text:p>67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proc</text:p>
          </table:table-cell>
          <table:table-cell table:style-name="ce4"/>
          <table:table-cell office:value-type="float" office:value="671" table:style-name="ce4">
            <text:p>67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ha512sum</text:p>
          </table:table-cell>
          <table:table-cell table:style-name="ce4"/>
          <table:table-cell office:value-type="float" office:value="670" table:style-name="ce4">
            <text:p>6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ha256sum</text:p>
          </table:table-cell>
          <table:table-cell table:style-name="ce4"/>
          <table:table-cell office:value-type="float" office:value="670" table:style-name="ce4">
            <text:p>6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actor</text:p>
          </table:table-cell>
          <table:table-cell table:style-name="ce4"/>
          <table:table-cell office:value-type="float" office:value="669" table:style-name="ce4">
            <text:p>6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f</text:p>
          </table:table-cell>
          <table:table-cell table:style-name="ce4"/>
          <table:table-cell office:value-type="float" office:value="669" table:style-name="ce4">
            <text:p>6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d</text:p>
          </table:table-cell>
          <table:table-cell table:style-name="ce4"/>
          <table:table-cell office:value-type="float" office:value="669" table:style-name="ce4">
            <text:p>6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tat</text:p>
          </table:table-cell>
          <table:table-cell table:style-name="ce4"/>
          <table:table-cell office:value-type="float" office:value="669" table:style-name="ce4">
            <text:p>6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u</text:p>
          </table:table-cell>
          <table:table-cell table:style-name="ce4"/>
          <table:table-cell office:value-type="float" office:value="669" table:style-name="ce4">
            <text:p>6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ac</text:p>
          </table:table-cell>
          <table:table-cell table:style-name="ce4"/>
          <table:table-cell office:value-type="float" office:value="669" table:style-name="ce4">
            <text:p>6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ir</text:p>
          </table:table-cell>
          <table:table-cell table:style-name="ce4"/>
          <table:table-cell office:value-type="float" office:value="668" table:style-name="ce4">
            <text:p>66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fsdump</text:p>
          </table:table-cell>
          <table:table-cell table:style-name="ce4"/>
          <table:table-cell office:value-type="float" office:value="666" table:style-name="ce4">
            <text:p>6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sa</text:p>
          </table:table-cell>
          <table:table-cell table:style-name="ce4"/>
          <table:table-cell office:value-type="float" office:value="665" table:style-name="ce4">
            <text:p>66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MIREGISTRY</text:p>
          </table:table-cell>
          <table:table-cell table:style-name="ce4"/>
          <table:table-cell office:value-type="float" office:value="664" table:style-name="ce4">
            <text:p>6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RBD</text:p>
          </table:table-cell>
          <table:table-cell table:style-name="ce4"/>
          <table:table-cell office:value-type="float" office:value="657" table:style-name="ce4">
            <text:p>65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32</text:p>
          </table:table-cell>
          <table:table-cell table:style-name="ce4"/>
          <table:table-cell office:value-type="float" office:value="657" table:style-name="ce4">
            <text:p>65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eployment_Guide-en-US</text:p>
          </table:table-cell>
          <table:table-cell table:style-name="ce4"/>
          <table:table-cell office:value-type="float" office:value="655" table:style-name="ce4">
            <text:p>6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ygwin-console-helper</text:p>
          </table:table-cell>
          <table:table-cell table:style-name="ce4"/>
          <table:table-cell office:value-type="float" office:value="650" table:style-name="ce4">
            <text:p>6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roups</text:p>
          </table:table-cell>
          <table:table-cell table:style-name="ce4"/>
          <table:table-cell office:value-type="float" office:value="644" table:style-name="ce4">
            <text:p>6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ase64</text:p>
          </table:table-cell>
          <table:table-cell table:style-name="ce4"/>
          <table:table-cell office:value-type="float" office:value="644" table:style-name="ce4">
            <text:p>6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runcate</text:p>
          </table:table-cell>
          <table:table-cell table:style-name="ce4"/>
          <table:table-cell office:value-type="float" office:value="644" table:style-name="ce4">
            <text:p>6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org-x11-server</text:p>
          </table:table-cell>
          <table:table-cell table:style-name="ce4"/>
          <table:table-cell office:value-type="float" office:value="638" table:style-name="ce4">
            <text:p>6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t the terminal window size</text:p>
          </table:table-cell>
          <table:table-cell table:style-name="ce4"/>
          <table:table-cell office:value-type="float" office:value="636" table:style-name="ce4">
            <text:p>6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gistration Tool</text:p>
          </table:table-cell>
          <table:table-cell table:style-name="ce4"/>
          <table:table-cell office:value-type="float" office:value="628" table:style-name="ce4">
            <text:p>6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SYS2 terminal</text:p>
          </table:table-cell>
          <table:table-cell table:style-name="ce4"/>
          <table:table-cell office:value-type="float" office:value="622" table:style-name="ce4">
            <text:p>6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rptool</text:p>
          </table:table-cell>
          <table:table-cell table:style-name="ce4"/>
          <table:table-cell office:value-type="float" office:value="622" table:style-name="ce4">
            <text:p>6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erttool</text:p>
          </table:table-cell>
          <table:table-cell table:style-name="ce4"/>
          <table:table-cell office:value-type="float" office:value="619" table:style-name="ce4">
            <text:p>61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rb5</text:p>
          </table:table-cell>
          <table:table-cell table:style-name="ce4"/>
          <table:table-cell office:value-type="float" office:value="612" table:style-name="ce4">
            <text:p>61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bm_dump</text:p>
          </table:table-cell>
          <table:table-cell table:style-name="ce4"/>
          <table:table-cell office:value-type="float" office:value="607" table:style-name="ce4">
            <text:p>6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bmtool</text:p>
          </table:table-cell>
          <table:table-cell table:style-name="ce4"/>
          <table:table-cell office:value-type="float" office:value="607" table:style-name="ce4">
            <text:p>6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application</text:p>
          </table:table-cell>
          <table:table-cell table:style-name="ce4"/>
          <table:table-cell office:value-type="float" office:value="607" table:style-name="ce4">
            <text:p>6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bm_load</text:p>
          </table:table-cell>
          <table:table-cell table:style-name="ce4"/>
          <table:table-cell office:value-type="float" office:value="607" table:style-name="ce4">
            <text:p>6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telliJ</text:p>
          </table:table-cell>
          <table:table-cell office:value-type="float" office:value="119" table:style-name="ce4">
            <text:p>119</text:p>
          </table:table-cell>
          <table:table-cell office:value-type="float" office:value="601" table:style-name="ce4">
            <text:p>60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MID</text:p>
          </table:table-cell>
          <table:table-cell table:style-name="ce4"/>
          <table:table-cell office:value-type="float" office:value="595" table:style-name="ce4">
            <text:p>59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3</text:p>
          </table:table-cell>
          <table:table-cell table:style-name="ce4"/>
          <table:table-cell office:value-type="float" office:value="588" table:style-name="ce4">
            <text:p>58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antomJS</text:p>
          </table:table-cell>
          <table:table-cell office:value-type="float" office:value="234" table:style-name="ce4">
            <text:p>234</text:p>
          </table:table-cell>
          <table:table-cell office:value-type="float" office:value="586" table:style-name="ce4">
            <text:p>58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rust</text:p>
          </table:table-cell>
          <table:table-cell table:style-name="ce4"/>
          <table:table-cell office:value-type="float" office:value="584" table:style-name="ce4">
            <text:p>58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essecho</text:p>
          </table:table-cell>
          <table:table-cell table:style-name="ce4"/>
          <table:table-cell office:value-type="float" office:value="573" table:style-name="ce4">
            <text:p>57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eytool</text:p>
          </table:table-cell>
          <table:table-cell table:style-name="ce4"/>
          <table:table-cell office:value-type="float" office:value="573" table:style-name="ce4">
            <text:p>57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virt-engine</text:p>
          </table:table-cell>
          <table:table-cell table:style-name="ce4"/>
          <table:table-cell office:value-type="float" office:value="560" table:style-name="ce4">
            <text:p>5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mac256</text:p>
          </table:table-cell>
          <table:table-cell table:style-name="ce4"/>
          <table:table-cell office:value-type="float" office:value="557" table:style-name="ce4">
            <text:p>55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umpsexp</text:p>
          </table:table-cell>
          <table:table-cell table:style-name="ce4"/>
          <table:table-cell office:value-type="float" office:value="556" table:style-name="ce4">
            <text:p>5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picalc</text:p>
          </table:table-cell>
          <table:table-cell table:style-name="ce4"/>
          <table:table-cell office:value-type="float" office:value="554" table:style-name="ce4">
            <text:p>5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hromium</text:p>
          </table:table-cell>
          <table:table-cell office:value-type="float" office:value="130" table:style-name="ce4">
            <text:p>130</text:p>
          </table:table-cell>
          <table:table-cell office:value-type="float" office:value="548" table:style-name="ce4">
            <text:p>5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tab</text:p>
          </table:table-cell>
          <table:table-cell table:style-name="ce4"/>
          <table:table-cell office:value-type="float" office:value="537" table:style-name="ce4">
            <text:p>5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guestfs</text:p>
          </table:table-cell>
          <table:table-cell table:style-name="ce4"/>
          <table:table-cell office:value-type="float" office:value="537" table:style-name="ce4">
            <text:p>5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XML</text:p>
          </table:table-cell>
          <table:table-cell office:value-type="float" office:value="929" table:style-name="ce4">
            <text:p>929</text:p>
          </table:table-cell>
          <table:table-cell office:value-type="float" office:value="529" table:style-name="ce4">
            <text:p>5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rvertool</text:p>
          </table:table-cell>
          <table:table-cell table:style-name="ce4"/>
          <table:table-cell office:value-type="float" office:value="528" table:style-name="ce4">
            <text:p>5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mageMagick</text:p>
          </table:table-cell>
          <table:table-cell office:value-type="float" office:value="185" table:style-name="ce4">
            <text:p>185</text:p>
          </table:table-cell>
          <table:table-cell office:value-type="float" office:value="520" table:style-name="ce4">
            <text:p>5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idgin</text:p>
          </table:table-cell>
          <table:table-cell office:value-type="float" office:value="104" table:style-name="ce4">
            <text:p>104</text:p>
          </table:table-cell>
          <table:table-cell office:value-type="float" office:value="514" table:style-name="ce4">
            <text:p>5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h</text:p>
          </table:table-cell>
          <table:table-cell table:style-name="ce4"/>
          <table:table-cell office:value-type="float" office:value="513" table:style-name="ce4">
            <text:p>51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tdbuf.so</text:p>
          </table:table-cell>
          <table:table-cell table:style-name="ce4"/>
          <table:table-cell office:value-type="float" office:value="509" table:style-name="ce4">
            <text:p>50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ocker</text:p>
          </table:table-cell>
          <table:table-cell table:style-name="ce4"/>
          <table:table-cell office:value-type="float" office:value="509" table:style-name="ce4">
            <text:p>50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64</text:p>
          </table:table-cell>
          <table:table-cell table:style-name="ce4"/>
          <table:table-cell office:value-type="float" office:value="507" table:style-name="ce4">
            <text:p>5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64</text:p>
          </table:table-cell>
          <table:table-cell table:style-name="ce4"/>
          <table:table-cell office:value-type="float" office:value="507" table:style-name="ce4">
            <text:p>5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dsm</text:p>
          </table:table-cell>
          <table:table-cell table:style-name="ce4"/>
          <table:table-cell office:value-type="float" office:value="498" table:style-name="ce4">
            <text:p>49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ano</text:p>
          </table:table-cell>
          <table:table-cell office:value-type="float" office:value="579" table:style-name="ce4">
            <text:p>579</text:p>
          </table:table-cell>
          <table:table-cell office:value-type="float" office:value="497" table:style-name="ce4">
            <text:p>49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irtualBox</text:p>
          </table:table-cell>
          <table:table-cell office:value-type="float" office:value="358" table:style-name="ce4">
            <text:p>358</text:p>
          </table:table-cell>
          <table:table-cell office:value-type="float" office:value="494" table:style-name="ce4">
            <text:p>49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emu-kvm</text:p>
          </table:table-cell>
          <table:table-cell table:style-name="ce4"/>
          <table:table-cell office:value-type="float" office:value="489" table:style-name="ce4">
            <text:p>48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sl</text:p>
          </table:table-cell>
          <table:table-cell table:style-name="ce4"/>
          <table:table-cell office:value-type="float" office:value="483" table:style-name="ce4">
            <text:p>48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uned</text:p>
          </table:table-cell>
          <table:table-cell table:style-name="ce4"/>
          <table:table-cell office:value-type="float" office:value="475" table:style-name="ce4">
            <text:p>47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Update MFC Application</text:p>
          </table:table-cell>
          <table:table-cell table:style-name="ce4"/>
          <table:table-cell office:value-type="float" office:value="474" table:style-name="ce4">
            <text:p>47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cemaker</text:p>
          </table:table-cell>
          <table:table-cell table:style-name="ce4"/>
          <table:table-cell office:value-type="float" office:value="465" table:style-name="ce4">
            <text:p>46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32</text:p>
          </table:table-cell>
          <table:table-cell table:style-name="ce4"/>
          <table:table-cell office:value-type="float" office:value="463" table:style-name="ce4">
            <text:p>46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utoHotKey</text:p>
          </table:table-cell>
          <table:table-cell office:value-type="float" office:value="64" table:style-name="ce4">
            <text:p>64</text:p>
          </table:table-cell>
          <table:table-cell office:value-type="float" office:value="462" table:style-name="ce4">
            <text:p>46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CK200</text:p>
          </table:table-cell>
          <table:table-cell table:style-name="ce4"/>
          <table:table-cell office:value-type="float" office:value="460" table:style-name="ce4">
            <text:p>4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set</text:p>
          </table:table-cell>
          <table:table-cell table:style-name="ce4"/>
          <table:table-cell office:value-type="float" office:value="447" table:style-name="ce4">
            <text:p>4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atyr</text:p>
          </table:table-cell>
          <table:table-cell office:value-type="float" office:value="428" table:style-name="ce4">
            <text:p>428</text:p>
          </table:table-cell>
          <table:table-cell office:value-type="float" office:value="438" table:style-name="ce4">
            <text:p>4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scap</text:p>
          </table:table-cell>
          <table:table-cell table:style-name="ce4"/>
          <table:table-cell office:value-type="float" office:value="436" table:style-name="ce4">
            <text:p>4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dftotext</text:p>
          </table:table-cell>
          <table:table-cell table:style-name="ce4"/>
          <table:table-cell office:value-type="float" office:value="429" table:style-name="ce4">
            <text:p>4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ozilla Webapp Runtime App Uninstaller</text:p>
          </table:table-cell>
          <table:table-cell table:style-name="ce4"/>
          <table:table-cell office:value-type="float" office:value="428" table:style-name="ce4">
            <text:p>4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xists</text:p>
          </table:table-cell>
          <table:table-cell table:style-name="ce4"/>
          <table:table-cell office:value-type="float" office:value="422" table:style-name="ce4">
            <text:p>4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nl3</text:p>
          </table:table-cell>
          <table:table-cell table:style-name="ce4"/>
          <table:table-cell office:value-type="float" office:value="413" table:style-name="ce4">
            <text:p>41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JDK Platform binary</text:p>
          </table:table-cell>
          <table:table-cell table:style-name="ce4"/>
          <table:table-cell office:value-type="float" office:value="413" table:style-name="ce4">
            <text:p>41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kscape</text:p>
          </table:table-cell>
          <table:table-cell office:value-type="float" office:value="171" table:style-name="ce4">
            <text:p>171</text:p>
          </table:table-cell>
          <table:table-cell office:value-type="float" office:value="408" table:style-name="ce4">
            <text:p>40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 Policy Upgrade Tool</text:p>
          </table:table-cell>
          <table:table-cell table:style-name="ce4"/>
          <table:table-cell office:value-type="float" office:value="405" table:style-name="ce4">
            <text:p>4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ostfix</text:p>
          </table:table-cell>
          <table:table-cell office:value-type="float" office:value="541" table:style-name="ce4">
            <text:p>541</text:p>
          </table:table-cell>
          <table:table-cell office:value-type="float" office:value="400" table:style-name="ce4">
            <text:p>4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psbabel</text:p>
          </table:table-cell>
          <table:table-cell table:style-name="ce4"/>
          <table:table-cell office:value-type="float" office:value="391" table:style-name="ce4">
            <text:p>3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 Enterprise Application Platform</text:p>
          </table:table-cell>
          <table:table-cell table:style-name="ce4"/>
          <table:table-cell office:value-type="float" office:value="372" table:style-name="ce4">
            <text:p>37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ireshark</text:p>
          </table:table-cell>
          <table:table-cell office:value-type="float" office:value="291" table:style-name="ce4">
            <text:p>291</text:p>
          </table:table-cell>
          <table:table-cell office:value-type="float" office:value="371" table:style-name="ce4">
            <text:p>37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ozjs17</text:p>
          </table:table-cell>
          <table:table-cell table:style-name="ce4"/>
          <table:table-cell office:value-type="float" office:value="369" table:style-name="ce4">
            <text:p>3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hcp</text:p>
          </table:table-cell>
          <table:table-cell table:style-name="ce4"/>
          <table:table-cell office:value-type="float" office:value="368" table:style-name="ce4">
            <text:p>36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OGMAN</text:p>
          </table:table-cell>
          <table:table-cell table:style-name="ce4"/>
          <table:table-cell office:value-type="float" office:value="366" table:style-name="ce4">
            <text:p>3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erberos Change Password Application - MIT Kerberos for Windows</text:p>
          </table:table-cell>
          <table:table-cell table:style-name="ce4"/>
          <table:table-cell office:value-type="float" office:value="360" table:style-name="ce4">
            <text:p>3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virt-node</text:p>
          </table:table-cell>
          <table:table-cell table:style-name="ce4"/>
          <table:table-cell office:value-type="float" office:value="354" table:style-name="ce4">
            <text:p>3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olkit-pkla-compat</text:p>
          </table:table-cell>
          <table:table-cell table:style-name="ce4"/>
          <table:table-cell office:value-type="float" office:value="351" table:style-name="ce4">
            <text:p>35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ncviewer</text:p>
          </table:table-cell>
          <table:table-cell table:style-name="ce4"/>
          <table:table-cell office:value-type="float" office:value="349" table:style-name="ce4">
            <text:p>3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wsgi</text:p>
          </table:table-cell>
          <table:table-cell table:style-name="ce4"/>
          <table:table-cell office:value-type="float" office:value="344" table:style-name="ce4">
            <text:p>3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gview</text:p>
          </table:table-cell>
          <table:table-cell table:style-name="ce4"/>
          <table:table-cell office:value-type="float" office:value="338" table:style-name="ce4">
            <text:p>3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dbcconfig</text:p>
          </table:table-cell>
          <table:table-cell table:style-name="ce4"/>
          <table:table-cell office:value-type="float" office:value="338" table:style-name="ce4">
            <text:p>3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amclean</text:p>
          </table:table-cell>
          <table:table-cell table:style-name="ce4"/>
          <table:table-cell office:value-type="float" office:value="335" table:style-name="ce4">
            <text:p>3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nddoc</text:p>
          </table:table-cell>
          <table:table-cell table:style-name="ce4"/>
          <table:table-cell office:value-type="float" office:value="333" table:style-name="ce4">
            <text:p>3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gmerge</text:p>
          </table:table-cell>
          <table:table-cell table:style-name="ce4"/>
          <table:table-cell office:value-type="float" office:value="330" table:style-name="ce4">
            <text:p>3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cure Application Manager Control Module</text:p>
          </table:table-cell>
          <table:table-cell table:style-name="ce4"/>
          <table:table-cell office:value-type="float" office:value="328" table:style-name="ce4">
            <text:p>3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team</text:p>
          </table:table-cell>
          <table:table-cell table:style-name="ce4"/>
          <table:table-cell office:value-type="float" office:value="327" table:style-name="ce4">
            <text:p>3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ZMA Utils</text:p>
          </table:table-cell>
          <table:table-cell table:style-name="ce4"/>
          <table:table-cell office:value-type="float" office:value="326" table:style-name="ce4">
            <text:p>3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llectd</text:p>
          </table:table-cell>
          <table:table-cell table:style-name="ce4"/>
          <table:table-cell office:value-type="float" office:value="319" table:style-name="ce4">
            <text:p>31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389-ds-base</text:p>
          </table:table-cell>
          <table:table-cell table:style-name="ce4"/>
          <table:table-cell office:value-type="float" office:value="319" table:style-name="ce4">
            <text:p>31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4-php</text:p>
          </table:table-cell>
          <table:table-cell table:style-name="ce4"/>
          <table:table-cell office:value-type="float" office:value="314" table:style-name="ce4">
            <text:p>3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lex</text:p>
          </table:table-cell>
          <table:table-cell table:style-name="ce4"/>
          <table:table-cell office:value-type="float" office:value="309" table:style-name="ce4">
            <text:p>30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elgium eID MiddleWare</text:p>
          </table:table-cell>
          <table:table-cell table:style-name="ce4"/>
          <table:table-cell office:value-type="float" office:value="305" table:style-name="ce4">
            <text:p>3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s</text:p>
          </table:table-cell>
          <table:table-cell table:style-name="ce4"/>
          <table:table-cell office:value-type="float" office:value="301" table:style-name="ce4">
            <text:p>30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ing-libs</text:p>
          </table:table-cell>
          <table:table-cell table:style-name="ce4"/>
          <table:table-cell office:value-type="float" office:value="300" table:style-name="ce4">
            <text:p>3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set</text:p>
          </table:table-cell>
          <table:table-cell table:style-name="ce4"/>
          <table:table-cell office:value-type="float" office:value="288" table:style-name="ce4">
            <text:p>28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rj</text:p>
          </table:table-cell>
          <table:table-cell table:style-name="ce4"/>
          <table:table-cell office:value-type="float" office:value="288" table:style-name="ce4">
            <text:p>28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put</text:p>
          </table:table-cell>
          <table:table-cell table:style-name="ce4"/>
          <table:table-cell office:value-type="float" office:value="288" table:style-name="ce4">
            <text:p>28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lear</text:p>
          </table:table-cell>
          <table:table-cell table:style-name="ce4"/>
          <table:table-cell office:value-type="float" office:value="288" table:style-name="ce4">
            <text:p>28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pawn-win64-helper-console</text:p>
          </table:table-cell>
          <table:table-cell table:style-name="ce4"/>
          <table:table-cell office:value-type="float" office:value="283" table:style-name="ce4">
            <text:p>28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</text:p>
          </table:table-cell>
          <table:table-cell table:style-name="ce4"/>
          <table:table-cell office:value-type="float" office:value="283" table:style-name="ce4">
            <text:p>28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hevm</text:p>
          </table:table-cell>
          <table:table-cell table:style-name="ce4"/>
          <table:table-cell office:value-type="float" office:value="283" table:style-name="ce4">
            <text:p>28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h-php56-php</text:p>
          </table:table-cell>
          <table:table-cell table:style-name="ce4"/>
          <table:table-cell office:value-type="float" office:value="282" table:style-name="ce4">
            <text:p>28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pice-gtk</text:p>
          </table:table-cell>
          <table:table-cell table:style-name="ce4"/>
          <table:table-cell office:value-type="float" office:value="279" table:style-name="ce4">
            <text:p>27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dma-core</text:p>
          </table:table-cell>
          <table:table-cell table:style-name="ce4"/>
          <table:table-cell office:value-type="float" office:value="276" table:style-name="ce4">
            <text:p>2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epoxy</text:p>
          </table:table-cell>
          <table:table-cell table:style-name="ce4"/>
          <table:table-cell office:value-type="float" office:value="276" table:style-name="ce4">
            <text:p>2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JS</text:p>
          </table:table-cell>
          <table:table-cell table:style-name="ce4"/>
          <table:table-cell office:value-type="float" office:value="274" table:style-name="ce4">
            <text:p>27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Zic</text:p>
          </table:table-cell>
          <table:table-cell table:style-name="ce4"/>
          <table:table-cell office:value-type="float" office:value="274" table:style-name="ce4">
            <text:p>27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ettings-desktop-schemas</text:p>
          </table:table-cell>
          <table:table-cell table:style-name="ce4"/>
          <table:table-cell office:value-type="float" office:value="272" table:style-name="ce4">
            <text:p>27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ckpit</text:p>
          </table:table-cell>
          <table:table-cell table:style-name="ce4"/>
          <table:table-cell office:value-type="float" office:value="266" table:style-name="ce4">
            <text:p>2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MCLIENT</text:p>
          </table:table-cell>
          <table:table-cell table:style-name="ce4"/>
          <table:table-cell office:value-type="float" office:value="265" table:style-name="ce4">
            <text:p>26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lac</text:p>
          </table:table-cell>
          <table:table-cell office:value-type="float" office:value="385" table:style-name="ce4">
            <text:p>385</text:p>
          </table:table-cell>
          <table:table-cell office:value-type="float" office:value="263" table:style-name="ce4">
            <text:p>26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5-php</text:p>
          </table:table-cell>
          <table:table-cell table:style-name="ce4"/>
          <table:table-cell office:value-type="float" office:value="262" table:style-name="ce4">
            <text:p>26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pyPath</text:p>
          </table:table-cell>
          <table:table-cell table:style-name="ce4"/>
          <table:table-cell office:value-type="float" office:value="259" table:style-name="ce4">
            <text:p>2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ryptsetup</text:p>
          </table:table-cell>
          <table:table-cell table:style-name="ce4"/>
          <table:table-cell office:value-type="float" office:value="256" table:style-name="ce4">
            <text:p>2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kgroup</text:p>
          </table:table-cell>
          <table:table-cell table:style-name="ce4"/>
          <table:table-cell office:value-type="float" office:value="255" table:style-name="ce4">
            <text:p>2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ill</text:p>
          </table:table-cell>
          <table:table-cell table:style-name="ce4"/>
          <table:table-cell office:value-type="float" office:value="255" table:style-name="ce4">
            <text:p>2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tool</text:p>
          </table:table-cell>
          <table:table-cell table:style-name="ce4"/>
          <table:table-cell office:value-type="float" office:value="254" table:style-name="ce4">
            <text:p>2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P2LAUNCHER</text:p>
          </table:table-cell>
          <table:table-cell table:style-name="ce4"/>
          <table:table-cell office:value-type="float" office:value="254" table:style-name="ce4">
            <text:p>2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udacity</text:p>
          </table:table-cell>
          <table:table-cell office:value-type="float" office:value="64" table:style-name="ce4">
            <text:p>64</text:p>
          </table:table-cell>
          <table:table-cell office:value-type="float" office:value="254" table:style-name="ce4">
            <text:p>2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pcrm command</text:p>
          </table:table-cell>
          <table:table-cell table:style-name="ce4"/>
          <table:table-cell office:value-type="float" office:value="251" table:style-name="ce4">
            <text:p>25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pcs command</text:p>
          </table:table-cell>
          <table:table-cell table:style-name="ce4"/>
          <table:table-cell office:value-type="float" office:value="251" table:style-name="ce4">
            <text:p>25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IM</text:p>
          </table:table-cell>
          <table:table-cell office:value-type="float" office:value="103" table:style-name="ce4">
            <text:p>103</text:p>
          </table:table-cell>
          <table:table-cell office:value-type="float" office:value="250" table:style-name="ce4">
            <text:p>2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rdmacm</text:p>
          </table:table-cell>
          <table:table-cell table:style-name="ce4"/>
          <table:table-cell office:value-type="float" office:value="250" table:style-name="ce4">
            <text:p>2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riadb-libs</text:p>
          </table:table-cell>
          <table:table-cell table:style-name="ce4"/>
          <table:table-cell office:value-type="float" office:value="249" table:style-name="ce4">
            <text:p>2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ansson</text:p>
          </table:table-cell>
          <table:table-cell table:style-name="ce4"/>
          <table:table-cell office:value-type="float" office:value="249" table:style-name="ce4">
            <text:p>2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Studio</text:p>
          </table:table-cell>
          <table:table-cell office:value-type="float" office:value="48" table:style-name="ce4">
            <text:p>48</text:p>
          </table:table-cell>
          <table:table-cell office:value-type="float" office:value="248" table:style-name="ce4">
            <text:p>2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ind97</text:p>
          </table:table-cell>
          <table:table-cell table:style-name="ce4"/>
          <table:table-cell office:value-type="float" office:value="247" table:style-name="ce4">
            <text:p>2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ibverbs</text:p>
          </table:table-cell>
          <table:table-cell table:style-name="ce4"/>
          <table:table-cell office:value-type="float" office:value="247" table:style-name="ce4">
            <text:p>2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ndp</text:p>
          </table:table-cell>
          <table:table-cell table:style-name="ce4"/>
          <table:table-cell office:value-type="float" office:value="244" table:style-name="ce4">
            <text:p>2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zigzagpw</text:p>
          </table:table-cell>
          <table:table-cell table:style-name="ce4"/>
          <table:table-cell office:value-type="float" office:value="244" table:style-name="ce4">
            <text:p>2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OGINPROCESS</text:p>
          </table:table-cell>
          <table:table-cell table:style-name="ce4"/>
          <table:table-cell office:value-type="float" office:value="244" table:style-name="ce4">
            <text:p>2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evdev</text:p>
          </table:table-cell>
          <table:table-cell table:style-name="ce4"/>
          <table:table-cell office:value-type="float" office:value="243" table:style-name="ce4">
            <text:p>2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algrind</text:p>
          </table:table-cell>
          <table:table-cell table:style-name="ce4"/>
          <table:table-cell office:value-type="float" office:value="242" table:style-name="ce4">
            <text:p>2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torcli</text:p>
          </table:table-cell>
          <table:table-cell table:style-name="ce4"/>
          <table:table-cell office:value-type="float" office:value="241" table:style-name="ce4">
            <text:p>2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Bench</text:p>
          </table:table-cell>
          <table:table-cell office:value-type="float" office:value="234" table:style-name="ce4">
            <text:p>234</text:p>
          </table:table-cell>
          <table:table-cell office:value-type="float" office:value="238" table:style-name="ce4">
            <text:p>2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inDirStat</text:p>
          </table:table-cell>
          <table:table-cell office:value-type="float" office:value="400" table:style-name="ce4">
            <text:p>400</text:p>
          </table:table-cell>
          <table:table-cell office:value-type="float" office:value="238" table:style-name="ce4">
            <text:p>2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ernel driver install</text:p>
          </table:table-cell>
          <table:table-cell table:style-name="ce4"/>
          <table:table-cell office:value-type="float" office:value="237" table:style-name="ce4">
            <text:p>2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mpat-libf2c-34</text:p>
          </table:table-cell>
          <table:table-cell table:style-name="ce4"/>
          <table:table-cell office:value-type="float" office:value="234" table:style-name="ce4">
            <text:p>2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ozilla-filesystem</text:p>
          </table:table-cell>
          <table:table-cell table:style-name="ce4"/>
          <table:table-cell office:value-type="float" office:value="233" table:style-name="ce4">
            <text:p>2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amd</text:p>
          </table:table-cell>
          <table:table-cell table:style-name="ce4"/>
          <table:table-cell office:value-type="float" office:value="230" table:style-name="ce4">
            <text:p>2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workManager-libnm</text:p>
          </table:table-cell>
          <table:table-cell table:style-name="ce4"/>
          <table:table-cell office:value-type="float" office:value="230" table:style-name="ce4">
            <text:p>2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nl3-cli</text:p>
          </table:table-cell>
          <table:table-cell table:style-name="ce4"/>
          <table:table-cell office:value-type="float" office:value="230" table:style-name="ce4">
            <text:p>2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workManager-team</text:p>
          </table:table-cell>
          <table:table-cell table:style-name="ce4"/>
          <table:table-cell office:value-type="float" office:value="229" table:style-name="ce4">
            <text:p>2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macs</text:p>
          </table:table-cell>
          <table:table-cell office:value-type="float" office:value="50" table:style-name="ce4">
            <text:p>50</text:p>
          </table:table-cell>
          <table:table-cell office:value-type="float" office:value="228" table:style-name="ce4">
            <text:p>2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ample collection</text:p>
          </table:table-cell>
          <table:table-cell table:style-name="ce4"/>
          <table:table-cell office:value-type="float" office:value="228" table:style-name="ce4">
            <text:p>2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qlMetal.exe</text:p>
          </table:table-cell>
          <table:table-cell table:style-name="ce4"/>
          <table:table-cell office:value-type="float" office:value="227" table:style-name="ce4">
            <text:p>2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hrony</text:p>
          </table:table-cell>
          <table:table-cell table:style-name="ce4"/>
          <table:table-cell office:value-type="float" office:value="227" table:style-name="ce4">
            <text:p>2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ldfind</text:p>
          </table:table-cell>
          <table:table-cell table:style-name="ce4"/>
          <table:table-cell office:value-type="float" office:value="226" table:style-name="ce4">
            <text:p>2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ddjob</text:p>
          </table:table-cell>
          <table:table-cell table:style-name="ce4"/>
          <table:table-cell office:value-type="float" office:value="224" table:style-name="ce4">
            <text:p>2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sa-libxatracker</text:p>
          </table:table-cell>
          <table:table-cell table:style-name="ce4"/>
          <table:table-cell office:value-type="float" office:value="222" table:style-name="ce4">
            <text:p>2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iffUtils</text:p>
          </table:table-cell>
          <table:table-cell office:value-type="float" office:value="118" table:style-name="ce4">
            <text:p>118</text:p>
          </table:table-cell>
          <table:table-cell office:value-type="float" office:value="221" table:style-name="ce4">
            <text:p>2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ickstart</text:p>
          </table:table-cell>
          <table:table-cell table:style-name="ce4"/>
          <table:table-cell office:value-type="float" office:value="220" table:style-name="ce4">
            <text:p>2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toragemgmt</text:p>
          </table:table-cell>
          <table:table-cell table:style-name="ce4"/>
          <table:table-cell office:value-type="float" office:value="218" table:style-name="ce4">
            <text:p>21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sseract</text:p>
          </table:table-cell>
          <table:table-cell table:style-name="ce4"/>
          <table:table-cell office:value-type="float" office:value="218" table:style-name="ce4">
            <text:p>21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tfacl</text:p>
          </table:table-cell>
          <table:table-cell table:style-name="ce4"/>
          <table:table-cell office:value-type="float" office:value="217" table:style-name="ce4">
            <text:p>21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gtonmda</text:p>
          </table:table-cell>
          <table:table-cell table:style-name="ce4"/>
          <table:table-cell office:value-type="float" office:value="216" table:style-name="ce4">
            <text:p>21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aunchAnywhere</text:p>
          </table:table-cell>
          <table:table-cell table:style-name="ce4"/>
          <table:table-cell office:value-type="float" office:value="215" table:style-name="ce4">
            <text:p>2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ss_idmap</text:p>
          </table:table-cell>
          <table:table-cell table:style-name="ce4"/>
          <table:table-cell office:value-type="float" office:value="214" table:style-name="ce4">
            <text:p>2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ditcap</text:p>
          </table:table-cell>
          <table:table-cell table:style-name="ce4"/>
          <table:table-cell office:value-type="float" office:value="214" table:style-name="ce4">
            <text:p>2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sd-client</text:p>
          </table:table-cell>
          <table:table-cell table:style-name="ce4"/>
          <table:table-cell office:value-type="float" office:value="214" table:style-name="ce4">
            <text:p>2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cov</text:p>
          </table:table-cell>
          <table:table-cell table:style-name="ce4"/>
          <table:table-cell office:value-type="float" office:value="213" table:style-name="ce4">
            <text:p>21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rgecap</text:p>
          </table:table-cell>
          <table:table-cell table:style-name="ce4"/>
          <table:table-cell office:value-type="float" office:value="213" table:style-name="ce4">
            <text:p>21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hunderbird</text:p>
          </table:table-cell>
          <table:table-cell office:value-type="float" office:value="81" table:style-name="ce4">
            <text:p>81</text:p>
          </table:table-cell>
          <table:table-cell office:value-type="float" office:value="212" table:style-name="ce4">
            <text:p>21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potlightlauncher</text:p>
          </table:table-cell>
          <table:table-cell table:style-name="ce4"/>
          <table:table-cell office:value-type="float" office:value="212" table:style-name="ce4">
            <text:p>21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reeradius</text:p>
          </table:table-cell>
          <table:table-cell table:style-name="ce4"/>
          <table:table-cell office:value-type="float" office:value="211" table:style-name="ce4">
            <text:p>21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Shark</text:p>
          </table:table-cell>
          <table:table-cell table:style-name="ce4"/>
          <table:table-cell office:value-type="float" office:value="211" table:style-name="ce4">
            <text:p>21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awshark</text:p>
          </table:table-cell>
          <table:table-cell table:style-name="ce4"/>
          <table:table-cell office:value-type="float" office:value="210" table:style-name="ce4">
            <text:p>21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y_print_defaults</text:p>
          </table:table-cell>
          <table:table-cell table:style-name="ce4"/>
          <table:table-cell office:value-type="float" office:value="210" table:style-name="ce4">
            <text:p>21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ount</text:p>
          </table:table-cell>
          <table:table-cell table:style-name="ce4"/>
          <table:table-cell office:value-type="float" office:value="210" table:style-name="ce4">
            <text:p>21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ocale</text:p>
          </table:table-cell>
          <table:table-cell table:style-name="ce4"/>
          <table:table-cell office:value-type="float" office:value="210" table:style-name="ce4">
            <text:p>21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gfortran</text:p>
          </table:table-cell>
          <table:table-cell table:style-name="ce4"/>
          <table:table-cell office:value-type="float" office:value="209" table:style-name="ce4">
            <text:p>20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sXtoResources.exe</text:p>
          </table:table-cell>
          <table:table-cell table:style-name="ce4"/>
          <table:table-cell office:value-type="float" office:value="207" table:style-name="ce4">
            <text:p>2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opt-devel</text:p>
          </table:table-cell>
          <table:table-cell table:style-name="ce4"/>
          <table:table-cell office:value-type="float" office:value="207" table:style-name="ce4">
            <text:p>2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-workspace</text:p>
          </table:table-cell>
          <table:table-cell table:style-name="ce4"/>
          <table:table-cell office:value-type="float" office:value="206" table:style-name="ce4">
            <text:p>20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PLed iconv for Windows</text:p>
          </table:table-cell>
          <table:table-cell table:style-name="ce4"/>
          <table:table-cell office:value-type="float" office:value="206" table:style-name="ce4">
            <text:p>20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ebKitGTK</text:p>
          </table:table-cell>
          <table:table-cell table:style-name="ce4"/>
          <table:table-cell office:value-type="float" office:value="205" table:style-name="ce4">
            <text:p>2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mount</text:p>
          </table:table-cell>
          <table:table-cell table:style-name="ce4"/>
          <table:table-cell office:value-type="float" office:value="203" table:style-name="ce4">
            <text:p>20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focmp</text:p>
          </table:table-cell>
          <table:table-cell table:style-name="ce4"/>
          <table:table-cell office:value-type="float" office:value="203" table:style-name="ce4">
            <text:p>20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tfacl</text:p>
          </table:table-cell>
          <table:table-cell table:style-name="ce4"/>
          <table:table-cell office:value-type="float" office:value="203" table:style-name="ce4">
            <text:p>20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lib-genmarshal</text:p>
          </table:table-cell>
          <table:table-cell table:style-name="ce4"/>
          <table:table-cell office:value-type="float" office:value="203" table:style-name="ce4">
            <text:p>20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OUTE</text:p>
          </table:table-cell>
          <table:table-cell table:style-name="ce4"/>
          <table:table-cell office:value-type="float" office:value="203" table:style-name="ce4">
            <text:p>20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workManager-tui</text:p>
          </table:table-cell>
          <table:table-cell table:style-name="ce4"/>
          <table:table-cell office:value-type="float" office:value="202" table:style-name="ce4">
            <text:p>20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ib</text:p>
          </table:table-cell>
          <table:table-cell table:style-name="ce4"/>
          <table:table-cell office:value-type="float" office:value="201" table:style-name="ce4">
            <text:p>20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Studio R Session</text:p>
          </table:table-cell>
          <table:table-cell table:style-name="ce4"/>
          <table:table-cell office:value-type="float" office:value="201" table:style-name="ce4">
            <text:p>20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cc-ar</text:p>
          </table:table-cell>
          <table:table-cell table:style-name="ce4"/>
          <table:table-cell office:value-type="float" office:value="201" table:style-name="ce4">
            <text:p>20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otepad2</text:p>
          </table:table-cell>
          <table:table-cell office:value-type="float" office:value="147" table:style-name="ce4">
            <text:p>147</text:p>
          </table:table-cell>
          <table:table-cell office:value-type="float" office:value="200" table:style-name="ce4">
            <text:p>2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cc-nm</text:p>
          </table:table-cell>
          <table:table-cell table:style-name="ce4"/>
          <table:table-cell office:value-type="float" office:value="200" table:style-name="ce4">
            <text:p>2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yisam_ftdump</text:p>
          </table:table-cell>
          <table:table-cell table:style-name="ce4"/>
          <table:table-cell office:value-type="float" office:value="200" table:style-name="ce4">
            <text:p>2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cc-ranlib</text:p>
          </table:table-cell>
          <table:table-cell table:style-name="ce4"/>
          <table:table-cell office:value-type="float" office:value="200" table:style-name="ce4">
            <text:p>2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libs</text:p>
          </table:table-cell>
          <table:table-cell table:style-name="ce4"/>
          <table:table-cell office:value-type="float" office:value="199" table:style-name="ce4">
            <text:p>19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lash-plugin</text:p>
          </table:table-cell>
          <table:table-cell table:style-name="ce4"/>
          <table:table-cell office:value-type="float" office:value="198" table:style-name="ce4">
            <text:p>19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ortoiseGit</text:p>
          </table:table-cell>
          <table:table-cell office:value-type="float" office:value="60" table:style-name="ce4">
            <text:p>60</text:p>
          </table:table-cell>
          <table:table-cell office:value-type="float" office:value="197" table:style-name="ce4">
            <text:p>19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oogle-noto-fonts</text:p>
          </table:table-cell>
          <table:table-cell table:style-name="ce4"/>
          <table:table-cell office:value-type="float" office:value="197" table:style-name="ce4">
            <text:p>19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inidump_upload</text:p>
          </table:table-cell>
          <table:table-cell table:style-name="ce4"/>
          <table:table-cell office:value-type="float" office:value="196" table:style-name="ce4">
            <text:p>19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reates a file.</text:p>
          </table:table-cell>
          <table:table-cell table:style-name="ce4"/>
          <table:table-cell office:value-type="float" office:value="195" table:style-name="ce4">
            <text:p>19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gtool</text:p>
          </table:table-cell>
          <table:table-cell table:style-name="ce4"/>
          <table:table-cell office:value-type="float" office:value="194" table:style-name="ce4">
            <text:p>19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-l10n</text:p>
          </table:table-cell>
          <table:table-cell table:style-name="ce4"/>
          <table:table-cell office:value-type="float" office:value="192" table:style-name="ce4">
            <text:p>19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NVSUBST</text:p>
          </table:table-cell>
          <table:table-cell table:style-name="ce4"/>
          <table:table-cell office:value-type="float" office:value="192" table:style-name="ce4">
            <text:p>19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TTEXT</text:p>
          </table:table-cell>
          <table:table-cell table:style-name="ce4"/>
          <table:table-cell office:value-type="float" office:value="192" table:style-name="ce4">
            <text:p>19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Z Utils</text:p>
          </table:table-cell>
          <table:table-cell table:style-name="ce4"/>
          <table:table-cell office:value-type="float" office:value="191" table:style-name="ce4">
            <text:p>1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ZMAINFO</text:p>
          </table:table-cell>
          <table:table-cell table:style-name="ce4"/>
          <table:table-cell office:value-type="float" office:value="191" table:style-name="ce4">
            <text:p>1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sched</text:p>
          </table:table-cell>
          <table:table-cell table:style-name="ce4"/>
          <table:table-cell office:value-type="float" office:value="191" table:style-name="ce4">
            <text:p>1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NNECT</text:p>
          </table:table-cell>
          <table:table-cell table:style-name="ce4"/>
          <table:table-cell office:value-type="float" office:value="191" table:style-name="ce4">
            <text:p>1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ZMADEC</text:p>
          </table:table-cell>
          <table:table-cell table:style-name="ce4"/>
          <table:table-cell office:value-type="float" office:value="191" table:style-name="ce4">
            <text:p>1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inPcap 4.1.3 installer</text:p>
          </table:table-cell>
          <table:table-cell table:style-name="ce4"/>
          <table:table-cell office:value-type="float" office:value="189" table:style-name="ce4">
            <text:p>18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eccomp</text:p>
          </table:table-cell>
          <table:table-cell table:style-name="ce4"/>
          <table:table-cell office:value-type="float" office:value="187" table:style-name="ce4">
            <text:p>18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yisamchk</text:p>
          </table:table-cell>
          <table:table-cell table:style-name="ce4"/>
          <table:table-cell office:value-type="float" office:value="186" table:style-name="ce4">
            <text:p>18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man</text:p>
          </table:table-cell>
          <table:table-cell table:style-name="ce4"/>
          <table:table-cell office:value-type="float" office:value="184" table:style-name="ce4">
            <text:p>18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wz</text:p>
          </table:table-cell>
          <table:table-cell table:style-name="ce4"/>
          <table:table-cell office:value-type="float" office:value="184" table:style-name="ce4">
            <text:p>18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gr2ogr</text:p>
          </table:table-cell>
          <table:table-cell table:style-name="ce4"/>
          <table:table-cell office:value-type="float" office:value="184" table:style-name="ce4">
            <text:p>18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FErt</text:p>
          </table:table-cell>
          <table:table-cell table:style-name="ce4"/>
          <table:table-cell office:value-type="float" office:value="183" table:style-name="ce4">
            <text:p>18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yisampack</text:p>
          </table:table-cell>
          <table:table-cell table:style-name="ce4"/>
          <table:table-cell office:value-type="float" office:value="183" table:style-name="ce4">
            <text:p>18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oxygen</text:p>
          </table:table-cell>
          <table:table-cell table:style-name="ce4"/>
          <table:table-cell office:value-type="float" office:value="183" table:style-name="ce4">
            <text:p>18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dhash</text:p>
          </table:table-cell>
          <table:table-cell table:style-name="ce4"/>
          <table:table-cell office:value-type="float" office:value="182" table:style-name="ce4">
            <text:p>18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ipa_hbac</text:p>
          </table:table-cell>
          <table:table-cell table:style-name="ce4"/>
          <table:table-cell office:value-type="float" office:value="182" table:style-name="ce4">
            <text:p>18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FEcma</text:p>
          </table:table-cell>
          <table:table-cell table:style-name="ce4"/>
          <table:table-cell office:value-type="float" office:value="182" table:style-name="ce4">
            <text:p>18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yisamlog</text:p>
          </table:table-cell>
          <table:table-cell table:style-name="ce4"/>
          <table:table-cell office:value-type="float" office:value="181" table:style-name="ce4">
            <text:p>18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sd-common</text:p>
          </table:table-cell>
          <table:table-cell table:style-name="ce4"/>
          <table:table-cell office:value-type="float" office:value="181" table:style-name="ce4">
            <text:p>18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tags</text:p>
          </table:table-cell>
          <table:table-cell table:style-name="ce4"/>
          <table:table-cell office:value-type="float" office:value="181" table:style-name="ce4">
            <text:p>18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mote Packet Capture Daemon</text:p>
          </table:table-cell>
          <table:table-cell table:style-name="ce4"/>
          <table:table-cell office:value-type="float" office:value="181" table:style-name="ce4">
            <text:p>18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ulp</text:p>
          </table:table-cell>
          <table:table-cell table:style-name="ce4"/>
          <table:table-cell office:value-type="float" office:value="181" table:style-name="ce4">
            <text:p>18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sd-proxy</text:p>
          </table:table-cell>
          <table:table-cell table:style-name="ce4"/>
          <table:table-cell office:value-type="float" office:value="180" table:style-name="ce4">
            <text:p>18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sd-krb5</text:p>
          </table:table-cell>
          <table:table-cell table:style-name="ce4"/>
          <table:table-cell office:value-type="float" office:value="180" table:style-name="ce4">
            <text:p>18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sd-ldap</text:p>
          </table:table-cell>
          <table:table-cell table:style-name="ce4"/>
          <table:table-cell office:value-type="float" office:value="180" table:style-name="ce4">
            <text:p>18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cap-security-guide</text:p>
          </table:table-cell>
          <table:table-cell table:style-name="ce4"/>
          <table:table-cell office:value-type="float" office:value="180" table:style-name="ce4">
            <text:p>18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sd-krb5-common</text:p>
          </table:table-cell>
          <table:table-cell table:style-name="ce4"/>
          <table:table-cell office:value-type="float" office:value="180" table:style-name="ce4">
            <text:p>18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z4</text:p>
          </table:table-cell>
          <table:table-cell table:style-name="ce4"/>
          <table:table-cell office:value-type="float" office:value="179" table:style-name="ce4">
            <text:p>17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umad</text:p>
          </table:table-cell>
          <table:table-cell table:style-name="ce4"/>
          <table:table-cell office:value-type="float" office:value="179" table:style-name="ce4">
            <text:p>17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scope</text:p>
          </table:table-cell>
          <table:table-cell table:style-name="ce4"/>
          <table:table-cell office:value-type="float" office:value="178" table:style-name="ce4">
            <text:p>1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cryptoki</text:p>
          </table:table-cell>
          <table:table-cell table:style-name="ce4"/>
          <table:table-cell office:value-type="float" office:value="177" table:style-name="ce4">
            <text:p>17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wig</text:p>
          </table:table-cell>
          <table:table-cell table:style-name="ce4"/>
          <table:table-cell office:value-type="float" office:value="177" table:style-name="ce4">
            <text:p>17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ddjob-mkhomedir</text:p>
          </table:table-cell>
          <table:table-cell table:style-name="ce4"/>
          <table:table-cell office:value-type="float" office:value="177" table:style-name="ce4">
            <text:p>17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nvgy_utl_asu</text:p>
          </table:table-cell>
          <table:table-cell table:style-name="ce4"/>
          <table:table-cell office:value-type="float" office:value="176" table:style-name="ce4">
            <text:p>1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mllint</text:p>
          </table:table-cell>
          <table:table-cell table:style-name="ce4"/>
          <table:table-cell office:value-type="float" office:value="174" table:style-name="ce4">
            <text:p>17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itto</text:p>
          </table:table-cell>
          <table:table-cell office:value-type="float" office:value="72" table:style-name="ce4">
            <text:p>72</text:p>
          </table:table-cell>
          <table:table-cell office:value-type="float" office:value="174" table:style-name="ce4">
            <text:p>17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mlcatalog</text:p>
          </table:table-cell>
          <table:table-cell table:style-name="ce4"/>
          <table:table-cell office:value-type="float" office:value="173" table:style-name="ce4">
            <text:p>17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dent</text:p>
          </table:table-cell>
          <table:table-cell table:style-name="ce4"/>
          <table:table-cell office:value-type="float" office:value="173" table:style-name="ce4">
            <text:p>17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iffstat</text:p>
          </table:table-cell>
          <table:table-cell table:style-name="ce4"/>
          <table:table-cell office:value-type="float" office:value="173" table:style-name="ce4">
            <text:p>17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rep: print lines matching a pattern</text:p>
          </table:table-cell>
          <table:table-cell table:style-name="ce4"/>
          <table:table-cell office:value-type="float" office:value="172" table:style-name="ce4">
            <text:p>17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yacc</text:p>
          </table:table-cell>
          <table:table-cell table:style-name="ce4"/>
          <table:table-cell office:value-type="float" office:value="172" table:style-name="ce4">
            <text:p>17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tltool</text:p>
          </table:table-cell>
          <table:table-cell table:style-name="ce4"/>
          <table:table-cell office:value-type="float" office:value="172" table:style-name="ce4">
            <text:p>17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tchutils</text:p>
          </table:table-cell>
          <table:table-cell table:style-name="ce4"/>
          <table:table-cell office:value-type="float" office:value="171" table:style-name="ce4">
            <text:p>17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grep: print lines matching a pattern</text:p>
          </table:table-cell>
          <table:table-cell table:style-name="ce4"/>
          <table:table-cell office:value-type="float" office:value="171" table:style-name="ce4">
            <text:p>17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17n-db</text:p>
          </table:table-cell>
          <table:table-cell table:style-name="ce4"/>
          <table:table-cell office:value-type="float" office:value="170" table:style-name="ce4">
            <text:p>1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cc-gfortran</text:p>
          </table:table-cell>
          <table:table-cell table:style-name="ce4"/>
          <table:table-cell office:value-type="float" office:value="170" table:style-name="ce4">
            <text:p>1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grep: print lines matching a pattern</text:p>
          </table:table-cell>
          <table:table-cell table:style-name="ce4"/>
          <table:table-cell office:value-type="float" office:value="170" table:style-name="ce4">
            <text:p>1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KGMGR</text:p>
          </table:table-cell>
          <table:table-cell table:style-name="ce4"/>
          <table:table-cell office:value-type="float" office:value="170" table:style-name="ce4">
            <text:p>1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volution</text:p>
          </table:table-cell>
          <table:table-cell table:style-name="ce4"/>
          <table:table-cell office:value-type="float" office:value="170" table:style-name="ce4">
            <text:p>1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tk3</text:p>
          </table:table-cell>
          <table:table-cell table:style-name="ce4"/>
          <table:table-cell office:value-type="float" office:value="169" table:style-name="ce4">
            <text:p>1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 logresolve command line pipe</text:p>
          </table:table-cell>
          <table:table-cell table:style-name="ce4"/>
          <table:table-cell office:value-type="float" office:value="168" table:style-name="ce4">
            <text:p>16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rofile</text:p>
          </table:table-cell>
          <table:table-cell table:style-name="ce4"/>
          <table:table-cell office:value-type="float" office:value="168" table:style-name="ce4">
            <text:p>16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ftp-server</text:p>
          </table:table-cell>
          <table:table-cell table:style-name="ce4"/>
          <table:table-cell office:value-type="float" office:value="168" table:style-name="ce4">
            <text:p>16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ordugrid-arc</text:p>
          </table:table-cell>
          <table:table-cell table:style-name="ce4"/>
          <table:table-cell office:value-type="float" office:value="167" table:style-name="ce4">
            <text:p>16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rosync</text:p>
          </table:table-cell>
          <table:table-cell table:style-name="ce4"/>
          <table:table-cell office:value-type="float" office:value="166" table:style-name="ce4">
            <text:p>1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OWERSHELL_ISE</text:p>
          </table:table-cell>
          <table:table-cell table:style-name="ce4"/>
          <table:table-cell office:value-type="float" office:value="166" table:style-name="ce4">
            <text:p>1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ttext-devel</text:p>
          </table:table-cell>
          <table:table-cell table:style-name="ce4"/>
          <table:table-cell office:value-type="float" office:value="166" table:style-name="ce4">
            <text:p>1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OWERSHELL</text:p>
          </table:table-cell>
          <table:table-cell table:style-name="ce4"/>
          <table:table-cell office:value-type="float" office:value="166" table:style-name="ce4">
            <text:p>1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rados2</text:p>
          </table:table-cell>
          <table:table-cell table:style-name="ce4"/>
          <table:table-cell office:value-type="float" office:value="166" table:style-name="ce4">
            <text:p>1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pi</text:p>
          </table:table-cell>
          <table:table-cell table:style-name="ce4"/>
          <table:table-cell office:value-type="float" office:value="165" table:style-name="ce4">
            <text:p>16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vuqdisk</text:p>
          </table:table-cell>
          <table:table-cell table:style-name="ce4"/>
          <table:table-cell office:value-type="float" office:value="164" table:style-name="ce4">
            <text:p>1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andBrake</text:p>
          </table:table-cell>
          <table:table-cell table:style-name="ce4"/>
          <table:table-cell office:value-type="float" office:value="164" table:style-name="ce4">
            <text:p>1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riadb</text:p>
          </table:table-cell>
          <table:table-cell table:style-name="ce4"/>
          <table:table-cell office:value-type="float" office:value="164" table:style-name="ce4">
            <text:p>1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Studio URL Opener</text:p>
          </table:table-cell>
          <table:table-cell table:style-name="ce4"/>
          <table:table-cell office:value-type="float" office:value="164" table:style-name="ce4">
            <text:p>1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irebird SQL Server</text:p>
          </table:table-cell>
          <table:table-cell office:value-type="float" office:value="92" table:style-name="ce4">
            <text:p>92</text:p>
          </table:table-cell>
          <table:table-cell office:value-type="float" office:value="164" table:style-name="ce4">
            <text:p>1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ING</text:p>
          </table:table-cell>
          <table:table-cell table:style-name="ce4"/>
          <table:table-cell office:value-type="float" office:value="164" table:style-name="ce4">
            <text:p>1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ip</text:p>
          </table:table-cell>
          <table:table-cell table:style-name="ce4"/>
          <table:table-cell office:value-type="float" office:value="164" table:style-name="ce4">
            <text:p>1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sdk</text:p>
          </table:table-cell>
          <table:table-cell table:style-name="ce4"/>
          <table:table-cell office:value-type="float" office:value="163" table:style-name="ce4">
            <text:p>16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ZSET</text:p>
          </table:table-cell>
          <table:table-cell table:style-name="ce4"/>
          <table:table-cell office:value-type="float" office:value="163" table:style-name="ce4">
            <text:p>16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GEDIT</text:p>
          </table:table-cell>
          <table:table-cell table:style-name="ce4"/>
          <table:table-cell office:value-type="float" office:value="162" table:style-name="ce4">
            <text:p>16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trace</text:p>
          </table:table-cell>
          <table:table-cell table:style-name="ce4"/>
          <table:table-cell office:value-type="float" office:value="162" table:style-name="ce4">
            <text:p>16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inentry-w32</text:p>
          </table:table-cell>
          <table:table-cell table:style-name="ce4"/>
          <table:table-cell office:value-type="float" office:value="162" table:style-name="ce4">
            <text:p>16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KPASSWD</text:p>
          </table:table-cell>
          <table:table-cell table:style-name="ce4"/>
          <table:table-cell office:value-type="float" office:value="161" table:style-name="ce4">
            <text:p>1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uestproxycerttool</text:p>
          </table:table-cell>
          <table:table-cell table:style-name="ce4"/>
          <table:table-cell office:value-type="float" office:value="161" table:style-name="ce4">
            <text:p>1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ertmonger</text:p>
          </table:table-cell>
          <table:table-cell table:style-name="ce4"/>
          <table:table-cell office:value-type="float" office:value="161" table:style-name="ce4">
            <text:p>1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pctool</text:p>
          </table:table-cell>
          <table:table-cell table:style-name="ce4"/>
          <table:table-cell office:value-type="float" office:value="161" table:style-name="ce4">
            <text:p>1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mreg</text:p>
          </table:table-cell>
          <table:table-cell table:style-name="ce4"/>
          <table:table-cell office:value-type="float" office:value="161" table:style-name="ce4">
            <text:p>1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KECAB</text:p>
          </table:table-cell>
          <table:table-cell table:style-name="ce4"/>
          <table:table-cell office:value-type="float" office:value="160" table:style-name="ce4">
            <text:p>1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ronjacamar-eap6</text:p>
          </table:table-cell>
          <table:table-cell table:style-name="ce4"/>
          <table:table-cell office:value-type="float" office:value="160" table:style-name="ce4">
            <text:p>1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SOBURN</text:p>
          </table:table-cell>
          <table:table-cell table:style-name="ce4"/>
          <table:table-cell office:value-type="float" office:value="160" table:style-name="ce4">
            <text:p>1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UNAS</text:p>
          </table:table-cell>
          <table:table-cell table:style-name="ce4"/>
          <table:table-cell office:value-type="float" office:value="160" table:style-name="ce4">
            <text:p>1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T</text:p>
          </table:table-cell>
          <table:table-cell table:style-name="ce4"/>
          <table:table-cell office:value-type="float" office:value="160" table:style-name="ce4">
            <text:p>1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TMAC</text:p>
          </table:table-cell>
          <table:table-cell table:style-name="ce4"/>
          <table:table-cell office:value-type="float" office:value="160" table:style-name="ce4">
            <text:p>1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GEDT32</text:p>
          </table:table-cell>
          <table:table-cell table:style-name="ce4"/>
          <table:table-cell office:value-type="float" office:value="160" table:style-name="ce4">
            <text:p>1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sd-ipa</text:p>
          </table:table-cell>
          <table:table-cell table:style-name="ce4"/>
          <table:table-cell office:value-type="float" office:value="159" table:style-name="ce4">
            <text:p>1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sd-common-pac</text:p>
          </table:table-cell>
          <table:table-cell table:style-name="ce4"/>
          <table:table-cell office:value-type="float" office:value="159" table:style-name="ce4">
            <text:p>1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sd-ad</text:p>
          </table:table-cell>
          <table:table-cell table:style-name="ce4"/>
          <table:table-cell office:value-type="float" office:value="159" table:style-name="ce4">
            <text:p>1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CEDIT</text:p>
          </table:table-cell>
          <table:table-cell table:style-name="ce4"/>
          <table:table-cell office:value-type="float" office:value="159" table:style-name="ce4">
            <text:p>1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ERFMON</text:p>
          </table:table-cell>
          <table:table-cell table:style-name="ce4"/>
          <table:table-cell office:value-type="float" office:value="158" table:style-name="ce4">
            <text:p>15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irmngr-client</text:p>
          </table:table-cell>
          <table:table-cell table:style-name="ce4"/>
          <table:table-cell office:value-type="float" office:value="157" table:style-name="ce4">
            <text:p>15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CUREASSESSMENTBROWSER</text:p>
          </table:table-cell>
          <table:table-cell table:style-name="ce4"/>
          <table:table-cell office:value-type="float" office:value="157" table:style-name="ce4">
            <text:p>15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wb2 learner</text:p>
          </table:table-cell>
          <table:table-cell table:style-name="ce4"/>
          <table:table-cell office:value-type="float" office:value="156" table:style-name="ce4">
            <text:p>1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Studio Diagnostics</text:p>
          </table:table-cell>
          <table:table-cell table:style-name="ce4"/>
          <table:table-cell office:value-type="float" office:value="156" table:style-name="ce4">
            <text:p>1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fs4-acl-tools</text:p>
          </table:table-cell>
          <table:table-cell table:style-name="ce4"/>
          <table:table-cell office:value-type="float" office:value="156" table:style-name="ce4">
            <text:p>1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verto-devel</text:p>
          </table:table-cell>
          <table:table-cell table:style-name="ce4"/>
          <table:table-cell office:value-type="float" office:value="155" table:style-name="ce4">
            <text:p>1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dcli</text:p>
          </table:table-cell>
          <table:table-cell table:style-name="ce4"/>
          <table:table-cell office:value-type="float" office:value="155" table:style-name="ce4">
            <text:p>1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POTLIGHTLAUNCHER.EXE</text:p>
          </table:table-cell>
          <table:table-cell table:style-name="ce4"/>
          <table:table-cell office:value-type="float" office:value="155" table:style-name="ce4">
            <text:p>1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erformance Analyzer Command Line</text:p>
          </table:table-cell>
          <table:table-cell table:style-name="ce4"/>
          <table:table-cell office:value-type="float" office:value="154" table:style-name="ce4">
            <text:p>1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solveip</text:p>
          </table:table-cell>
          <table:table-cell table:style-name="ce4"/>
          <table:table-cell office:value-type="float" office:value="153" table:style-name="ce4">
            <text:p>15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crocreator</text:p>
          </table:table-cell>
          <table:table-cell table:style-name="ce4"/>
          <table:table-cell office:value-type="float" office:value="153" table:style-name="ce4">
            <text:p>15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O BOE</text:p>
          </table:table-cell>
          <table:table-cell table:style-name="ce4"/>
          <table:table-cell office:value-type="float" office:value="152" table:style-name="ce4">
            <text:p>15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O CMS</text:p>
          </table:table-cell>
          <table:table-cell table:style-name="ce4"/>
          <table:table-cell office:value-type="float" office:value="152" table:style-name="ce4">
            <text:p>15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scap-scanner</text:p>
          </table:table-cell>
          <table:table-cell table:style-name="ce4"/>
          <table:table-cell office:value-type="float" office:value="151" table:style-name="ce4">
            <text:p>15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pawn-win32-helper</text:p>
          </table:table-cell>
          <table:table-cell table:style-name="ce4"/>
          <table:table-cell office:value-type="float" office:value="151" table:style-name="ce4">
            <text:p>15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race-cmd</text:p>
          </table:table-cell>
          <table:table-cell table:style-name="ce4"/>
          <table:table-cell office:value-type="float" office:value="151" table:style-name="ce4">
            <text:p>15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FCMAPI x86</text:p>
          </table:table-cell>
          <table:table-cell table:style-name="ce4"/>
          <table:table-cell office:value-type="float" office:value="150" table:style-name="ce4">
            <text:p>1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estival</text:p>
          </table:table-cell>
          <table:table-cell office:value-type="float" office:value="267" table:style-name="ce4">
            <text:p>267</text:p>
          </table:table-cell>
          <table:table-cell office:value-type="float" office:value="149" table:style-name="ce4">
            <text:p>1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rash-trace-command</text:p>
          </table:table-cell>
          <table:table-cell table:style-name="ce4"/>
          <table:table-cell office:value-type="float" office:value="148" table:style-name="ce4">
            <text:p>1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pawn-win32-helper-console</text:p>
          </table:table-cell>
          <table:table-cell table:style-name="ce4"/>
          <table:table-cell office:value-type="float" office:value="148" table:style-name="ce4">
            <text:p>1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vapich2</text:p>
          </table:table-cell>
          <table:table-cell table:style-name="ce4"/>
          <table:table-cell office:value-type="float" office:value="148" table:style-name="ce4">
            <text:p>1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atrace</text:p>
          </table:table-cell>
          <table:table-cell table:style-name="ce4"/>
          <table:table-cell office:value-type="float" office:value="147" table:style-name="ce4">
            <text:p>1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ngo-querymodules</text:p>
          </table:table-cell>
          <table:table-cell table:style-name="ce4"/>
          <table:table-cell office:value-type="float" office:value="147" table:style-name="ce4">
            <text:p>1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ostma</text:p>
          </table:table-cell>
          <table:table-cell table:style-name="ce4"/>
          <table:table-cell office:value-type="float" office:value="145" table:style-name="ce4">
            <text:p>1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nagementagenthost,61440</text:p>
          </table:table-cell>
          <table:table-cell table:style-name="ce4"/>
          <table:table-cell office:value-type="float" office:value="144" table:style-name="ce4">
            <text:p>1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motecommandprovider,65024</text:p>
          </table:table-cell>
          <table:table-cell table:style-name="ce4"/>
          <table:table-cell office:value-type="float" office:value="144" table:style-name="ce4">
            <text:p>1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dHat 6.10</text:p>
          </table:table-cell>
          <table:table-cell table:style-name="ce4"/>
          <table:table-cell office:value-type="float" office:value="144" table:style-name="ce4">
            <text:p>1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stallprovider,222720</text:p>
          </table:table-cell>
          <table:table-cell table:style-name="ce4"/>
          <table:table-cell office:value-type="float" office:value="144" table:style-name="ce4">
            <text:p>1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rash-gcore-command</text:p>
          </table:table-cell>
          <table:table-cell table:style-name="ce4"/>
          <table:table-cell office:value-type="float" office:value="144" table:style-name="ce4">
            <text:p>1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stinfraprovider,69120</text:p>
          </table:table-cell>
          <table:table-cell table:style-name="ce4"/>
          <table:table-cell office:value-type="float" office:value="144" table:style-name="ce4">
            <text:p>1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 httxt2dbm command line utility</text:p>
          </table:table-cell>
          <table:table-cell table:style-name="ce4"/>
          <table:table-cell office:value-type="float" office:value="143" table:style-name="ce4">
            <text:p>1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 rotatelogs command line pipe</text:p>
          </table:table-cell>
          <table:table-cell table:style-name="ce4"/>
          <table:table-cell office:value-type="float" office:value="142" table:style-name="ce4">
            <text:p>1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k-pixbuf-pixdata</text:p>
          </table:table-cell>
          <table:table-cell table:style-name="ce4"/>
          <table:table-cell office:value-type="float" office:value="142" table:style-name="ce4">
            <text:p>1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 htdigest command line utility</text:p>
          </table:table-cell>
          <table:table-cell table:style-name="ce4"/>
          <table:table-cell office:value-type="float" office:value="141" table:style-name="ce4">
            <text:p>1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 wintty console pipe</text:p>
          </table:table-cell>
          <table:table-cell table:style-name="ce4"/>
          <table:table-cell office:value-type="float" office:value="141" table:style-name="ce4">
            <text:p>1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plip</text:p>
          </table:table-cell>
          <table:table-cell table:style-name="ce4"/>
          <table:table-cell office:value-type="float" office:value="141" table:style-name="ce4">
            <text:p>1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 htdbm command line utility</text:p>
          </table:table-cell>
          <table:table-cell table:style-name="ce4"/>
          <table:table-cell office:value-type="float" office:value="141" table:style-name="ce4">
            <text:p>1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 htcacheclean command line utility</text:p>
          </table:table-cell>
          <table:table-cell table:style-name="ce4"/>
          <table:table-cell office:value-type="float" office:value="141" table:style-name="ce4">
            <text:p>1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 htpasswd command line utility</text:p>
          </table:table-cell>
          <table:table-cell table:style-name="ce4"/>
          <table:table-cell office:value-type="float" office:value="141" table:style-name="ce4">
            <text:p>1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bus</text:p>
          </table:table-cell>
          <table:table-cell table:style-name="ce4"/>
          <table:table-cell office:value-type="float" office:value="140" table:style-name="ce4">
            <text:p>1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4jdel</text:p>
          </table:table-cell>
          <table:table-cell table:style-name="ce4"/>
          <table:table-cell office:value-type="float" office:value="140" table:style-name="ce4">
            <text:p>1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mpi</text:p>
          </table:table-cell>
          <table:table-cell table:style-name="ce4"/>
          <table:table-cell office:value-type="float" office:value="140" table:style-name="ce4">
            <text:p>1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yaml</text:p>
          </table:table-cell>
          <table:table-cell table:style-name="ce4"/>
          <table:table-cell office:value-type="float" office:value="139" table:style-name="ce4">
            <text:p>1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hugetlbfs-utils</text:p>
          </table:table-cell>
          <table:table-cell table:style-name="ce4"/>
          <table:table-cell office:value-type="float" office:value="139" table:style-name="ce4">
            <text:p>1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ocal and remote system information viewer</text:p>
          </table:table-cell>
          <table:table-cell table:style-name="ce4"/>
          <table:table-cell office:value-type="float" office:value="138" table:style-name="ce4">
            <text:p>1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itWCRev</text:p>
          </table:table-cell>
          <table:table-cell table:style-name="ce4"/>
          <table:table-cell office:value-type="float" office:value="137" table:style-name="ce4">
            <text:p>1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indjet MindManager 2017 Admin</text:p>
          </table:table-cell>
          <table:table-cell table:style-name="ce4"/>
          <table:table-cell office:value-type="float" office:value="136" table:style-name="ce4">
            <text:p>1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ngo-view</text:p>
          </table:table-cell>
          <table:table-cell table:style-name="ce4"/>
          <table:table-cell office:value-type="float" office:value="136" table:style-name="ce4">
            <text:p>1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ocal and remote password changer</text:p>
          </table:table-cell>
          <table:table-cell table:style-name="ce4"/>
          <table:table-cell office:value-type="float" office:value="135" table:style-name="ce4">
            <text:p>1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indjet MindManager 2016</text:p>
          </table:table-cell>
          <table:table-cell table:style-name="ce4"/>
          <table:table-cell office:value-type="float" office:value="135" table:style-name="ce4">
            <text:p>1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libmm24</text:p>
          </table:table-cell>
          <table:table-cell table:style-name="ce4"/>
          <table:table-cell office:value-type="float" office:value="134" table:style-name="ce4">
            <text:p>1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-snmp-agent-libs</text:p>
          </table:table-cell>
          <table:table-cell table:style-name="ce4"/>
          <table:table-cell office:value-type="float" office:value="134" table:style-name="ce4">
            <text:p>1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base-workspace</text:p>
          </table:table-cell>
          <table:table-cell table:style-name="ce4"/>
          <table:table-cell office:value-type="float" office:value="134" table:style-name="ce4">
            <text:p>1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pa-client</text:p>
          </table:table-cell>
          <table:table-cell table:style-name="ce4"/>
          <table:table-cell office:value-type="float" office:value="134" table:style-name="ce4">
            <text:p>1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potlight</text:p>
          </table:table-cell>
          <table:table-cell table:style-name="ce4"/>
          <table:table-cell office:value-type="float" office:value="134" table:style-name="ce4">
            <text:p>1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ranslates SIDs to names and vice versa</text:p>
          </table:table-cell>
          <table:table-cell table:style-name="ce4"/>
          <table:table-cell office:value-type="float" office:value="133" table:style-name="ce4">
            <text:p>1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atwalk</text:p>
          </table:table-cell>
          <table:table-cell table:style-name="ce4"/>
          <table:table-cell office:value-type="float" office:value="133" table:style-name="ce4">
            <text:p>1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yodbc-installer</text:p>
          </table:table-cell>
          <table:table-cell table:style-name="ce4"/>
          <table:table-cell office:value-type="float" office:value="132" table:style-name="ce4">
            <text:p>1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rvice Broker Diagnostic Utility</text:p>
          </table:table-cell>
          <table:table-cell table:style-name="ce4"/>
          <table:table-cell office:value-type="float" office:value="132" table:style-name="ce4">
            <text:p>1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pid-cpp</text:p>
          </table:table-cell>
          <table:table-cell table:style-name="ce4"/>
          <table:table-cell office:value-type="float" office:value="132" table:style-name="ce4">
            <text:p>1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_config - report configuration information</text:p>
          </table:table-cell>
          <table:table-cell table:style-name="ce4"/>
          <table:table-cell office:value-type="float" office:value="132" table:style-name="ce4">
            <text:p>1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ocal and remote event log viewer</text:p>
          </table:table-cell>
          <table:table-cell table:style-name="ce4"/>
          <table:table-cell office:value-type="float" office:value="131" table:style-name="ce4">
            <text:p>1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IEW</text:p>
          </table:table-cell>
          <table:table-cell table:style-name="ce4"/>
          <table:table-cell office:value-type="float" office:value="131" table:style-name="ce4">
            <text:p>1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finipath-psm</text:p>
          </table:table-cell>
          <table:table-cell table:style-name="ce4"/>
          <table:table-cell office:value-type="float" office:value="131" table:style-name="ce4">
            <text:p>1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indManager Topic Alerts</text:p>
          </table:table-cell>
          <table:table-cell table:style-name="ce4"/>
          <table:table-cell office:value-type="float" office:value="131" table:style-name="ce4">
            <text:p>1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gtoman</text:p>
          </table:table-cell>
          <table:table-cell table:style-name="ce4"/>
          <table:table-cell office:value-type="float" office:value="130" table:style-name="ce4">
            <text:p>1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st</text:p>
          </table:table-cell>
          <table:table-cell table:style-name="ce4"/>
          <table:table-cell office:value-type="float" office:value="129" table:style-name="ce4">
            <text:p>1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tconf</text:p>
          </table:table-cell>
          <table:table-cell table:style-name="ce4"/>
          <table:table-cell office:value-type="float" office:value="129" table:style-name="ce4">
            <text:p>1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ibcm</text:p>
          </table:table-cell>
          <table:table-cell table:style-name="ce4"/>
          <table:table-cell office:value-type="float" office:value="129" table:style-name="ce4">
            <text:p>1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igc++20</text:p>
          </table:table-cell>
          <table:table-cell table:style-name="ce4"/>
          <table:table-cell office:value-type="float" office:value="129" table:style-name="ce4">
            <text:p>1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TConfig</text:p>
          </table:table-cell>
          <table:table-cell table:style-name="ce4"/>
          <table:table-cell office:value-type="float" office:value="129" table:style-name="ce4">
            <text:p>1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rlang</text:p>
          </table:table-cell>
          <table:table-cell table:style-name="ce4"/>
          <table:table-cell office:value-type="float" office:value="128" table:style-name="ce4">
            <text:p>1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ngomm</text:p>
          </table:table-cell>
          <table:table-cell table:style-name="ce4"/>
          <table:table-cell office:value-type="float" office:value="128" table:style-name="ce4">
            <text:p>1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airomm</text:p>
          </table:table-cell>
          <table:table-cell table:style-name="ce4"/>
          <table:table-cell office:value-type="float" office:value="128" table:style-name="ce4">
            <text:p>1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nt</text:p>
          </table:table-cell>
          <table:table-cell table:style-name="ce4"/>
          <table:table-cell office:value-type="float" office:value="128" table:style-name="ce4">
            <text:p>1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error</text:p>
          </table:table-cell>
          <table:table-cell table:style-name="ce4"/>
          <table:table-cell office:value-type="float" office:value="127" table:style-name="ce4">
            <text:p>1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dd</text:p>
          </table:table-cell>
          <table:table-cell table:style-name="ce4"/>
          <table:table-cell office:value-type="float" office:value="127" table:style-name="ce4">
            <text:p>1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gcomp</text:p>
          </table:table-cell>
          <table:table-cell table:style-name="ce4"/>
          <table:table-cell office:value-type="float" office:value="127" table:style-name="ce4">
            <text:p>1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-snmp-utils</text:p>
          </table:table-cell>
          <table:table-cell table:style-name="ce4"/>
          <table:table-cell office:value-type="float" office:value="127" table:style-name="ce4">
            <text:p>1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gcj</text:p>
          </table:table-cell>
          <table:table-cell table:style-name="ce4"/>
          <table:table-cell office:value-type="float" office:value="126" table:style-name="ce4">
            <text:p>1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nchant</text:p>
          </table:table-cell>
          <table:table-cell table:style-name="ce4"/>
          <table:table-cell office:value-type="float" office:value="126" table:style-name="ce4">
            <text:p>1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otifu uses IUserNotification to display a yellow pop-up balloon. Type /? for more information.</text:p>
          </table:table-cell>
          <table:table-cell table:style-name="ce4"/>
          <table:table-cell office:value-type="float" office:value="125" table:style-name="ce4">
            <text:p>1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lender</text:p>
          </table:table-cell>
          <table:table-cell office:value-type="float" office:value="23" table:style-name="ce4">
            <text:p>23</text:p>
          </table:table-cell>
          <table:table-cell office:value-type="float" office:value="124" table:style-name="ce4">
            <text:p>1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ovecot</text:p>
          </table:table-cell>
          <table:table-cell table:style-name="ce4"/>
          <table:table-cell office:value-type="float" office:value="124" table:style-name="ce4">
            <text:p>1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nsible-tower</text:p>
          </table:table-cell>
          <table:table-cell table:style-name="ce4"/>
          <table:table-cell office:value-type="float" office:value="123" table:style-name="ce4">
            <text:p>1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agios-plugins</text:p>
          </table:table-cell>
          <table:table-cell table:style-name="ce4"/>
          <table:table-cell office:value-type="float" office:value="123" table:style-name="ce4">
            <text:p>1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sm</text:p>
          </table:table-cell>
          <table:table-cell table:style-name="ce4"/>
          <table:table-cell office:value-type="float" office:value="123" table:style-name="ce4">
            <text:p>1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BASE</text:p>
          </table:table-cell>
          <table:table-cell table:style-name="ce4"/>
          <table:table-cell office:value-type="float" office:value="121" table:style-name="ce4">
            <text:p>1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vince</text:p>
          </table:table-cell>
          <table:table-cell table:style-name="ce4"/>
          <table:table-cell office:value-type="float" office:value="121" table:style-name="ce4">
            <text:p>1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gtonode</text:p>
          </table:table-cell>
          <table:table-cell table:style-name="ce4"/>
          <table:table-cell office:value-type="float" office:value="121" table:style-name="ce4">
            <text:p>1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ldpad</text:p>
          </table:table-cell>
          <table:table-cell table:style-name="ce4"/>
          <table:table-cell office:value-type="float" office:value="121" table:style-name="ce4">
            <text:p>1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tkmm</text:p>
          </table:table-cell>
          <table:table-cell table:style-name="ce4"/>
          <table:table-cell office:value-type="float" office:value="121" table:style-name="ce4">
            <text:p>1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map</text:p>
          </table:table-cell>
          <table:table-cell office:value-type="float" office:value="114" table:style-name="ce4">
            <text:p>114</text:p>
          </table:table-cell>
          <table:table-cell office:value-type="float" office:value="121" table:style-name="ce4">
            <text:p>1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lack</text:p>
          </table:table-cell>
          <table:table-cell table:style-name="ce4"/>
          <table:table-cell office:value-type="float" office:value="121" table:style-name="ce4">
            <text:p>1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sltproc</text:p>
          </table:table-cell>
          <table:table-cell table:style-name="ce4"/>
          <table:table-cell office:value-type="float" office:value="120" table:style-name="ce4">
            <text:p>1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mod-elx-lpfc</text:p>
          </table:table-cell>
          <table:table-cell table:style-name="ce4"/>
          <table:table-cell office:value-type="float" office:value="120" table:style-name="ce4">
            <text:p>1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lmi-providers</text:p>
          </table:table-cell>
          <table:table-cell table:style-name="ce4"/>
          <table:table-cell office:value-type="float" office:value="119" table:style-name="ce4">
            <text:p>11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topology</text:p>
          </table:table-cell>
          <table:table-cell table:style-name="ce4"/>
          <table:table-cell office:value-type="float" office:value="119" table:style-name="ce4">
            <text:p>11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ypbind</text:p>
          </table:table-cell>
          <table:table-cell table:style-name="ce4"/>
          <table:table-cell office:value-type="float" office:value="119" table:style-name="ce4">
            <text:p>11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mpat-readline5</text:p>
          </table:table-cell>
          <table:table-cell table:style-name="ce4"/>
          <table:table-cell office:value-type="float" office:value="118" table:style-name="ce4">
            <text:p>11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it19-git</text:p>
          </table:table-cell>
          <table:table-cell table:style-name="ce4"/>
          <table:table-cell office:value-type="float" office:value="118" table:style-name="ce4">
            <text:p>11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source-agents</text:p>
          </table:table-cell>
          <table:table-cell table:style-name="ce4"/>
          <table:table-cell office:value-type="float" office:value="118" table:style-name="ce4">
            <text:p>11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cc-libraries</text:p>
          </table:table-cell>
          <table:table-cell table:style-name="ce4"/>
          <table:table-cell office:value-type="float" office:value="118" table:style-name="ce4">
            <text:p>11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mlNotepadFileAssociations</text:p>
          </table:table-cell>
          <table:table-cell table:style-name="ce4"/>
          <table:table-cell office:value-type="float" office:value="118" table:style-name="ce4">
            <text:p>11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config</text:p>
          </table:table-cell>
          <table:table-cell table:style-name="ce4"/>
          <table:table-cell office:value-type="float" office:value="117" table:style-name="ce4">
            <text:p>11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ide</text:p>
          </table:table-cell>
          <table:table-cell table:style-name="ce4"/>
          <table:table-cell office:value-type="float" office:value="117" table:style-name="ce4">
            <text:p>11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CHECK</text:p>
          </table:table-cell>
          <table:table-cell table:style-name="ce4"/>
          <table:table-cell office:value-type="float" office:value="117" table:style-name="ce4">
            <text:p>11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rltty</text:p>
          </table:table-cell>
          <table:table-cell table:style-name="ce4"/>
          <table:table-cell office:value-type="float" office:value="117" table:style-name="ce4">
            <text:p>11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-i18n</text:p>
          </table:table-cell>
          <table:table-cell table:style-name="ce4"/>
          <table:table-cell office:value-type="float" office:value="117" table:style-name="ce4">
            <text:p>11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RUNSCRIPT</text:p>
          </table:table-cell>
          <table:table-cell table:style-name="ce4"/>
          <table:table-cell office:value-type="float" office:value="116" table:style-name="ce4">
            <text:p>11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serve</text:p>
          </table:table-cell>
          <table:table-cell table:style-name="ce4"/>
          <table:table-cell office:value-type="float" office:value="116" table:style-name="ce4">
            <text:p>11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tkmm24</text:p>
          </table:table-cell>
          <table:table-cell table:style-name="ce4"/>
          <table:table-cell office:value-type="float" office:value="115" table:style-name="ce4">
            <text:p>1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DFCREATOR</text:p>
          </table:table-cell>
          <table:table-cell table:style-name="ce4"/>
          <table:table-cell office:value-type="float" office:value="115" table:style-name="ce4">
            <text:p>1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esmtp</text:p>
          </table:table-cell>
          <table:table-cell table:style-name="ce4"/>
          <table:table-cell office:value-type="float" office:value="115" table:style-name="ce4">
            <text:p>11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tex</text:p>
          </table:table-cell>
          <table:table-cell table:style-name="ce4"/>
          <table:table-cell office:value-type="float" office:value="114" table:style-name="ce4">
            <text:p>1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Zopfli Compressor from https://github.com/google/zopfli</text:p>
          </table:table-cell>
          <table:table-cell table:style-name="ce4"/>
          <table:table-cell office:value-type="float" office:value="114" table:style-name="ce4">
            <text:p>1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leopatra</text:p>
          </table:table-cell>
          <table:table-cell table:style-name="ce4"/>
          <table:table-cell office:value-type="float" office:value="114" table:style-name="ce4">
            <text:p>1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xlive-extension</text:p>
          </table:table-cell>
          <table:table-cell table:style-name="ce4"/>
          <table:table-cell office:value-type="float" office:value="114" table:style-name="ce4">
            <text:p>1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olang</text:p>
          </table:table-cell>
          <table:table-cell table:style-name="ce4"/>
          <table:table-cell office:value-type="float" office:value="114" table:style-name="ce4">
            <text:p>1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naconda</text:p>
          </table:table-cell>
          <table:table-cell table:style-name="ce4"/>
          <table:table-cell office:value-type="float" office:value="114" table:style-name="ce4">
            <text:p>1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ine</text:p>
          </table:table-cell>
          <table:table-cell table:style-name="ce4"/>
          <table:table-cell office:value-type="float" office:value="114" table:style-name="ce4">
            <text:p>11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2start</text:p>
          </table:table-cell>
          <table:table-cell table:style-name="ce4"/>
          <table:table-cell office:value-type="float" office:value="113" table:style-name="ce4">
            <text:p>11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nvironment-modules</text:p>
          </table:table-cell>
          <table:table-cell table:style-name="ce4"/>
          <table:table-cell office:value-type="float" office:value="113" table:style-name="ce4">
            <text:p>11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ESS</text:p>
          </table:table-cell>
          <table:table-cell table:style-name="ce4"/>
          <table:table-cell office:value-type="float" office:value="113" table:style-name="ce4">
            <text:p>11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bserver</text:p>
          </table:table-cell>
          <table:table-cell table:style-name="ce4"/>
          <table:table-cell office:value-type="float" office:value="113" table:style-name="ce4">
            <text:p>11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yp-tools</text:p>
          </table:table-cell>
          <table:table-cell table:style-name="ce4"/>
          <table:table-cell office:value-type="float" office:value="113" table:style-name="ce4">
            <text:p>11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son-glib</text:p>
          </table:table-cell>
          <table:table-cell table:style-name="ce4"/>
          <table:table-cell office:value-type="float" office:value="112" table:style-name="ce4">
            <text:p>11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as</text:p>
          </table:table-cell>
          <table:table-cell table:style-name="ce4"/>
          <table:table-cell office:value-type="float" office:value="112" table:style-name="ce4">
            <text:p>11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ncat</text:p>
          </table:table-cell>
          <table:table-cell table:style-name="ce4"/>
          <table:table-cell office:value-type="float" office:value="112" table:style-name="ce4">
            <text:p>11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ence-virt</text:p>
          </table:table-cell>
          <table:table-cell table:style-name="ce4"/>
          <table:table-cell office:value-type="float" office:value="111" table:style-name="ce4">
            <text:p>11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vmifshp,188928</text:p>
          </table:table-cell>
          <table:table-cell table:style-name="ce4"/>
          <table:table-cell office:value-type="float" office:value="111" table:style-name="ce4">
            <text:p>11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gfshp,172544</text:p>
          </table:table-cell>
          <table:table-cell table:style-name="ce4"/>
          <table:table-cell office:value-type="float" office:value="111" table:style-name="ce4">
            <text:p>11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ais</text:p>
          </table:table-cell>
          <table:table-cell table:style-name="ce4"/>
          <table:table-cell office:value-type="float" office:value="110" table:style-name="ce4">
            <text:p>11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pid-proton</text:p>
          </table:table-cell>
          <table:table-cell table:style-name="ce4"/>
          <table:table-cell office:value-type="float" office:value="110" table:style-name="ce4">
            <text:p>11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roj</text:p>
          </table:table-cell>
          <table:table-cell table:style-name="ce4"/>
          <table:table-cell office:value-type="float" office:value="109" table:style-name="ce4">
            <text:p>10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pacewalk-usix</text:p>
          </table:table-cell>
          <table:table-cell table:style-name="ce4"/>
          <table:table-cell office:value-type="float" office:value="108" table:style-name="ce4">
            <text:p>10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c-scan</text:p>
          </table:table-cell>
          <table:table-cell table:style-name="ce4"/>
          <table:table-cell office:value-type="float" office:value="107" table:style-name="ce4">
            <text:p>1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package-utils</text:p>
          </table:table-cell>
          <table:table-cell table:style-name="ce4"/>
          <table:table-cell office:value-type="float" office:value="107" table:style-name="ce4">
            <text:p>1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pacewalk-backend-libs</text:p>
          </table:table-cell>
          <table:table-cell table:style-name="ce4"/>
          <table:table-cell office:value-type="float" office:value="107" table:style-name="ce4">
            <text:p>1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yslinux</text:p>
          </table:table-cell>
          <table:table-cell table:style-name="ce4"/>
          <table:table-cell office:value-type="float" office:value="107" table:style-name="ce4">
            <text:p>1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tlas</text:p>
          </table:table-cell>
          <table:table-cell table:style-name="ce4"/>
          <table:table-cell office:value-type="float" office:value="107" table:style-name="ce4">
            <text:p>1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17n-contrib</text:p>
          </table:table-cell>
          <table:table-cell table:style-name="ce4"/>
          <table:table-cell office:value-type="float" office:value="107" table:style-name="ce4">
            <text:p>1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patch</text:p>
          </table:table-cell>
          <table:table-cell table:style-name="ce4"/>
          <table:table-cell office:value-type="float" office:value="107" table:style-name="ce4">
            <text:p>1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butils</text:p>
          </table:table-cell>
          <table:table-cell table:style-name="ce4"/>
          <table:table-cell office:value-type="float" office:value="107" table:style-name="ce4">
            <text:p>10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luez</text:p>
          </table:table-cell>
          <table:table-cell table:style-name="ce4"/>
          <table:table-cell office:value-type="float" office:value="106" table:style-name="ce4">
            <text:p>10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apack</text:p>
          </table:table-cell>
          <table:table-cell table:style-name="ce4"/>
          <table:table-cell office:value-type="float" office:value="106" table:style-name="ce4">
            <text:p>10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conf</text:p>
          </table:table-cell>
          <table:table-cell table:style-name="ce4"/>
          <table:table-cell office:value-type="float" office:value="106" table:style-name="ce4">
            <text:p>10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ivex</text:p>
          </table:table-cell>
          <table:table-cell table:style-name="ce4"/>
          <table:table-cell office:value-type="float" office:value="105" table:style-name="ce4">
            <text:p>1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ebGrease</text:p>
          </table:table-cell>
          <table:table-cell office:value-type="float" office:value="184" table:style-name="ce4">
            <text:p>184</text:p>
          </table:table-cell>
          <table:table-cell office:value-type="float" office:value="105" table:style-name="ce4">
            <text:p>1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mpat-libtermcap</text:p>
          </table:table-cell>
          <table:table-cell table:style-name="ce4"/>
          <table:table-cell office:value-type="float" office:value="105" table:style-name="ce4">
            <text:p>1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igervnc</text:p>
          </table:table-cell>
          <table:table-cell table:style-name="ce4"/>
          <table:table-cell office:value-type="float" office:value="105" table:style-name="ce4">
            <text:p>10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-ZendFramework2</text:p>
          </table:table-cell>
          <table:table-cell table:style-name="ce4"/>
          <table:table-cell office:value-type="float" office:value="104" table:style-name="ce4">
            <text:p>10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tle-hash</text:p>
          </table:table-cell>
          <table:table-cell table:style-name="ce4"/>
          <table:table-cell office:value-type="float" office:value="104" table:style-name="ce4">
            <text:p>10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h-git29-git</text:p>
          </table:table-cell>
          <table:table-cell table:style-name="ce4"/>
          <table:table-cell office:value-type="float" office:value="104" table:style-name="ce4">
            <text:p>10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tle-lfib-stream</text:p>
          </table:table-cell>
          <table:table-cell table:style-name="ce4"/>
          <table:table-cell office:value-type="float" office:value="104" table:style-name="ce4">
            <text:p>10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mpat-expat1</text:p>
          </table:table-cell>
          <table:table-cell table:style-name="ce4"/>
          <table:table-cell office:value-type="float" office:value="104" table:style-name="ce4">
            <text:p>10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cu</text:p>
          </table:table-cell>
          <table:table-cell table:style-name="ce4"/>
          <table:table-cell office:value-type="float" office:value="104" table:style-name="ce4">
            <text:p>10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1lib</text:p>
          </table:table-cell>
          <table:table-cell table:style-name="ce4"/>
          <table:table-cell office:value-type="float" office:value="104" table:style-name="ce4">
            <text:p>10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unspell-en-US</text:p>
          </table:table-cell>
          <table:table-cell table:style-name="ce4"/>
          <table:table-cell office:value-type="float" office:value="104" table:style-name="ce4">
            <text:p>10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tch: apply a diff file to an original</text:p>
          </table:table-cell>
          <table:table-cell table:style-name="ce4"/>
          <table:table-cell office:value-type="float" office:value="104" table:style-name="ce4">
            <text:p>10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angtable</text:p>
          </table:table-cell>
          <table:table-cell table:style-name="ce4"/>
          <table:table-cell office:value-type="float" office:value="104" table:style-name="ce4">
            <text:p>10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him-x64</text:p>
          </table:table-cell>
          <table:table-cell table:style-name="ce4"/>
          <table:table-cell office:value-type="float" office:value="103" table:style-name="ce4">
            <text:p>10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x-libs</text:p>
          </table:table-cell>
          <table:table-cell table:style-name="ce4"/>
          <table:table-cell office:value-type="float" office:value="103" table:style-name="ce4">
            <text:p>10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DW window launcher application in d4deploy34</text:p>
          </table:table-cell>
          <table:table-cell table:style-name="ce4"/>
          <table:table-cell office:value-type="float" office:value="103" table:style-name="ce4">
            <text:p>10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swan</text:p>
          </table:table-cell>
          <table:table-cell table:style-name="ce4"/>
          <table:table-cell office:value-type="float" office:value="102" table:style-name="ce4">
            <text:p>10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blockdev</text:p>
          </table:table-cell>
          <table:table-cell table:style-name="ce4"/>
          <table:table-cell office:value-type="float" office:value="102" table:style-name="ce4">
            <text:p>10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riadb55-mariadb</text:p>
          </table:table-cell>
          <table:table-cell table:style-name="ce4"/>
          <table:table-cell office:value-type="float" office:value="102" table:style-name="ce4">
            <text:p>10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t-spi2-core</text:p>
          </table:table-cell>
          <table:table-cell table:style-name="ce4"/>
          <table:table-cell office:value-type="float" office:value="102" table:style-name="ce4">
            <text:p>10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iKTeX</text:p>
          </table:table-cell>
          <table:table-cell office:value-type="float" office:value="33" table:style-name="ce4">
            <text:p>33</text:p>
          </table:table-cell>
          <table:table-cell office:value-type="float" office:value="102" table:style-name="ce4">
            <text:p>10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t-spi2-atk</text:p>
          </table:table-cell>
          <table:table-cell table:style-name="ce4"/>
          <table:table-cell office:value-type="float" office:value="102" table:style-name="ce4">
            <text:p>10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og-pegasus</text:p>
          </table:table-cell>
          <table:table-cell table:style-name="ce4"/>
          <table:table-cell office:value-type="float" office:value="102" table:style-name="ce4">
            <text:p>10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sdcpio</text:p>
          </table:table-cell>
          <table:table-cell table:style-name="ce4"/>
          <table:table-cell office:value-type="float" office:value="101" table:style-name="ce4">
            <text:p>10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sb_modeswitch</text:p>
          </table:table-cell>
          <table:table-cell table:style-name="ce4"/>
          <table:table-cell office:value-type="float" office:value="101" table:style-name="ce4">
            <text:p>10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m</text:p>
          </table:table-cell>
          <table:table-cell table:style-name="ce4"/>
          <table:table-cell office:value-type="float" office:value="101" table:style-name="ce4">
            <text:p>10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mlwf</text:p>
          </table:table-cell>
          <table:table-cell table:style-name="ce4"/>
          <table:table-cell office:value-type="float" office:value="101" table:style-name="ce4">
            <text:p>10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sb_modeswitch-data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YAML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-snmp-devel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m_sensors-devel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lpa-libs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cp_wrappers-devel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bjdump</text:p>
          </table:table-cell>
          <table:table-cell table:style-name="ce4"/>
          <table:table-cell office:value-type="float" office:value="99" table:style-name="ce4">
            <text:p>9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C - Console grammar compiler</text:p>
          </table:table-cell>
          <table:table-cell table:style-name="ce4"/>
          <table:table-cell office:value-type="float" office:value="99" table:style-name="ce4">
            <text:p>9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dwaita-icon-theme</text:p>
          </table:table-cell>
          <table:table-cell table:style-name="ce4"/>
          <table:table-cell office:value-type="float" office:value="99" table:style-name="ce4">
            <text:p>9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yum-langpacks</text:p>
          </table:table-cell>
          <table:table-cell table:style-name="ce4"/>
          <table:table-cell office:value-type="float" office:value="99" table:style-name="ce4">
            <text:p>9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CLAUNCHER</text:p>
          </table:table-cell>
          <table:table-cell table:style-name="ce4"/>
          <table:table-cell office:value-type="float" office:value="98" table:style-name="ce4">
            <text:p>9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sfile</text:p>
          </table:table-cell>
          <table:table-cell table:style-name="ce4"/>
          <table:table-cell office:value-type="float" office:value="98" table:style-name="ce4">
            <text:p>9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loader</text:p>
          </table:table-cell>
          <table:table-cell table:style-name="ce4"/>
          <table:table-cell office:value-type="float" office:value="98" table:style-name="ce4">
            <text:p>9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nsible</text:p>
          </table:table-cell>
          <table:table-cell table:style-name="ce4"/>
          <table:table-cell office:value-type="float" office:value="97" table:style-name="ce4">
            <text:p>9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org-x11-fonts</text:p>
          </table:table-cell>
          <table:table-cell table:style-name="ce4"/>
          <table:table-cell office:value-type="float" office:value="97" table:style-name="ce4">
            <text:p>9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bdemetra64</text:p>
          </table:table-cell>
          <table:table-cell table:style-name="ce4"/>
          <table:table-cell office:value-type="float" office:value="97" table:style-name="ce4">
            <text:p>9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gusb</text:p>
          </table:table-cell>
          <table:table-cell table:style-name="ce4"/>
          <table:table-cell office:value-type="float" office:value="96" table:style-name="ce4">
            <text:p>9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pseclog,178184</text:p>
          </table:table-cell>
          <table:table-cell table:style-name="ce4"/>
          <table:table-cell office:value-type="float" office:value="96" table:style-name="ce4">
            <text:p>9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pptool,231424</text:p>
          </table:table-cell>
          <table:table-cell table:style-name="ce4"/>
          <table:table-cell office:value-type="float" office:value="96" table:style-name="ce4">
            <text:p>9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wsman</text:p>
          </table:table-cell>
          <table:table-cell table:style-name="ce4"/>
          <table:table-cell office:value-type="float" office:value="96" table:style-name="ce4">
            <text:p>9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report-web</text:p>
          </table:table-cell>
          <table:table-cell table:style-name="ce4"/>
          <table:table-cell office:value-type="float" office:value="96" table:style-name="ce4">
            <text:p>9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unspell-en-GB</text:p>
          </table:table-cell>
          <table:table-cell table:style-name="ce4"/>
          <table:table-cell office:value-type="float" office:value="95" table:style-name="ce4">
            <text:p>9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toragemgmt-python-clibs</text:p>
          </table:table-cell>
          <table:table-cell table:style-name="ce4"/>
          <table:table-cell office:value-type="float" office:value="95" table:style-name="ce4">
            <text:p>9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reeipmi</text:p>
          </table:table-cell>
          <table:table-cell table:style-name="ce4"/>
          <table:table-cell office:value-type="float" office:value="95" table:style-name="ce4">
            <text:p>9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angtable-data</text:p>
          </table:table-cell>
          <table:table-cell table:style-name="ce4"/>
          <table:table-cell office:value-type="float" office:value="95" table:style-name="ce4">
            <text:p>9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ugeas</text:p>
          </table:table-cell>
          <table:table-cell table:style-name="ce4"/>
          <table:table-cell office:value-type="float" office:value="95" table:style-name="ce4">
            <text:p>9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 Lucene.Net (WordNet: SynExpand)</text:p>
          </table:table-cell>
          <table:table-cell table:style-name="ce4"/>
          <table:table-cell office:value-type="float" office:value="95" table:style-name="ce4">
            <text:p>9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report-rhel</text:p>
          </table:table-cell>
          <table:table-cell table:style-name="ce4"/>
          <table:table-cell office:value-type="float" office:value="95" table:style-name="ce4">
            <text:p>9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brt-console-notification</text:p>
          </table:table-cell>
          <table:table-cell table:style-name="ce4"/>
          <table:table-cell office:value-type="float" office:value="94" table:style-name="ce4">
            <text:p>9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-vm-tools-desktop</text:p>
          </table:table-cell>
          <table:table-cell table:style-name="ce4"/>
          <table:table-cell office:value-type="float" office:value="94" table:style-name="ce4">
            <text:p>9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tk-vnc</text:p>
          </table:table-cell>
          <table:table-cell table:style-name="ce4"/>
          <table:table-cell office:value-type="float" office:value="94" table:style-name="ce4">
            <text:p>9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cgroup-tools</text:p>
          </table:table-cell>
          <table:table-cell table:style-name="ce4"/>
          <table:table-cell office:value-type="float" office:value="94" table:style-name="ce4">
            <text:p>9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brt-addon-vmcore</text:p>
          </table:table-cell>
          <table:table-cell table:style-name="ce4"/>
          <table:table-cell office:value-type="float" office:value="94" table:style-name="ce4">
            <text:p>9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brt-addon-pstoreoops</text:p>
          </table:table-cell>
          <table:table-cell table:style-name="ce4"/>
          <table:table-cell office:value-type="float" office:value="94" table:style-name="ce4">
            <text:p>9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stall-info</text:p>
          </table:table-cell>
          <table:table-cell table:style-name="ce4"/>
          <table:table-cell office:value-type="float" office:value="94" table:style-name="ce4">
            <text:p>9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brt-addon-xorg</text:p>
          </table:table-cell>
          <table:table-cell table:style-name="ce4"/>
          <table:table-cell office:value-type="float" office:value="94" table:style-name="ce4">
            <text:p>9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brt-dbus</text:p>
          </table:table-cell>
          <table:table-cell table:style-name="ce4"/>
          <table:table-cell office:value-type="float" office:value="94" table:style-name="ce4">
            <text:p>9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diainfo</text:p>
          </table:table-cell>
          <table:table-cell table:style-name="ce4"/>
          <table:table-cell office:value-type="float" office:value="93" table:style-name="ce4">
            <text:p>9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rcurial Credential Manager for Windows</text:p>
          </table:table-cell>
          <table:table-cell table:style-name="ce4"/>
          <table:table-cell office:value-type="float" office:value="93" table:style-name="ce4">
            <text:p>9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network</text:p>
          </table:table-cell>
          <table:table-cell table:style-name="ce4"/>
          <table:table-cell office:value-type="float" office:value="93" table:style-name="ce4">
            <text:p>9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sips</text:p>
          </table:table-cell>
          <table:table-cell table:style-name="ce4"/>
          <table:table-cell office:value-type="float" office:value="93" table:style-name="ce4">
            <text:p>9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estvox-slt-arctic-hts</text:p>
          </table:table-cell>
          <table:table-cell table:style-name="ce4"/>
          <table:table-cell office:value-type="float" office:value="92" table:style-name="ce4">
            <text:p>9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erces-j2</text:p>
          </table:table-cell>
          <table:table-cell table:style-name="ce4"/>
          <table:table-cell office:value-type="float" office:value="92" table:style-name="ce4">
            <text:p>9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grep</text:p>
          </table:table-cell>
          <table:table-cell table:style-name="ce4"/>
          <table:table-cell office:value-type="float" office:value="92" table:style-name="ce4">
            <text:p>9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d</text:p>
          </table:table-cell>
          <table:table-cell table:style-name="ce4"/>
          <table:table-cell office:value-type="float" office:value="92" table:style-name="ce4">
            <text:p>9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m</text:p>
          </table:table-cell>
          <table:table-cell table:style-name="ce4"/>
          <table:table-cell office:value-type="float" office:value="91" table:style-name="ce4">
            <text:p>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adelf</text:p>
          </table:table-cell>
          <table:table-cell table:style-name="ce4"/>
          <table:table-cell office:value-type="float" office:value="91" table:style-name="ce4">
            <text:p>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ome-vfs2-smb</text:p>
          </table:table-cell>
          <table:table-cell table:style-name="ce4"/>
          <table:table-cell office:value-type="float" office:value="91" table:style-name="ce4">
            <text:p>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sfontextract</text:p>
          </table:table-cell>
          <table:table-cell table:style-name="ce4"/>
          <table:table-cell office:value-type="float" office:value="91" table:style-name="ce4">
            <text:p>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rc</text:p>
          </table:table-cell>
          <table:table-cell table:style-name="ce4"/>
          <table:table-cell office:value-type="float" office:value="91" table:style-name="ce4">
            <text:p>9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blas</text:p>
          </table:table-cell>
          <table:table-cell table:style-name="ce4"/>
          <table:table-cell office:value-type="float" office:value="90" table:style-name="ce4">
            <text:p>9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emu-kvm-rhev</text:p>
          </table:table-cell>
          <table:table-cell table:style-name="ce4"/>
          <table:table-cell office:value-type="float" office:value="90" table:style-name="ce4">
            <text:p>9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Link supervisor</text:p>
          </table:table-cell>
          <table:table-cell table:style-name="ce4"/>
          <table:table-cell office:value-type="float" office:value="90" table:style-name="ce4">
            <text:p>9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HASKPASS</text:p>
          </table:table-cell>
          <table:table-cell table:style-name="ce4"/>
          <table:table-cell office:value-type="float" office:value="90" table:style-name="ce4">
            <text:p>9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bdkit</text:p>
          </table:table-cell>
          <table:table-cell table:style-name="ce4"/>
          <table:table-cell office:value-type="float" office:value="90" table:style-name="ce4">
            <text:p>9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d.bfd</text:p>
          </table:table-cell>
          <table:table-cell table:style-name="ce4"/>
          <table:table-cell office:value-type="float" office:value="89" table:style-name="ce4">
            <text:p>8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eyword_search_new</text:p>
          </table:table-cell>
          <table:table-cell table:style-name="ce4"/>
          <table:table-cell office:value-type="float" office:value="89" table:style-name="ce4">
            <text:p>8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INTTY</text:p>
          </table:table-cell>
          <table:table-cell table:style-name="ce4"/>
          <table:table-cell office:value-type="float" office:value="88" table:style-name="ce4">
            <text:p>8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c1plus</text:p>
          </table:table-cell>
          <table:table-cell table:style-name="ce4"/>
          <table:table-cell office:value-type="float" office:value="88" table:style-name="ce4">
            <text:p>8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cgdm</text:p>
          </table:table-cell>
          <table:table-cell table:style-name="ce4"/>
          <table:table-cell office:value-type="float" office:value="88" table:style-name="ce4">
            <text:p>8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webp</text:p>
          </table:table-cell>
          <table:table-cell table:style-name="ce4"/>
          <table:table-cell office:value-type="float" office:value="88" table:style-name="ce4">
            <text:p>8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ecret</text:p>
          </table:table-cell>
          <table:table-cell table:style-name="ce4"/>
          <table:table-cell office:value-type="float" office:value="88" table:style-name="ce4">
            <text:p>8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64,92160</text:p>
          </table:table-cell>
          <table:table-cell table:style-name="ce4"/>
          <table:table-cell office:value-type="float" office:value="88" table:style-name="ce4">
            <text:p>8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64,95232</text:p>
          </table:table-cell>
          <table:table-cell table:style-name="ce4"/>
          <table:table-cell office:value-type="float" office:value="88" table:style-name="ce4">
            <text:p>8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32,88576</text:p>
          </table:table-cell>
          <table:table-cell table:style-name="ce4"/>
          <table:table-cell office:value-type="float" office:value="88" table:style-name="ce4">
            <text:p>8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uTCRACKER error code translation command</text:p>
          </table:table-cell>
          <table:table-cell table:style-name="ce4"/>
          <table:table-cell office:value-type="float" office:value="87" table:style-name="ce4">
            <text:p>8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web</text:p>
          </table:table-cell>
          <table:table-cell table:style-name="ce4"/>
          <table:table-cell office:value-type="float" office:value="87" table:style-name="ce4">
            <text:p>8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dwaita-cursor-theme</text:p>
          </table:table-cell>
          <table:table-cell table:style-name="ce4"/>
          <table:table-cell office:value-type="float" office:value="87" table:style-name="ce4">
            <text:p>8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inSplit</text:p>
          </table:table-cell>
          <table:table-cell office:value-type="float" office:value="149" table:style-name="ce4">
            <text:p>149</text:p>
          </table:table-cell>
          <table:table-cell office:value-type="float" office:value="86" table:style-name="ce4">
            <text:p>8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O DS</text:p>
          </table:table-cell>
          <table:table-cell table:style-name="ce4"/>
          <table:table-cell office:value-type="float" office:value="86" table:style-name="ce4">
            <text:p>8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airo-gobject</text:p>
          </table:table-cell>
          <table:table-cell table:style-name="ce4"/>
          <table:table-cell office:value-type="float" office:value="86" table:style-name="ce4">
            <text:p>8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uthz config file tool</text:p>
          </table:table-cell>
          <table:table-cell table:style-name="ce4"/>
          <table:table-cell office:value-type="float" office:value="86" table:style-name="ce4">
            <text:p>8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to-wrapper</text:p>
          </table:table-cell>
          <table:table-cell table:style-name="ce4"/>
          <table:table-cell office:value-type="float" office:value="86" table:style-name="ce4">
            <text:p>8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lord-libs</text:p>
          </table:table-cell>
          <table:table-cell table:style-name="ce4"/>
          <table:table-cell office:value-type="float" office:value="86" table:style-name="ce4">
            <text:p>8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lamav</text:p>
          </table:table-cell>
          <table:table-cell table:style-name="ce4"/>
          <table:table-cell office:value-type="float" office:value="86" table:style-name="ce4">
            <text:p>8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otem</text:p>
          </table:table-cell>
          <table:table-cell table:style-name="ce4"/>
          <table:table-cell office:value-type="float" office:value="86" table:style-name="ce4">
            <text:p>8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hpi</text:p>
          </table:table-cell>
          <table:table-cell table:style-name="ce4"/>
          <table:table-cell office:value-type="float" office:value="86" table:style-name="ce4">
            <text:p>8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quadmath</text:p>
          </table:table-cell>
          <table:table-cell table:style-name="ce4"/>
          <table:table-cell office:value-type="float" office:value="86" table:style-name="ce4">
            <text:p>8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acula</text:p>
          </table:table-cell>
          <table:table-cell table:style-name="ce4"/>
          <table:table-cell office:value-type="float" office:value="85" table:style-name="ce4">
            <text:p>8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Zlib decompress</text:p>
          </table:table-cell>
          <table:table-cell table:style-name="ce4"/>
          <table:table-cell office:value-type="float" office:value="85" table:style-name="ce4">
            <text:p>8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ibernate4-eap6</text:p>
          </table:table-cell>
          <table:table-cell table:style-name="ce4"/>
          <table:table-cell office:value-type="float" office:value="85" table:style-name="ce4">
            <text:p>8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ID-QuickInstaller</text:p>
          </table:table-cell>
          <table:table-cell table:style-name="ce4"/>
          <table:table-cell office:value-type="float" office:value="84" table:style-name="ce4">
            <text:p>8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Zabbix</text:p>
          </table:table-cell>
          <table:table-cell table:style-name="ce4"/>
          <table:table-cell office:value-type="float" office:value="84" table:style-name="ce4">
            <text:p>8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sdtar</text:p>
          </table:table-cell>
          <table:table-cell table:style-name="ce4"/>
          <table:table-cell office:value-type="float" office:value="84" table:style-name="ce4">
            <text:p>8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rminal program.</text:p>
          </table:table-cell>
          <table:table-cell table:style-name="ce4"/>
          <table:table-cell office:value-type="float" office:value="84" table:style-name="ce4">
            <text:p>8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ibmad</text:p>
          </table:table-cell>
          <table:table-cell table:style-name="ce4"/>
          <table:table-cell office:value-type="float" office:value="83" table:style-name="ce4">
            <text:p>8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SQL - SQL query tool</text:p>
          </table:table-cell>
          <table:table-cell table:style-name="ce4"/>
          <table:table-cell office:value-type="float" office:value="83" table:style-name="ce4">
            <text:p>8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tom</text:p>
          </table:table-cell>
          <table:table-cell office:value-type="float" office:value="63" table:style-name="ce4">
            <text:p>63</text:p>
          </table:table-cell>
          <table:table-cell office:value-type="float" office:value="83" table:style-name="ce4">
            <text:p>8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</text:p>
          </table:table-cell>
          <table:table-cell table:style-name="ce4"/>
          <table:table-cell office:value-type="float" office:value="83" table:style-name="ce4">
            <text:p>8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k</text:p>
          </table:table-cell>
          <table:table-cell table:style-name="ce4"/>
          <table:table-cell office:value-type="float" office:value="83" table:style-name="ce4">
            <text:p>8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anlock</text:p>
          </table:table-cell>
          <table:table-cell table:style-name="ce4"/>
          <table:table-cell office:value-type="float" office:value="83" table:style-name="ce4">
            <text:p>8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-symfony</text:p>
          </table:table-cell>
          <table:table-cell table:style-name="ce4"/>
          <table:table-cell office:value-type="float" office:value="82" table:style-name="ce4">
            <text:p>8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lutter</text:p>
          </table:table-cell>
          <table:table-cell table:style-name="ce4"/>
          <table:table-cell office:value-type="float" office:value="82" table:style-name="ce4">
            <text:p>8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tle-pbkdf2</text:p>
          </table:table-cell>
          <table:table-cell table:style-name="ce4"/>
          <table:table-cell office:value-type="float" office:value="82" table:style-name="ce4">
            <text:p>8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MDisplay MFC Application</text:p>
          </table:table-cell>
          <table:table-cell table:style-name="ce4"/>
          <table:table-cell office:value-type="float" office:value="81" table:style-name="ce4">
            <text:p>8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asper</text:p>
          </table:table-cell>
          <table:table-cell table:style-name="ce4"/>
          <table:table-cell office:value-type="float" office:value="81" table:style-name="ce4">
            <text:p>8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caml</text:p>
          </table:table-cell>
          <table:table-cell table:style-name="ce4"/>
          <table:table-cell office:value-type="float" office:value="80" table:style-name="ce4">
            <text:p>8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hermostat</text:p>
          </table:table-cell>
          <table:table-cell table:style-name="ce4"/>
          <table:table-cell office:value-type="float" office:value="80" table:style-name="ce4">
            <text:p>8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ttp-parser</text:p>
          </table:table-cell>
          <table:table-cell table:style-name="ce4"/>
          <table:table-cell office:value-type="float" office:value="80" table:style-name="ce4">
            <text:p>8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ITEMATIC</text:p>
          </table:table-cell>
          <table:table-cell table:style-name="ce4"/>
          <table:table-cell office:value-type="float" office:value="80" table:style-name="ce4">
            <text:p>8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yproxy</text:p>
          </table:table-cell>
          <table:table-cell table:style-name="ce4"/>
          <table:table-cell office:value-type="float" office:value="80" table:style-name="ce4">
            <text:p>8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quid</text:p>
          </table:table-cell>
          <table:table-cell table:style-name="ce4"/>
          <table:table-cell office:value-type="float" office:value="80" table:style-name="ce4">
            <text:p>8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pbm</text:p>
          </table:table-cell>
          <table:table-cell table:style-name="ce4"/>
          <table:table-cell office:value-type="float" office:value="79" table:style-name="ce4">
            <text:p>7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ptraf-ng</text:p>
          </table:table-cell>
          <table:table-cell table:style-name="ce4"/>
          <table:table-cell office:value-type="float" office:value="79" table:style-name="ce4">
            <text:p>7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D-GUI</text:p>
          </table:table-cell>
          <table:table-cell table:style-name="ce4"/>
          <table:table-cell office:value-type="float" office:value="78" table:style-name="ce4">
            <text:p>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ndef</text:p>
          </table:table-cell>
          <table:table-cell table:style-name="ce4"/>
          <table:table-cell office:value-type="float" office:value="78" table:style-name="ce4">
            <text:p>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oclue2</text:p>
          </table:table-cell>
          <table:table-cell table:style-name="ce4"/>
          <table:table-cell office:value-type="float" office:value="78" table:style-name="ce4">
            <text:p>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h-java-common-javapackages-tools</text:p>
          </table:table-cell>
          <table:table-cell table:style-name="ce4"/>
          <table:table-cell office:value-type="float" office:value="78" table:style-name="ce4">
            <text:p>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yphen</text:p>
          </table:table-cell>
          <table:table-cell table:style-name="ce4"/>
          <table:table-cell office:value-type="float" office:value="78" table:style-name="ce4">
            <text:p>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ane-backends</text:p>
          </table:table-cell>
          <table:table-cell table:style-name="ce4"/>
          <table:table-cell office:value-type="float" office:value="78" table:style-name="ce4">
            <text:p>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cr</text:p>
          </table:table-cell>
          <table:table-cell table:style-name="ce4"/>
          <table:table-cell office:value-type="float" office:value="78" table:style-name="ce4">
            <text:p>7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uagga</text:p>
          </table:table-cell>
          <table:table-cell table:style-name="ce4"/>
          <table:table-cell office:value-type="float" office:value="77" table:style-name="ce4">
            <text:p>7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mpat-openmpi</text:p>
          </table:table-cell>
          <table:table-cell table:style-name="ce4"/>
          <table:table-cell office:value-type="float" office:value="77" table:style-name="ce4">
            <text:p>7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almd</text:p>
          </table:table-cell>
          <table:table-cell table:style-name="ce4"/>
          <table:table-cell office:value-type="float" office:value="77" table:style-name="ce4">
            <text:p>7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directorystudio</text:p>
          </table:table-cell>
          <table:table-cell table:style-name="ce4"/>
          <table:table-cell office:value-type="float" office:value="77" table:style-name="ce4">
            <text:p>7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base</text:p>
          </table:table-cell>
          <table:table-cell table:style-name="ce4"/>
          <table:table-cell office:value-type="float" office:value="76" table:style-name="ce4">
            <text:p>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us</text:p>
          </table:table-cell>
          <table:table-cell table:style-name="ce4"/>
          <table:table-cell office:value-type="float" office:value="76" table:style-name="ce4">
            <text:p>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ystem-config-printer</text:p>
          </table:table-cell>
          <table:table-cell table:style-name="ce4"/>
          <table:table-cell office:value-type="float" office:value="76" table:style-name="ce4">
            <text:p>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en</text:p>
          </table:table-cell>
          <table:table-cell table:style-name="ce4"/>
          <table:table-cell office:value-type="float" office:value="76" table:style-name="ce4">
            <text:p>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itematic (Alpha)</text:p>
          </table:table-cell>
          <table:table-cell table:style-name="ce4"/>
          <table:table-cell office:value-type="float" office:value="76" table:style-name="ce4">
            <text:p>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lsa-plugins</text:p>
          </table:table-cell>
          <table:table-cell table:style-name="ce4"/>
          <table:table-cell office:value-type="float" office:value="76" table:style-name="ce4">
            <text:p>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zip,150968</text:p>
          </table:table-cell>
          <table:table-cell table:style-name="ce4"/>
          <table:table-cell office:value-type="float" office:value="76" table:style-name="ce4">
            <text:p>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iewer for Belgian eID Cards</text:p>
          </table:table-cell>
          <table:table-cell table:style-name="ce4"/>
          <table:table-cell office:value-type="float" office:value="76" table:style-name="ce4">
            <text:p>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man</text:p>
          </table:table-cell>
          <table:table-cell table:style-name="ce4"/>
          <table:table-cell office:value-type="float" office:value="76" table:style-name="ce4">
            <text:p>7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utter</text:p>
          </table:table-cell>
          <table:table-cell table:style-name="ce4"/>
          <table:table-cell office:value-type="float" office:value="75" table:style-name="ce4">
            <text:p>7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stallerLauncher</text:p>
          </table:table-cell>
          <table:table-cell table:style-name="ce4"/>
          <table:table-cell office:value-type="float" office:value="75" table:style-name="ce4">
            <text:p>7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uGet</text:p>
          </table:table-cell>
          <table:table-cell table:style-name="ce4"/>
          <table:table-cell office:value-type="float" office:value="75" table:style-name="ce4">
            <text:p>7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ming</text:p>
          </table:table-cell>
          <table:table-cell office:value-type="float" office:value="118" table:style-name="ce4">
            <text:p>118</text:p>
          </table:table-cell>
          <table:table-cell office:value-type="float" office:value="75" table:style-name="ce4">
            <text:p>7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ad</text:p>
          </table:table-cell>
          <table:table-cell table:style-name="ce4"/>
          <table:table-cell office:value-type="float" office:value="74" table:style-name="ce4">
            <text:p>7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lac-libs</text:p>
          </table:table-cell>
          <table:table-cell table:style-name="ce4"/>
          <table:table-cell office:value-type="float" office:value="74" table:style-name="ce4">
            <text:p>7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ibumad</text:p>
          </table:table-cell>
          <table:table-cell table:style-name="ce4"/>
          <table:table-cell office:value-type="float" office:value="74" table:style-name="ce4">
            <text:p>7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ust</text:p>
          </table:table-cell>
          <table:table-cell table:style-name="ce4"/>
          <table:table-cell office:value-type="float" office:value="74" table:style-name="ce4">
            <text:p>7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ccountsservice</text:p>
          </table:table-cell>
          <table:table-cell table:style-name="ce4"/>
          <table:table-cell office:value-type="float" office:value="73" table:style-name="ce4">
            <text:p>7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troubleshoot</text:p>
          </table:table-cell>
          <table:table-cell table:style-name="ce4"/>
          <table:table-cell office:value-type="float" office:value="73" table:style-name="ce4">
            <text:p>7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picpl32</text:p>
          </table:table-cell>
          <table:table-cell table:style-name="ce4"/>
          <table:table-cell office:value-type="float" office:value="73" table:style-name="ce4">
            <text:p>7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-pear</text:p>
          </table:table-cell>
          <table:table-cell table:style-name="ce4"/>
          <table:table-cell office:value-type="float" office:value="73" table:style-name="ce4">
            <text:p>7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qb</text:p>
          </table:table-cell>
          <table:table-cell table:style-name="ce4"/>
          <table:table-cell office:value-type="float" office:value="72" table:style-name="ce4">
            <text:p>7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dit-plugins</text:p>
          </table:table-cell>
          <table:table-cell table:style-name="ce4"/>
          <table:table-cell office:value-type="float" office:value="72" table:style-name="ce4">
            <text:p>7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_controldata - reads the data from pg_control</text:p>
          </table:table-cell>
          <table:table-cell table:style-name="ce4"/>
          <table:table-cell office:value-type="float" office:value="72" table:style-name="ce4">
            <text:p>7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pice-server</text:p>
          </table:table-cell>
          <table:table-cell table:style-name="ce4"/>
          <table:table-cell office:value-type="float" office:value="72" table:style-name="ce4">
            <text:p>7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ven30-maven-doxia</text:p>
          </table:table-cell>
          <table:table-cell table:style-name="ce4"/>
          <table:table-cell office:value-type="float" office:value="72" table:style-name="ce4">
            <text:p>7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wmf</text:p>
          </table:table-cell>
          <table:table-cell table:style-name="ce4"/>
          <table:table-cell office:value-type="float" office:value="72" table:style-name="ce4">
            <text:p>7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reeradius2</text:p>
          </table:table-cell>
          <table:table-cell table:style-name="ce4"/>
          <table:table-cell office:value-type="float" office:value="72" table:style-name="ce4">
            <text:p>7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mlx4</text:p>
          </table:table-cell>
          <table:table-cell table:style-name="ce4"/>
          <table:table-cell office:value-type="float" office:value="72" table:style-name="ce4">
            <text:p>7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cpg - embedded SQL precompiler for C</text:p>
          </table:table-cell>
          <table:table-cell table:style-name="ce4"/>
          <table:table-cell office:value-type="float" office:value="71" table:style-name="ce4">
            <text:p>7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otem-mozplugin</text:p>
          </table:table-cell>
          <table:table-cell table:style-name="ce4"/>
          <table:table-cell office:value-type="float" office:value="71" table:style-name="ce4">
            <text:p>7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reerdp</text:p>
          </table:table-cell>
          <table:table-cell table:style-name="ce4"/>
          <table:table-cell office:value-type="float" office:value="71" table:style-name="ce4">
            <text:p>7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DF Writer</text:p>
          </table:table-cell>
          <table:table-cell table:style-name="ce4"/>
          <table:table-cell office:value-type="float" office:value="71" table:style-name="ce4">
            <text:p>7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rdp</text:p>
          </table:table-cell>
          <table:table-cell table:style-name="ce4"/>
          <table:table-cell office:value-type="float" office:value="71" table:style-name="ce4">
            <text:p>7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csptool</text:p>
          </table:table-cell>
          <table:table-cell table:style-name="ce4"/>
          <table:table-cell office:value-type="float" office:value="71" table:style-name="ce4">
            <text:p>7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sterisk-sounds-core</text:p>
          </table:table-cell>
          <table:table-cell table:style-name="ce4"/>
          <table:table-cell office:value-type="float" office:value="70" table:style-name="ce4">
            <text:p>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manda</text:p>
          </table:table-cell>
          <table:table-cell table:style-name="ce4"/>
          <table:table-cell office:value-type="float" office:value="70" table:style-name="ce4">
            <text:p>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ome-bluetooth</text:p>
          </table:table-cell>
          <table:table-cell table:style-name="ce4"/>
          <table:table-cell office:value-type="float" office:value="70" table:style-name="ce4">
            <text:p>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finispan</text:p>
          </table:table-cell>
          <table:table-cell table:style-name="ce4"/>
          <table:table-cell office:value-type="float" office:value="70" table:style-name="ce4">
            <text:p>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d.gold</text:p>
          </table:table-cell>
          <table:table-cell table:style-name="ce4"/>
          <table:table-cell office:value-type="float" office:value="70" table:style-name="ce4">
            <text:p>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AR Launcher</text:p>
          </table:table-cell>
          <table:table-cell table:style-name="ce4"/>
          <table:table-cell office:value-type="float" office:value="70" table:style-name="ce4">
            <text:p>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vekd</text:p>
          </table:table-cell>
          <table:table-cell table:style-name="ce4"/>
          <table:table-cell office:value-type="float" office:value="70" table:style-name="ce4">
            <text:p>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LPLINK</text:p>
          </table:table-cell>
          <table:table-cell table:style-name="ce4"/>
          <table:table-cell office:value-type="float" office:value="70" table:style-name="ce4">
            <text:p>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top</text:p>
          </table:table-cell>
          <table:table-cell table:style-name="ce4"/>
          <table:table-cell office:value-type="float" office:value="70" table:style-name="ce4">
            <text:p>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vncserver</text:p>
          </table:table-cell>
          <table:table-cell table:style-name="ce4"/>
          <table:table-cell office:value-type="float" office:value="70" table:style-name="ce4">
            <text:p>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sonschema,74752</text:p>
          </table:table-cell>
          <table:table-cell table:style-name="ce4"/>
          <table:table-cell office:value-type="float" office:value="70" table:style-name="ce4">
            <text:p>7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alan-j2</text:p>
          </table:table-cell>
          <table:table-cell table:style-name="ce4"/>
          <table:table-cell office:value-type="float" office:value="69" table:style-name="ce4">
            <text:p>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Xfont2</text:p>
          </table:table-cell>
          <table:table-cell table:style-name="ce4"/>
          <table:table-cell office:value-type="float" office:value="69" table:style-name="ce4">
            <text:p>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govirt</text:p>
          </table:table-cell>
          <table:table-cell table:style-name="ce4"/>
          <table:table-cell office:value-type="float" office:value="69" table:style-name="ce4">
            <text:p>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br</text:p>
          </table:table-cell>
          <table:table-cell table:style-name="ce4"/>
          <table:table-cell office:value-type="float" office:value="69" table:style-name="ce4">
            <text:p>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gl</text:p>
          </table:table-cell>
          <table:table-cell table:style-name="ce4"/>
          <table:table-cell office:value-type="float" office:value="69" table:style-name="ce4">
            <text:p>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zsh</text:p>
          </table:table-cell>
          <table:table-cell table:style-name="ce4"/>
          <table:table-cell office:value-type="float" office:value="69" table:style-name="ce4">
            <text:p>6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-gd</text:p>
          </table:table-cell>
          <table:table-cell table:style-name="ce4"/>
          <table:table-cell office:value-type="float" office:value="68" table:style-name="ce4">
            <text:p>6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hev-hypervisor6</text:p>
          </table:table-cell>
          <table:table-cell table:style-name="ce4"/>
          <table:table-cell office:value-type="float" office:value="68" table:style-name="ce4">
            <text:p>6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dHat 7.4</text:p>
          </table:table-cell>
          <table:table-cell table:style-name="ce4"/>
          <table:table-cell office:value-type="float" office:value="68" table:style-name="ce4">
            <text:p>6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-mbstring</text:p>
          </table:table-cell>
          <table:table-cell table:style-name="ce4"/>
          <table:table-cell office:value-type="float" office:value="68" table:style-name="ce4">
            <text:p>6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ome-online-accounts</text:p>
          </table:table-cell>
          <table:table-cell table:style-name="ce4"/>
          <table:table-cell office:value-type="float" office:value="68" table:style-name="ce4">
            <text:p>6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zip</text:p>
          </table:table-cell>
          <table:table-cell table:style-name="ce4"/>
          <table:table-cell office:value-type="float" office:value="68" table:style-name="ce4">
            <text:p>6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aunchy</text:p>
          </table:table-cell>
          <table:table-cell table:style-name="ce4"/>
          <table:table-cell office:value-type="float" office:value="67" table:style-name="ce4">
            <text:p>6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dia Player Classic</text:p>
          </table:table-cell>
          <table:table-cell table:style-name="ce4"/>
          <table:table-cell office:value-type="float" office:value="67" table:style-name="ce4">
            <text:p>6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iff3</text:p>
          </table:table-cell>
          <table:table-cell table:style-name="ce4"/>
          <table:table-cell office:value-type="float" office:value="67" table:style-name="ce4">
            <text:p>6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yperv-daemons</text:p>
          </table:table-cell>
          <table:table-cell table:style-name="ce4"/>
          <table:table-cell office:value-type="float" office:value="67" table:style-name="ce4">
            <text:p>6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agrant</text:p>
          </table:table-cell>
          <table:table-cell table:style-name="ce4"/>
          <table:table-cell office:value-type="float" office:value="67" table:style-name="ce4">
            <text:p>6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bm_utl_asu</text:p>
          </table:table-cell>
          <table:table-cell table:style-name="ce4"/>
          <table:table-cell office:value-type="float" office:value="67" table:style-name="ce4">
            <text:p>6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sdn4k-utils</text:p>
          </table:table-cell>
          <table:table-cell table:style-name="ce4"/>
          <table:table-cell office:value-type="float" office:value="67" table:style-name="ce4">
            <text:p>6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ads from stdin without leaking info to the terminal and outputs back to stdout</text:p>
          </table:table-cell>
          <table:table-cell table:style-name="ce4"/>
          <table:table-cell office:value-type="float" office:value="67" table:style-name="ce4">
            <text:p>6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f</text:p>
          </table:table-cell>
          <table:table-cell table:style-name="ce4"/>
          <table:table-cell office:value-type="float" office:value="66" table:style-name="ce4">
            <text:p>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getcred</text:p>
          </table:table-cell>
          <table:table-cell table:style-name="ce4"/>
          <table:table-cell office:value-type="float" office:value="66" table:style-name="ce4">
            <text:p>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stool</text:p>
          </table:table-cell>
          <table:table-cell table:style-name="ce4"/>
          <table:table-cell office:value-type="float" office:value="66" table:style-name="ce4">
            <text:p>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fslog</text:p>
          </table:table-cell>
          <table:table-cell table:style-name="ce4"/>
          <table:table-cell office:value-type="float" office:value="66" table:style-name="ce4">
            <text:p>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alligra</text:p>
          </table:table-cell>
          <table:table-cell table:style-name="ce4"/>
          <table:table-cell office:value-type="float" office:value="66" table:style-name="ce4">
            <text:p>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aribou</text:p>
          </table:table-cell>
          <table:table-cell table:style-name="ce4"/>
          <table:table-cell office:value-type="float" office:value="66" table:style-name="ce4">
            <text:p>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erify_krb5_conf</text:p>
          </table:table-cell>
          <table:table-cell table:style-name="ce4"/>
          <table:table-cell office:value-type="float" office:value="66" table:style-name="ce4">
            <text:p>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xtool</text:p>
          </table:table-cell>
          <table:table-cell table:style-name="ce4"/>
          <table:table-cell office:value-type="float" office:value="66" table:style-name="ce4">
            <text:p>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pawn-win64-helper</text:p>
          </table:table-cell>
          <table:table-cell table:style-name="ce4"/>
          <table:table-cell office:value-type="float" office:value="66" table:style-name="ce4">
            <text:p>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ec2-eap</text:p>
          </table:table-cell>
          <table:table-cell table:style-name="ce4"/>
          <table:table-cell office:value-type="float" office:value="66" table:style-name="ce4">
            <text:p>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kickstart</text:p>
          </table:table-cell>
          <table:table-cell table:style-name="ce4"/>
          <table:table-cell office:value-type="float" office:value="66" table:style-name="ce4">
            <text:p>6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finiband-diags</text:p>
          </table:table-cell>
          <table:table-cell table:style-name="ce4"/>
          <table:table-cell office:value-type="float" office:value="65" table:style-name="ce4">
            <text:p>6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ltDrag</text:p>
          </table:table-cell>
          <table:table-cell table:style-name="ce4"/>
          <table:table-cell office:value-type="float" office:value="65" table:style-name="ce4">
            <text:p>6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reaterepo</text:p>
          </table:table-cell>
          <table:table-cell table:style-name="ce4"/>
          <table:table-cell office:value-type="float" office:value="65" table:style-name="ce4">
            <text:p>6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ubernetes</text:p>
          </table:table-cell>
          <table:table-cell table:style-name="ce4"/>
          <table:table-cell office:value-type="float" office:value="64" table:style-name="ce4">
            <text:p>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virt-glib</text:p>
          </table:table-cell>
          <table:table-cell table:style-name="ce4"/>
          <table:table-cell office:value-type="float" office:value="64" table:style-name="ce4">
            <text:p>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ss_autofs</text:p>
          </table:table-cell>
          <table:table-cell table:style-name="ce4"/>
          <table:table-cell office:value-type="float" office:value="64" table:style-name="ce4">
            <text:p>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ftp</text:p>
          </table:table-cell>
          <table:table-cell table:style-name="ce4"/>
          <table:table-cell office:value-type="float" office:value="64" table:style-name="ce4">
            <text:p>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-ldap</text:p>
          </table:table-cell>
          <table:table-cell table:style-name="ce4"/>
          <table:table-cell office:value-type="float" office:value="64" table:style-name="ce4">
            <text:p>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dbg</text:p>
          </table:table-cell>
          <table:table-cell table:style-name="ce4"/>
          <table:table-cell office:value-type="float" office:value="64" table:style-name="ce4">
            <text:p>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acst-fonts</text:p>
          </table:table-cell>
          <table:table-cell table:style-name="ce4"/>
          <table:table-cell office:value-type="float" office:value="64" table:style-name="ce4">
            <text:p>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ss_sudo</text:p>
          </table:table-cell>
          <table:table-cell table:style-name="ce4"/>
          <table:table-cell office:value-type="float" office:value="64" table:style-name="ce4">
            <text:p>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atLink module</text:p>
          </table:table-cell>
          <table:table-cell table:style-name="ce4"/>
          <table:table-cell office:value-type="float" office:value="64" table:style-name="ce4">
            <text:p>6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-settings</text:p>
          </table:table-cell>
          <table:table-cell table:style-name="ce4"/>
          <table:table-cell office:value-type="float" office:value="63" table:style-name="ce4">
            <text:p>6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odMerge</text:p>
          </table:table-cell>
          <table:table-cell table:style-name="ce4"/>
          <table:table-cell office:value-type="float" office:value="63" table:style-name="ce4">
            <text:p>6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pimlibs</text:p>
          </table:table-cell>
          <table:table-cell table:style-name="ce4"/>
          <table:table-cell office:value-type="float" office:value="63" table:style-name="ce4">
            <text:p>6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ireShot crash reporting utility</text:p>
          </table:table-cell>
          <table:table-cell table:style-name="ce4"/>
          <table:table-cell office:value-type="float" office:value="63" table:style-name="ce4">
            <text:p>6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utogen</text:p>
          </table:table-cell>
          <table:table-cell table:style-name="ce4"/>
          <table:table-cell office:value-type="float" office:value="63" table:style-name="ce4">
            <text:p>6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uitesparse</text:p>
          </table:table-cell>
          <table:table-cell table:style-name="ce4"/>
          <table:table-cell office:value-type="float" office:value="63" table:style-name="ce4">
            <text:p>6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c</text:p>
          </table:table-cell>
          <table:table-cell office:value-type="float" office:value="164" table:style-name="ce4">
            <text:p>164</text:p>
          </table:table-cell>
          <table:table-cell office:value-type="float" office:value="63" table:style-name="ce4">
            <text:p>6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arfbuzz-icu</text:p>
          </table:table-cell>
          <table:table-cell table:style-name="ce4"/>
          <table:table-cell office:value-type="float" office:value="62" table:style-name="ce4">
            <text:p>6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bxutil</text:p>
          </table:table-cell>
          <table:table-cell table:style-name="ce4"/>
          <table:table-cell office:value-type="float" office:value="62" table:style-name="ce4">
            <text:p>6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asy_install,74752</text:p>
          </table:table-cell>
          <table:table-cell table:style-name="ce4"/>
          <table:table-cell office:value-type="float" office:value="62" table:style-name="ce4">
            <text:p>6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report</text:p>
          </table:table-cell>
          <table:table-cell table:style-name="ce4"/>
          <table:table-cell office:value-type="float" office:value="62" table:style-name="ce4">
            <text:p>6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c1obj</text:p>
          </table:table-cell>
          <table:table-cell table:style-name="ce4"/>
          <table:table-cell office:value-type="float" office:value="62" table:style-name="ce4">
            <text:p>6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s</text:p>
          </table:table-cell>
          <table:table-cell table:style-name="ce4"/>
          <table:table-cell office:value-type="float" office:value="62" table:style-name="ce4">
            <text:p>6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rdtool</text:p>
          </table:table-cell>
          <table:table-cell table:style-name="ce4"/>
          <table:table-cell office:value-type="float" office:value="62" table:style-name="ce4">
            <text:p>6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atchgnupg</text:p>
          </table:table-cell>
          <table:table-cell table:style-name="ce4"/>
          <table:table-cell office:value-type="float" office:value="62" table:style-name="ce4">
            <text:p>6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hino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Link install tool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racker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igervnc-license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igervnc-server-minimal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ilMerge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disks2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lusterfs-client-xlators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ocal Service Controller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c1objplus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wayland-server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wpd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ss_certmap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rchi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yat2m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sa-filesystem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wayland-client</text:p>
          </table:table-cell>
          <table:table-cell table:style-name="ce4"/>
          <table:table-cell office:value-type="float" office:value="61" table:style-name="ce4">
            <text:p>6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on</text:p>
          </table:table-cell>
          <table:table-cell table:style-name="ce4"/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ross-binutils</text:p>
          </table:table-cell>
          <table:table-cell table:style-name="ce4"/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ven30-maven-plugin-tools</text:p>
          </table:table-cell>
          <table:table-cell table:style-name="ce4"/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canberra-gtk3</text:p>
          </table:table-cell>
          <table:table-cell table:style-name="ce4"/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idy</text:p>
          </table:table-cell>
          <table:table-cell table:style-name="ce4"/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coe-utils</text:p>
          </table:table-cell>
          <table:table-cell table:style-name="ce4"/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hncfg-management</text:p>
          </table:table-cell>
          <table:table-cell table:style-name="ce4"/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ven30-maven-wagon</text:p>
          </table:table-cell>
          <table:table-cell table:style-name="ce4"/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cc44</text:p>
          </table:table-cell>
          <table:table-cell table:style-name="ce4"/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over.LocalizedProductName</text:p>
          </table:table-cell>
          <table:table-cell table:style-name="ce4"/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dhat-release-virtualization-host</text:p>
          </table:table-cell>
          <table:table-cell table:style-name="ce4"/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gobject3-base</text:p>
          </table:table-cell>
          <table:table-cell table:style-name="ce4"/>
          <table:table-cell office:value-type="float" office:value="60" table:style-name="ce4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ongoDB</text:p>
          </table:table-cell>
          <table:table-cell office:value-type="float" office:value="26" table:style-name="ce4">
            <text:p>26</text:p>
          </table:table-cell>
          <table:table-cell office:value-type="float" office:value="59" table:style-name="ce4">
            <text:p>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work-manager-applet</text:p>
          </table:table-cell>
          <table:table-cell table:style-name="ce4"/>
          <table:table-cell office:value-type="float" office:value="59" table:style-name="ce4">
            <text:p>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lymouth-theme-charge</text:p>
          </table:table-cell>
          <table:table-cell table:style-name="ce4"/>
          <table:table-cell office:value-type="float" office:value="59" table:style-name="ce4">
            <text:p>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openraw</text:p>
          </table:table-cell>
          <table:table-cell table:style-name="ce4"/>
          <table:table-cell office:value-type="float" office:value="59" table:style-name="ce4">
            <text:p>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ygwin/Msys connector</text:p>
          </table:table-cell>
          <table:table-cell table:style-name="ce4"/>
          <table:table-cell office:value-type="float" office:value="59" table:style-name="ce4">
            <text:p>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nma</text:p>
          </table:table-cell>
          <table:table-cell table:style-name="ce4"/>
          <table:table-cell office:value-type="float" office:value="59" table:style-name="ce4">
            <text:p>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cc</text:p>
          </table:table-cell>
          <table:table-cell table:style-name="ce4"/>
          <table:table-cell office:value-type="float" office:value="59" table:style-name="ce4">
            <text:p>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m-connection-editor</text:p>
          </table:table-cell>
          <table:table-cell table:style-name="ce4"/>
          <table:table-cell office:value-type="float" office:value="59" table:style-name="ce4">
            <text:p>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tz</text:p>
          </table:table-cell>
          <table:table-cell table:style-name="ce4"/>
          <table:table-cell office:value-type="float" office:value="59" table:style-name="ce4">
            <text:p>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odemManager-glib</text:p>
          </table:table-cell>
          <table:table-cell table:style-name="ce4"/>
          <table:table-cell office:value-type="float" office:value="59" table:style-name="ce4">
            <text:p>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inizip</text:p>
          </table:table-cell>
          <table:table-cell table:style-name="ce4"/>
          <table:table-cell office:value-type="float" office:value="59" table:style-name="ce4">
            <text:p>5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workManager-wifi</text:p>
          </table:table-cell>
          <table:table-cell table:style-name="ce4"/>
          <table:table-cell office:value-type="float" office:value="58" table:style-name="ce4">
            <text:p>5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ra</text:p>
          </table:table-cell>
          <table:table-cell table:style-name="ce4"/>
          <table:table-cell office:value-type="float" office:value="58" table:style-name="ce4">
            <text:p>5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uplot</text:p>
          </table:table-cell>
          <table:table-cell table:style-name="ce4"/>
          <table:table-cell office:value-type="float" office:value="58" table:style-name="ce4">
            <text:p>5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abios</text:p>
          </table:table-cell>
          <table:table-cell table:style-name="ce4"/>
          <table:table-cell office:value-type="float" office:value="58" table:style-name="ce4">
            <text:p>5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eph</text:p>
          </table:table-cell>
          <table:table-cell table:style-name="ce4"/>
          <table:table-cell office:value-type="float" office:value="57" table:style-name="ce4">
            <text:p>5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style,452096</text:p>
          </table:table-cell>
          <table:table-cell table:style-name="ce4"/>
          <table:table-cell office:value-type="float" office:value="57" table:style-name="ce4">
            <text:p>5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isk</text:p>
          </table:table-cell>
          <table:table-cell table:style-name="ce4"/>
          <table:table-cell office:value-type="float" office:value="57" table:style-name="ce4">
            <text:p>5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sqldb</text:p>
          </table:table-cell>
          <table:table-cell table:style-name="ce4"/>
          <table:table-cell office:value-type="float" office:value="57" table:style-name="ce4">
            <text:p>5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bedtls</text:p>
          </table:table-cell>
          <table:table-cell table:style-name="ce4"/>
          <table:table-cell office:value-type="float" office:value="57" table:style-name="ce4">
            <text:p>5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undials</text:p>
          </table:table-cell>
          <table:table-cell table:style-name="ce4"/>
          <table:table-cell office:value-type="float" office:value="56" table:style-name="ce4">
            <text:p>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cxgb3</text:p>
          </table:table-cell>
          <table:table-cell table:style-name="ce4"/>
          <table:table-cell office:value-type="float" office:value="56" table:style-name="ce4">
            <text:p>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ttext-common-devel</text:p>
          </table:table-cell>
          <table:table-cell table:style-name="ce4"/>
          <table:table-cell office:value-type="float" office:value="56" table:style-name="ce4">
            <text:p>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k-pixbuf-csource</text:p>
          </table:table-cell>
          <table:table-cell table:style-name="ce4"/>
          <table:table-cell office:value-type="float" office:value="56" table:style-name="ce4">
            <text:p>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quadmath-devel</text:p>
          </table:table-cell>
          <table:table-cell table:style-name="ce4"/>
          <table:table-cell office:value-type="float" office:value="56" table:style-name="ce4">
            <text:p>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DALERT</text:p>
          </table:table-cell>
          <table:table-cell table:style-name="ce4"/>
          <table:table-cell office:value-type="float" office:value="56" table:style-name="ce4">
            <text:p>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cribus 1.4.6</text:p>
          </table:table-cell>
          <table:table-cell table:style-name="ce4"/>
          <table:table-cell office:value-type="float" office:value="56" table:style-name="ce4">
            <text:p>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cs-httpd24-openssl</text:p>
          </table:table-cell>
          <table:table-cell table:style-name="ce4"/>
          <table:table-cell office:value-type="float" office:value="56" table:style-name="ce4">
            <text:p>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jpeg</text:p>
          </table:table-cell>
          <table:table-cell table:style-name="ce4"/>
          <table:table-cell office:value-type="float" office:value="56" table:style-name="ce4">
            <text:p>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metadata</text:p>
          </table:table-cell>
          <table:table-cell table:style-name="ce4"/>
          <table:table-cell office:value-type="float" office:value="56" table:style-name="ce4">
            <text:p>5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ome-system-monitor</text:p>
          </table:table-cell>
          <table:table-cell table:style-name="ce4"/>
          <table:table-cell office:value-type="float" office:value="55" table:style-name="ce4">
            <text:p>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pg-fonts</text:p>
          </table:table-cell>
          <table:table-cell table:style-name="ce4"/>
          <table:table-cell office:value-type="float" office:value="55" table:style-name="ce4">
            <text:p>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osetests,92000</text:p>
          </table:table-cell>
          <table:table-cell table:style-name="ce4"/>
          <table:table-cell office:value-type="float" office:value="55" table:style-name="ce4">
            <text:p>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lord</text:p>
          </table:table-cell>
          <table:table-cell table:style-name="ce4"/>
          <table:table-cell office:value-type="float" office:value="55" table:style-name="ce4">
            <text:p>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asy_install,92019</text:p>
          </table:table-cell>
          <table:table-cell table:style-name="ce4"/>
          <table:table-cell office:value-type="float" office:value="55" table:style-name="ce4">
            <text:p>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tools</text:p>
          </table:table-cell>
          <table:table-cell table:style-name="ce4"/>
          <table:table-cell office:value-type="float" office:value="55" table:style-name="ce4">
            <text:p>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DOC</text:p>
          </table:table-cell>
          <table:table-cell table:style-name="ce4"/>
          <table:table-cell office:value-type="float" office:value="55" table:style-name="ce4">
            <text:p>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ping</text:p>
          </table:table-cell>
          <table:table-cell table:style-name="ce4"/>
          <table:table-cell office:value-type="float" office:value="55" table:style-name="ce4">
            <text:p>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asy_install,40960</text:p>
          </table:table-cell>
          <table:table-cell table:style-name="ce4"/>
          <table:table-cell office:value-type="float" office:value="55" table:style-name="ce4">
            <text:p>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osetests-2.7,92000</text:p>
          </table:table-cell>
          <table:table-cell table:style-name="ce4"/>
          <table:table-cell office:value-type="float" office:value="55" table:style-name="ce4">
            <text:p>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2TO3</text:p>
          </table:table-cell>
          <table:table-cell table:style-name="ce4"/>
          <table:table-cell office:value-type="float" office:value="55" table:style-name="ce4">
            <text:p>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steasy-base</text:p>
          </table:table-cell>
          <table:table-cell table:style-name="ce4"/>
          <table:table-cell office:value-type="float" office:value="55" table:style-name="ce4">
            <text:p>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fs2-utils</text:p>
          </table:table-cell>
          <table:table-cell table:style-name="ce4"/>
          <table:table-cell office:value-type="float" office:value="55" table:style-name="ce4">
            <text:p>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atellite</text:p>
          </table:table-cell>
          <table:table-cell table:style-name="ce4"/>
          <table:table-cell office:value-type="float" office:value="55" table:style-name="ce4">
            <text:p>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asy_install-2.7,92019</text:p>
          </table:table-cell>
          <table:table-cell table:style-name="ce4"/>
          <table:table-cell office:value-type="float" office:value="55" table:style-name="ce4">
            <text:p>5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UP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grtindex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al_contour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t-plugin-scanner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almanage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pfm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aladdo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altransform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cedtea-web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stepsg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race control utility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arblack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akarta-commons-httpclient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altindex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alenhance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BOXTESTOGL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albuildvrt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aldem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alsrsinfo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allocationinfo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imobiledevice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TRACE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alserver</text:p>
          </table:table-cell>
          <table:table-cell table:style-name="ce4"/>
          <table:table-cell office:value-type="float" office:value="54" table:style-name="ce4">
            <text:p>5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js</text:p>
          </table:table-cell>
          <table:table-cell table:style-name="ce4"/>
          <table:table-cell office:value-type="float" office:value="53" table:style-name="ce4">
            <text:p>5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db</text:p>
          </table:table-cell>
          <table:table-cell table:style-name="ce4"/>
          <table:table-cell office:value-type="float" office:value="53" table:style-name="ce4">
            <text:p>5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BOXSVC</text:p>
          </table:table-cell>
          <table:table-cell table:style-name="ce4"/>
          <table:table-cell office:value-type="float" office:value="53" table:style-name="ce4">
            <text:p>5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og4j</text:p>
          </table:table-cell>
          <table:table-cell table:style-name="ce4"/>
          <table:table-cell office:value-type="float" office:value="53" table:style-name="ce4">
            <text:p>5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hai-scalable-fonts</text:p>
          </table:table-cell>
          <table:table-cell table:style-name="ce4"/>
          <table:table-cell office:value-type="float" office:value="53" table:style-name="ce4">
            <text:p>5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parted</text:p>
          </table:table-cell>
          <table:table-cell table:style-name="ce4"/>
          <table:table-cell office:value-type="float" office:value="53" table:style-name="ce4">
            <text:p>5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plist</text:p>
          </table:table-cell>
          <table:table-cell table:style-name="ce4"/>
          <table:table-cell office:value-type="float" office:value="53" table:style-name="ce4">
            <text:p>5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ome-getting-started-docs</text:p>
          </table:table-cell>
          <table:table-cell table:style-name="ce4"/>
          <table:table-cell office:value-type="float" office:value="53" table:style-name="ce4">
            <text:p>5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utenprint</text:p>
          </table:table-cell>
          <table:table-cell table:style-name="ce4"/>
          <table:table-cell office:value-type="float" office:value="53" table:style-name="ce4">
            <text:p>5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uthz config file validator</text:p>
          </table:table-cell>
          <table:table-cell table:style-name="ce4"/>
          <table:table-cell office:value-type="float" office:value="52" table:style-name="ce4">
            <text:p>5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ml2ag</text:p>
          </table:table-cell>
          <table:table-cell table:style-name="ce4"/>
          <table:table-cell office:value-type="float" office:value="52" table:style-name="ce4">
            <text:p>5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itial-setup</text:p>
          </table:table-cell>
          <table:table-cell table:style-name="ce4"/>
          <table:table-cell office:value-type="float" office:value="52" table:style-name="ce4">
            <text:p>5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BOXMANAGE</text:p>
          </table:table-cell>
          <table:table-cell table:style-name="ce4"/>
          <table:table-cell office:value-type="float" office:value="52" table:style-name="ce4">
            <text:p>5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ufus</text:p>
          </table:table-cell>
          <table:table-cell table:style-name="ce4"/>
          <table:table-cell office:value-type="float" office:value="52" table:style-name="ce4">
            <text:p>5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BOXEXTPACKHELPERAPP</text:p>
          </table:table-cell>
          <table:table-cell table:style-name="ce4"/>
          <table:table-cell office:value-type="float" office:value="51" table:style-name="ce4">
            <text:p>5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bb</text:p>
          </table:table-cell>
          <table:table-cell table:style-name="ce4"/>
          <table:table-cell office:value-type="float" office:value="51" table:style-name="ce4">
            <text:p>5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cregrep</text:p>
          </table:table-cell>
          <table:table-cell table:style-name="ce4"/>
          <table:table-cell office:value-type="float" office:value="51" table:style-name="ce4">
            <text:p>5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lepathy-glib</text:p>
          </table:table-cell>
          <table:table-cell table:style-name="ce4"/>
          <table:table-cell office:value-type="float" office:value="51" table:style-name="ce4">
            <text:p>5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BOXBALLOONCTRL</text:p>
          </table:table-cell>
          <table:table-cell table:style-name="ce4"/>
          <table:table-cell office:value-type="float" office:value="51" table:style-name="ce4">
            <text:p>5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_regress</text:p>
          </table:table-cell>
          <table:table-cell table:style-name="ce4"/>
          <table:table-cell office:value-type="float" office:value="51" table:style-name="ce4">
            <text:p>5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tk-launch</text:p>
          </table:table-cell>
          <table:table-cell table:style-name="ce4"/>
          <table:table-cell office:value-type="float" office:value="51" table:style-name="ce4">
            <text:p>5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power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OBJECT-QUERY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keinfo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cb-util-keysyms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langtag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COMSERVER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dvdread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wpg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ox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eration-fonts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dland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cb-util-image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lmbase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unin</text:p>
          </table:table-cell>
          <table:table-cell table:style-name="ce4"/>
          <table:table-cell office:value-type="float" office:value="50" table:style-name="ce4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ome-themes-standard</text:p>
          </table:table-cell>
          <table:table-cell table:style-name="ce4"/>
          <table:table-cell office:value-type="float" office:value="49" table:style-name="ce4">
            <text:p>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cdr</text:p>
          </table:table-cell>
          <table:table-cell table:style-name="ce4"/>
          <table:table-cell office:value-type="float" office:value="49" table:style-name="ce4">
            <text:p>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ome-shell</text:p>
          </table:table-cell>
          <table:table-cell table:style-name="ce4"/>
          <table:table-cell office:value-type="float" office:value="49" table:style-name="ce4">
            <text:p>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etonyek</text:p>
          </table:table-cell>
          <table:table-cell table:style-name="ce4"/>
          <table:table-cell office:value-type="float" office:value="49" table:style-name="ce4">
            <text:p>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gl</text:p>
          </table:table-cell>
          <table:table-cell table:style-name="ce4"/>
          <table:table-cell office:value-type="float" office:value="49" table:style-name="ce4">
            <text:p>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mwaw</text:p>
          </table:table-cell>
          <table:table-cell table:style-name="ce4"/>
          <table:table-cell office:value-type="float" office:value="49" table:style-name="ce4">
            <text:p>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irt-manager</text:p>
          </table:table-cell>
          <table:table-cell table:style-name="ce4"/>
          <table:table-cell office:value-type="float" office:value="49" table:style-name="ce4">
            <text:p>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heel,74752</text:p>
          </table:table-cell>
          <table:table-cell table:style-name="ce4"/>
          <table:table-cell office:value-type="float" office:value="49" table:style-name="ce4">
            <text:p>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xkbcommon</text:p>
          </table:table-cell>
          <table:table-cell table:style-name="ce4"/>
          <table:table-cell office:value-type="float" office:value="49" table:style-name="ce4">
            <text:p>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visio</text:p>
          </table:table-cell>
          <table:table-cell table:style-name="ce4"/>
          <table:table-cell office:value-type="float" office:value="49" table:style-name="ce4">
            <text:p>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line</text:p>
          </table:table-cell>
          <table:table-cell table:style-name="ce4"/>
          <table:table-cell office:value-type="float" office:value="49" table:style-name="ce4">
            <text:p>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hbaapi</text:p>
          </table:table-cell>
          <table:table-cell table:style-name="ce4"/>
          <table:table-cell office:value-type="float" office:value="49" table:style-name="ce4">
            <text:p>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-process</text:p>
          </table:table-cell>
          <table:table-cell table:style-name="ce4"/>
          <table:table-cell office:value-type="float" office:value="49" table:style-name="ce4">
            <text:p>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wps</text:p>
          </table:table-cell>
          <table:table-cell table:style-name="ce4"/>
          <table:table-cell office:value-type="float" office:value="49" table:style-name="ce4">
            <text:p>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ome-desktop3</text:p>
          </table:table-cell>
          <table:table-cell table:style-name="ce4"/>
          <table:table-cell office:value-type="float" office:value="49" table:style-name="ce4">
            <text:p>4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vapich</text:p>
          </table:table-cell>
          <table:table-cell table:style-name="ce4"/>
          <table:table-cell office:value-type="float" office:value="48" table:style-name="ce4">
            <text:p>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-ZendFramework</text:p>
          </table:table-cell>
          <table:table-cell table:style-name="ce4"/>
          <table:table-cell office:value-type="float" office:value="48" table:style-name="ce4">
            <text:p>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-snmp</text:p>
          </table:table-cell>
          <table:table-cell table:style-name="ce4"/>
          <table:table-cell office:value-type="float" office:value="48" table:style-name="ce4">
            <text:p>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rcGIS Server</text:p>
          </table:table-cell>
          <table:table-cell table:style-name="ce4"/>
          <table:table-cell office:value-type="float" office:value="48" table:style-name="ce4">
            <text:p>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gent,50688</text:p>
          </table:table-cell>
          <table:table-cell table:style-name="ce4"/>
          <table:table-cell office:value-type="float" office:value="48" table:style-name="ce4">
            <text:p>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ven30-maven2</text:p>
          </table:table-cell>
          <table:table-cell table:style-name="ce4"/>
          <table:table-cell office:value-type="float" office:value="48" table:style-name="ce4">
            <text:p>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nlib</text:p>
          </table:table-cell>
          <table:table-cell table:style-name="ce4"/>
          <table:table-cell office:value-type="float" office:value="48" table:style-name="ce4">
            <text:p>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slbridge</text:p>
          </table:table-cell>
          <table:table-cell table:style-name="ce4"/>
          <table:table-cell office:value-type="float" office:value="48" table:style-name="ce4">
            <text:p>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dbusmenu</text:p>
          </table:table-cell>
          <table:table-cell table:style-name="ce4"/>
          <table:table-cell office:value-type="float" office:value="48" table:style-name="ce4">
            <text:p>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lobus-gridftp-server</text:p>
          </table:table-cell>
          <table:table-cell table:style-name="ce4"/>
          <table:table-cell office:value-type="float" office:value="48" table:style-name="ce4">
            <text:p>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thia8</text:p>
          </table:table-cell>
          <table:table-cell table:style-name="ce4"/>
          <table:table-cell office:value-type="float" office:value="48" table:style-name="ce4">
            <text:p>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ml-commons-resolver</text:p>
          </table:table-cell>
          <table:table-cell table:style-name="ce4"/>
          <table:table-cell office:value-type="float" office:value="48" table:style-name="ce4">
            <text:p>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UMPCAP</text:p>
          </table:table-cell>
          <table:table-cell table:style-name="ce4"/>
          <table:table-cell office:value-type="float" office:value="48" table:style-name="ce4">
            <text:p>4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dns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ctave-gui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ot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gphoto2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kg-config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orcus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roxy_windows_amd64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scada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gee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ml-commons-apis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d64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Xevie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pim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roxy_windows_386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rilo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indows Privacy Tray (WinPT)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tahari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xim</text:p>
          </table:table-cell>
          <table:table-cell table:style-name="ce4"/>
          <table:table-cell office:value-type="float" office:value="47" table:style-name="ce4">
            <text:p>4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asqal</text:p>
          </table:table-cell>
          <table:table-cell table:style-name="ce4"/>
          <table:table-cell office:value-type="float" office:value="46" table:style-name="ce4">
            <text:p>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elt051</text:p>
          </table:table-cell>
          <table:table-cell table:style-name="ce4"/>
          <table:table-cell office:value-type="float" office:value="46" table:style-name="ce4">
            <text:p>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mthca</text:p>
          </table:table-cell>
          <table:table-cell table:style-name="ce4"/>
          <table:table-cell office:value-type="float" office:value="46" table:style-name="ce4">
            <text:p>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rueCrypt</text:p>
          </table:table-cell>
          <table:table-cell table:style-name="ce4"/>
          <table:table-cell office:value-type="float" office:value="46" table:style-name="ce4">
            <text:p>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ystem-config-lvm</text:p>
          </table:table-cell>
          <table:table-cell table:style-name="ce4"/>
          <table:table-cell office:value-type="float" office:value="46" table:style-name="ce4">
            <text:p>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uid</text:p>
          </table:table-cell>
          <table:table-cell table:style-name="ce4"/>
          <table:table-cell office:value-type="float" office:value="46" table:style-name="ce4">
            <text:p>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XIFTOOL.EXE</text:p>
          </table:table-cell>
          <table:table-cell table:style-name="ce4"/>
          <table:table-cell office:value-type="float" office:value="46" table:style-name="ce4">
            <text:p>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pich</text:p>
          </table:table-cell>
          <table:table-cell table:style-name="ce4"/>
          <table:table-cell office:value-type="float" office:value="46" table:style-name="ce4">
            <text:p>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-pear-DB</text:p>
          </table:table-cell>
          <table:table-cell table:style-name="ce4"/>
          <table:table-cell office:value-type="float" office:value="46" table:style-name="ce4">
            <text:p>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cmis</text:p>
          </table:table-cell>
          <table:table-cell table:style-name="ce4"/>
          <table:table-cell office:value-type="float" office:value="46" table:style-name="ce4">
            <text:p>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mcached</text:p>
          </table:table-cell>
          <table:table-cell table:style-name="ce4"/>
          <table:table-cell office:value-type="float" office:value="46" table:style-name="ce4">
            <text:p>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ssword Safe Application</text:p>
          </table:table-cell>
          <table:table-cell table:style-name="ce4"/>
          <table:table-cell office:value-type="float" office:value="46" table:style-name="ce4">
            <text:p>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syslog7</text:p>
          </table:table-cell>
          <table:table-cell table:style-name="ce4"/>
          <table:table-cell office:value-type="float" office:value="46" table:style-name="ce4">
            <text:p>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ono</text:p>
          </table:table-cell>
          <table:table-cell table:style-name="ce4"/>
          <table:table-cell office:value-type="float" office:value="46" table:style-name="ce4">
            <text:p>4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mpcdec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eybinder3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ypeScript Compiler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bench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dHat 6.9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admin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ciTE</text:p>
          </table:table-cell>
          <table:table-cell office:value-type="float" office:value="54" table:style-name="ce4">
            <text:p>54</text:p>
          </table:table-cell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odfgen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su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yelp-xsl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input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irt-who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tkmm30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hbalinux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rueCrypt Format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admind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ome-disk-utility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oco</text:p>
          </table:table-cell>
          <table:table-cell table:style-name="ce4"/>
          <table:table-cell office:value-type="float" office:value="45" table:style-name="ce4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blim-gather</text:p>
          </table:table-cell>
          <table:table-cell table:style-name="ce4"/>
          <table:table-cell office:value-type="float" office:value="44" table:style-name="ce4">
            <text:p>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cacard</text:p>
          </table:table-cell>
          <table:table-cell table:style-name="ce4"/>
          <table:table-cell office:value-type="float" office:value="44" table:style-name="ce4">
            <text:p>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dvdnav</text:p>
          </table:table-cell>
          <table:table-cell table:style-name="ce4"/>
          <table:table-cell office:value-type="float" office:value="44" table:style-name="ce4">
            <text:p>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igervnc-server</text:p>
          </table:table-cell>
          <table:table-cell table:style-name="ce4"/>
          <table:table-cell office:value-type="float" office:value="44" table:style-name="ce4">
            <text:p>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lib2-devel</text:p>
          </table:table-cell>
          <table:table-cell table:style-name="ce4"/>
          <table:table-cell office:value-type="float" office:value="44" table:style-name="ce4">
            <text:p>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rge Professional</text:p>
          </table:table-cell>
          <table:table-cell table:style-name="ce4"/>
          <table:table-cell office:value-type="float" office:value="44" table:style-name="ce4">
            <text:p>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h-java-common-junit</text:p>
          </table:table-cell>
          <table:table-cell table:style-name="ce4"/>
          <table:table-cell office:value-type="float" office:value="44" table:style-name="ce4">
            <text:p>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oppler-glib</text:p>
          </table:table-cell>
          <table:table-cell table:style-name="ce4"/>
          <table:table-cell office:value-type="float" office:value="44" table:style-name="ce4">
            <text:p>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ACINFO</text:p>
          </table:table-cell>
          <table:table-cell table:style-name="ce4"/>
          <table:table-cell office:value-type="float" office:value="44" table:style-name="ce4">
            <text:p>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timezonemap</text:p>
          </table:table-cell>
          <table:table-cell table:style-name="ce4"/>
          <table:table-cell office:value-type="float" office:value="44" table:style-name="ce4">
            <text:p>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rtp</text:p>
          </table:table-cell>
          <table:table-cell table:style-name="ce4"/>
          <table:table-cell office:value-type="float" office:value="44" table:style-name="ce4">
            <text:p>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ao</text:p>
          </table:table-cell>
          <table:table-cell table:style-name="ce4"/>
          <table:table-cell office:value-type="float" office:value="44" table:style-name="ce4">
            <text:p>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oauth</text:p>
          </table:table-cell>
          <table:table-cell table:style-name="ce4"/>
          <table:table-cell office:value-type="float" office:value="44" table:style-name="ce4">
            <text:p>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adline-devel</text:p>
          </table:table-cell>
          <table:table-cell table:style-name="ce4"/>
          <table:table-cell office:value-type="float" office:value="44" table:style-name="ce4">
            <text:p>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ampp-control</text:p>
          </table:table-cell>
          <table:table-cell table:style-name="ce4"/>
          <table:table-cell office:value-type="float" office:value="44" table:style-name="ce4">
            <text:p>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rueCrypt Setup</text:p>
          </table:table-cell>
          <table:table-cell table:style-name="ce4"/>
          <table:table-cell office:value-type="float" office:value="44" table:style-name="ce4">
            <text:p>4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lvm-private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tp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switch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stroy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fd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-tcpdf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gsh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tpprint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heese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naconda-user-help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freehand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abw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valon-framework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edfs-utils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id2name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pectre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passwd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mspub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vgenmain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graphics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ros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abl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olv</text:p>
          </table:table-cell>
          <table:table-cell table:style-name="ce4"/>
          <table:table-cell office:value-type="float" office:value="43" table:style-name="ce4">
            <text:p>4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tricbeat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indows Service Wrapper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pomuk-core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impersonate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propd-slave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passwdd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champlain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sv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igest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sympy,74752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stash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c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17n-lib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-runtime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nflatten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glvnd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gtksourceview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spell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lord-gtk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vm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op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kkc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osetests,74752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vcolor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f-to-Pk Converter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propd-master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prop-log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red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mind</text:p>
          </table:table-cell>
          <table:table-cell office:value-type="float" office:value="69" table:style-name="ce4">
            <text:p>69</text:p>
          </table:table-cell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ebrtc-audio-processing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ming Setup</text:p>
          </table:table-cell>
          <table:table-cell table:style-name="ce4"/>
          <table:table-cell office:value-type="float" office:value="42" table:style-name="ce4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tksourceview2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cf-dump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 hackable text editor for the 21st Century.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rune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2to3,74752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msettings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oprano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demetra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konadi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sc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rminal based on MinTTY {Andy Koppe} and PuTTY {Simon Tatham}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doc,74752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idedlg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akarta-commons-collections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atik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dhat-virtualization-host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osinfo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ome-utils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ocode-glib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cryptfs-utils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_standby</text:p>
          </table:table-cell>
          <table:table-cell table:style-name="ce4"/>
          <table:table-cell office:value-type="float" office:value="41" table:style-name="ce4">
            <text:p>4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pyter-nbconvert,74752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H-ADD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etsc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lmgr-gui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dac-utils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ftp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valon-logkit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oundtouch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pyter-nbextension,74752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ubyGems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neato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CFTPPUT.EXE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ilebeat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pyter-notebook,74752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wopi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atello-agent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uacamole-server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us-release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pyter-migrate,74752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calapack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pyter,74752</text:p>
          </table:table-cell>
          <table:table-cell table:style-name="ce4"/>
          <table:table-cell office:value-type="float" office:value="40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3270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cyclic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_regress_ecpg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ftw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zarafa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cure file delete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psolve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ile-roller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dctl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staller for Scribus 1.4.6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pyter-serverextension,40960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ghtweightInstaller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pyter-trust,40960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in7appid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mtp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eph-common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fdp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erf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sad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bttest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ieee1284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ibcommon</text:p>
          </table:table-cell>
          <table:table-cell table:style-name="ce4"/>
          <table:table-cell office:value-type="float" office:value="39" table:style-name="ce4">
            <text:p>3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ria_pack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tkhtml3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ria_dump_log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aptor2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ive_sbs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peas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ria_ftdump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dp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imageblitz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efty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ria_read_log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ctave-cli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lade-libs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revenge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report-rhel-anaconda-bugzilla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atello-host-tools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yelp-libs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mpile-abc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xGTK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org-x11-drv-i810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yphen-en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org-x11-apps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EXR-libs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naconda-widgets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ups-pk-helper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bc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rotobuf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4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ria_chk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report-plugin-bugzilla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report-anaconda</text:p>
          </table:table-cell>
          <table:table-cell table:style-name="ce4"/>
          <table:table-cell office:value-type="float" office:value="38" table:style-name="ce4">
            <text:p>3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itial-setup-gui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naconda-core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naconda-tui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inagre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nes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basegui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vedit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louis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tchwork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atspi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bus-table-chinese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dn2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server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-pclzip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ee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lepathy-logger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in Console module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baseoo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v2gml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as-modules-eap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onon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lib-compile-schemas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web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yum-cron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CDIAGNOSTICS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ohit-malayalam-fonts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bytesize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-baseapps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MIC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battis-cantarell-fonts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vgen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upnp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web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wsupport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naconda-gui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cs</text:p>
          </table:table-cell>
          <table:table-cell table:style-name="ce4"/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m-server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get: retrieve files from the WWW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uditbeat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olume_key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any-plugins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udisks2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tAcl Application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pagemaker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hnsatellite-client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etty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client-all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exttextcat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protocol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ven30-aether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cj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oji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domain-management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verpass-fonts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jpa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host-controller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cketbeat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psilon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ca2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motif22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wnck3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usbmuxd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od_ssl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weld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pyter-serverextension,74752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syslog5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virt-node-plugin-vdsm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qmi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.test,74752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nuxwacom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moryanalyzer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onts-indic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wmf-lite</text:p>
          </table:table-cell>
          <table:table-cell table:style-name="ce4"/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sar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management-client-content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pojo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phi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transactions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deployment-repository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xiv2-libs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slp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ttica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H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Z Compression Utility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jsr77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olks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curses-static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configadmin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platform-mbean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akarta-taglibs-standard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webservices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jdr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security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ythes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process-controller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ee-deployment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adline-static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jacorb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deployment-scanner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controller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ratype-pt-sans-fonts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XnicCenter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network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napper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modcluster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as-core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osgi-service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naming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irtio-win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ejb3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osgi-configadmin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clustering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utocorr-en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uGet Command Line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messaging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jaxrs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embedded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remoting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threads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controller-client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cmp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cli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topi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logging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connector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qy-microhei-fonts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jmx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domain-http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reswan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tomic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jaxr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wayland-cursor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mail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appclient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IXAPP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xts</text:p>
          </table:table-cell>
          <table:table-cell table:style-name="ce4"/>
          <table:table-cell office:value-type="float" office:value="35" table:style-name="ce4">
            <text:p>3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il-nuosu-fonts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ss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cj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il-abyssinica-fonts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ohit-nepali-fonts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ftp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nuinst,74752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H-AGENT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ohit-marathi-fonts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cs-miscfixed-fonts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itExtensions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term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anwhile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piro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tommath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jsf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as-product-eap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c1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it2u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argetcli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asso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rsh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ontconfig - build font information cache files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aktype-naskh-basic-fonts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telnet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aslwrapper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rcurial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cre2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rtwiz-aleczapka-fonts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lucene-core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erberos Destroy Credential Cache Application - MIT Kerberos for Windows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pice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login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dbDownloader.exe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pyter-troubleshoot,74752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ulseaudio-module-bluetooth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sdp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rcp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as-javadocs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irewall-config</text:p>
          </table:table-cell>
          <table:table-cell table:style-name="ce4"/>
          <table:table-cell office:value-type="float" office:value="34" table:style-name="ce4">
            <text:p>3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lor-filesystem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og Upload Application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tomcrypt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nkview vector graphics viewer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te291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as-bundles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version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mbios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ystem-config-firewall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latpak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irebird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ad and Write meta information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as-standalone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gobject3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avamail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ozjs24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as-welcome-content-eap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vd+rw-tools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lepathy-filesystem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aribou-gtk2-module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as-appclient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sbmuxd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ac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kopeo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pupowerutils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iodbc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4-php-pecl-apc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-commons-logging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lasticsearch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akeroot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xlive-texmf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sp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xis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osgi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nv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ush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kscreen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-commons-collections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dparanoia</text:p>
          </table:table-cell>
          <table:table-cell office:value-type="float" office:value="2907" table:style-name="ce4">
            <text:p>2907</text:p>
          </table:table-cell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opper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as-domain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aribou-gtk3-module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ronimo-jms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system-jmx</text:p>
          </table:table-cell>
          <table:table-cell table:style-name="ce4"/>
          <table:table-cell office:value-type="float" office:value="33" table:style-name="ce4">
            <text:p>3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chewing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olume_key-libs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8-bit big BibTeX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TF-to-PK converter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hevm-guest-agent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iscsi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dhcp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ven30-maven-surefire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json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gdcbxd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tp-doc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hmeros-fonts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dwaita-gtk2-theme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ccountsservice-libs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u-free-fonts-common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reeglut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hn-nanum-gothic-fonts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u-free-serif-fonts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df5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hn-nanum-fonts-common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u-free-mono-fonts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Zopfli Compressor from http://code.google.com/p/zopfli/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bus-libs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s_mem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erformance Analyzer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lvm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u-free-sans-fonts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stree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-commons-daemon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-Rcpp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oci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mc-fonts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sterisk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nm-gtk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dcs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-filesystem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umpy</text:p>
          </table:table-cell>
          <table:table-cell table:style-name="ce4"/>
          <table:table-cell office:value-type="float" office:value="32" table:style-name="ce4">
            <text:p>3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ate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mbim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upnp-igd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virt-host-deploy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pyter-bundlerextension,40960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taroffice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mpile_et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kes a PK font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ostgreSQL utility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irt-viewer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heese-libs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tgen-mesher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ythes-en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kes a TeX .fmt file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core-security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zmf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lucene-contribs-lib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hostmd</text:p>
          </table:table-cell>
          <table:table-cell table:style-name="ce4"/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blockdev-fs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blockdev-mdraid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tk-demo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kes a METAFONT .base file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repository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entaho-reporting-flow-engine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kes a TeX .tfm file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formula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ejavu-fonts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blockdev-crypto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Player</text:p>
          </table:table-cell>
          <table:table-cell office:value-type="float" office:value="76" table:style-name="ce4">
            <text:p>76</text:p>
          </table:table-cell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fonts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pa-common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rverConfig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f5-kio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pyter-kernel,74752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irtuoso-opensource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kes a METAFONT .mf file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blockdev-utils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base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abberpy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thjax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loader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blockdev-part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pa-client-common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blockdev-swap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mi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utt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mpat-poppler022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ialog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tarch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smock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cb-util-wm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virt-cim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okyocabinet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layout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irror Driver Installer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volution-mapi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rco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ocbook-style-xsl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it Extensions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toraged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entaho-libxml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lute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pdk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xygen-icon-theme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blockdev-loop</text:p>
          </table:table-cell>
          <table:table-cell table:style-name="ce4"/>
          <table:table-cell office:value-type="float" office:value="30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rasero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coutils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ightFax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cov-dump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dfTeX - an extension of Knuth's typesetting program TeX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alligra-l10n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ystem-config-network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awkes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blim-cmpi-fsvol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rofiler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sdtar.exe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orque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DAP Browser v.4 Export Tool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hpass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TAFONT - a font compiler intended to produce typefaces of high quality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sdcpio.exe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ingularity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dia-player-info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thos - Offline Setup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FtoPK - a GF file to PK file converter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andingpage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blim-cmpi-base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sound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4-php-pear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KTEMP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DAP Browser Metabase Management Tool</text:p>
          </table:table-cell>
          <table:table-cell table:style-name="ce4"/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pyter-troubleshoot,40960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pyter-kernelspec,40960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cxgb4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erces-c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pyter-migrate,40960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dapjdk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4fsprogs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perftools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mctl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stat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eTeX - a TeX typesetting engine using Unicode and supporting modern font technologies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activities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asy_install-3.6,74752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X - a document compiler intended to produce typesetting of high quality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abextract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H-KEYSCAN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xkbcommon-x11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heck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pyter-run,40960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HD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estan Tray Menu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TIS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udiofile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ftp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amlib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ava_cup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una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tksourceview3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wp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p-ilo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azorqt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id Reader plugin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relp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ronimo-jta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ornetq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risa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TOPT</text:p>
          </table:table-cell>
          <table:table-cell table:style-name="ce4"/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-commons-pool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ntainer-selinux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itmap-fonts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pkg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cms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hared-desktop-ontologies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serializer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4-php-common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pmiutil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akeroot-libs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k12util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Unit-Console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4-php-process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-commons-dbcp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uaTeX - a document compiler intended to simplify high-quality typesetting for many of the world's languages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pid-qmf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amStudio</text:p>
          </table:table-cell>
          <table:table-cell office:value-type="float" office:value="41" table:style-name="ce4">
            <text:p>41</text:p>
          </table:table-cell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onsole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wvstreams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sttcore-fonts-installer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iptcdata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gabios-bin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ndeleyDesktop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autilus-sendto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inHTTrack Website Copier, Copy Websites to Your Computer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4-runtime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YouTube video downloader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tcd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test,74752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4-php-pecl-memcache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desktop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pomuk-widgets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rk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jade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icci</text:p>
          </table:table-cell>
          <table:table-cell table:style-name="ce4"/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indicator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troubleshoot-plugins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appindicator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.test,40960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gnuplot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pyter-nbconvert,40960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fabric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libs-common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ystem-config-securitylevel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pache-cxf-xjc-utils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abayon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bacm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ndroid Studi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bluray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ubscription-manager-migration-data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4-php-xml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4-php-cli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ttpd24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as-picketlink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SH-KEYGEN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pacewalk-remote-utils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at for Windows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RVICEHOST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enisoimage</text:p>
          </table:table-cell>
          <table:table-cell table:style-name="ce4"/>
          <table:table-cell office:value-type="float" office:value="26" table:style-name="ce4">
            <text:p>26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4-php-pdo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trigi-libs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pxe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ome-backgrounds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t-inspect-1.0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asy_install-3.4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xpat-devel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4-php-mbstring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pid-dispatch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l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ix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mgbased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ipathverbs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ltk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pegtran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ilman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dns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boxwebsrv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asy_install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nice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cim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ci-systemd-hook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bench - a simple program for running benchmark tests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VPN Daemon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dmapsharing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4-php-mysqlnd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perf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ucyUpload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xerb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pacewalk-oscap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nc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GLEW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tk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speak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make3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rcSDE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4-php-gd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uantum-espresso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osetests-3.6,74752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xinfo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pice-glib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ven30-slf4j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id2name - examine the file structure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cgdm-dav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ghttpd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amyak-fonts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ven30-plexus-containers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crub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Explorer Native Executable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pst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gpod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elepathy-mission-control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virt-engine-extension-aaa-ldap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cotch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p3tag</text:p>
          </table:table-cell>
          <table:table-cell office:value-type="float" office:value="45" table:style-name="ce4">
            <text:p>45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hp54-php-ldap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unit</text:p>
          </table:table-cell>
          <table:table-cell table:style-name="ce4"/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ate-part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emalloc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if2tiff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dland-virtuoso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ayOut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ome-color-manager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libs-ktexteditor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bbler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mlx5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pimlibs-akonadi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crubber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xBase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icketlink-federation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RemoteNG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ome-dictionary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cv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tkspell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erftest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ogstash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hevm-doc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CPG Test - regression tests for ECPG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olkit-kde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creenToGif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gxps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astPass Installer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libs3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screen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ystem-config-kdump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rlapi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ypserv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mtp4dev</text:p>
          </table:table-cell>
          <table:table-cell table:style-name="ce4"/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ind-dyndb-ldap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upnp-dlna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olplayer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orgxrdp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imple collaboration from your desktop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thumb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dbx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-runtime-drkonqi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atamodeler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UPDATE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write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in32DiskImager Setup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scap-utils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xiv2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virt-hosted-engine-setup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hangul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pamassassin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pimlibs-kxmlrpcclient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leyna-server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links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not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epomuk-core-libs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lib-compile-resources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eahorse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mediaart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hpxl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tk-builder-tool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-runtime-libs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xedit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cel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pawn-win32-helper-console,40290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ibana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sa-common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gnomecups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laws-mail-plugins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NGUIST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gnomeprint22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heck-mk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appstream-glib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upnp-av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memcached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pawn-win32-helper,40290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ip</text:p>
          </table:table-cell>
          <table:table-cell table:style-name="ce4"/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pinyin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ignver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globus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P PE Tool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screensaver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-baseapps-libs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P PE Start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P Portable Command Line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steasy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plasma-addons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P Tray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oppler-qt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drdao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xmetrics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VirtViewer desktop client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hotkeys-libs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-settings-ksplash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tar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sysguard-libs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cm_colors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rk-libs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pim-runtime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cdio-paranoia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edHat 5.11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ystem-config-language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P Portable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bus-table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dbi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onsole-part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ci-register-machine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win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ystem-config-printer-libs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-workspace-libs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-style-oxygen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dwaita-qt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pice-protocol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m-chooser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AUNCHER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ttpd24-apr-util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loud-init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menuedit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kworkspace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iptest,74752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autilus-open-terminal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sblas3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P Portable Creator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burn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-settings-plasma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nu-efi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win-libs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obex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infocenter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nscript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P Viewer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hotkeys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P Shell Menu Executable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greeter-plugins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Pwde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GP CBT Hook 64 Bit Executable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ld2p4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clipse-mylyn</text:p>
          </table:table-cell>
          <table:table-cell table:style-name="ce4"/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leyna-core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repWin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logg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zbar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dbi-drivers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PyQt4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emu-guest-agent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lf4j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ystem-config-services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kdeutils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eld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unbound-libs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org-x11-fonts-ISO8859-14-100dpi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ven30-bsh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haskell-platform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ven30-maven-plugin-testing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leyna-connector-dbus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blim-sfcc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org-x11-fonts-ISO8859-9-75dpi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ven30-apache-rat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zlib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rgus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dspam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org-x11-fonts-ISO8859-2-75dpi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gg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ev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OMMAMQPLISTENER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Touch User Mode Driver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lobus-common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dal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cdu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pdf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TInstaller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sch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mlrpc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org-x11-fonts-ISO8859-15-75dpi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virt-engine-dwh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a-ff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hevm-doc-ja-JP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zip</text:p>
          </table:table-cell>
          <table:table-cell office:value-type="float" office:value="43" table:style-name="ce4">
            <text:p>43</text:p>
          </table:table-cell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Nmap installer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a2ps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qlvnictools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org-x11-fonts-ISO8859-2-100dpi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flite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virt-java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org-x11-fonts-ISO8859-14-75dpi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xorg-x11-fonts-ISO8859-9-100dpi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jboss-ejb-client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OpenVPN Service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w3m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evince-libs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soap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ocat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cjdns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gom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signtool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users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libcmpiutil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maven30-maven-enforcer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rh-java-common-PyXB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2">
          <table:table-cell office:value-type="string" table:style-name="ce11">
            <text:p>bro</text:p>
          </table:table-cell>
          <table:table-cell table:style-name="ce4"/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number-rows-repeated="6" table:style-name="ro2">
          <table:table-cell table:style-name="ce12"/>
          <table:table-cell table:number-columns-repeated="16383" table:style-name="ce1"/>
        </table:table-row>
        <table:table-row table:number-rows-repeated="1046406" table:style-name="ro2">
          <table:table-cell table:number-columns-repeated="16384"/>
        </table:table-row>
      </table:table>
      <table:table table:name="Nexus" table:style-name="ta2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3">
          <table:table-cell office:value-type="string" table:style-name="ce7">
            <text:p>SOFTWARENAME</text:p>
          </table:table-cell>
          <table:table-cell office:value-type="string" table:style-name="ce8">
            <text:p>CNT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lf4j-api</text:p>
          </table:table-cell>
          <table:table-cell office:value-type="float" office:value="1672" table:style-name="ce10">
            <text:p>1672</text:p>
          </table:table-cell>
          <table:table-cell/>
          <table:table-cell table:style-name="ce1">
            <draw:frame draw:z-index="1" draw:id="id1" draw:style-name="a1" draw:name="Picture 2" svg:x="0.09375in" svg:y="0.05208in" svg:width="6.03125in" svg:height="5.7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9">
            <text:p>commons-logging</text:p>
          </table:table-cell>
          <table:table-cell office:value-type="float" office:value="1270" table:style-name="ce10">
            <text:p>127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lang</text:p>
          </table:table-cell>
          <table:table-cell office:value-type="float" office:value="1248" table:style-name="ce10">
            <text:p>12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io</text:p>
          </table:table-cell>
          <table:table-cell office:value-type="float" office:value="1134" table:style-name="ce10">
            <text:p>113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collections</text:p>
          </table:table-cell>
          <table:table-cell office:value-type="float" office:value="1101" table:style-name="ce10">
            <text:p>110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4j</text:p>
          </table:table-cell>
          <table:table-cell office:value-type="float" office:value="1051" table:style-name="ce10">
            <text:p>105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ore</text:p>
          </table:table-cell>
          <table:table-cell office:value-type="float" office:value="1040" table:style-name="ce10">
            <text:p>104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lang3</text:p>
          </table:table-cell>
          <table:table-cell office:value-type="float" office:value="922" table:style-name="ce10">
            <text:p>9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l-over-slf4j</text:p>
          </table:table-cell>
          <table:table-cell office:value-type="float" office:value="879" table:style-name="ce10">
            <text:p>87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codec</text:p>
          </table:table-cell>
          <table:table-cell office:value-type="float" office:value="863" table:style-name="ce10">
            <text:p>86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ation</text:p>
          </table:table-cell>
          <table:table-cell office:value-type="float" office:value="770" table:style-name="ce10">
            <text:p>77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ava</text:p>
          </table:table-cell>
          <table:table-cell office:value-type="float" office:value="733" table:style-name="ce10">
            <text:p>73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ssist</text:p>
          </table:table-cell>
          <table:table-cell office:value-type="float" office:value="719" table:style-name="ce10">
            <text:p>7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lidation-api</text:p>
          </table:table-cell>
          <table:table-cell office:value-type="float" office:value="700" table:style-name="ce10">
            <text:p>70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opalliance</text:p>
          </table:table-cell>
          <table:table-cell office:value-type="float" office:value="691" table:style-name="ce10">
            <text:p>69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core</text:p>
          </table:table-cell>
          <table:table-cell office:value-type="float" office:value="680" table:style-name="ce10">
            <text:p>68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da-time</text:p>
          </table:table-cell>
          <table:table-cell office:value-type="float" office:value="673" table:style-name="ce10">
            <text:p>67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databind</text:p>
          </table:table-cell>
          <table:table-cell office:value-type="float" office:value="670" table:style-name="ce10">
            <text:p>67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beanutils</text:p>
          </table:table-cell>
          <table:table-cell office:value-type="float" office:value="654" table:style-name="ce10">
            <text:p>65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m4j</text:p>
          </table:table-cell>
          <table:table-cell office:value-type="float" office:value="638" table:style-name="ce10">
            <text:p>63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back-core</text:p>
          </table:table-cell>
          <table:table-cell office:value-type="float" office:value="604" table:style-name="ce10">
            <text:p>60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lf4j-log4j12</text:p>
          </table:table-cell>
          <table:table-cell office:value-type="float" office:value="564" table:style-name="ce10">
            <text:p>56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x-api</text:p>
          </table:table-cell>
          <table:table-cell office:value-type="float" office:value="555" table:style-name="ce10">
            <text:p>55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lr</text:p>
          </table:table-cell>
          <table:table-cell office:value-type="float" office:value="524" table:style-name="ce10">
            <text:p>5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ee-api</text:p>
          </table:table-cell>
          <table:table-cell office:value-type="float" office:value="503" table:style-name="ce10">
            <text:p>50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-apis</text:p>
          </table:table-cell>
          <table:table-cell office:value-type="float" office:value="499" table:style-name="ce10">
            <text:p>49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pectjweaver</text:p>
          </table:table-cell>
          <table:table-cell office:value-type="float" office:value="488" table:style-name="ce10">
            <text:p>48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validator</text:p>
          </table:table-cell>
          <table:table-cell office:value-type="float" office:value="473" table:style-name="ce10">
            <text:p>47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commons-annotations</text:p>
          </table:table-cell>
          <table:table-cell office:value-type="float" office:value="438" table:style-name="ce10">
            <text:p>43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annotations</text:p>
          </table:table-cell>
          <table:table-cell office:value-type="float" office:value="430" table:style-name="ce10">
            <text:p>43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rvlet-api</text:p>
          </table:table-cell>
          <table:table-cell office:value-type="float" office:value="409" table:style-name="ce10">
            <text:p>40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m</text:p>
          </table:table-cell>
          <table:table-cell office:value-type="float" office:value="406" table:style-name="ce10">
            <text:p>40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tpcore</text:p>
          </table:table-cell>
          <table:table-cell office:value-type="float" office:value="395" table:style-name="ce10">
            <text:p>39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tpclient</text:p>
          </table:table-cell>
          <table:table-cell office:value-type="float" office:value="393" table:style-name="ce10">
            <text:p>39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pectjrt</text:p>
          </table:table-cell>
          <table:table-cell office:value-type="float" office:value="386" table:style-name="ce10">
            <text:p>38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logging</text:p>
          </table:table-cell>
          <table:table-cell office:value-type="float" office:value="386" table:style-name="ce10">
            <text:p>38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inject</text:p>
          </table:table-cell>
          <table:table-cell office:value-type="float" office:value="385" table:style-name="ce10">
            <text:p>38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core</text:p>
          </table:table-cell>
          <table:table-cell office:value-type="float" office:value="379" table:style-name="ce10">
            <text:p>37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ul-to-slf4j</text:p>
          </table:table-cell>
          <table:table-cell office:value-type="float" office:value="372" table:style-name="ce10">
            <text:p>37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r305</text:p>
          </table:table-cell>
          <table:table-cell office:value-type="float" office:value="363" table:style-name="ce10">
            <text:p>36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mail</text:p>
          </table:table-cell>
          <table:table-cell office:value-type="float" office:value="356" table:style-name="ce10">
            <text:p>35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entitymanager</text:p>
          </table:table-cell>
          <table:table-cell office:value-type="float" office:value="342" table:style-name="ce10">
            <text:p>34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il</text:p>
          </table:table-cell>
          <table:table-cell office:value-type="float" office:value="339" table:style-name="ce10">
            <text:p>33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4j-over-slf4j</text:p>
          </table:table-cell>
          <table:table-cell office:value-type="float" office:value="328" table:style-name="ce10">
            <text:p>3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b-impl</text:p>
          </table:table-cell>
          <table:table-cell office:value-type="float" office:value="315" table:style-name="ce10">
            <text:p>3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hcache</text:p>
          </table:table-cell>
          <table:table-cell office:value-type="float" office:value="303" table:style-name="ce10">
            <text:p>30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httpclient</text:p>
          </table:table-cell>
          <table:table-cell office:value-type="float" office:value="302" table:style-name="ce10">
            <text:p>30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b-api</text:p>
          </table:table-cell>
          <table:table-cell office:value-type="float" office:value="292" table:style-name="ce10">
            <text:p>29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fileupload</text:p>
          </table:table-cell>
          <table:table-cell office:value-type="float" office:value="291" table:style-name="ce10">
            <text:p>29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stream</text:p>
          </table:table-cell>
          <table:table-cell office:value-type="float" office:value="280" table:style-name="ce10">
            <text:p>28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beans</text:p>
          </table:table-cell>
          <table:table-cell office:value-type="float" office:value="280" table:style-name="ce10">
            <text:p>28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glib-nodep</text:p>
          </table:table-cell>
          <table:table-cell office:value-type="float" office:value="273" table:style-name="ce10">
            <text:p>27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x2-api</text:p>
          </table:table-cell>
          <table:table-cell office:value-type="float" office:value="268" table:style-name="ce10">
            <text:p>26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dom</text:p>
          </table:table-cell>
          <table:table-cell office:value-type="float" office:value="267" table:style-name="ce10">
            <text:p>26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mepull</text:p>
          </table:table-cell>
          <table:table-cell office:value-type="float" office:value="267" table:style-name="ce10">
            <text:p>26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notations</text:p>
          </table:table-cell>
          <table:table-cell office:value-type="float" office:value="263" table:style-name="ce10">
            <text:p>26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ws-core</text:p>
          </table:table-cell>
          <table:table-cell office:value-type="float" office:value="248" table:style-name="ce10">
            <text:p>2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jpa-2.0-api</text:p>
          </table:table-cell>
          <table:table-cell office:value-type="float" office:value="246" table:style-name="ce10">
            <text:p>24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pp3_min</text:p>
          </table:table-cell>
          <table:table-cell office:value-type="float" office:value="244" table:style-name="ce10">
            <text:p>24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sdl4j</text:p>
          </table:table-cell>
          <table:table-cell office:value-type="float" office:value="244" table:style-name="ce10">
            <text:p>24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lections</text:p>
          </table:table-cell>
          <table:table-cell office:value-type="float" office:value="242" table:style-name="ce10">
            <text:p>24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security-core</text:p>
          </table:table-cell>
          <table:table-cell office:value-type="float" office:value="241" table:style-name="ce10">
            <text:p>24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up</text:p>
          </table:table-cell>
          <table:table-cell office:value-type="float" office:value="235" table:style-name="ce10">
            <text:p>2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servlet-api</text:p>
          </table:table-cell>
          <table:table-cell office:value-type="float" office:value="235" table:style-name="ce10">
            <text:p>2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oodstox-core-asl</text:p>
          </table:table-cell>
          <table:table-cell office:value-type="float" office:value="235" table:style-name="ce10">
            <text:p>2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assmate</text:p>
          </table:table-cell>
          <table:table-cell office:value-type="float" office:value="232" table:style-name="ce10">
            <text:p>2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commons</text:p>
          </table:table-cell>
          <table:table-cell office:value-type="float" office:value="226" table:style-name="ce10">
            <text:p>2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security-api</text:p>
          </table:table-cell>
          <table:table-cell office:value-type="float" office:value="225" table:style-name="ce10">
            <text:p>2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pull</text:p>
          </table:table-cell>
          <table:table-cell office:value-type="float" office:value="217" table:style-name="ce10">
            <text:p>2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persistence</text:p>
          </table:table-cell>
          <table:table-cell office:value-type="float" office:value="208" table:style-name="ce10">
            <text:p>20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o</text:p>
          </table:table-cell>
          <table:table-cell office:value-type="float" office:value="208" table:style-name="ce10">
            <text:p>20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nakeyaml</text:p>
          </table:table-cell>
          <table:table-cell office:value-type="float" office:value="205" table:style-name="ce10">
            <text:p>20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en</text:p>
          </table:table-cell>
          <table:table-cell office:value-type="float" office:value="201" table:style-name="ce10">
            <text:p>20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xw2</text:p>
          </table:table-cell>
          <table:table-cell office:value-type="float" office:value="201" table:style-name="ce10">
            <text:p>20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digester</text:p>
          </table:table-cell>
          <table:table-cell office:value-type="float" office:value="200" table:style-name="ce10">
            <text:p>20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ype</text:p>
          </table:table-cell>
          <table:table-cell office:value-type="float" office:value="200" table:style-name="ce10">
            <text:p>20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json</text:p>
          </table:table-cell>
          <table:table-cell office:value-type="float" office:value="198" table:style-name="ce10">
            <text:p>19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pool</text:p>
          </table:table-cell>
          <table:table-cell office:value-type="float" office:value="193" table:style-name="ce10">
            <text:p>19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i</text:p>
          </table:table-cell>
          <table:table-cell office:value-type="float" office:value="192" table:style-name="ce10">
            <text:p>19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lr-runtime</text:p>
          </table:table-cell>
          <table:table-cell office:value-type="float" office:value="188" table:style-name="ce10">
            <text:p>18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aj-api</text:p>
          </table:table-cell>
          <table:table-cell office:value-type="float" office:value="188" table:style-name="ce10">
            <text:p>18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aj-impl</text:p>
          </table:table-cell>
          <table:table-cell office:value-type="float" office:value="187" table:style-name="ce10">
            <text:p>18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stack-commons-runtime</text:p>
          </table:table-cell>
          <table:table-cell office:value-type="float" office:value="184" table:style-name="ce10">
            <text:p>18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mbok</text:p>
          </table:table-cell>
          <table:table-cell office:value-type="float" office:value="184" table:style-name="ce10">
            <text:p>18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pp3</text:p>
          </table:table-cell>
          <table:table-cell office:value-type="float" office:value="181" table:style-name="ce10">
            <text:p>18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net</text:p>
          </table:table-cell>
          <table:table-cell office:value-type="float" office:value="181" table:style-name="ce10">
            <text:p>18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as-weblogic-10.3-authprovider</text:p>
          </table:table-cell>
          <table:table-cell office:value-type="float" office:value="181" table:style-name="ce10">
            <text:p>18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a</text:p>
          </table:table-cell>
          <table:table-cell office:value-type="float" office:value="178" table:style-name="ce10">
            <text:p>17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zeof-agent</text:p>
          </table:table-cell>
          <table:table-cell office:value-type="float" office:value="176" table:style-name="ce10">
            <text:p>17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collections4</text:p>
          </table:table-cell>
          <table:table-cell office:value-type="float" office:value="175" table:style-name="ce10">
            <text:p>17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transaction-api_1.1_spec</text:p>
          </table:table-cell>
          <table:table-cell office:value-type="float" office:value="175" table:style-name="ce10">
            <text:p>17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tl</text:p>
          </table:table-cell>
          <table:table-cell office:value-type="float" office:value="175" table:style-name="ce10">
            <text:p>17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egi-security</text:p>
          </table:table-cell>
          <table:table-cell office:value-type="float" office:value="174" table:style-name="ce10">
            <text:p>17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annotation-api</text:p>
          </table:table-cell>
          <table:table-cell office:value-type="float" office:value="172" table:style-name="ce10">
            <text:p>17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core</text:p>
          </table:table-cell>
          <table:table-cell office:value-type="float" office:value="172" table:style-name="ce10">
            <text:p>17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4j-core</text:p>
          </table:table-cell>
          <table:table-cell office:value-type="float" office:value="171" table:style-name="ce10">
            <text:p>17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lipselink</text:p>
          </table:table-cell>
          <table:table-cell office:value-type="float" office:value="168" table:style-name="ce10">
            <text:p>16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uggablecomponents</text:p>
          </table:table-cell>
          <table:table-cell office:value-type="float" office:value="166" table:style-name="ce10">
            <text:p>16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oxm</text:p>
          </table:table-cell>
          <table:table-cell office:value-type="float" office:value="163" table:style-name="ce10">
            <text:p>16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el</text:p>
          </table:table-cell>
          <table:table-cell office:value-type="float" office:value="162" table:style-name="ce10">
            <text:p>16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ip-annotations</text:p>
          </table:table-cell>
          <table:table-cell office:value-type="float" office:value="160" table:style-name="ce10">
            <text:p>16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jpa-2.1-api</text:p>
          </table:table-cell>
          <table:table-cell office:value-type="float" office:value="158" table:style-name="ce10">
            <text:p>15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ndex</text:p>
          </table:table-cell>
          <table:table-cell office:value-type="float" office:value="158" table:style-name="ce10">
            <text:p>15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unit</text:p>
          </table:table-cell>
          <table:table-cell office:value-type="float" office:value="157" table:style-name="ce10">
            <text:p>15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son</text:p>
          </table:table-cell>
          <table:table-cell office:value-type="float" office:value="156" table:style-name="ce10">
            <text:p>15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na</text:p>
          </table:table-cell>
          <table:table-cell office:value-type="float" office:value="155" table:style-name="ce10">
            <text:p>15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lf4j-ext</text:p>
          </table:table-cell>
          <table:table-cell office:value-type="float" office:value="153" table:style-name="ce10">
            <text:p>15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l10n-api</text:p>
          </table:table-cell>
          <table:table-cell office:value-type="float" office:value="153" table:style-name="ce10">
            <text:p>15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validator</text:p>
          </table:table-cell>
          <table:table-cell office:value-type="float" office:value="151" table:style-name="ce10">
            <text:p>15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b-core</text:p>
          </table:table-cell>
          <table:table-cell office:value-type="float" office:value="151" table:style-name="ce10">
            <text:p>15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data-jpa</text:p>
          </table:table-cell>
          <table:table-cell office:value-type="float" office:value="151" table:style-name="ce10">
            <text:p>15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mpletype-1</text:p>
          </table:table-cell>
          <table:table-cell office:value-type="float" office:value="150" table:style-name="ce10">
            <text:p>15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ercesImpl</text:p>
          </table:table-cell>
          <table:table-cell office:value-type="float" office:value="150" table:style-name="ce10">
            <text:p>15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zer</text:p>
          </table:table-cell>
          <table:table-cell office:value-type="float" office:value="148" table:style-name="ce10">
            <text:p>1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data-commons</text:p>
          </table:table-cell>
          <table:table-cell office:value-type="float" office:value="147" table:style-name="ce10">
            <text:p>14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glib</text:p>
          </table:table-cell>
          <table:table-cell office:value-type="float" office:value="147" table:style-name="ce10">
            <text:p>14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hcache-core</text:p>
          </table:table-cell>
          <table:table-cell office:value-type="float" office:value="140" table:style-name="ce10">
            <text:p>14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artz</text:p>
          </table:table-cell>
          <table:table-cell office:value-type="float" office:value="138" table:style-name="ce10">
            <text:p>13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core-asl</text:p>
          </table:table-cell>
          <table:table-cell office:value-type="float" office:value="138" table:style-name="ce10">
            <text:p>13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c</text:p>
          </table:table-cell>
          <table:table-cell office:value-type="float" office:value="136" table:style-name="ce10">
            <text:p>13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di-api</text:p>
          </table:table-cell>
          <table:table-cell office:value-type="float" office:value="135" table:style-name="ce10">
            <text:p>1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annotations</text:p>
          </table:table-cell>
          <table:table-cell office:value-type="float" office:value="135" table:style-name="ce10">
            <text:p>1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ws.rs-api</text:p>
          </table:table-cell>
          <table:table-cell office:value-type="float" office:value="133" table:style-name="ce10">
            <text:p>13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ersistence-api</text:p>
          </table:table-cell>
          <table:table-cell office:value-type="float" office:value="132" table:style-name="ce10">
            <text:p>1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prov-jdk15on</text:p>
          </table:table-cell>
          <table:table-cell office:value-type="float" office:value="128" table:style-name="ce10">
            <text:p>1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exceptions-api</text:p>
          </table:table-cell>
          <table:table-cell office:value-type="float" office:value="128" table:style-name="ce10">
            <text:p>1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eemarker</text:p>
          </table:table-cell>
          <table:table-cell office:value-type="float" office:value="128" table:style-name="ce10">
            <text:p>1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schema-core</text:p>
          </table:table-cell>
          <table:table-cell office:value-type="float" office:value="127" table:style-name="ce10">
            <text:p>1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f2go.api</text:p>
          </table:table-cell>
          <table:table-cell office:value-type="float" office:value="125" table:style-name="ce10">
            <text:p>1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-resolver</text:p>
          </table:table-cell>
          <table:table-cell office:value-type="float" office:value="124" table:style-name="ce10">
            <text:p>1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j.sdo</text:p>
          </table:table-cell>
          <table:table-cell office:value-type="float" office:value="124" table:style-name="ce10">
            <text:p>1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ws-api</text:p>
          </table:table-cell>
          <table:table-cell office:value-type="float" office:value="124" table:style-name="ce10">
            <text:p>1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tobuf-java</text:p>
          </table:table-cell>
          <table:table-cell office:value-type="float" office:value="122" table:style-name="ce10">
            <text:p>1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firmdialog</text:p>
          </table:table-cell>
          <table:table-cell office:value-type="float" office:value="122" table:style-name="ce10">
            <text:p>1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server</text:p>
          </table:table-cell>
          <table:table-cell office:value-type="float" office:value="122" table:style-name="ce10">
            <text:p>1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email</text:p>
          </table:table-cell>
          <table:table-cell office:value-type="float" office:value="120" table:style-name="ce10">
            <text:p>1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ybatis</text:p>
          </table:table-cell>
          <table:table-cell office:value-type="float" office:value="120" table:style-name="ce10">
            <text:p>1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annotation</text:p>
          </table:table-cell>
          <table:table-cell office:value-type="float" office:value="118" table:style-name="ce10">
            <text:p>1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interceptor-api</text:p>
          </table:table-cell>
          <table:table-cell office:value-type="float" office:value="118" table:style-name="ce10">
            <text:p>1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ethi</text:p>
          </table:table-cell>
          <table:table-cell office:value-type="float" office:value="118" table:style-name="ce10">
            <text:p>1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port-util-concurrent</text:p>
          </table:table-cell>
          <table:table-cell office:value-type="float" office:value="118" table:style-name="ce10">
            <text:p>1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b2-basics-runtime</text:p>
          </table:table-cell>
          <table:table-cell office:value-type="float" office:value="118" table:style-name="ce10">
            <text:p>1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na-platform</text:p>
          </table:table-cell>
          <table:table-cell office:value-type="float" office:value="117" table:style-name="ce10">
            <text:p>1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iam-api</text:p>
          </table:table-cell>
          <table:table-cell office:value-type="float" office:value="117" table:style-name="ce10">
            <text:p>1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m-tree</text:p>
          </table:table-cell>
          <table:table-cell office:value-type="float" office:value="116" table:style-name="ce10">
            <text:p>1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sass-compiler</text:p>
          </table:table-cell>
          <table:table-cell office:value-type="float" office:value="115" table:style-name="ce10">
            <text:p>1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lf4j-jdk14</text:p>
          </table:table-cell>
          <table:table-cell office:value-type="float" office:value="114" table:style-name="ce10">
            <text:p>1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opsis</text:p>
          </table:table-cell>
          <table:table-cell office:value-type="float" office:value="114" table:style-name="ce10">
            <text:p>1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api</text:p>
          </table:table-cell>
          <table:table-cell office:value-type="float" office:value="114" table:style-name="ce10">
            <text:p>1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currentlinkedhashmap-lru</text:p>
          </table:table-cell>
          <table:table-cell office:value-type="float" office:value="113" table:style-name="ce10">
            <text:p>1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security-common</text:p>
          </table:table-cell>
          <table:table-cell office:value-type="float" office:value="113" table:style-name="ce10">
            <text:p>1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erture</text:p>
          </table:table-cell>
          <table:table-cell office:value-type="float" office:value="113" table:style-name="ce10">
            <text:p>1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current</text:p>
          </table:table-cell>
          <table:table-cell office:value-type="float" office:value="113" table:style-name="ce10">
            <text:p>1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amcrest-core</text:p>
          </table:table-cell>
          <table:table-cell office:value-type="float" office:value="112" table:style-name="ce10">
            <text:p>1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alan</text:p>
          </table:table-cell>
          <table:table-cell office:value-type="float" office:value="112" table:style-name="ce10">
            <text:p>1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ress-lzf</text:p>
          </table:table-cell>
          <table:table-cell office:value-type="float" office:value="111" table:style-name="ce10">
            <text:p>1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m-commons</text:p>
          </table:table-cell>
          <table:table-cell office:value-type="float" office:value="111" table:style-name="ce10">
            <text:p>1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astInfoset</text:p>
          </table:table-cell>
          <table:table-cell office:value-type="float" office:value="110" table:style-name="ce10">
            <text:p>1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imator</text:p>
          </table:table-cell>
          <table:table-cell office:value-type="float" office:value="110" table:style-name="ce10">
            <text:p>1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pupbutton</text:p>
          </table:table-cell>
          <table:table-cell office:value-type="float" office:value="109" table:style-name="ce10">
            <text:p>10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sinessrule-1</text:p>
          </table:table-cell>
          <table:table-cell office:value-type="float" office:value="109" table:style-name="ce10">
            <text:p>10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utils</text:p>
          </table:table-cell>
          <table:table-cell office:value-type="float" office:value="109" table:style-name="ce10">
            <text:p>10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configuration</text:p>
          </table:table-cell>
          <table:table-cell office:value-type="float" office:value="108" table:style-name="ce10">
            <text:p>10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re</text:p>
          </table:table-cell>
          <table:table-cell office:value-type="float" office:value="108" table:style-name="ce10">
            <text:p>10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ute</text:p>
          </table:table-cell>
          <table:table-cell office:value-type="float" office:value="108" table:style-name="ce10">
            <text:p>10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mosphere-runtime</text:p>
          </table:table-cell>
          <table:table-cell office:value-type="float" office:value="108" table:style-name="ce10">
            <text:p>10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dbcp</text:p>
          </table:table-cell>
          <table:table-cell office:value-type="float" office:value="108" table:style-name="ce10">
            <text:p>10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ssage-1</text:p>
          </table:table-cell>
          <table:table-cell office:value-type="float" office:value="108" table:style-name="ce10">
            <text:p>10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jb3-persistence</text:p>
          </table:table-cell>
          <table:table-cell office:value-type="float" office:value="108" table:style-name="ce10">
            <text:p>10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kenfield</text:p>
          </table:table-cell>
          <table:table-cell office:value-type="float" office:value="107" table:style-name="ce10">
            <text:p>10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slf4j-jdk14</text:p>
          </table:table-cell>
          <table:table-cell office:value-type="float" office:value="106" table:style-name="ce10">
            <text:p>10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p-api</text:p>
          </table:table-cell>
          <table:table-cell office:value-type="float" office:value="106" table:style-name="ce10">
            <text:p>10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ndard</text:p>
          </table:table-cell>
          <table:table-cell office:value-type="float" office:value="105" table:style-name="ce10">
            <text:p>10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logging-annotations</text:p>
          </table:table-cell>
          <table:table-cell office:value-type="float" office:value="105" table:style-name="ce10">
            <text:p>10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texthelp</text:p>
          </table:table-cell>
          <table:table-cell office:value-type="float" office:value="104" table:style-name="ce10">
            <text:p>10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api-extension</text:p>
          </table:table-cell>
          <table:table-cell office:value-type="float" office:value="104" table:style-name="ce10">
            <text:p>10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ault-1</text:p>
          </table:table-cell>
          <table:table-cell office:value-type="float" office:value="103" table:style-name="ce10">
            <text:p>10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tools-core</text:p>
          </table:table-cell>
          <table:table-cell office:value-type="float" office:value="103" table:style-name="ce10">
            <text:p>10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security.auth.message</text:p>
          </table:table-cell>
          <table:table-cell office:value-type="float" office:value="103" table:style-name="ce10">
            <text:p>10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transaction-api_1.2_spec</text:p>
          </table:table-cell>
          <table:table-cell office:value-type="float" office:value="102" table:style-name="ce10">
            <text:p>10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el-api</text:p>
          </table:table-cell>
          <table:table-cell office:value-type="float" office:value="102" table:style-name="ce10">
            <text:p>10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push</text:p>
          </table:table-cell>
          <table:table-cell office:value-type="float" office:value="102" table:style-name="ce10">
            <text:p>10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</text:p>
          </table:table-cell>
          <table:table-cell office:value-type="float" office:value="102" table:style-name="ce10">
            <text:p>10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uca</text:p>
          </table:table-cell>
          <table:table-cell office:value-type="float" office:value="101" table:style-name="ce10">
            <text:p>10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cslib-vaadin-widget-multifileupload</text:p>
          </table:table-cell>
          <table:table-cell office:value-type="float" office:value="100" table:style-name="ce10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hreetenbp</text:p>
          </table:table-cell>
          <table:table-cell office:value-type="float" office:value="100" table:style-name="ce10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3p0</text:p>
          </table:table-cell>
          <table:table-cell office:value-type="float" office:value="100" table:style-name="ce10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ranamer</text:p>
          </table:table-cell>
          <table:table-cell office:value-type="float" office:value="99" table:style-name="ce10">
            <text:p>9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urvesapi</text:p>
          </table:table-cell>
          <table:table-cell office:value-type="float" office:value="98" table:style-name="ce10">
            <text:p>9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</text:p>
          </table:table-cell>
          <table:table-cell office:value-type="float" office:value="98" table:style-name="ce10">
            <text:p>9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lazyquerycontainer</text:p>
          </table:table-cell>
          <table:table-cell office:value-type="float" office:value="98" table:style-name="ce10">
            <text:p>9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x-ex</text:p>
          </table:table-cell>
          <table:table-cell office:value-type="float" office:value="97" table:style-name="ce10">
            <text:p>9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</text:p>
          </table:table-cell>
          <table:table-cell office:value-type="float" office:value="96" table:style-name="ce10">
            <text:p>9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che-api</text:p>
          </table:table-cell>
          <table:table-cell office:value-type="float" office:value="96" table:style-name="ce10">
            <text:p>9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shi-core</text:p>
          </table:table-cell>
          <table:table-cell office:value-type="float" office:value="96" table:style-name="ce10">
            <text:p>9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locity</text:p>
          </table:table-cell>
          <table:table-cell office:value-type="float" office:value="95" table:style-name="ce10">
            <text:p>9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persistence-common</text:p>
          </table:table-cell>
          <table:table-cell office:value-type="float" office:value="95" table:style-name="ce10">
            <text:p>9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hrs-client-component-api-common</text:p>
          </table:table-cell>
          <table:table-cell office:value-type="float" office:value="94" table:style-name="ce10">
            <text:p>9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api</text:p>
          </table:table-cell>
          <table:table-cell office:value-type="float" office:value="94" table:style-name="ce10">
            <text:p>9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sypt</text:p>
          </table:table-cell>
          <table:table-cell office:value-type="float" office:value="92" table:style-name="ce10">
            <text:p>9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ms</text:p>
          </table:table-cell>
          <table:table-cell office:value-type="float" office:value="92" table:style-name="ce10">
            <text:p>9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stx-asl</text:p>
          </table:table-cell>
          <table:table-cell office:value-type="float" office:value="91" table:style-name="ce10">
            <text:p>9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beanutils-core</text:p>
          </table:table-cell>
          <table:table-cell office:value-type="float" office:value="91" table:style-name="ce10">
            <text:p>9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cli</text:p>
          </table:table-cell>
          <table:table-cell office:value-type="float" office:value="90" table:style-name="ce10">
            <text:p>9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nappy-java</text:p>
          </table:table-cell>
          <table:table-cell office:value-type="float" office:value="90" table:style-name="ce10">
            <text:p>9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boot</text:p>
          </table:table-cell>
          <table:table-cell office:value-type="float" office:value="90" table:style-name="ce10">
            <text:p>9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rializer</text:p>
          </table:table-cell>
          <table:table-cell office:value-type="float" office:value="89" table:style-name="ce10">
            <text:p>8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xf-core</text:p>
          </table:table-cell>
          <table:table-cell office:value-type="float" office:value="89" table:style-name="ce10">
            <text:p>8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rp</text:p>
          </table:table-cell>
          <table:table-cell office:value-type="float" office:value="89" table:style-name="ce10">
            <text:p>8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ilteringtable</text:p>
          </table:table-cell>
          <table:table-cell office:value-type="float" office:value="89" table:style-name="ce10">
            <text:p>8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nino</text:p>
          </table:table-cell>
          <table:table-cell office:value-type="float" office:value="89" table:style-name="ce10">
            <text:p>8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plugin-api</text:p>
          </table:table-cell>
          <table:table-cell office:value-type="float" office:value="88" table:style-name="ce10">
            <text:p>8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resher</text:p>
          </table:table-cell>
          <table:table-cell office:value-type="float" office:value="88" table:style-name="ce10">
            <text:p>8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ika-core</text:p>
          </table:table-cell>
          <table:table-cell office:value-type="float" office:value="87" table:style-name="ce10">
            <text:p>8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core-api</text:p>
          </table:table-cell>
          <table:table-cell office:value-type="float" office:value="87" table:style-name="ce10">
            <text:p>8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artifact</text:p>
          </table:table-cell>
          <table:table-cell office:value-type="float" office:value="87" table:style-name="ce10">
            <text:p>8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jdbc7</text:p>
          </table:table-cell>
          <table:table-cell office:value-type="float" office:value="87" table:style-name="ce10">
            <text:p>8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b-runtime</text:p>
          </table:table-cell>
          <table:table-cell office:value-type="float" office:value="87" table:style-name="ce10">
            <text:p>8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sec</text:p>
          </table:table-cell>
          <table:table-cell office:value-type="float" office:value="86" table:style-name="ce10">
            <text:p>8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-sizeof</text:p>
          </table:table-cell>
          <table:table-cell office:value-type="float" office:value="86" table:style-name="ce10">
            <text:p>8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i-engine</text:p>
          </table:table-cell>
          <table:table-cell office:value-type="float" office:value="86" table:style-name="ce10">
            <text:p>8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r181-api</text:p>
          </table:table-cell>
          <table:table-cell office:value-type="float" office:value="86" table:style-name="ce10">
            <text:p>8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textmenu</text:p>
          </table:table-cell>
          <table:table-cell office:value-type="float" office:value="85" table:style-name="ce10">
            <text:p>8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agger-annotations</text:p>
          </table:table-cell>
          <table:table-cell office:value-type="float" office:value="85" table:style-name="ce10">
            <text:p>8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hrs-client-component-xmlbeans</text:p>
          </table:table-cell>
          <table:table-cell office:value-type="float" office:value="84" table:style-name="ce10">
            <text:p>8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ice</text:p>
          </table:table-cell>
          <table:table-cell office:value-type="float" office:value="84" table:style-name="ce10">
            <text:p>8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i-bpmn-model</text:p>
          </table:table-cell>
          <table:table-cell office:value-type="float" office:value="84" table:style-name="ce10">
            <text:p>8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i-bpmn-converter</text:p>
          </table:table-cell>
          <table:table-cell office:value-type="float" office:value="84" table:style-name="ce10">
            <text:p>8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interceptor-core</text:p>
          </table:table-cell>
          <table:table-cell office:value-type="float" office:value="83" table:style-name="ce10">
            <text:p>8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hrs-client-component-api</text:p>
          </table:table-cell>
          <table:table-cell office:value-type="float" office:value="83" table:style-name="ce10">
            <text:p>8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ld-spi</text:p>
          </table:table-cell>
          <table:table-cell office:value-type="float" office:value="83" table:style-name="ce10">
            <text:p>8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interceptor-spi</text:p>
          </table:table-cell>
          <table:table-cell office:value-type="float" office:value="83" table:style-name="ce10">
            <text:p>8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ld-core</text:p>
          </table:table-cell>
          <table:table-cell office:value-type="float" office:value="83" table:style-name="ce10">
            <text:p>8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hrs-client-component-jaxws</text:p>
          </table:table-cell>
          <table:table-cell office:value-type="float" office:value="83" table:style-name="ce10">
            <text:p>8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ld-api</text:p>
          </table:table-cell>
          <table:table-cell office:value-type="float" office:value="83" table:style-name="ce10">
            <text:p>8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avamail_1.4_spec</text:p>
          </table:table-cell>
          <table:table-cell office:value-type="float" office:value="83" table:style-name="ce10">
            <text:p>8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ringtemplate</text:p>
          </table:table-cell>
          <table:table-cell office:value-type="float" office:value="82" table:style-name="ce10">
            <text:p>8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m</text:p>
          </table:table-cell>
          <table:table-cell office:value-type="float" office:value="82" table:style-name="ce10">
            <text:p>8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text</text:p>
          </table:table-cell>
          <table:table-cell office:value-type="float" office:value="81" table:style-name="ce10">
            <text:p>8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client</text:p>
          </table:table-cell>
          <table:table-cell office:value-type="float" office:value="81" table:style-name="ce10">
            <text:p>8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s</text:p>
          </table:table-cell>
          <table:table-cell office:value-type="float" office:value="81" table:style-name="ce10">
            <text:p>8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hrs-client-component-impl-common</text:p>
          </table:table-cell>
          <table:table-cell office:value-type="float" office:value="80" table:style-name="ce10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reambuffer</text:p>
          </table:table-cell>
          <table:table-cell office:value-type="float" office:value="80" table:style-name="ce10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bjenesis</text:p>
          </table:table-cell>
          <table:table-cell office:value-type="float" office:value="80" table:style-name="ce10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.server.merged</text:p>
          </table:table-cell>
          <table:table-cell office:value-type="float" office:value="80" table:style-name="ce10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-common-model</text:p>
          </table:table-cell>
          <table:table-cell office:value-type="float" office:value="80" table:style-name="ce10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-common</text:p>
          </table:table-cell>
          <table:table-cell office:value-type="float" office:value="80" table:style-name="ce10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xml.soap-api</text:p>
          </table:table-cell>
          <table:table-cell office:value-type="float" office:value="80" table:style-name="ce10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cu4j</text:p>
          </table:table-cell>
          <table:table-cell office:value-type="float" office:value="79" table:style-name="ce10">
            <text:p>7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prov-jdk14</text:p>
          </table:table-cell>
          <table:table-cell office:value-type="float" office:value="78" table:style-name="ce10">
            <text:p>7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mmon</text:p>
          </table:table-cell>
          <table:table-cell office:value-type="float" office:value="78" table:style-name="ce10">
            <text:p>7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-common-model-util</text:p>
          </table:table-cell>
          <table:table-cell office:value-type="float" office:value="78" table:style-name="ce10">
            <text:p>7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retry</text:p>
          </table:table-cell>
          <table:table-cell office:value-type="float" office:value="77" table:style-name="ce10">
            <text:p>7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freechart</text:p>
          </table:table-cell>
          <table:table-cell office:value-type="float" office:value="77" table:style-name="ce10">
            <text:p>7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lextype-1</text:p>
          </table:table-cell>
          <table:table-cell office:value-type="float" office:value="76" table:style-name="ce10">
            <text:p>7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gnl</text:p>
          </table:table-cell>
          <table:table-cell office:value-type="float" office:value="76" table:style-name="ce10">
            <text:p>7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cm2-cache-api</text:p>
          </table:table-cell>
          <table:table-cell office:value-type="float" office:value="76" table:style-name="ce10">
            <text:p>7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icons</text:p>
          </table:table-cell>
          <table:table-cell office:value-type="float" office:value="75" table:style-name="ce10">
            <text:p>7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multipart</text:p>
          </table:table-cell>
          <table:table-cell office:value-type="float" office:value="75" table:style-name="ce10">
            <text:p>7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csv</text:p>
          </table:table-cell>
          <table:table-cell office:value-type="float" office:value="74" table:style-name="ce10">
            <text:p>7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i-process-validation</text:p>
          </table:table-cell>
          <table:table-cell office:value-type="float" office:value="74" table:style-name="ce10">
            <text:p>7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core-impl</text:p>
          </table:table-cell>
          <table:table-cell office:value-type="float" office:value="74" table:style-name="ce10">
            <text:p>7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-mime4j-core</text:p>
          </table:table-cell>
          <table:table-cell office:value-type="float" office:value="74" table:style-name="ce10">
            <text:p>7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configuration-common</text:p>
          </table:table-cell>
          <table:table-cell office:value-type="float" office:value="73" table:style-name="ce10">
            <text:p>7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common</text:p>
          </table:table-cell>
          <table:table-cell office:value-type="float" office:value="73" table:style-name="ce10">
            <text:p>7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sgi-resource-locator</text:p>
          </table:table-cell>
          <table:table-cell office:value-type="float" office:value="73" table:style-name="ce10">
            <text:p>7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model</text:p>
          </table:table-cell>
          <table:table-cell office:value-type="float" office:value="73" table:style-name="ce10">
            <text:p>7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view-utils</text:p>
          </table:table-cell>
          <table:table-cell office:value-type="float" office:value="73" table:style-name="ce10">
            <text:p>7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agdroplayouts</text:p>
          </table:table-cell>
          <table:table-cell office:value-type="float" office:value="73" table:style-name="ce10">
            <text:p>7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iger-types</text:p>
          </table:table-cell>
          <table:table-cell office:value-type="float" office:value="73" table:style-name="ce10">
            <text:p>7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keditor-wrapper-for-vaadin</text:p>
          </table:table-cell>
          <table:table-cell office:value-type="float" office:value="72" table:style-name="ce10">
            <text:p>7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k2-api</text:p>
          </table:table-cell>
          <table:table-cell office:value-type="float" office:value="72" table:style-name="ce10">
            <text:p>7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k2-locator</text:p>
          </table:table-cell>
          <table:table-cell office:value-type="float" office:value="72" table:style-name="ce10">
            <text:p>7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k2-utils</text:p>
          </table:table-cell>
          <table:table-cell office:value-type="float" office:value="72" table:style-name="ce10">
            <text:p>7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2</text:p>
          </table:table-cell>
          <table:table-cell office:value-type="float" office:value="72" table:style-name="ce10">
            <text:p>7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r-275</text:p>
          </table:table-cell>
          <table:table-cell office:value-type="float" office:value="72" table:style-name="ce10">
            <text:p>7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olver</text:p>
          </table:table-cell>
          <table:table-cell office:value-type="float" office:value="72" table:style-name="ce10">
            <text:p>7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hrs-client-component-impl</text:p>
          </table:table-cell>
          <table:table-cell office:value-type="float" office:value="71" table:style-name="ce10">
            <text:p>7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pstruct</text:p>
          </table:table-cell>
          <table:table-cell office:value-type="float" office:value="71" table:style-name="ce10">
            <text:p>7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dit-model</text:p>
          </table:table-cell>
          <table:table-cell office:value-type="float" office:value="71" table:style-name="ce10">
            <text:p>7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openide-util-lookup</text:p>
          </table:table-cell>
          <table:table-cell office:value-type="float" office:value="70" table:style-name="ce10">
            <text:p>7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tpmime</text:p>
          </table:table-cell>
          <table:table-cell office:value-type="float" office:value="70" table:style-name="ce10">
            <text:p>7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zmorph</text:p>
          </table:table-cell>
          <table:table-cell office:value-type="float" office:value="70" table:style-name="ce10">
            <text:p>7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openide-util</text:p>
          </table:table-cell>
          <table:table-cell office:value-type="float" office:value="70" table:style-name="ce10">
            <text:p>7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afka-clients</text:p>
          </table:table-cell>
          <table:table-cell office:value-type="float" office:value="70" table:style-name="ce10">
            <text:p>7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interpolation</text:p>
          </table:table-cell>
          <table:table-cell office:value-type="float" office:value="70" table:style-name="ce10">
            <text:p>7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ws-rt</text:p>
          </table:table-cell>
          <table:table-cell office:value-type="float" office:value="70" table:style-name="ce10">
            <text:p>7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x</text:p>
          </table:table-cell>
          <table:table-cell office:value-type="float" office:value="69" table:style-name="ce10">
            <text:p>6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rverclient</text:p>
          </table:table-cell>
          <table:table-cell office:value-type="float" office:value="68" table:style-name="ce10">
            <text:p>6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compiler</text:p>
          </table:table-cell>
          <table:table-cell office:value-type="float" office:value="68" table:style-name="ce10">
            <text:p>6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openide-filesystems</text:p>
          </table:table-cell>
          <table:table-cell office:value-type="float" office:value="68" table:style-name="ce10">
            <text:p>6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r107cache</text:p>
          </table:table-cell>
          <table:table-cell office:value-type="float" office:value="68" table:style-name="ce10">
            <text:p>6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opalliance-repackaged</text:p>
          </table:table-cell>
          <table:table-cell office:value-type="float" office:value="68" table:style-name="ce10">
            <text:p>6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jwt</text:p>
          </table:table-cell>
          <table:table-cell office:value-type="float" office:value="67" table:style-name="ce10">
            <text:p>6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rkdown4j</text:p>
          </table:table-cell>
          <table:table-cell office:value-type="float" office:value="67" table:style-name="ce10">
            <text:p>6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mcat-embed-el</text:p>
          </table:table-cell>
          <table:table-cell office:value-type="float" office:value="67" table:style-name="ce10">
            <text:p>6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svalidation</text:p>
          </table:table-cell>
          <table:table-cell office:value-type="float" office:value="67" table:style-name="ce10">
            <text:p>6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sqldb</text:p>
          </table:table-cell>
          <table:table-cell office:value-type="float" office:value="66" table:style-name="ce10">
            <text:p>6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ibx-run</text:p>
          </table:table-cell>
          <table:table-cell office:value-type="float" office:value="66" table:style-name="ce10">
            <text:p>6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iritin</text:p>
          </table:table-cell>
          <table:table-cell office:value-type="float" office:value="65" table:style-name="ce10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r311-api</text:p>
          </table:table-cell>
          <table:table-cell office:value-type="float" office:value="65" table:style-name="ce10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nector-api</text:p>
          </table:table-cell>
          <table:table-cell office:value-type="float" office:value="65" table:style-name="ce10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opengis</text:p>
          </table:table-cell>
          <table:table-cell office:value-type="float" office:value="65" table:style-name="ce10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metadata</text:p>
          </table:table-cell>
          <table:table-cell office:value-type="float" office:value="65" table:style-name="ce10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ext</text:p>
          </table:table-cell>
          <table:table-cell office:value-type="float" office:value="65" table:style-name="ce10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api-annotations-common</text:p>
          </table:table-cell>
          <table:table-cell office:value-type="float" office:value="65" table:style-name="ce10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use-events</text:p>
          </table:table-cell>
          <table:table-cell office:value-type="float" office:value="65" table:style-name="ce10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</text:p>
          </table:table-cell>
          <table:table-cell office:value-type="float" office:value="65" table:style-name="ce10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referencing</text:p>
          </table:table-cell>
          <table:table-cell office:value-type="float" office:value="65" table:style-name="ce10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api</text:p>
          </table:table-cell>
          <table:table-cell office:value-type="float" office:value="65" table:style-name="ce10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b-xjc</text:p>
          </table:table-cell>
          <table:table-cell office:value-type="float" office:value="65" table:style-name="ce10">
            <text:p>6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guava</text:p>
          </table:table-cell>
          <table:table-cell office:value-type="float" office:value="64" table:style-name="ce10">
            <text:p>6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mail-jdk14</text:p>
          </table:table-cell>
          <table:table-cell office:value-type="float" office:value="64" table:style-name="ce10">
            <text:p>6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repository-metadata</text:p>
          </table:table-cell>
          <table:table-cell office:value-type="float" office:value="64" table:style-name="ce10">
            <text:p>6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ibx-extras</text:p>
          </table:table-cell>
          <table:table-cell office:value-type="float" office:value="64" table:style-name="ce10">
            <text:p>6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val</text:p>
          </table:table-cell>
          <table:table-cell office:value-type="float" office:value="64" table:style-name="ce10">
            <text:p>6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pkix-jdk15on</text:p>
          </table:table-cell>
          <table:table-cell office:value-type="float" office:value="63" table:style-name="ce10">
            <text:p>6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t</text:p>
          </table:table-cell>
          <table:table-cell office:value-type="float" office:value="63" table:style-name="ce10">
            <text:p>6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openide-awt</text:p>
          </table:table-cell>
          <table:table-cell office:value-type="float" office:value="63" table:style-name="ce10">
            <text:p>6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asyuploads</text:p>
          </table:table-cell>
          <table:table-cell office:value-type="float" office:value="63" table:style-name="ce10">
            <text:p>6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servlet-api_3.0_spec</text:p>
          </table:table-cell>
          <table:table-cell office:value-type="float" office:value="62" table:style-name="ce10">
            <text:p>6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transaction-api</text:p>
          </table:table-cell>
          <table:table-cell office:value-type="float" office:value="62" table:style-name="ce10">
            <text:p>6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ls-api</text:p>
          </table:table-cell>
          <table:table-cell office:value-type="float" office:value="61" table:style-name="ce10">
            <text:p>6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validation-hibernate</text:p>
          </table:table-cell>
          <table:table-cell office:value-type="float" office:value="61" table:style-name="ce10">
            <text:p>6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agger-models</text:p>
          </table:table-cell>
          <table:table-cell office:value-type="float" office:value="61" table:style-name="ce10">
            <text:p>6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stash-logback-encoder</text:p>
          </table:table-cell>
          <table:table-cell office:value-type="float" office:value="60" table:style-name="ce10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azylayouts-addon</text:p>
          </table:table-cell>
          <table:table-cell office:value-type="float" office:value="60" table:style-name="ce10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agon-provider-api</text:p>
          </table:table-cell>
          <table:table-cell office:value-type="float" office:value="60" table:style-name="ce10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lements</text:p>
          </table:table-cell>
          <table:table-cell office:value-type="float" office:value="60" table:style-name="ce10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anisation-1</text:p>
          </table:table-cell>
          <table:table-cell office:value-type="float" office:value="59" table:style-name="ce10">
            <text:p>5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kio</text:p>
          </table:table-cell>
          <table:table-cell office:value-type="float" office:value="59" table:style-name="ce10">
            <text:p>5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gwt-polymer-elements</text:p>
          </table:table-cell>
          <table:table-cell office:value-type="float" office:value="59" table:style-name="ce10">
            <text:p>5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core</text:p>
          </table:table-cell>
          <table:table-cell office:value-type="float" office:value="59" table:style-name="ce10">
            <text:p>5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i_core</text:p>
          </table:table-cell>
          <table:table-cell office:value-type="float" office:value="59" table:style-name="ce10">
            <text:p>5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gridshift</text:p>
          </table:table-cell>
          <table:table-cell office:value-type="float" office:value="59" table:style-name="ce10">
            <text:p>5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mcat-jdbc</text:p>
          </table:table-cell>
          <table:table-cell office:value-type="float" office:value="59" table:style-name="ce10">
            <text:p>5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ableexport-for-vaadin</text:p>
          </table:table-cell>
          <table:table-cell office:value-type="float" office:value="58" table:style-name="ce10">
            <text:p>5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common</text:p>
          </table:table-cell>
          <table:table-cell office:value-type="float" office:value="58" table:style-name="ce10">
            <text:p>5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-simple</text:p>
          </table:table-cell>
          <table:table-cell office:value-type="float" office:value="57" table:style-name="ce10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common</text:p>
          </table:table-cell>
          <table:table-cell office:value-type="float" office:value="57" table:style-name="ce10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ty-transport</text:p>
          </table:table-cell>
          <table:table-cell office:value-type="float" office:value="56" table:style-name="ce10">
            <text:p>5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stmessage</text:p>
          </table:table-cell>
          <table:table-cell office:value-type="float" office:value="55" table:style-name="ce10">
            <text:p>5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ettings</text:p>
          </table:table-cell>
          <table:table-cell office:value-type="float" office:value="55" table:style-name="ce10">
            <text:p>5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mcat-embed-core</text:p>
          </table:table-cell>
          <table:table-cell office:value-type="float" office:value="55" table:style-name="ce10">
            <text:p>5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annotations-api_1.1_spec</text:p>
          </table:table-cell>
          <table:table-cell office:value-type="float" office:value="55" table:style-name="ce10">
            <text:p>5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r173_api</text:p>
          </table:table-cell>
          <table:table-cell office:value-type="float" office:value="55" table:style-name="ce10">
            <text:p>5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ttison</text:p>
          </table:table-cell>
          <table:table-cell office:value-type="float" office:value="55" table:style-name="ce10">
            <text:p>5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i-image-generator</text:p>
          </table:table-cell>
          <table:table-cell office:value-type="float" office:value="54" table:style-name="ce10">
            <text:p>5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container-default</text:p>
          </table:table-cell>
          <table:table-cell office:value-type="float" office:value="54" table:style-name="ce10">
            <text:p>5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rpc-api</text:p>
          </table:table-cell>
          <table:table-cell office:value-type="float" office:value="54" table:style-name="ce10">
            <text:p>5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openide-dialogs</text:p>
          </table:table-cell>
          <table:table-cell office:value-type="float" office:value="54" table:style-name="ce10">
            <text:p>5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text</text:p>
          </table:table-cell>
          <table:table-cell office:value-type="float" office:value="54" table:style-name="ce10">
            <text:p>5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bo</text:p>
          </table:table-cell>
          <table:table-cell office:value-type="float" office:value="54" table:style-name="ce10">
            <text:p>5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xiom-api</text:p>
          </table:table-cell>
          <table:table-cell office:value-type="float" office:value="53" table:style-name="ce10">
            <text:p>5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analyzers-common</text:p>
          </table:table-cell>
          <table:table-cell office:value-type="float" office:value="53" table:style-name="ce10">
            <text:p>5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xiom-impl</text:p>
          </table:table-cell>
          <table:table-cell office:value-type="float" office:value="53" table:style-name="ce10">
            <text:p>5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r250-api</text:p>
          </table:table-cell>
          <table:table-cell office:value-type="float" office:value="53" table:style-name="ce10">
            <text:p>5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openide-modules</text:p>
          </table:table-cell>
          <table:table-cell office:value-type="float" office:value="52" table:style-name="ce10">
            <text:p>5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ared-aspects</text:p>
          </table:table-cell>
          <table:table-cell office:value-type="float" office:value="52" table:style-name="ce10">
            <text:p>5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parser</text:p>
          </table:table-cell>
          <table:table-cell office:value-type="float" office:value="52" table:style-name="ce10">
            <text:p>5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rs-api</text:p>
          </table:table-cell>
          <table:table-cell office:value-type="float" office:value="52" table:style-name="ce10">
            <text:p>5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queries</text:p>
          </table:table-cell>
          <table:table-cell office:value-type="float" office:value="52" table:style-name="ce10">
            <text:p>5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queryparser</text:p>
          </table:table-cell>
          <table:table-cell office:value-type="float" office:value="52" table:style-name="ce10">
            <text:p>5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m-aspects</text:p>
          </table:table-cell>
          <table:table-cell office:value-type="float" office:value="52" table:style-name="ce10">
            <text:p>5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main</text:p>
          </table:table-cell>
          <table:table-cell office:value-type="float" office:value="52" table:style-name="ce10">
            <text:p>5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security-web</text:p>
          </table:table-cell>
          <table:table-cell office:value-type="float" office:value="52" table:style-name="ce10">
            <text:p>5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re-aspects</text:p>
          </table:table-cell>
          <table:table-cell office:value-type="float" office:value="52" table:style-name="ce10">
            <text:p>5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b2-basics-tools</text:p>
          </table:table-cell>
          <table:table-cell office:value-type="float" office:value="52" table:style-name="ce10">
            <text:p>5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b2-basics</text:p>
          </table:table-cell>
          <table:table-cell office:value-type="float" office:value="52" table:style-name="ce10">
            <text:p>5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ty-common</text:p>
          </table:table-cell>
          <table:table-cell office:value-type="float" office:value="52" table:style-name="ce10">
            <text:p>5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t-user</text:p>
          </table:table-cell>
          <table:table-cell office:value-type="float" office:value="51" table:style-name="ce10">
            <text:p>5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sandbox</text:p>
          </table:table-cell>
          <table:table-cell office:value-type="float" office:value="51" table:style-name="ce10">
            <text:p>5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ontbox</text:p>
          </table:table-cell>
          <table:table-cell office:value-type="float" office:value="51" table:style-name="ce10">
            <text:p>5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ponsibleuser-1</text:p>
          </table:table-cell>
          <table:table-cell office:value-type="float" office:value="51" table:style-name="ce10">
            <text:p>5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ambdaj</text:p>
          </table:table-cell>
          <table:table-cell office:value-type="float" office:value="51" table:style-name="ce10">
            <text:p>5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openide-windows</text:p>
          </table:table-cell>
          <table:table-cell office:value-type="float" office:value="51" table:style-name="ce10">
            <text:p>5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tty-io</text:p>
          </table:table-cell>
          <table:table-cell office:value-type="float" office:value="51" table:style-name="ce10">
            <text:p>5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dfbox</text:p>
          </table:table-cell>
          <table:table-cell office:value-type="float" office:value="51" table:style-name="ce10">
            <text:p>5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openide-nodes</text:p>
          </table:table-cell>
          <table:table-cell office:value-type="float" office:value="51" table:style-name="ce10">
            <text:p>5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ty</text:p>
          </table:table-cell>
          <table:table-cell office:value-type="float" office:value="50" table:style-name="ce10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swing-outline</text:p>
          </table:table-cell>
          <table:table-cell office:value-type="float" office:value="50" table:style-name="ce10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-utils</text:p>
          </table:table-cell>
          <table:table-cell office:value-type="float" office:value="50" table:style-name="ce10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jdbc6</text:p>
          </table:table-cell>
          <table:table-cell office:value-type="float" office:value="50" table:style-name="ce10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MessageUtils</text:p>
          </table:table-cell>
          <table:table-cell office:value-type="float" office:value="50" table:style-name="ce10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jaxrs</text:p>
          </table:table-cell>
          <table:table-cell office:value-type="float" office:value="50" table:style-name="ce10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-lib</text:p>
          </table:table-cell>
          <table:table-cell office:value-type="float" office:value="50" table:style-name="ce10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ee-web-api</text:p>
          </table:table-cell>
          <table:table-cell office:value-type="float" office:value="49" table:style-name="ce10">
            <text:p>4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ient-java-commons</text:p>
          </table:table-cell>
          <table:table-cell office:value-type="float" office:value="49" table:style-name="ce10">
            <text:p>4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logback-gui</text:p>
          </table:table-cell>
          <table:table-cell office:value-type="float" office:value="49" table:style-name="ce10">
            <text:p>4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yte-buddy-dep</text:p>
          </table:table-cell>
          <table:table-cell office:value-type="float" office:value="49" table:style-name="ce10">
            <text:p>4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pose-words</text:p>
          </table:table-cell>
          <table:table-cell office:value-type="float" office:value="49" table:style-name="ce10">
            <text:p>4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tpcore-nio</text:p>
          </table:table-cell>
          <table:table-cell office:value-type="float" office:value="49" table:style-name="ce10">
            <text:p>4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media-jaxb</text:p>
          </table:table-cell>
          <table:table-cell office:value-type="float" office:value="49" table:style-name="ce10">
            <text:p>4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sruptor</text:p>
          </table:table-cell>
          <table:table-cell office:value-type="float" office:value="48" table:style-name="ce10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openide-explorer</text:p>
          </table:table-cell>
          <table:table-cell office:value-type="float" office:value="48" table:style-name="ce10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sperreports</text:p>
          </table:table-cell>
          <table:table-cell office:value-type="float" office:value="48" table:style-name="ce10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-launcher</text:p>
          </table:table-cell>
          <table:table-cell office:value-type="float" office:value="48" table:style-name="ce10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openide-actions</text:p>
          </table:table-cell>
          <table:table-cell office:value-type="float" office:value="48" table:style-name="ce10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openide-loaders</text:p>
          </table:table-cell>
          <table:table-cell office:value-type="float" office:value="48" table:style-name="ce10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swing-tabcontrol</text:p>
          </table:table-cell>
          <table:table-cell office:value-type="float" office:value="48" table:style-name="ce10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geojson</text:p>
          </table:table-cell>
          <table:table-cell office:value-type="float" office:value="48" table:style-name="ce10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modules-queries</text:p>
          </table:table-cell>
          <table:table-cell office:value-type="float" office:value="48" table:style-name="ce10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archcriterion-1</text:p>
          </table:table-cell>
          <table:table-cell office:value-type="float" office:value="48" table:style-name="ce10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ch</text:p>
          </table:table-cell>
          <table:table-cell office:value-type="float" office:value="48" table:style-name="ce10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nagement-api</text:p>
          </table:table-cell>
          <table:table-cell office:value-type="float" office:value="48" table:style-name="ce10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modules-editor-mimelookup</text:p>
          </table:table-cell>
          <table:table-cell office:value-type="float" office:value="48" table:style-name="ce10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tpasyncclient</text:p>
          </table:table-cell>
          <table:table-cell office:value-type="float" office:value="48" table:style-name="ce10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openide-text</text:p>
          </table:table-cell>
          <table:table-cell office:value-type="float" office:value="48" table:style-name="ce10">
            <text:p>4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trics-core</text:p>
          </table:table-cell>
          <table:table-cell office:value-type="float" office:value="47" table:style-name="ce10">
            <text:p>4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security-util</text:p>
          </table:table-cell>
          <table:table-cell office:value-type="float" office:value="47" table:style-name="ce10">
            <text:p>4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ty-buffer</text:p>
          </table:table-cell>
          <table:table-cell office:value-type="float" office:value="47" table:style-name="ce10">
            <text:p>4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kafka</text:p>
          </table:table-cell>
          <table:table-cell office:value-type="float" office:value="47" table:style-name="ce10">
            <text:p>4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container-servlet</text:p>
          </table:table-cell>
          <table:table-cell office:value-type="float" office:value="47" table:style-name="ce10">
            <text:p>4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ms_1.1_spec</text:p>
          </table:table-cell>
          <table:table-cell office:value-type="float" office:value="47" table:style-name="ce10">
            <text:p>4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json</text:p>
          </table:table-cell>
          <table:table-cell office:value-type="float" office:value="47" table:style-name="ce10">
            <text:p>4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component-annotations</text:p>
          </table:table-cell>
          <table:table-cell office:value-type="float" office:value="47" table:style-name="ce10">
            <text:p>4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prog</text:p>
          </table:table-cell>
          <table:table-cell office:value-type="float" office:value="46" table:style-name="ce10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4j-api</text:p>
          </table:table-cell>
          <table:table-cell office:value-type="float" office:value="46" table:style-name="ce10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lfullclient</text:p>
          </table:table-cell>
          <table:table-cell office:value-type="float" office:value="46" table:style-name="ce10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</text:p>
          </table:table-cell>
          <table:table-cell office:value-type="float" office:value="46" table:style-name="ce10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Api</text:p>
          </table:table-cell>
          <table:table-cell office:value-type="float" office:value="46" table:style-name="ce10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mxri</text:p>
          </table:table-cell>
          <table:table-cell office:value-type="float" office:value="46" table:style-name="ce10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amework-util</text:p>
          </table:table-cell>
          <table:table-cell office:value-type="float" office:value="46" table:style-name="ce10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mxtools</text:p>
          </table:table-cell>
          <table:table-cell office:value-type="float" office:value="46" table:style-name="ce10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t-elemental</text:p>
          </table:table-cell>
          <table:table-cell office:value-type="float" office:value="46" table:style-name="ce10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reamhtmlparser-jsilver</text:p>
          </table:table-cell>
          <table:table-cell office:value-type="float" office:value="46" table:style-name="ce10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assworlds</text:p>
          </table:table-cell>
          <table:table-cell office:value-type="float" office:value="46" table:style-name="ce10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ging</text:p>
          </table:table-cell>
          <table:table-cell office:value-type="float" office:value="46" table:style-name="ce10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jaxrs</text:p>
          </table:table-cell>
          <table:table-cell office:value-type="float" office:value="46" table:style-name="ce10">
            <text:p>4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saml</text:p>
          </table:table-cell>
          <table:table-cell office:value-type="float" office:value="45" table:style-name="ce10">
            <text:p>4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z4</text:p>
          </table:table-cell>
          <table:table-cell office:value-type="float" office:value="45" table:style-name="ce10">
            <text:p>4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xon</text:p>
          </table:table-cell>
          <table:table-cell office:value-type="float" office:value="45" table:style-name="ce10">
            <text:p>4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xf-rt-core</text:p>
          </table:table-cell>
          <table:table-cell office:value-type="float" office:value="45" table:style-name="ce10">
            <text:p>4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compress</text:p>
          </table:table-cell>
          <table:table-cell office:value-type="float" office:value="45" table:style-name="ce10">
            <text:p>4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beans-xpath</text:p>
          </table:table-cell>
          <table:table-cell office:value-type="float" office:value="45" table:style-name="ce10">
            <text:p>4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interceptors-api_1.1_spec</text:p>
          </table:table-cell>
          <table:table-cell office:value-type="float" office:value="44" table:style-name="ce10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jibx.schema.org.apache.maven.maven_v4_0_0</text:p>
          </table:table-cell>
          <table:table-cell office:value-type="float" office:value="44" table:style-name="ce10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m-core-common</text:p>
          </table:table-cell>
          <table:table-cell office:value-type="float" office:value="44" table:style-name="ce10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exceptions-core</text:p>
          </table:table-cell>
          <table:table-cell office:value-type="float" office:value="44" table:style-name="ce10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commons-database</text:p>
          </table:table-cell>
          <table:table-cell office:value-type="float" office:value="44" table:style-name="ce10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ta_1.1_spec</text:p>
          </table:table-cell>
          <table:table-cell office:value-type="float" office:value="44" table:style-name="ce10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tsp-jdk14</text:p>
          </table:table-cell>
          <table:table-cell office:value-type="float" office:value="44" table:style-name="ce10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rror_prone_annotations</text:p>
          </table:table-cell>
          <table:table-cell office:value-type="float" office:value="44" table:style-name="ce10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Beans</text:p>
          </table:table-cell>
          <table:table-cell office:value-type="float" office:value="44" table:style-name="ce10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artifact-manager</text:p>
          </table:table-cell>
          <table:table-cell office:value-type="float" office:value="44" table:style-name="ce10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change-model</text:p>
          </table:table-cell>
          <table:table-cell office:value-type="float" office:value="44" table:style-name="ce10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db6</text:p>
          </table:table-cell>
          <table:table-cell office:value-type="float" office:value="44" table:style-name="ce10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container-servlet-core</text:p>
          </table:table-cell>
          <table:table-cell office:value-type="float" office:value="44" table:style-name="ce10">
            <text:p>4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ejb-api_3.1_spec</text:p>
          </table:table-cell>
          <table:table-cell office:value-type="float" office:value="43" table:style-name="ce10">
            <text:p>4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project</text:p>
          </table:table-cell>
          <table:table-cell office:value-type="float" office:value="43" table:style-name="ce10">
            <text:p>4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m-core-model-int</text:p>
          </table:table-cell>
          <table:table-cell office:value-type="float" office:value="43" table:style-name="ce10">
            <text:p>4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2-0</text:p>
          </table:table-cell>
          <table:table-cell office:value-type="float" office:value="43" table:style-name="ce10">
            <text:p>4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2-1</text:p>
          </table:table-cell>
          <table:table-cell office:value-type="float" office:value="43" table:style-name="ce10">
            <text:p>4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1-0</text:p>
          </table:table-cell>
          <table:table-cell office:value-type="float" office:value="43" table:style-name="ce10">
            <text:p>4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valon-framework</text:p>
          </table:table-cell>
          <table:table-cell office:value-type="float" office:value="43" table:style-name="ce10">
            <text:p>4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esdocument-1</text:p>
          </table:table-cell>
          <table:table-cell office:value-type="float" office:value="42" table:style-name="ce10">
            <text:p>4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change-commons-java</text:p>
          </table:table-cell>
          <table:table-cell office:value-type="float" office:value="42" table:style-name="ce10">
            <text:p>4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2ee-management_1.1_spec</text:p>
          </table:table-cell>
          <table:table-cell office:value-type="float" office:value="42" table:style-name="ce10">
            <text:p>4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upportingdocument-1</text:p>
          </table:table-cell>
          <table:table-cell office:value-type="float" office:value="42" table:style-name="ce10">
            <text:p>4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profile</text:p>
          </table:table-cell>
          <table:table-cell office:value-type="float" office:value="42" table:style-name="ce10">
            <text:p>4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mmander</text:p>
          </table:table-cell>
          <table:table-cell office:value-type="float" office:value="42" table:style-name="ce10">
            <text:p>4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vms-commons</text:p>
          </table:table-cell>
          <table:table-cell office:value-type="float" office:value="42" table:style-name="ce10">
            <text:p>4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licy</text:p>
          </table:table-cell>
          <table:table-cell office:value-type="float" office:value="42" table:style-name="ce10">
            <text:p>4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classworlds</text:p>
          </table:table-cell>
          <table:table-cell office:value-type="float" office:value="42" table:style-name="ce10">
            <text:p>4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ntyref</text:p>
          </table:table-cell>
          <table:table-cell office:value-type="float" office:value="42" table:style-name="ce10">
            <text:p>4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z4-java</text:p>
          </table:table-cell>
          <table:table-cell office:value-type="float" office:value="41" table:style-name="ce10">
            <text:p>4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interop-annotations</text:p>
          </table:table-cell>
          <table:table-cell office:value-type="float" office:value="41" table:style-name="ce10">
            <text:p>4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j</text:p>
          </table:table-cell>
          <table:table-cell office:value-type="float" office:value="41" table:style-name="ce10">
            <text:p>4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ternalcriteria-1</text:p>
          </table:table-cell>
          <table:table-cell office:value-type="float" office:value="41" table:style-name="ce10">
            <text:p>4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ws</text:p>
          </table:table-cell>
          <table:table-cell office:value-type="float" office:value="40" table:style-name="ce10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ableexport</text:p>
          </table:table-cell>
          <table:table-cell office:value-type="float" office:value="40" table:style-name="ce10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bootstrap</text:p>
          </table:table-cell>
          <table:table-cell office:value-type="float" office:value="40" table:style-name="ce10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mbal-api-only</text:p>
          </table:table-cell>
          <table:table-cell office:value-type="float" office:value="40" table:style-name="ce10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ernel-1</text:p>
          </table:table-cell>
          <table:table-cell office:value-type="float" office:value="40" table:style-name="ce10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fepassword</text:p>
          </table:table-cell>
          <table:table-cell office:value-type="float" office:value="40" table:style-name="ce10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mon</text:p>
          </table:table-cell>
          <table:table-cell office:value-type="float" office:value="40" table:style-name="ce10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Schema</text:p>
          </table:table-cell>
          <table:table-cell office:value-type="float" office:value="40" table:style-name="ce10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pacontainer</text:p>
          </table:table-cell>
          <table:table-cell office:value-type="float" office:value="40" table:style-name="ce10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amcrest-all</text:p>
          </table:table-cell>
          <table:table-cell office:value-type="float" office:value="40" table:style-name="ce10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tooling</text:p>
          </table:table-cell>
          <table:table-cell office:value-type="float" office:value="40" table:style-name="ce10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f-api</text:p>
          </table:table-cell>
          <table:table-cell office:value-type="float" office:value="40" table:style-name="ce10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</text:p>
          </table:table-cell>
          <table:table-cell office:value-type="float" office:value="40" table:style-name="ce10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exceptions-ejb</text:p>
          </table:table-cell>
          <table:table-cell office:value-type="float" office:value="39" table:style-name="ce10">
            <text:p>3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el-core</text:p>
          </table:table-cell>
          <table:table-cell office:value-type="float" office:value="39" table:style-name="ce10">
            <text:p>3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ns-client</text:p>
          </table:table-cell>
          <table:table-cell office:value-type="float" office:value="39" table:style-name="ce10">
            <text:p>3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core-startup</text:p>
          </table:table-cell>
          <table:table-cell office:value-type="float" office:value="39" table:style-name="ce10">
            <text:p>3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plugin-core</text:p>
          </table:table-cell>
          <table:table-cell office:value-type="float" office:value="38" table:style-name="ce10">
            <text:p>3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mcat-annotations-api</text:p>
          </table:table-cell>
          <table:table-cell office:value-type="float" office:value="38" table:style-name="ce10">
            <text:p>3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oodstox-core</text:p>
          </table:table-cell>
          <table:table-cell office:value-type="float" office:value="38" table:style-name="ce10">
            <text:p>3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modules-settings</text:p>
          </table:table-cell>
          <table:table-cell office:value-type="float" office:value="38" table:style-name="ce10">
            <text:p>3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discovery</text:p>
          </table:table-cell>
          <table:table-cell office:value-type="float" office:value="38" table:style-name="ce10">
            <text:p>3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jpa-support</text:p>
          </table:table-cell>
          <table:table-cell office:value-type="float" office:value="38" table:style-name="ce10">
            <text:p>3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ss4j</text:p>
          </table:table-cell>
          <table:table-cell office:value-type="float" office:value="38" table:style-name="ce10">
            <text:p>3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charts</text:p>
          </table:table-cell>
          <table:table-cell office:value-type="float" office:value="38" table:style-name="ce10">
            <text:p>3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ws-metadata_2.0_spec</text:p>
          </table:table-cell>
          <table:table-cell office:value-type="float" office:value="38" table:style-name="ce10">
            <text:p>3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khttp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QueryBuilder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mpbox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util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yte-buddy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drHistogram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trics-logback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bean-spring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pt-simple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jackson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validation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jb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activation_1.1_spec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openide-io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logging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ai18n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ldap-core</text:p>
          </table:table-cell>
          <table:table-cell office:value-type="float" office:value="37" table:style-name="ce10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EdiParser</text:p>
          </table:table-cell>
          <table:table-cell office:value-type="float" office:value="36" table:style-name="ce10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-smart</text:p>
          </table:table-cell>
          <table:table-cell office:value-type="float" office:value="36" table:style-name="ce10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StructureRetrieval</text:p>
          </table:table-cell>
          <table:table-cell office:value-type="float" office:value="36" table:style-name="ce10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ffutils</text:p>
          </table:table-cell>
          <table:table-cell office:value-type="float" office:value="36" table:style-name="ce10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media-json-jackson</text:p>
          </table:table-cell>
          <table:table-cell office:value-type="float" office:value="36" table:style-name="ce10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curity-common-shared</text:p>
          </table:table-cell>
          <table:table-cell office:value-type="float" office:value="36" table:style-name="ce10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StructureParser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2014-common-module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vel2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kit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bean-spring-v2a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bean-spring-v2b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spi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jxpath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ms-api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configuration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croservice-bundle-api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stingcriteria-1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a-api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bean-spring-common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bean-spring-v2c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lf4j-logparser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bean-spring-v1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t-ha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rvlet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terceptor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ws-tools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pstruct-processor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ser-model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bean-spring-v2</text:p>
          </table:table-cell>
          <table:table-cell office:value-type="float" office:value="35" table:style-name="ce10">
            <text:p>3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kohtml</text:p>
          </table:table-cell>
          <table:table-cell office:value-type="float" office:value="34" table:style-name="ce10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common</text:p>
          </table:table-cell>
          <table:table-cell office:value-type="float" office:value="34" table:style-name="ce10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c-variables-proto</text:p>
          </table:table-cell>
          <table:table-cell office:value-type="float" office:value="34" table:style-name="ce10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services</text:p>
          </table:table-cell>
          <table:table-cell office:value-type="float" office:value="34" table:style-name="ce10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DataParser</text:p>
          </table:table-cell>
          <table:table-cell office:value-type="float" office:value="34" table:style-name="ce10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line</text:p>
          </table:table-cell>
          <table:table-cell office:value-type="float" office:value="34" table:style-name="ce10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monitoring-api</text:p>
          </table:table-cell>
          <table:table-cell office:value-type="float" office:value="34" table:style-name="ce10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model</text:p>
          </table:table-cell>
          <table:table-cell office:value-type="float" office:value="34" table:style-name="ce10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eclipse.persistence.core</text:p>
          </table:table-cell>
          <table:table-cell office:value-type="float" office:value="34" table:style-name="ce10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fire-core</text:p>
          </table:table-cell>
          <table:table-cell office:value-type="float" office:value="34" table:style-name="ce10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server</text:p>
          </table:table-cell>
          <table:table-cell office:value-type="float" office:value="34" table:style-name="ce10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lf4j-unwovenlib</text:p>
          </table:table-cell>
          <table:table-cell office:value-type="float" office:value="34" table:style-name="ce10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library-server</text:p>
          </table:table-cell>
          <table:table-cell office:value-type="float" office:value="34" table:style-name="ce10">
            <text:p>3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agger-core</text:p>
          </table:table-cell>
          <table:table-cell office:value-type="float" office:value="33" table:style-name="ce10">
            <text:p>3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cessors-smart</text:p>
          </table:table-cell>
          <table:table-cell office:value-type="float" office:value="33" table:style-name="ce10">
            <text:p>3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media-multipart</text:p>
          </table:table-cell>
          <table:table-cell office:value-type="float" office:value="33" table:style-name="ce10">
            <text:p>3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entity-filtering</text:p>
          </table:table-cell>
          <table:table-cell office:value-type="float" office:value="33" table:style-name="ce10">
            <text:p>3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plugin-registry</text:p>
          </table:table-cell>
          <table:table-cell office:value-type="float" office:value="33" table:style-name="ce10">
            <text:p>3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teasy-jaxb-provider</text:p>
          </table:table-cell>
          <table:table-cell office:value-type="float" office:value="33" table:style-name="ce10">
            <text:p>3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monitoring-common</text:p>
          </table:table-cell>
          <table:table-cell office:value-type="float" office:value="33" table:style-name="ce10">
            <text:p>3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om</text:p>
          </table:table-cell>
          <table:table-cell office:value-type="float" office:value="33" table:style-name="ce10">
            <text:p>3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ehcache</text:p>
          </table:table-cell>
          <table:table-cell office:value-type="float" office:value="33" table:style-name="ce10">
            <text:p>3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jpa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framework-server-client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-access-service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p-common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api-progress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x-utils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yway-core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ms-api_1.1_spec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lw-langx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ice-multibindings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stor-core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ParserAPIs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io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widget-addon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ctionary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c-message-proto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sdk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lclient</text:p>
          </table:table-cell>
          <table:table-cell office:value-type="float" office:value="32" table:style-name="ce10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.security.identity</text:p>
          </table:table-cell>
          <table:table-cell office:value-type="float" office:value="31" table:style-name="ce10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lf4j-unwovenlib-ws</text:p>
          </table:table-cell>
          <table:table-cell office:value-type="float" office:value="31" table:style-name="ce10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tx</text:p>
          </table:table-cell>
          <table:table-cell office:value-type="float" office:value="31" table:style-name="ce10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csv</text:p>
          </table:table-cell>
          <table:table-cell office:value-type="float" office:value="31" table:style-name="ce10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jdbc14</text:p>
          </table:table-cell>
          <table:table-cell office:value-type="float" office:value="31" table:style-name="ce10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servlet_3.0_spec</text:p>
          </table:table-cell>
          <table:table-cell office:value-type="float" office:value="31" table:style-name="ce10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cat-soamodel</text:p>
          </table:table-cell>
          <table:table-cell office:value-type="float" office:value="31" table:style-name="ce10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trics-json</text:p>
          </table:table-cell>
          <table:table-cell office:value-type="float" office:value="31" table:style-name="ce10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wr</text:p>
          </table:table-cell>
          <table:table-cell office:value-type="float" office:value="31" table:style-name="ce10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del-java-ingestion</text:p>
          </table:table-cell>
          <table:table-cell office:value-type="float" office:value="31" table:style-name="ce10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fig-model</text:p>
          </table:table-cell>
          <table:table-cell office:value-type="float" office:value="30" table:style-name="ce10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dox</text:p>
          </table:table-cell>
          <table:table-cell office:value-type="float" office:value="30" table:style-name="ce10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teasy-jaxrs</text:p>
          </table:table-cell>
          <table:table-cell office:value-type="float" office:value="30" table:style-name="ce10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core</text:p>
          </table:table-cell>
          <table:table-cell office:value-type="float" office:value="30" table:style-name="ce10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plugin-annotations</text:p>
          </table:table-cell>
          <table:table-cell office:value-type="float" office:value="30" table:style-name="ce10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scriptor</text:p>
          </table:table-cell>
          <table:table-cell office:value-type="float" office:value="30" table:style-name="ce10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hibernate</text:p>
          </table:table-cell>
          <table:table-cell office:value-type="float" office:value="30" table:style-name="ce10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prov-jdk15</text:p>
          </table:table-cell>
          <table:table-cell office:value-type="float" office:value="30" table:style-name="ce10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SourceUtil</text:p>
          </table:table-cell>
          <table:table-cell office:value-type="float" office:value="30" table:style-name="ce10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spring</text:p>
          </table:table-cell>
          <table:table-cell office:value-type="float" office:value="30" table:style-name="ce10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ljmsclient</text:p>
          </table:table-cell>
          <table:table-cell office:value-type="float" office:value="30" table:style-name="ce10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jdbc</text:p>
          </table:table-cell>
          <table:table-cell office:value-type="float" office:value="30" table:style-name="ce10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eclipse.persistence.asm</text:p>
          </table:table-cell>
          <table:table-cell office:value-type="float" office:value="30" table:style-name="ce10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tty-xml</text:p>
          </table:table-cell>
          <table:table-cell office:value-type="float" office:value="30" table:style-name="ce10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lf4j-weavinglib-ws</text:p>
          </table:table-cell>
          <table:table-cell office:value-type="float" office:value="30" table:style-name="ce10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.beaxmlbeans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.deploy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ypto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serviceclient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nagement.jmx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.staxb.buildtime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.staxb.runtime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ookeeper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l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b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scriptor.settable.binding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.saaj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.xmlbeans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SDLGenerator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scriptor.wl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sdt_core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nagement.core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s-api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tils.compiler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tistics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.stax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.workmanager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rialization-api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imbus-jose-jwt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op-jaxws-client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ing-layout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jms-api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def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tp.pubsub.mbean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ient-java-ingestion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axws_2.2_spec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tils.wrapper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packed.apache.bcel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tils.full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web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nsaction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lsafclient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aclepki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tils.classloaders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packaged.jdt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test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.security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mailgate-client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.msgcat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ociatedobject-1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karta-regexp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.security.wls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as-weblogic-12.2.1-authprovider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nogen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.stax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scriptor.j2ee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ernel-2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.socket.api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bean-validation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.security.digest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qrl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.lifecycle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20-model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spi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ang-tag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c-babel-proto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trics-jvm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auth2-oidc-sdk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c3p0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strumentation-api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trics-healthchecks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pc-core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security-spi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essian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urator-x-discovery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webmvc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amcrest-library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ntralreference-1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cess-token-filter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cat-ulid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spring-security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rvices-jaxws-client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21-model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trics-servlets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horization-spi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client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exec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object-1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urator-client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op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lf4j-okhttp3-logging-interceptor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moa-support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urator-recipes</text:p>
          </table:table-cell>
          <table:table-cell office:value-type="float" office:value="28" table:style-name="ce10">
            <text:p>2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trics-jetty9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ppc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i-spring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core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axb-api_2.2_spec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FConnector-EntityModel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jersey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security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tpspi-servlet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quibase-core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gparse4j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lifecycle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jetty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trics-annotation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metainf-services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library-client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axws-api_2.2_spec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orkflowobject-1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sm4uvms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modules-projectapi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pstruct-jdk8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fox-core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sschain-config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lf4j-simple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lap4j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shared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tty-setuid-java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orkflow-1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t-fi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metrics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ybatis-spring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servlets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trics-jersey2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saaj-api_1.3_spec</text:p>
          </table:table-cell>
          <table:table-cell office:value-type="float" office:value="27" table:style-name="ce10">
            <text:p>2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-support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library-dictionary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service-impl-common-config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attributes-api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saml-core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dom2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2ee-connector_1.6_spec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service-model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ad-api_1.2_spec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common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notation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yptacular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t-model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agon-http-shared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-model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i-service-model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spring-std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boot-starter-security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terface-model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websocket-api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pectjtools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dataformat-yaml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pool2</text:p>
          </table:table-cell>
          <table:table-cell office:value-type="float" office:value="26" table:style-name="ce10">
            <text:p>2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atial-utilities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acc-api_1.4_spec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-digest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sp-api_2.2_spec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jds-client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axrpc-api_1.1_spec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DataflowSelector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ts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cipher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el-api_2.2_spec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2network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2spatial-api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env-spi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i-common-domain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dge-EntityModel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su-guice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asymock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m-attrs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logging-api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fire-jsr181-api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grouping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-network-analyzer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spatial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hino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mmon-model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ols-core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su-inject-bean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misc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2spatial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suggest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xon-core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aspi-api_1.0_spec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to-google-common-protos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axr-api_1.0_spec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ost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highlighter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ociatedobject-2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2drivers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2ee-deployment_1.1_spec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grapht-core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common-validation-jaxb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delaunay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join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memory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census-api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2spatial-ext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envers</text:p>
          </table:table-cell>
          <table:table-cell office:value-type="float" office:value="25" table:style-name="ce10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viewer-components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-apis-ext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sp_2.2_spec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sec-dispatcher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ejb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tils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saaj_1.3_spec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gs4j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tract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m-utils-config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cat-queue-connector-common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ipkin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rialization-hessian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agon-http-lightweight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atinject_1.0_spec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acc_1.4_spec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bean-reflect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vms-config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stax-api_1.0_spec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swing-plaf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axr_1.0_spec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core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osgi-locator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stax-api_1.2_spec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modules-options-api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c-provider-proto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ws-security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axrpc_1.1_spec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ckito-all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wasp-java-html-sanitizer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extservices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ether-util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aspic_1.0_spec</text:p>
          </table:table-cell>
          <table:table-cell office:value-type="float" office:value="24" table:style-name="ce10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dge-Common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graphics-commons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ilters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web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axrs_1.1_spec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olr-solrj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el_2.2_spec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ableexport-for-vaadin-patch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ejb_3.1_spec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library-viewer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-log4j-extras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axb_2.2_spec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pa_2.0_spec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is-filteringtable-patch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interceptor_1.1_spec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cdi_1.0_spec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bean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model-builder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jb-api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cunda-author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validation_1.0_spec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annotation_1.1_spec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context-menu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awtbuf</text:p>
          </table:table-cell>
          <table:table-cell office:value-type="float" office:value="23" table:style-name="ce10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simple-report-jaxb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diagnostic-jaxb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sschain-error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ether-api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op-jaxrs-client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ssparser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util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op-external-services-model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zeof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xis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laxngDatatype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spi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spatial3d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office-toolbox-service-common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FluxBridgeServiceIODataAccess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connector-api_1.5_spec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detailed-report-jaxb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policy-jaxb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alendar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Communication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i-common-util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service-api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tended-token-field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ome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as-desktop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uca-database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spring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provider-common-config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spatial-extras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backward-codecs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m-utils-openid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spring-config-modular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valon-framework-impl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ffheap-store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s-client-core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cat-queue-connector-async-action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del-java-search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ruts-tiles</text:p>
          </table:table-cell>
          <table:table-cell office:value-type="float" office:value="22" table:style-name="ce10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bphonenumber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jaxrs-json-provider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jaxrs-base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tty-util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reports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ysout-over-slf4j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valon-framework-api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locity-tools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ugue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modules-projectuiapi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op-authorization-manager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ether-impl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cat-queue-connector-sfc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xjava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cat-queue-connector-agribus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nowledge-api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metra-tstoolkit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mmon-project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help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parserv2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support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Scheduler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xia-sink-api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glayout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cisnet-client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agon-file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ether-spi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ysse-kernel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op-external-services-client-impl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ociatedcountry-1</text:p>
          </table:table-cell>
          <table:table-cell office:value-type="float" office:value="21" table:style-name="ce10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office-toolbox-model-util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vement-model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xon-HE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weblogic.net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plugin-descriptor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epsg-hsql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urrency-1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ient-java-search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logging-common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horization-ejb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canneddocument-1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orm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wt-handler-api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office-toolbox-user-security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office-toolbox-logs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elink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stowsdto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reporting-api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data-commons-core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plugin-sdk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aether-provider</text:p>
          </table:table-cell>
          <table:table-cell office:value-type="float" office:value="20" table:style-name="ce10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-io-util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hcache-api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bdemetra-core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che2k-jmx-api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-ddd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bSetup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i_codec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eclipse.persistence.jpa.jpql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bdemetra-ui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che2k-core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sapi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textpdf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library-cfg-views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api-io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api-intent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ty-tcnative-boringssl-static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opsis-reflections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che2k-api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openide-util-ui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bdemetra-utils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rent-join-client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orms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metra-utils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core-multiview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2fprod-common-annotations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2fprod-properties-editor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client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metra-workspace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spreadsheet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freesvg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service-log-api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metra-tss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i-common-entity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openide-filesystems-nb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eclipse.persistence.jpa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client-compiled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m-rs-serialization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oxml-schemas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dataformat-xml</text:p>
          </table:table-cell>
          <table:table-cell office:value-type="float" office:value="19" table:style-name="ce10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op-cdm-services-jaxws-client-impl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provider-common-api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xquery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gdel-core-domain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MailService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ing-worker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process-api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tik-js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icocontainer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bthrift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-common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jdbc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mmon-commands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office-toolbox-ws-client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ysse-default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artz-jobs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qjapi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spi-quicksearch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rlrewritefilter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socket-ri-bundle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-osb-connector-api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security-ecas-spa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ingx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ographicLib-Java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i_imageio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mmon-configured-views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itils-core</text:p>
          </table:table-cell>
          <table:table-cell office:value-type="float" office:value="18" table:style-name="ce10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coverycontext-1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modules-sampler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monitor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cat-eventcentral-sdk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plugin-parameter-documenter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jpamodelgen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atial4j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mmon-projects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eclipse.persistence.antlr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yuicompressor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na-iri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enterprise.concurrent-api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ejb-core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curesm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document-api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pa-cloner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interactivity-api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spi-provider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notations-api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boundid-ldapsdk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provider-common-impl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office-toolbox-dao-core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na-core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error-diagnostics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commons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xpath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services-fileeditor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jexl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FileQueryProcessor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m-all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cat-grpc-sdk-util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ssage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model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hrs-client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avamail_1.4_mail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context</text:p>
          </table:table-cell>
          <table:table-cell office:value-type="float" office:value="17" table:style-name="ce10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stat_sdmxsource_extension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idy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api-templates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cat-cepflow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xml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ayout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integration-core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security-rsa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nfigured-views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herence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ettings-builder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logging-processor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chain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pose-cells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stgresql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financial-api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lasticsearch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boxi-integration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i-common-base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menu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cc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core-module-info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eanvalidation-addon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agon-ssh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hentication-Model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core-startup-base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bus-common-model-shared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checklist-api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agon-ssh-external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agon-ssh-common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2objc-annotations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atencyUtils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bean-bundleutils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asyncflow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deparser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rdis-migration-connector-api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pcore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md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libs-asm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jds-hrs-xmlbeans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as-desktop-wsclient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las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referencedata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prov-jdk16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heckstyle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user-api</text:p>
          </table:table-cell>
          <table:table-cell office:value-type="float" office:value="16" table:style-name="ce10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stats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lidation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data-jdbc-cor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data-oracl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coverag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webbeans-web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crop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nullop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bandcombin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connector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cala-library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artz-openejb-shad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sd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kariCP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or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ageio-ext-geocor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rescal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utils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translat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iler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zonalstats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bean-annotation-api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mosaic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webbeans-el22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re-utility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val-cor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colorconvert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utilities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xsd-cor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lookup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warp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gdel-util-dozer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xsd-filter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webbeans-e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ice-servlet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oovy-all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ext-client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imagefunction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bean-naming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webbeans-ejb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xsd-gml2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bean-asm-util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izzle-stream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dbutils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affin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ageio-ext-tiff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document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eadsheet-matrix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webbeans-impl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scal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classifier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xsd-ows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2-guic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coveryorder-1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orderdither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ageio-ext-streams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colorindexer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graph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binariz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bandmerg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ruts-cor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.opengis.ows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format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awtjni-runtim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webbeans-ee-common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hentication-Servic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xc-runtim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arter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zonal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lidation-policy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w3.xlink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-workflow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xc-jaxb-cor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owl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bandselect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vectorbin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tp-library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piecewis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algebra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re-ws-consumer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bean-asm5-shaded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nsi-nativ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tik-css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Audit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buffer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border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webbeans-spi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actor-core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errordiffusion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ageio-ext-utilities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nsi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bean-finder-shaded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iterators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xsd-gml3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rlookup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ss4j-policy</text:p>
          </table:table-cell>
          <table:table-cell office:value-type="float" office:value="15" table:style-name="ce10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arter-sleuth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ivocity-parsers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xml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val-jsr303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qlite-jdbc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netflix-archaius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tsp-jdk16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otlin-stdlib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property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ipkin-reporter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chaius-core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-commons-resolver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-rule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neric-data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che-service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render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rpc-api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.opengis.wfs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xsd-fes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vfs2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slext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ejb-loader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UX-EntityModel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arter-netflix-archaius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netflix-ribbon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ejb-jee-accessors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croservice-bundle-core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emq-protobuf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sh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-uuid-generator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service-model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k2-config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lthint3client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agger-jaxrs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query-model-jersey-1.9.1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ymentrequest-2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app-schema-resolver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hz-common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ontext-support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ejb-jpa-integration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config-client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arter-netflix-ribbon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cql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mlunit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mail-jdk16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imagemosaic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transform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ai2-api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uam-database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complex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ie-api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osure-compiler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source-utils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query-model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vectorbinarize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ymentorder-1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eclipse.jgit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xsd-sld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.opengis.fes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wfs-ng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ejb-javaagent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ejb-jee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wms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xsd-wfs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utils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ejb-api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leuth-core</text:p>
          </table:table-cell>
          <table:table-cell office:value-type="float" office:value="14" table:style-name="ce10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na-core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domain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apache-client4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weblogic.security.subject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dtcore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db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xia-logging-api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os-domain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s-ows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imal-sniffer-annotations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pid-amqp-1-0-client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arter-zipkin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delmapper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c-kafka-spring-boot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server-common-viewer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common-core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m-util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avamail_1.4_provider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jam-client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parserv2_sans_jaxp_services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ot-yet-commons-ssl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tch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cotrim-data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data-redis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MessageMarshaller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xis-wsdl4j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ave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archetype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ger-API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safepassword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curitymanager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eclipse.persistence.moxy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geotiff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ypetools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config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image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data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lazeds-core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leuth-zipkin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office-toolbox-jms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m-entities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voice-1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i-common-core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ipkin-sender-kafka11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-budget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ipkin-sender-amqp-client</text:p>
          </table:table-cell>
          <table:table-cell office:value-type="float" office:value="13" table:style-name="ce10">
            <text:p>1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external-service-mode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Query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crollableDataTabl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ace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nelba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-jwt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ichfaces-imp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agger-parse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dependency-tre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bs-1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ne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ag-drop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ichfaces-api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m-rs-imp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putnumber-slide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ystrix-cor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environment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client-api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ibbon-cor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eanValidato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2ssh-daemon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yrus-cor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int2D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wne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formation-Mode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gglePane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parato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Ba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scrolle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deringList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ilead-ssh2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xis-saaj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ileUpload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dao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bobox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il-utils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office-toolbox-service-imp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lumns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t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textMenu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ichfaces-ui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iro-cor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security-ecas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nelmenu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2ssh-common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2ssh-cor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mpleTogglePane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kariCP-java6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bileterminal-mode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-mime4j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groups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dis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ickList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common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sert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mlunit-core-js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siAuthModul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lenda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i18n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instrument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abPane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XML2NAFTranslation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org.aopallianc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map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uggestionbox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mode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ules-mode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rvo-cor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placeSelect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dito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m-client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hcache-107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20n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dal-pane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EWAH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lorPicke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tremecomponents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FilterSlide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eeMode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Tabl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putnumber-spinne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cel-reporting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s-exchange-mode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mple-xm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nu-components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down-menu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emq-broke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ibbon-transport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ome-utils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placeInput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irtualEarth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jpa-kerne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tip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fepassword-commons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security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otKey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tendedDataTabl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web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doclet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config-serve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yrus-fallback-cor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mmon-dictionary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xnetty-contexts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ckito-cor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stShuttl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unctions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ibbon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cades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itch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flix-statistics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hcache-imp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ffect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ibbon-loadbalance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yrus-spi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ibbon-httpclient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gressBar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xnetty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ee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onentContro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library-common-bo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xnetty-servo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quibase-hibernate4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f-facelets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hcache-xml</text:p>
          </table:table-cell>
          <table:table-cell office:value-type="float" office:value="12" table:style-name="ce10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api-progress-nb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xades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nita-common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rgonomics-taglib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nita-client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2014-backoffice-storage-core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agon-http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eadsheet-od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formation-Service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s-amqp-message-sender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census-contrib-grpc-metrics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-java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nita-client-api-http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rgonomics-taglib-1.2.7-2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amework-security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nita-client-api-ejb3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eadsheet-xmlss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-declaration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hateoas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ika-core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oxtrot-core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security-crypto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session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su-inject-plexus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config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-object-diff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modules-validation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-firefox-driver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ext-2004-12-21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penDocument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herence-jcache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utils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ilog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service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ss4j-ws-security-dom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-support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agsoup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mpl-abac-fe-model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i-client-service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Api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c-provider-task-proto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external-client-wrapper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archiver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droid-json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nita-common-api-ejb2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-api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office-toolbox-dao-int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dao-core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rsioning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-chrome-driver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ysema-commons-lang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baseMessageSource-1.0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atial-model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UX-Common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rtj-core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fig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metra-spreadsheet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bean.wi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uper-csv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-ie-driver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nita-client-api-ejb2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g-converter-xml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eadsheet-api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flix-commons-util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otlin-stdlib-jdk8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internal-model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tik-1.5-fop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i-imageio-core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current-1.3.2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-remote-driver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compat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bean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otlin-stdlib-common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-path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ools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erydsl-core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jms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boot-starter-data-ldap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rbaidl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otlin-stdlib-jdk7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nita-common-api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rgosgext-1.2.7-1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nita-client-api-tcp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eadsheet-html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nita-client-api-local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degen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eadsheet-poi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data-ldap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nita-client-util</text:p>
          </table:table-cell>
          <table:table-cell office:value-type="float" office:value="11" table:style-name="ce10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lf4j-nop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ddress-1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-safari-driver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agger-jersey2-jaxrs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ave-core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erydsl-jpa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api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jacoco.agent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rabbit-webdav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auth-common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-control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qj-api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cmgr-common-domain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p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nsaction-api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bus-rdwiki-rest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flex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worker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4j-to-slf4j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Beans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oq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g-converter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oundation-system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text-rtf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jacoco.core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tty-http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bdemetra-spreadsheet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egreffe-integration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shi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nita-common-util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ip4j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er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1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jacoco.agent.rt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browser-presentation-model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demodel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pades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commons-el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nov-core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configuration2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wermock-core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is-sync-common-int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bus-common-model-rdis2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tractorreference-1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.workarea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ipkin-core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gedtable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i-common-facade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clock-api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figuration-service-redis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datatype-joda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lazeds-proxy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sec-client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bERCUtilities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faces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bus-common-model-rdwiki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springframework.core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arter-config</text:p>
          </table:table-cell>
          <table:table-cell office:value-type="float" office:value="10" table:style-name="ce10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rracotta-toolkit-${toolkit-api-version}-impl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zlib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xml.xmlbeans_1.0.0.0_2-6-0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r166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uspension-1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arter-zookeeper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swarmcach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data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iles-cor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fc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spring-mvc-spi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im-ehcache-2.x-ui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td-parser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-builder-servic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jmx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wner-java8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ise-data-model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agon-webdav-jackrabbit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jbosscach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otlin-logging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trim-server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jam-entities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trim-api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oovy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thJax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rracotta-licens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jbosscache2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ercesMinimal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rracotta-toolkit-1.3-runtim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dfdom-java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traction-servic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s-client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-pack-api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proxool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figuration-service-hibernat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del-java-preview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odftoolkit.odfdom.converter.cor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os-security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iam-api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security.auth.message-api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agger-ui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fame-server-logging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rtlet-api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zookeeper-discovery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rracotta-toolkit-${toolkit-api-version}-api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su-guava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aglets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ejb-api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svn-commons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s-services-repository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-rdfa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im-ehcache-2.x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${pkgArtifactId}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modules-keyring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dbcp2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spring-mvc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urobase-commons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svnex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gexp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acle-jdbc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zookeeper-cor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pi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mt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Security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service-impl-common-config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ecific-fam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itask-vaadin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askdetail-api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im-api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im-ehcache-2.x-hibernate-ui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text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dao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mxremote_optional-tc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qljdbc4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universalchardet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op-authorization-manager-provider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samm-pd-common-util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ngom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UX-DataAccess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ice-multi-shiro-realms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t-exec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cat-eventcentral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oscach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.opensagres.xdocreport.itext.extension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stack-commons-tools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ssi-common-util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rtjfips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hcache-terracotta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xia-cor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common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workflow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som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security-acl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office-toolbox-ws-client-sto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ynchronous-processing-servic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ysql-connector-java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oatube-1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oogle-collections-tc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process-common-impl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z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UX-MessageProcessor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afefips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jaas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irest-java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netflix-core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hirdparty-api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arter-zookeeper-discovery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o-cluster-api</text:p>
          </table:table-cell>
          <table:table-cell office:value-type="float" office:value="9" table:style-name="ce10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ave-instrumentation-kafka-client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dministration-Servic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wadl-generator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-htmlunit-driver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itex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xl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modules-javahelp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ers-client-component-jaxw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even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soparser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lidation-servic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dataformat-cbor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xia-module-xhtml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sorelax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SV-Logger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na-bas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dbcontext-databas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ui-model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security.jacc-api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nsactions-jta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atform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xia-module-fml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-esb-resource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mple-modul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ib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na-arq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web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na-tdb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i18n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FConnector-Common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eign-java8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cor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toolchain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yrus-container-glassfish-cdi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teasy-multipart-provider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core-ext-api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yrus-server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query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ucise-service-model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os-repository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lr4-runtim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xls-poi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ercolator-clien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xia-site-renderer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nsactions-api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dm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s-collection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p-model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nsactions-hibernate3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fepassword-provider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-common-domain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yrus-container-glassfish-ejb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isamy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PS-DomainModel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nsaction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xon-dom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osure-compiler-extern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zip2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eign-cor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t-process-killer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unrar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proc-lib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api-clien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yamlbean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uber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ultibutton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resource-api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icket-cor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provider-common-config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ces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nlp-tool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servlet.jsp-api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auth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y-model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dit4j-cor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EntityRetriever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mpl-dm-common-api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axi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cdf4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tadata-extractor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mmand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astjson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lasticsearch-cor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liferay.portal.kernel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persistence-util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crometer-cor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amework-cach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orbis-java-cor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ank-eval-clien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highligh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xon-distributed-commandbu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nspor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llection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-libps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eign-slf4j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browser-structural-metadata-servic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tpservice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ts-lib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UX-DataServic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onentrenderer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mail-api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reporting-impl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hirdparty-3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xls-reader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oapi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omikos-util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samm-pd-common-domain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k2-runlevel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cess-encryp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tobuf-java-forma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s-collections-api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eign-hystrix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eclipse.sisu.plexu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lib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yrus-container-jdk-clien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xia-decoration-model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orbis-java-tika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ame-common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yrus-clien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canbean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hirdparty-1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m-core-model-ws-clien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version-servic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ployment-api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vms-longpolling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ld-java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xls-cor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index-clien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splaytag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openfeign-cor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nsactions-jdbc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matio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sv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gingcomponen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ang-mustache-clien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webservices.orawsdl-api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na-shaded-guava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gs-matrix-stats-clien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util-concurren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izard-in-a-box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eclipse.sisu.injec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fsomail-client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arter-openfeign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active-stream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if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hirdparty-2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velocity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tpclient-cach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ai18n-mapping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boxi-integration-librarie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dunits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erencedata-1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st-estimation-service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ub-common-domain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commons-util</text:p>
          </table:table-cell>
          <table:table-cell office:value-type="float" office:value="8" table:style-name="ce10">
            <text:p>8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-common-util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servle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webresource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vnki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-runtime-ext-clien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bi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eansbinding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anCalModel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jpa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math3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is-blackboard-patch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interceptor-ap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cache-ap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ts-interfaces-ap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extras-decoder-ap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assets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kms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a-ne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ec2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rs-ws-artifac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context-core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extras-common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-accounting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io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ingx-all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agger-annotations_2.9.1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ysse-default-spring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DatabaseProviderPlugin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processes-commons-clien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extras-core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ant-factory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elySamlAp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annotations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dgetarycommitment-2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service-impl-client-mock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a-sec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figuration-service-elastic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ec-maven-plugin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pose.words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is-sync-common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jdbc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peat-executor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ollections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c-conversation-proto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terface-impl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FConnector-DataAccess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spring-xsec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damis-services-clien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xy-pac-selector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application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iro-jersey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score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aop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rofiling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ether-connector-wagon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core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tb-internal-model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versation-res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4jdbc-log4j2-jdbc3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r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dministration-http-Rest-Service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extras-decoder-v2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sh-core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projec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ps-common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client-all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extras-ap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td-xml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gebleu-diffusion-services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wicke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marshalling-river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mail-jdk15on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g-converter-clien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op-authorization-manager-secunda-ap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ript-an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office-toolbox-notification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otique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utils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wtservice-sdk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annotation_1.0_spec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ps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auth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ystaldecisions-thirdparty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mimemagic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office-toolbox-ws-client-agw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erformance-monitor-aspec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-security-impl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rvice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prov-ext-debug-jdk15on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office-toolbox-ws-client-fo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emq-ra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luxtrust-webservice-clien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g-jaxb-tools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hymeleaf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pedal-lgpl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ying-saucer-core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client-pdf-all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ient-java-preview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p-service-logic-in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scache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fire-java5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is-navigator7-patch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uleEngine-EntityModel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ma-common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dgws-abac-dto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ysse-default-spring30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marshalling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yptoti-provider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mpl-ares-fe-model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ub-common-util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ig2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dings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client-ap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l104-over-slf4j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json-ap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c-embedded-configuration-lib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ip-utils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fso-taglib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m-core-model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ching-service-redis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mpl-eprior-model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ws-ubl-ap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query-u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ts-domain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yptoti-token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med-sp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ps-pdf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dtws-contrac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service-logic-in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ers-client-component-ap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service-impl-common-log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shiro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extras-legacy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k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admin-model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ugin-parameters-ap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os-integration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PS-MessageStore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l-ap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ni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axws_2.1_spec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gate-ext-clien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as-clien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hrs-client-jobaccoun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Pod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4j-rolling-appender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cat-eventcentral-source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a-conv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sec-ligh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ordination-service-generator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uid-java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s3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query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servle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erydsl-ap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anguage-detector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srt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model-utils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aspects</text:p>
          </table:table-cell>
          <table:table-cell office:value-type="float" office:value="7" table:style-name="ce10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k2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rd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dge-method-annotation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cloudfron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p-model-in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emq-cor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uni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ilapi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st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pertyse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l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cloudhsm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view-static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ob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extra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hentication-service-eulogin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hemistry-opencmis-commons-api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rut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module-jaxb-annotation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uleEngine-Common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cor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restle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cloudwatchmetric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math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-serve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ummernot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nunciate-jaxws-ri-r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validation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log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ctiviti.designer.integration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jdbc8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elasticloadbalancing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se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elasticach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user-management-api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bo-reference-data-modul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route53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em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am-component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build-api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cloudwatch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directconnec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xmappe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provider-common-api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en-jdom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sclien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bjecotrim-cor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machinelearning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eclipse.persistence.oracl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sers-db-object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k2-cor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fig-type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processes-opsys-track3-clien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servlet_2.4_spec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config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ts-backend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in-j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usign-common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-sample-component1-interfac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codepipelin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sequenc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s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locity-dep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2014-backoffice-storage-in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plinks-api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iam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swf-librarie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ffein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os-service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nunciate-core-annotation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bassado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cloudformation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bms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ub-common-entity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sn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arantee-1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nunciate-r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directory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s-metadata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dt-tool-interprete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-testutil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dynamodb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itils-mock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icket-bootstrap-extension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glacie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ame-connecto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query-selector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asser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gdel-integration-common-api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qtt-clien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ucise-model-helper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ypeaheadj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-components-jpa-util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datapipelin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sq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4jdbc-log4j2-jdbc4.1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ahadb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nunciate-jersey-r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autoscaling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xl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otstrap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misquota-common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teasy-clien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acle-driver-ojdbc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vent-logger-clien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simpledb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-android-drive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client-rest-api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icket-webjar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ui-spring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-iphone-drive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back-classic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ssi-services-common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cloudsearch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gi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ilerpip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view-taglib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am-template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codecommi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ntiment-analysis-parse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bridg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querypp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kinesi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active-microservice-bundle-api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ssm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2eemgmt-api_1.1_spec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mcat-servlet-api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onasdan-bootstrap-datetimepicke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efinancing-1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nunciate-core-r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el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modules-jbpm31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bean.fc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ms_2.0_spec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io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mock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ui-angular2-servle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elastictranscode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org.dom4j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ers-client-component-impl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storagegateway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office-toolbox-schedule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oogle-collection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ma-cor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ec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en-cor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hcache-spring-annotation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orecastofrevenue-1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s-utility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s-storag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opswork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eurlex-webservice-clien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lambda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codedeploy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devicefarm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otification-jws-teste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eaninjec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lk-servic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m-all-repackaged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ps-sip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xis2-kernel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spatial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dexation-servic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s-referencing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bserenity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webresource-api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parent-config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am-clien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b-api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awtdispatch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cognitoidentity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-common-entity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ssmh-cor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scheduler-api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anCalService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cmgr-common-repository-api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editnote-1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-editable-bootstrap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mpCommonsUTIL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erydsl-codegen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pache.aries.blueprint.annotation.api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workspace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derniz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imate.cs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tb-common-client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ef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otification-cor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external-service-client-impl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json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ordination-servic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-pack-transpor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hemistry-opencmis-client-api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suppor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simpleworkflow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t-visualization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metrolin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ying-saucer-pdf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ttison-1.1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tb-external-model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elasticbeanstalk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egi-security-tige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asic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cp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s-netcdf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image-consume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importexpor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cognitosync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adm-model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mentj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webfragmen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ssagebox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pojo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icket-bootstrap-cor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ass-model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europhyt-webservice-clien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cloudtrail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samm-pd-ref-data-domain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awtdispatch-transpor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eclipse.persistence.jpa.modelgen.processor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s-java-sdk-redshif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ysse-invite-service-clien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anymed-ssh2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db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cmgr-common-entity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wicket-old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ex-messaging-common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spring-lib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-payment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ai2portal-cor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amework-templates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digital-signatur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ont-awesome</text:p>
          </table:table-cell>
          <table:table-cell office:value-type="float" office:value="6" table:style-name="ce10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config-a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service-a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os-j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icket-jquery-ui-cor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b-svg11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-ew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codehaus.jackson.jackson-core-asl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-html-bundle-professional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admin-repository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sg-simpl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osgi.cor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jdb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mbedded-crowd-a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arcgrid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webfragment-a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eclipselink-suppor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actor-netty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i-imageio-jpeg2000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ether-connector-fil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mpleclien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b-xslfo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dao-jpa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tplet-a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otification-in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auth-provide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dified-denton-lib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a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mpleclient_common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jaxw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ib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codehaus.jettison.jettison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siness-Common-Util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tty-repacked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container-test-a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-schema-validato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b-jooq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ether-connector-asynchttpclien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velocity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datasource-interfac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icket-jquery-u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qlje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m-eumsclien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token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mf2svg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hz-repo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stl-api_1.2_spec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impl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gebleu-diffusion-web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determinatecheckbox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vtree-data-access-servic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ame-services-common-lib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asIIRpc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tpserver-cor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necp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is-sync-changes-detector-in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yteunit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ul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db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PS-RuleEngin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eclipse.jgit.http.apach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expression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mcat-jul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common-artifact-filter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safepassword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otique-logback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css.weblogic.security_7.1.0.0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domain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nector-bridge-clien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xf-bundl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del-builde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otlin-reflec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module-jsonSchema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BridgeConnecto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ri-templat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anCalRemoteWSClient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ldr-bean-validation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mail-servic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grpc-afs-dto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pandingtextarea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dge-connector-clien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hemistry-opencmis-commons-impl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ageio-ext-arcgrid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llections-generic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embedde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core-a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sperserver-dto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deskService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view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FConnector-NAF2XMLTranslation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-common-bas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test-a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finispan-cor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betwix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mail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-abac-transaction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hemistry-opencmis-client-impl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tb-cor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t-servle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container-s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test-s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dit-cor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auth-secunda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dt-loader-consume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rmi-api_1.0_spec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tf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icket-jquery-ui-theme-uilightnes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weblogic.jnd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t-domain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bescap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spec-jta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security-ecas-fil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project-builde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core-s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yte-buddy-agen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datasource6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idextensionpack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-contrib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ustomfield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gcose-consume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til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attributes-patch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cx4j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onbuttontextfield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cmgr-common-generated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eue-service-elastic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coreutil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statemachine-cor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hared-util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ClusterPollServic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provider-common-impl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jpa-lib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2014-backoffice-model-converte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views-freemarke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socket-a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rinkwrap-descriptors-s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vetribe-jsr223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opsis-userpreference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nvelope-1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ourcemap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ysse-admin-busines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swagge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rinkwrap-descriptors-api-bas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ub-common-bas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oracle.xdb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apache.commons.lang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pm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onoffswitch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stdem-domain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misquota-serve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-suppor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un.xml.ws.jaxws-rt_2.2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wicket-bootstrap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jam-databas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logging-databas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ol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ync-http-clien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stng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samm-pd-core-domain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ybatis-ehcach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tentiononpayment-1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container-test-s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servic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trics-jdb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work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pache.felix.framework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mcat-a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os-use-case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val-consume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bPdfUtil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ncode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scheduler-a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mpCommonsDOMAIN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urobase-data-access-servic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ise-gateway-domain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pg-jdk15on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dmin-servic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css.common.security.api_7.1.0.0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gtopo30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UX-RoutingPlugin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config-impl-bas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office-toolbox-dao-impl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oracle-pojo-clien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galentityaudit-1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-schema-cor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tilitie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opsis-csvalidation-patch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auth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integration-w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r-data-access-servic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html-encode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tainerinfo-s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rpc-api-calle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b-utilitie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eehive-a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ruval-consumer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ic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amework-internal-clien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ndscroll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tp_clien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rinkwrap-api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t-common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dge-DataAcces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ybatis-guic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hemistry-opencmis-client-binding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security-ldap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FConnector-DataService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bunit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op-authorization-manager-iam-ws</text:p>
          </table:table-cell>
          <table:table-cell office:value-type="float" office:value="5" table:style-name="ce10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liform-xm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iplugin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da-conver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b-workflow-step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services-r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ser-service-ldap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olap-drive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Auditing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jord-clien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ml2pdf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sig-comm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versation-consumer-ejb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services-configured-view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trolReportServic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rs-comm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talog-entity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transaction-jta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x4j-tool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rtx-web-comm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s2geojs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johnson-co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puthall-proces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vertTramoSeatsBAS-service-clien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amework-clien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sworkflow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plugin-tools-a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croservice-bundle-testing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hantomjsdrive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threadloca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plugins_c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connector-api_1.6_spec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s-commons-uti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test4j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unit-platform-common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mock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dmin-interface-imp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anCalW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t-assured-comm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jsp_4.0.0.0_2-2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otification-service-redi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process-raste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-ful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2014-backoffice-storage-parameter-rules-in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trustex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iguardian-a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ma-excel-sessi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uggablecomponents-web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tobuf-java-uti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rvlet-api-2.5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t-suppor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el-cc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i18n-opsi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plementationReportServiceSfCf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plugins_co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t-backend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unit-jupiter-a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ugin-parameters-domai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ntityengin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b-datasourc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stgis-jdbc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security-taglib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ts-co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pkix-jdk14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-point-safety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ngj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pc-spring-boot-starte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ugin-security-a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pdate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-common-co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ma-sep-servic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quirrel-foundati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seSecurity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iarengin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boot-starter-jetty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app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tiona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am-filter-clien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usign-client-comm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user-management-webservic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process-validationchain-imp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user-common-imp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excel-extracto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horizationServic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-sample-component4-interfac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gadgets-a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pfoundati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vco-slf4j-unwovenlib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transaction-impl-bas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nr-ff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servle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o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nr-netdb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p-datastore-ccm2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zer-co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bean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boot-starter-web-service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as-tomcat-7.0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eessl201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is-sync-recovery-in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simple-certificate-report-jaxb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nr-constant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secure-random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rtx-auth-comm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y-model-fa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cmgr-cdm-generated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process-forecast-imp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service-impl-client-mock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ff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ontawesomelabe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ssionguard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co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tty-jmx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graphx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plugins_clien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ymentRequestServiceSfCf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op-delegat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fepassword-encryp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-soa-widget-connectivity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tenancy-a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locity-htmlsaf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nexu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cx4j-ImportXHTM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n1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ckage-scanne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grid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owsercookie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modules-autoupdate-service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process-featu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ira-a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diator-domai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ell-multipart-reques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contou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arch-service-ido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xiom-dom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l-a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agger-core_2.10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ps-comm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alytics-a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ws-psto-dto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rectory-co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-path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sm-clien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tty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osgi-event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i-common-res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b-xmldsig-co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TEventLog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editoperation-1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config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eobjects-s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user-management-servic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slj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elasticsearch-nod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component-a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qa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ameDS-service-clien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res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ambrosia-comm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transaction-s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-mdq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fepassword-postInstallTes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sg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instrumentation-co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op-cdm-services-util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bus405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af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ntityengine-sha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i-common-w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samm-pd-comm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itness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eanlib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L_plugin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os-u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rmsService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ock-s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service-anno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ckoffice-toolbox-ws-client-fsv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ash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query-rang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erne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rtx-co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4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uginhelpe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rtx-rx-java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transaction-a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messagesource-file-co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cookie-tool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-sample-component5-interfac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i-common-web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base-service-hibernat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ub-common-co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mple-application-with-modul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safepassword-keysto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FConnector-BridgeCommunicati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proces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outing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fepassword-decryp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i-json-converte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browser-navigation-servic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bac-comm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dge-DataServic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osg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ncoder-jsp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-reporting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ame-connector-jca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mmon-graph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mlparse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oovy-xm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am-provide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donis-clien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mllexe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-sample-component2-interfac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celsiu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otification-imp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ui-componen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grammeServiceSfCf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se4j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talog-dto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oreplacefield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svg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digitsearch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auth-jw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vo-inflecto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FConnector-NAF2XMLCommunicati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data-rest-co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messagesource-a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archive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mple-module-option-a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assword-encode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vectoriz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os-cmi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ageio-ext-png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core-ext-clien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api-rpc-clien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ser-res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htmlrenderer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rangelookup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5.3-converter-ejb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arch-service-elastic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rtj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ernel-mode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nr-posix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jds-databas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t-attributeop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ma-excel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tsl-jaxb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i-bpmn-layou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pa-brms-comm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i-scratchpad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dzle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port-client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b-jxc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ugin-entity-api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provider-spring-core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i-simple-workflow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rtx-web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client-rest-api-shared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ls-auth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remote-services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mailgate-comm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del-java-administrati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18n4vaadi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rypto-cdm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dv_ivcdzview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daNotificati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p-datastore-notification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t-soap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UX-Routing</text:p>
          </table:table-cell>
          <table:table-cell office:value-type="float" office:value="4" table:style-name="ce10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-services-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DM-domai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ageio-cor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asm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s-bonita-adapt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admin-model-servic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<text:s/>bndlib<text:s/>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tb-e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wermock-reflec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wermock-api-mockito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ip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restdocs-cor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4s-ast_2.10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-metadata-interfac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apache-connecto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builder-suppor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cepflow-integrati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viewer-history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oden-impl-common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ysse-comm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nkaccount-1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commons-bean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un.xml.bind.jaxb-core_2.2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m-aspect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-sample-component3-interfac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esbridge-cor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4j-web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trics-http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nu-crypto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tb-rtd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-webservic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test-framework-cor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agger-codege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module-scala_2.10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user-management-databas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rs-filt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FConnector-NAFCommunicati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ageio-tiff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noelios.restle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dit4j-sprin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cm2-cache-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rinkwrap-resolver-spi-mave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otlin-stdlib-jre7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syntaxtextarea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m-wa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xliff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azelcast-client-protoco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sul-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ile-managem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admin-service-model-db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t-servic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-cor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core-asl-1.9.2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al-brows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imag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datasource-jnd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crl-pars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rest-comm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fitcenter-1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s-platform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neralPrinciples-comm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-project-io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st-assured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xon-spring-boot-autoconfigur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s-biztalk-adapt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-common-facad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datetime-service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-webapp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calap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openstreetmap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mal2-common-w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rfi.comm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service-uti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dified-dent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amework-ejb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s-ws-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integration-fil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hz-res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tb-db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jo-executo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-patch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icho-htm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spring-je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ecific-fame-serv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stantin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-project-compil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oe-ws-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clock-ext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port-servic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outing-servic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-project-mode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n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uleEngine-DataAcces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aitility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galentity-2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ex-messaging-cor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jvnet.staxex.stax-ex_1.7.5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inting-component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-projec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hecklist-comm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mporal-disaggregation-lib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oa-client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websocket-api_1.1_spec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integration-ftp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oogle-collec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rpc-spi-executo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exjs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ageio-jpe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p-datastore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scompil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lf4j-weavinglib-nofmk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gtasks-jaxw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otlin-stdlib-jre8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wermock-api-mockito-comm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xml2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oe-external-service-mode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process-monitoring-imp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lib-nologgin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s-event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lsqlserv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puthall-process-delete-servic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ldb2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liform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temesh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invok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spring3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generato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ysql-connector-java-commercial-5.1.22-bi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serManagement-authorizationservic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llog4j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mmands-u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annotations-api_1.2_spec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ean-validato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pa-brms-domai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bandana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nimal-js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sul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ventbu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service-impl-ulyss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4s-native_2.10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db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ether-connector-basic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-project-catalo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dgetarycommitmentlevel2-1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ro4j-cor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yptoj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core-thumbnai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m-3.1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galcommitment-1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cotrim-pmras-lib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-lib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scheduler-svc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bus-common-model-financ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vf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sig-encryption-uti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galcommitment-2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wermock-api-suppor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onin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ws-1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ice-assistedinjec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ai2portal-userprofil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da-time-jsptag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2014-common-web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am-filt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process-statistics-imp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UX-CommunicationServic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twebadm-cor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j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ub-common-facad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rpc-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oden-cor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nr-enxio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talog-dao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prov-jdk16-1.45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cument-component-cor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port-comm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sschain-admi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ambrosia-referencedata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mbedded-elasticsearch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-infra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ageio-metadata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inp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johns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gvista-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xon-spring-boot-start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w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est-uti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org.quartz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dgetarycommitmentlevel1-1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metra-fam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osgi.service.ob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core-ext-common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see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t-xsd-wc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hcache-jgroupsreplicati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nr-unixsocke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aptcha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i-servic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pc-stub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nv-templaterenderin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trofi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ljaccuti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plugin-metadata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pache.felix.bundlerepository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secure-util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rest-sample2-web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l-s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filterin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urchaseorder-2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rinkwrap-resolver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t-dbaccess-domai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.opengis.wc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localhos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auth-iam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dt-web-cor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mmon-util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vent-dispatcher-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core-nologgin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4s-core_2.10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reports-nologgin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services-export-data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mustach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m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rinkwrap-resolver-api-mave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mmon-ehcach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topars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oden-impl-dom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azelcas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dtws-cor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boot-starter-data-res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rypto-client-comm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-wlconfig-scrip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xon-sprin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lsybas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ontoffice-cor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rinkwrap-resolver-impl-mave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ality-check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tp-build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bmaintai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application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ether-transport-wag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s-adjust-toolbox-lib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-converter-consum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bCOMAutomati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hymeleaf-spring4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dgetarycommitmentlevel2-2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apex-u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hecker-compat-qua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plink-grid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nio-nio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anCalWS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verter-jacks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library-wlthin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-project-draw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nr-x86asm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feproperties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sf-api_2.1_spec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fig-launch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hared-io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4j-1.2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oe-external-service-client-imp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ms-api_2.0_spec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-xm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hz-realm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process-event-imp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dgetarycommitment-1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siness-Common-JPA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twebadm-contrac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dt-web-contrac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ysse-security-jsp-ta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rf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spring-digitsearch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interceptors-api_1.2_spec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oa-mgm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un.xml.bind.jaxb-xjc_2.2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box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rinkwrap-resolver-s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xml.stream_1.1.1.0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-service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bdemetra-sa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-project-u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io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-property-util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-juni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axrs-api_1.1_spec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bileterminal-dbaccess-domai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4s-jackson_2.10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server-signing-rest-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l-sprin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core-us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-html-bundl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-u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nsport-netty4-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vokebind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compiler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spring-applenv-prop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curity-cor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essi-web-rest-mode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horization-sample-ejb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ws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oe-comm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ui-cor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ts-ord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linformix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4s-ext_2.10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-opera-driv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ai2admin-comm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hymeleaf-layout-dialec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esences-domai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-diagram-draw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process-comment-imp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kl-sdk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sprin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security-confi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admin-service-xml-mode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tainerinfo-res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core-ext-consum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gscalr-lib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ocomplet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da-notification-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diator-repo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aptcha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agnostics-bindin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nio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cmgr-common-service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jelly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gebleu-backoffice-service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webresource-comm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tsl-validati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otique-vertx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bundle-plugi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codec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oe-internal-mode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mwgenerictoke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lan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ruby-complet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collectors-util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mvc-jsp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mvc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mqp-clien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ws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xtareaappend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-edge-driv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Geom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ava-base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provider-spring-web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webresource-s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azelcast-spring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asses12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p-compass-session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deployer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eventbus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scheduler-rest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uent-hc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oden-api</text:p>
          </table:table-cell>
          <table:table-cell office:value-type="float" office:value="3" table:style-name="ce10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spring4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es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askdetail-s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-fo-bridge-imp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1.0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webapp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6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osgi-extend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bonni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weblogic.web.api_4.0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ysse-light-kern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misquota-prox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messagesource-db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talog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utils.compiler_2.2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sers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ast-classpath-scann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uezip-kern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apki.lib_12.1.3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tch-imp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flex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talog-workflow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gistry_authmodul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mpEvaluationUTI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core.coherence.app.descriptor_1.1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5.2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eobjects-build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descriptor.application_3.0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-sample-component6-interfa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input-hall-mod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sp-api_2.3_spe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nfox.dsnmp.agent_1.3.0.0_4-7-3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acle.ucp_12.1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miley-http-proxy-servle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db.jdbc7-no-dm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9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jord-ws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engine-spring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cmm.agent_1.0.0.b0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vement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ulebased-authorizedrolesprovid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otbugs-annotation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diagnostics.accessor.binding_4.0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vtree-sdmx-conversion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dependency-plugi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oy-template-renderer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sf-api_2.2_spe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dictionar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kodo.integration_4.0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ts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vco-slf4j-logpars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spring-scanner-annota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i-webapp-explorer2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global-at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3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change-res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otique-jett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galentity-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rpc-spi-call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diator-client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eobjects-plugi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as-weblogic92-AuthProvid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agon-http-shared4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ttu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nlp-max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jmis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chemata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UX-Schedul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descriptor.wl_4.0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cala-reflec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serialization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donis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donis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usign-client-common-ds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provider-weblogic-authorisa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mporal-disaggrega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bu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c-clock-backend-sdk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urefire-boot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sampleappB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crometer-registry-prometheu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jds-serv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artz-oracl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mlunit-driv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otification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rsions-maven-plugi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ugin-comref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splaytag-export-po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sers-repo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ss4j-ws-security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application-management-securit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sto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tunn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xon-tes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charts-widge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ographicalzone-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2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sampleappConfig-eca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j200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as-weblogic92-webapp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ice-plexus-converter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porting-mod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ap-java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cache-common-imp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eobjects-dbex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dit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til-java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management-u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hentication-service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core-id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un.xml.bind.jaxb-impl_2.2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hecklist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is-sync-rs-imp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lipse-core-runtim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lassfish.tyrus_1.0.0.0_1-3-5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imeface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ers-client-component-samples-light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processes-opsys-track3-jagate-adapt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os-mod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engine-feel-ju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dministra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json_1.0.0.0_1-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cument-component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ruts-tagli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td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ice-plexus-metadata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siness-Common-Spring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2ee-connector_1.5_spe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opsis-graphic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ared-ldap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gina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rtup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bpm-spring-boot-starter-webapp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api-client-test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stdem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el-kafka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-sample-component1-implementa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rs-w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rocessutil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xmat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osgi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sers-res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ulegramma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osgi-bridg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weblogic.websocket.client_1.0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gbase64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rest-sample-d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-contextprovid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amework-ws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opsis-momentlabel-patch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4jdbc-remix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work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bo-gu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inputhall-service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axrs-api_2.0_spe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owd-integration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m-webapp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cisnet-client-xmlbean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plet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demirro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provider-weblogic-authentica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jord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processes-opsys-track3-maptool-adapt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s-integration-ag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op-notification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gistration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query-screenflow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inting-cli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security-ecas-j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rr_da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port-direct-route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adl-zipp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olebased-authorizationprovid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wermock-module-testng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message-queu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ssmh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v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services-orchestrato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ysse-common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testing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commons-logging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mcat-el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dependency-analyz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jcsi-standalon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jms_1.1.4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12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tainerinfo-example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ko-htmluni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trics-graphit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ma-res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onomy-cli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bdemetra-fam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IpFilt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api-legac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cm2-cache-rest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essi-audit-mod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osgi-spring-extend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doc-brows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sto-calenda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rfi.internal-persisten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2014-backoffice-storage-parameter-rules-imp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rx-cli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ai2portal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f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ndli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rtx-codege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is-sync-changes-detecto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k2-locator_2.3.0-b0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t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admin-app-script-ge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as-weblogic92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5.5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otique-jerse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glassfish.metro.wstx-core_2.3.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ateway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viewer-grid-view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eclipse.persistence.sdo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liferay.osgi.service.tracker.collection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-websocket-server-imp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ules-dbaccess-domai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cument-component-rest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eehive-single-nod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testbench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trusted-apps-seraph-integra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un.xml.bind.jaxb-jxc_2.2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vement-dbaccess-domai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sf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websocket_1.0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mailgate-client-xmlbean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-nodep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sm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versation-d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rver-propertie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bpm-spring-boot-starter-webapp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cunda-author-ehcache-imp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mmon-connec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ring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-springex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java8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signature-management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ualcore-module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ise-gateway-mq-rabbitmq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izon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iz.aQute.bnd.annota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rtj-swing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request-logging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vms-commons-wildfl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oundation-s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gdel-util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jelly-tags-juni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.jaxrs.client_3.0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sper-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5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fig-res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classpath-plugi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samm-pd-persisten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resources-plugi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-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sto-produc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i-diagram-res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cess-mod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eclipse.persistence.jpa.osg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acleCodeConventionsHibernateNamingStrateg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perties-maven-plugi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scrip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1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commons-typed-value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mmon-perspectiv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certificat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owd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y-profile-web-frontend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dge-Notifica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program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ice-plexus-shim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rtal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sm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2-container-projec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.validator_1.0.0.0_4-1-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mxutil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t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est-reflec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nv-mailing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messaging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css.weblogic.security.wls_7.0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ules-res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dge-Valida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lint4java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ilt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i-model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izon-librar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descriptor_2.2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rs-imp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user-crowd-provid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testbench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-components-logging-uti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ex-warinterna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esences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engine-dm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rtx-service-discover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es-ws-modul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m-debug-al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i-explor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bo-scrollabletabl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tocs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ozone-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beanrefctx-startup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k2-api_2.3.0-b0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servlet-api_3.1_spe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ock-d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pa-brms-repositor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tainerinfo-weblogi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s-conva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oauth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xwork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ux-movem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ssi-central-services-cli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xml-mod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scheduler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application-management-databas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propertyload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uleEngine-Transforma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ts-download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commons-util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dd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weblogic.web.api_3.0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tpbea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ilManagem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springframework.binding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ot-cli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s-adjust-toolbox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apex-domai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eehive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seraph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efligh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arch-u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anCalWebHelp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fil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dt-tool-do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theme-compil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coveryordertype-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light-sample-B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rtj-swing-juni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eclipse.persistence.dbw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lint4java-a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ts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t-zip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erture-1.0.1-beta-rev126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service-logic-imp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bpm-spring-boot-start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transac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dge-Communica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sas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ib-commons-util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iti-res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adetector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inting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-sour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apex-data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agger-jaxrs_2.1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certj_1.0.0.0_6-1-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gebleu-service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springframework.j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test-categor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ynForms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mai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isydiff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lmanager-u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talog-b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son-api_1.0_spe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bpmn-mod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k2-utils_2.3.0-b0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pbox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m-web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dae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dge-MessageProcesso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jam-webapp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ared-asn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json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dertow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scrip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ambrosia-busines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ciliation-bod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ugin-entity-imp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analyzer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4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-html-bundle-spa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engine-rest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iro-jee-auth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ertx-web-cli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ice-plexus-scanner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j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otrim-pmra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2014-backoffice-storag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ser-management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core-u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i18n-databas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dl-common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ice-plexus-binder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fro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pache.openjpa_1.5.0.0_1-1-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iling-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ntral-monitoring-ext-cli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anCalApple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plet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onjobs-cli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scheduler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coveryorder-1-read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ds-client-mod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dmn-mod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artz-al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unit-jupiter-engin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10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s-biztalk-cli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-jms-security-fix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cesnt-w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i18n_3.0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piringmap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osgi-annota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vent-dispatch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dbcontext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json-1.18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change-dbaccess-domai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wostage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connector-api_1.7_spe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webapp-webja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uezip-fil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quibase-spatia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query-sso-intercepto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bamboo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cmm.lowertier_1.0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ysse-organisation-kern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bego.treelayout.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DM-data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transac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webresource-compiler-gc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mple-module-option-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ise-gateway-ds-consu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mcat-jn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apex-w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socket-serv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spring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quence-librar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unit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wermock-module-testng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ise-gateway-transpor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gebleu-backoffice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stdem-hr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fire-core-patched_j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services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11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un.xml.ws.sdo-eclipselink-plugin_2.2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ontoffice-pu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jdesktop-layou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graphi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dt-web-provid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misquota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0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light-sample-B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neralPrinciples-rulerepositor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core-ext-s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sic-authc-dummy-realm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bsolete-clock-spi-mod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proxy-cli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mbedded-crowd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uezip-driver-zip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kex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PS-MessageStoreDescripto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ient-java-administra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xwork-12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view-handl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horization-sample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mpCommonsDAO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lectasm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dge-Mail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configurable-assets-bundl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svcB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FConnector-BPCommunica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8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eobjects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active-microservice-bundle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m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lient-branding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aspi-api_1.1_spe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7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process-imp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glassfish.external.management-api_3.2.1-b00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tty-jsp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ice-bean-injec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amework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utils-google-guava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mx-convert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hk2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ave-context-log4j2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-backoffice-financial-service-imp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security-oauth2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unit-platform-engin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socket-cli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batch-api_1.0_spe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urchaseorder-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ymentrequesttype-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misquota-webapp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cache-memor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kodo_1.8.0.0_4-2-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ared-curso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da-time-hibernat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horization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engin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ice-plexus-lifecycle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imestamp-brok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jelly-tags-xm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ssion-manag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er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mosphere-annotation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dbcp-jmx-jdbc4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query-kendoui-ex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emq-poo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concurrency-api_1.0_spe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org.jdom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start-jnlp-servle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diator-b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gvista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nov-api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e-routing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inancial-correction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descriptor.wl.binding_4.0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ee.api-compac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messaging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do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ice-plexus-locator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me-uti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urefire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is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test-framework-provider-inmemor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iz.aQute.bndli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metrics-graphit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mee-catalina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dit-dbaccess-domai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pm-ext-cli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sto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samm-cm-common-mod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rest-sample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iplugin-s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fsomail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tb-rest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ejb-api_3.2_spe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assesstool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bileterminal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hymeleaf-spring3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9.1-converter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trusted-apps-cor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boundid-ldapsdk-minimal-edi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theme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ock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ws-maven-plugi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is-sync-transform-and-load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b-securit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ibx-bind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mosphere-jerse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t-jell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cmmn-mode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u-vessel-proxy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bundl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agger-jersey2-jaxrs_2.1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jord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portal-u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wai2admin-wa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vigo-jbig2-imageio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tiveobject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k2-runlevel_2.3.0-b01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adetector-resource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webservices.wls.wls-integration-impl_12.1.3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viewer-olap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liform-xpath-li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uca-report-comm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2014-backoffice-we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service-sample-config-cli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riusone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ing-layout-1.0.4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MS-Backend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gdel-core-excepti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ice-bean-reflec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mlclean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engine-feel-api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el-api_3.0_spe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core-testsuppor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springframework.webflow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nlog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plit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ython-module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xquery_1.8.0.0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client-rest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val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inting-ej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webservices.user-api_12.1.3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osgi-io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6sp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ruts-legacy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uman-wa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browser-presentation-service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ummy-userrolesprovider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sampleappConfigCli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token-rest-cli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validation-soap-clien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til-taglib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mcat-catalina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query-responsive-layou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acc-api_1.5_spec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ontext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remoting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rvice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srfguard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-matchers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ython</text:p>
          </table:table-cell>
          <table:table-cell office:value-type="float" office:value="2" table:style-name="ce10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spi-client-1.6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erme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r166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oe-service-uti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validation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mooth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wikimodel.we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foundation.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pache.servicemix.bundles.stax-util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otification-jw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nocontain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ng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tty-al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kodo_1.7.0.0_4-2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ilead-putty-extens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ira-rest-java-client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iskregister-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classfilewrit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unit-add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back-acces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otification-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gh-scale-li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ameworkcontract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lokia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ygmen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-sample-component3-implementa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m-webapp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ex-messaging-op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ontoffice-jws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t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-im-export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ui-test-util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usign-server-dss-validation-jax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pay-db-objects-rt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server-1.17.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otifiqu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semaph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shj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ientdb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ady-api-service-v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diagnostics.accessor.binding_3.0.0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perfor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signature-management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ts-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ceipt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condstri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ken-bucke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ugin-security-default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wiki-plugin-jodatim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tf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org.objectweb.as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askActions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schema-registrie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oe-persistence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test-impl-bas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csv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schema-bootstra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ropwizard-gu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coverablevatrule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b2-maven-plug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ejb-serv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ecurit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ttings-developm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hymeleaf-extras-java8tim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FConnector-Securit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editoperationtype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plugin-tools-annotati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wermock-module-junit4-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api-contain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UX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shd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plugin-tools-jav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api-generi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oe-persistence-i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re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httpclient-s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oovy-jsr223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module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otification-web-fo-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bileterminal-messag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xia-module-xdo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core-entr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webservices.ws-star-impl_1.0.0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oracle-server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slf4j.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mackx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imal-sniffer-annota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ui-pro-socket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4j-jc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fil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spi-client-1.0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ap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aptcha-al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eehive-d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core-inte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pache.openjpa_1.4.0.0_1-1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security-core-tig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liferay.util.tagli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plugin-testing-harnes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openide-execu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p-eval-mode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mail.glassfish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5.2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cheduler-rs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tools-jboss-deployer-5.1-and-6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pache.oltu.oauth2.httpclient4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spi-client-1.4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lidationEngineInterfa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dl-activit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o-platform.contain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beans-xmlpubli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pa-brms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UT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P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hs-spring-boot-troublemaker-start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anCal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oe-tools-user-securit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older-listen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arter-netflix-hystrix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spring-jm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arter-ribb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ms-suppor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sqlcontain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gribus-common-model-aba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token-remote-service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boot-container-bundl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figurato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TransmissionHeadersHelp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core.coherence.descriptor.binding_3.0.0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jelly-tags-htt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change-messag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ming-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oggi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core-1.17.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boot-starter-data-elasticsearch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-iaf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hrs-client-xmlbea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-sample-component6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ared-asn1-cod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weblogic.rac.ucp_3.0.0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liferay.portal.dao.orm.custom.sq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lide-webdavli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ules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stdi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port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mboo-specs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ctma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izzly-http-serv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baza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dl-agri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ui-groovy-util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axonomy-d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hantomjs-de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container-impl-bas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port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nunciate-rt-uti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r173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simpleframework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c-r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testenricher-cd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orecastofrevenue-1-rea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secure-xm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quibase-maven-plug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x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repository.common.remoteacces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jelly-tags-defin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assesstool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provider-spring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itmentconsumption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rest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dge-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t-dev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liferay.portal.spring.extend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tylepars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gebleu-diffusion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gebleu-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c-v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itils-dbmaintain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samm-cm-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est-asser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spring-applenv-d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lmanager-packag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dit-messag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o-platform.comm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ureka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eview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6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rabbit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spi-1.0-helloworld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core-av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hymeleaf-extras-springsecurity4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ugin-parameters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ssion-manager-internal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oracle-server-antl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stdem-sandbox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glassfish.gmbal.gmbal-api-only_3.1.0-b00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hibernate-extra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t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po-rul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nslate-machine-compon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ice-graph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h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ty-al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query-include-ex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izzly-http-servle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adoop-auth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rabbit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glayout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bac-soa-reporting-li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2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tflix-infix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izzly-rc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ildfly-security-manag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protocol-servle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rinkwrap-impl-bas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codehaus.woodstox.stax2-api_3.1.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iddywebGuard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ordination-endpoi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event-consum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lf4j-jboss-logmanag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as-tomcat-8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erson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s-featu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lyjdb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jdk-utilitie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dience-annotati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ull-pars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ejb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-dr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APIforKm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cdi_1.1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ejb-htt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org.hibernat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itils-dbuni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interop-prox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css.common.security.api_7.0.0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state-management.transactional-map-internal-api_12.1.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css.common.engine.impl_7.0.0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ux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tocss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indbugs-annotati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container-jru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sscss-engin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depen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ui-util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ome-fetch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m-webservice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dfbox-ap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spring-scanner-runtim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MS-Web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galcommitment-3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git-comm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invoca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change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dge-queue-db-objec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zure-keyvaul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spi-client-1.5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jvnet.mimepull.mimepull_1.9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validation_1.1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olr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ymentrequest-2-rea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r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sto-declara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untry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ui-controller-bas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jacc-api-1.1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ymentorder-1-rea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arter-hystrix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cvsex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nfox.dsnmp.agent_1.2.0.0_4-7-3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mc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mory-monito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vn-javahl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gzipfilt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ul-to-slf4j-stu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ampart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tools-jboss-deployer-5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ady-api-service-v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uclid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dertow-websockets-js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wiki-plugin-activitystrea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ttuce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y-profile-ap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sus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dsi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ui-store-h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ample-persistence-typicaldeployment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ymentorder-1-writ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mack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mf.e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tools-jboss-deployer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ady-api-licens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cument-component-core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bjecotrim-batch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vtree-management-web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un.xml.messaging.saaj.saaj-impl_1.3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adm-app-script-ge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gdel-web-doma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ureka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l-trust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-antl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aglibs-standard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queue-based-executo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2ee-management_1.0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id4java-nodep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security-oauth2-autoconfigu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sgi.cmp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vigator7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ildfly-build-confi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ymentrequesttype-1-rea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moti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luebell-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set-registr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izon-mirage-js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FConnector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-confluence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prov-ext-jdk16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as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cheduler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xx-collecti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testenricher-initialcontex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jsx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uleEngine-DroolsEngin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erepor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ta_1.2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org.objectweb.asm.attr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af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aph-layout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1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ch.agentproxy.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expressi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pf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interop-wm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ul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ady-api-d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onita-common-api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ibm.jbatch-tck-s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bean-find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ts-j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on-lib-ext-spri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pache.ant.patch_2.1.0.0_1-7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repository.common.transpor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prov-ext-jdk15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vms-commons-weblogi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artz-weblogi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sampleapp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resolver-uti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jelly-tags-fm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ui-cmd-bas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-browser-web-tool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rpc-api-executo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-sample-component2-impl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wiki-plugin-ta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coveryorder-1-writ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te-management-provider-coherence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ui-layou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quinox.registr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rectory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descriptor.application_2.0.0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il-modul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ff-match-patch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pa-brms-service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sv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-sample-component4-implementa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batch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do2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agger-jersey-jaxr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ging-internal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hibernate4-extra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modules-masterf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dl-applicant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12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container-glassfish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cument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caliz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sto-paramet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m-analysi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egalcommitmenttype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interceptor-kerbero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oe-tools-jp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8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tec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util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mmon-client-w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oe-validation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provider-weblogic-authentica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aw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jdbm-st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as-desktop-window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mbedded_su4j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webservices.mdds-api_12.1.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analyzers-phoneti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ruts2-sitemesh-plug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ruby-openss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xia-module-twik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servlet-1.17.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common-bea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enosJM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jelly-tags-emai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xdbm-tool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izzly-htt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resolver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ui-bas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id-applet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persistence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bucke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spi-1.2-helloworld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security-jw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t-passwor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rinkwrap-descriptors-impl-bas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sclient-extende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re.job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PS-MessageStore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ormsend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7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mailgate-server-webap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release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mf.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agon-webdav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tm-iiop_stub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cx4j-export-f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spi-client-1.2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f-r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container-test-impl-bas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sschain-inf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-apache-log4j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jam-webapp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event-produc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-notifica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1.0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dds-jersey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flushable-gzipoutputstrea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rgonomics-ext-extremecomponen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ex-parking-extens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boot-starter-activemq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xus-cleaner-cf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junit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jelly-tags-lo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uaUsers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p-model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pache.servicemix.bundles.commons-dbc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qxm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ui-compon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svc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arter-oauth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i-2.5.1-fina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integration-kafk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un.xml.stream.buffer.streambuffer_1.5.3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iglayout-swi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xjava-reactive-stream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repository.rcp.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thread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spi-client-1.7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exus-compiler-java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dal4j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calm.foundation.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plinks-s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jam-webservice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ckFtpServ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t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c-taxonomy-prot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cmail-jdk15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ui-groovy-compon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processes-opsys-track3-busines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ipe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pler-jell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share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rea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acle.http_client_12.1.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resolver-s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2fprod-common-fontchoos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xis-jaxrp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jelly-tags-sq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rfi.internal-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vement-r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datatype-jdk7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clearcas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enos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healthcheck-s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server-inte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render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ying-saucer-pdf-itext5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puthall-web-start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erydsl-sq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sig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gistration-r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val-js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edu.oswego.cs.dl.util.concurr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manager-plexu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mpPipelineUTI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nmp4j-ag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annotation_1.2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it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modules-project-indexingbridg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uleEngine-Data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server-jnd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ornetq-jms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validation-rest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hentication-http-Rest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dge-db-objec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ui-rest-runn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eth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gestion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c-wm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bootstrap-extrac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pletintegra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dm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eycloak-jetty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resolver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ranalyz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oovy-t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ryo-par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neralPrinciples-droolsengin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am-comm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dit-internal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ruby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is-sync-recover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rebel-sdk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-abac-gateway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fig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bjectweb-datasour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vaad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nexus-confi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indi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kum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state-management.persistence-service-provider-state-management-impl_12.1.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ontoffice-jws-int-test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certj_5.4.0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vf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repository.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logging-s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cheduler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ui-pro-bas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spi-client-legacy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dw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ynamicreports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p-ws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cedure-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ispec4j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prelExchangeMode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cmgr-common-tool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weblogic.rmi.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p-service-logic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ckserver-loggi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rp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4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rest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nuggletex-jeucli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ib-services-workflow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org.jgroup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wiki-plugin-skinx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dy-http-serv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workitem.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configura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-interopdep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aml-pars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hal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org.hibernate.annotati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v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on-jav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sig-common-validation-jax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folder-listen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mpleclient_spring_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antl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nuggletex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me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itils-i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smosis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een-client-api-jav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testbench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usign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pache.oltu.oauth2.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xml.bind_2.2.4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UX-Valida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gadgets-s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ploader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4jav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mail-broker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qlplu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repository.common.js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cense4j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kodo.integration_3.0.0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soap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x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un.xml.ws.policy_2.3.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lib-jira-extens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lassfish.jsf_1.0.0.0_2-1-2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talog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-fo-bridge-impl2007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ide-char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corba_3.0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GREP2014Client_li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es-confi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pl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loggi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bpm-spring-boot-starter-t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plugin-plug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ornetq-comm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ws-t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oxia-module-ap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input-hall-rest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overnato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-sample-component5-defaul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-brows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state-management.state-management-provider-memory-impl_12.1.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ser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ady-api-runner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sperreports-fon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er-contrac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ers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data-elasticsearch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rg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liform-la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ontend-maven-plug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logging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batch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-fo-bridge-model-generator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clare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iple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horisation-Mode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rcode4j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mpleclient_pushgatewa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m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container-jona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SBAdminTemplate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puthall-ui-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ontoffice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repository.common.serializ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ok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xdbm-bas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formation-Rest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port-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yot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mpleclient_hotspo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ssql-jdb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gitex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filesystem.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sdli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data-keyvalu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bileterminal-r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oundrylogic-vp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springframework.t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spi-1.1-helloworld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us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spi-client-1.3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webservices.wls.wls-ws-api_12.1.3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org.hibernate.annotations.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core-impl-bas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synerg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extra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p7paycalc-interface-ejb3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ching-service-hazelca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is-sync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wermock-module-junit4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boot-starter-data-redi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4packag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auth-signatu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uggablecomponents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quibase-slf4j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vement-messag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junit-contain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modules-favorite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ysse-security-kerne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esences-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1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nas_tim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rs-bof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oovy-a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nocontainer-a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objectweb.as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filetransfer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jsp_3.0.0.0_2-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container-geronim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si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workitem.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${project.parent.artifactId}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dds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i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-sample-component2-impl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sto-rul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ontend-plugin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ualcore-jd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work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jl-comp-filt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gdel-integration-securit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enosB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spi-client-1.1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pa_2.1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otice-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cvs-comm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ramoseats-converter-common-li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quinox.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gebleu-backoffice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httpclient-apache-httpcomponen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weblogic.security.service.ss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aik_jce_me4s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modules-projectu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dm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acle.ucp_11.2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ilProcessing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mf.ecore.xm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ds-client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build.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eclipse.gemini.mgm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interceptor_1.2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ared-ldif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ymentrequest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s-wm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filesystem.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x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de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ysse-admin-jscaf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ex-messaging-prox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mpleclient_servle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pm-jpd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D2FameBatchPropertiesCreato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resolver-provid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anguagesuppor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erydsl-maven-plug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xis-a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dl-repor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c-process-ev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process.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user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ck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ules-messag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lr4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izzly-framework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samm-cm-common-da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jpa-persisten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xf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context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processes-opsys-track3-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ymentclass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ckserver-client-jav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arch-compatibility-1.48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SLTDocumentGenerato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-XSDResource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dt-interpret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container-j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cpsoft-pretty-tim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PA-Logg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imafit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state-management.state-management-provider-jdbc-impl_12.1.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ry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dbc-stdex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-grid-tool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ckrunner-jdb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jvnet.staxex.stax-ex_1.7.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startea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re.filesyste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jelly-tags-soa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ota-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imaj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ream-binder-kafk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ildfly-core-securit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o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c-geors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data-export-event-consum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wstx-core-as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ryo-shade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9.1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do-eclipselink-plug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ira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ants-db-objec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5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container-res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ui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ady-api-soapu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lu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analyzers-kuromoj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aranteetype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otification-jws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foundation.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rtal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vs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td-rep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livery-spa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dconvert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jelly-tags-regex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ream-binder-kafka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zpoz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jvnet.mimepull.mimepull_1.9.4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modules-sendop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suppor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scm.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ilgun-serv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orecastofrevenuetype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pur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net.sf.cgli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ample-configuration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reditnotetype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client-1.17.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nmp4j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portable-global-jnd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pa_3.0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ample-persistence-typicaldeployment-module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remote-nami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rfi.internal-web-r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dgetarycommitmentlevel2-1-writ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-sample-component5-alternativ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abric-common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SBUti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mee-jdb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ers-spring-boot-starter-sq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ejb_2.1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css.common.engine.api_7.0.0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release-manag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olatte-geo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ksapi-j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tp4j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neram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s4stat-client-applica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eign-form-spri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ldap-core-tig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-validator-annotation-processo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dge-rep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token-soap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c-diskquota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cv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schem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mcat-coyot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hymeleaf-extras-springsecurity3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ckrunner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pfuse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container-jett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sden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lda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jrc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nov-api-r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rameworkcontract-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mal2-eca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lscnect-provider-lib-modul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ornetq-nativ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glassfish.gmbal.gmbal-api-only_3.1.0.b00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vs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ui-reporti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avtree-management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exibleoptiongrou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server-signing-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ise-service-mode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webservices.wls.wls-soap-stack-impl_12.1.3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javassi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ternalorder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mage-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org.apache.commons.collecti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bootstrap-parti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vco-slf4j-unwovenlib-w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pectwerkz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ig2-imagei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xml.xmlbeans_2.2.0.0_2-5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glassfish.ha.ha-api_3.1.0.b00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pache.felix.ma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nsela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lbb_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w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impleclient_spring_boo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ugin-comref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-jms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lib-ers-extens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plor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kod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ira-rest-java-client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api-compass-environment-factor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ckson-datatype-jdk8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liferay.osgi.uti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lueprints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aymentrequest-2-writ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boot-starter-cach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intercepto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-beanutil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wiki-plugin-watchli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c-wm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repository.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state-management.persistence-service-internal-api_12.1.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ev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untry-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cache_1.0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codehaus.woodstox.woodstox-core-asl_4.2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api-modul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lex-messaging-remoti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server-signing-r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u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gglz-spring-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el-jersey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lenium-java-client-driv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activa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icocl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pringsource.javax.servle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zure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adui-soapui-runn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protocol-jmx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container-websphe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boot-start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uava-gw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ol-propertie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orehea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axrs_2.0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emlin-jav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ife-continuati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da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cheduler-r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cache-ehcach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track3-ws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lib-rest-extens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unda-bpm-mockit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wizzle-confluen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2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t-maven-plug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3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gdel-web-securit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grizzly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ax.xml.ws_2.3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filesystem.client17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container-tomca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na-posix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mai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ridge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data-rest-webmv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essi-web-rinaclien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bea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trics-servle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ide-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spi-1.6-helloworld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re.runtim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testenricher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uls-service-anno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cmgr-common-service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figj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gistration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viewer-common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beans-qnam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por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verlay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wiki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gglz-spring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tools-jboss-deployer-7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integrit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protocol-share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input-hall-u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mespath-jav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build.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gglz-servle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gglz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sto-budge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mel-jcif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webservices.orawsdl-api_12.1.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ersey-test-framework-grizzly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t-cryp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ws-securit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keycloak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deployer-s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state-management.state-management-provider-aggregate-impl_12.1.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alytics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cvsjav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fluence-rest-plug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admin-u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gestion-compatibility-1.48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lassfish.tyrus.fallback_1.0.0.0_1-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usign-client-documentles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mpp-comm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netflix-eureka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infso-version-plug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xdbm-search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protocol-lda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itags-ma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oe-service-logic-imp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ruby-readlin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plugins-eventlisten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ediator-we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ms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pms-amqp-receiv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ckserver-nett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rquillian-testenricher-resour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erydsl-sql-codege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urefire-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sto-organisa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c-gmap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accurev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netflix-zuu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lr4-annotati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sto-reporti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aws-bootstra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itils-injec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jdb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uleEngine-PayloadPars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-netbeans-core-execu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-logmanag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p7paycalc-interface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ibernate5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itils-easymock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gglz-consol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c-diskquota-jdb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nfig-messag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oe-external-client-wrapp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te-management-internal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c-km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itils-databas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ss-crl-parser-strea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core-share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ibbon-eurek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bpam4j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ui-backend-web-ap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j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ejb_3.2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web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jquer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pc-google-common-proto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core-constan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core.coherence.app.descriptor_1.0.0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t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rvice-catalog-portlet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temachin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auto-restdocs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son_1.0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bo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samm-pd-core-da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repository.common.remoteaccess.auth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browser-export-spreadsheet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2.1-intercepto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ecutor-internal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tmlcompresso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ata-access-oracle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coveryordertype-1-rea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scm-provider-jazz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schedul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pache.servicemix.bundles.javax-injec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gglz-spring-boot-start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lib-db-extens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lf4j-maven-plugin-lo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c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rb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webservices.session-manager-impl_12.1.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ri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ateway-sample-asse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api-uti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lib-cns-extens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esh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udson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ts-services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spi-legacy-helloworld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xquery_1.7.0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pendency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kipp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sp-api-2.1-glassfish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js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scheduler-quartz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5.3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ooverscript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mpPipelineDOMA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yworkplace-proxy-backen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wc-tm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cunda-jpa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apoo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ser-rest-eca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exus-cleaner-r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container-jbos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dministration-u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rfi.internal-integra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gglz-spring-boot-autoconfigu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gdel-integration-angul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tupl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schema-extra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sto-web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-properties2sq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user-management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plugin-tools-generator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fame-server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icketbox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oi-ooxm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mock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dis2-assesstoo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dz-detecto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wiki-web-standar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bac-workflow-status-dto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i18n_2.1.0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ornetq-core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arter-netflix-eureka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container-weblogi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ample-application-with-module-and-extens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tc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pache.oltu.oauth2.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lackboar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t-messag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oe-validation-i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p-info-metric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ampart-tru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op-web-app-util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icipedia-xwiki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ws-core-tig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scm.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0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view-object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tectionPriv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eblogic.jaxrs.client_2.0.0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scheduler-caesiu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og4j-jboss-logmanag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t-dictionar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application-management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10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td-r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sun.xml.fastinfoset.FastInfoset_1.2.13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ta_1.0.1B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apex-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bea.core.management.core.binding_4.0.0.0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dapsdk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aven-ag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ut-app-analytics-provid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sto-webap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daptemplat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rest-sampl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ers-spring-jp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ared-i18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core-databas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cmpEvaluationDOMA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bac-soa-monitori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sset-r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isi-internal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PS-RuleEngine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UnitParam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vaadin-client-compiler-dep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checklist-web-r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ep-datastore-web-help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core-jnd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lib-hrs-extens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feign-form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bean_xpath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oe-service-logic-i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otice-domai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server-log-confi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ckserver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sys-oe-confi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eam.process.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concurrent_1.0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izon-mirage-jav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heckcsv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eclare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ady-api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11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xample-configurat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hornetq-journa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pacheds-kerberos-share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core-jds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5.4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tarter-netflix-zuu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container-ori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enosMessageCommo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xrp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adeox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dit-r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ensaml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tb-admin-u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serialization-hessian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fs-common-service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ption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hrinkwrap-s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publi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ibzf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undertow-servle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dap-client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mentlabe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pass-processes-opsys-track3-activit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ugin-workflow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unit-platform-launch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mons-jelly-tags-uti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codehaus.woodstox.woodstox-core-asl_4.1.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pache.poi.xwpf.converter.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notification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lanCalend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neralPrinciples-cach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ucene-filtered-collecto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fc-esb-monitori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geronimo-jbatch_1.0_sp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5.5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ccountingitem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glassfish.ha.ha-api_3.1.9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ext-impl-2.9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ython-standalon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gistration-pu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auth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spi-1.4-helloworld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bosscache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invoicetype-1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tlassian-httpclient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ruts2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ers-persistence-sq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mpl-abac-common-mode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rgo-core-uberj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wiki-plugin-schedule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ox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dec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udgetarycommitmentlevel2-1-read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port-res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otm-jrmp_stub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rfi.internal-servic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avers-spring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integration-tupl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proxy-vol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xmlx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fapp-support-dao-hibernat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om.oracle.webservices.orasaaj-rt-api_12.1.2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catalin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pring-cloud-skipper-client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portwrapper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zuul-cor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ampart-policy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querydsl-spatial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emoting-jmx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nticipedia-repository-wa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-interop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tools-util-pdfcode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jmesa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wf-activiti-spi-1.3-helloworld-ejb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rg.apache.felix.scr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state-management-provider-common-internal-api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OSBUserTemplates</text:p>
          </table:table-cell>
          <table:table-cell office:value-type="float" office:value="1" table:style-name="ce10">
            <text:p>1</text:p>
          </table:table-cell>
          <table:table-cell table:number-columns-repeated="16382"/>
        </table:table-row>
        <table:table-row table:number-rows-repeated="1043666" table:style-name="ro2">
          <table:table-cell table:number-columns-repeated="16384"/>
        </table:table-row>
      </table:table>
      <table:database-ranges>
        <table:database-range table:target-range-address="FOSS.A2:FOSS.C352" table:contains-header="false">
          <table:sort>
            <table:sort-by table:field-number="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ahoma" svg:font-family="Tahoma"/>
    <style:font-face style:name="Dialog" svg:font-family="Dialog"/>
    <style:font-face style:name="Cambria" svg:font-family="Cambria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DAEEF3"/>
    </style:style>
    <style:style style:name="cf2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09</meta:generator>
    <dc:title/>
    <dc:description/>
    <dc:subject/>
    <meta:initial-creator/>
    <dc:creator>Giuseppe Giadone</dc:creator>
    <meta:creation-date>2018-05-31T15:08:50Z</meta:creation-date>
    <dc:date>2024-10-15T09:14:50Z</dc:date>
  </office:meta>
</office:document-meta>
</file>